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 style:data-style-name="N120">
      <style:table-cell-properties fo:border-bottom="none" fo:border-left="0.99pt solid #000000" fo:border-right="none" fo:border-top="none"/>
      <style:text-properties fo:color="#800000" fo:font-weight="normal" style:font-weight-asian="normal" style:font-weight-complex="normal"/>
    </style:style>
    <style:style style:name="ce4" style:family="table-cell" style:parent-style-name="Default" style:data-style-name="N120">
      <style:text-properties fo:color="#004586"/>
    </style:style>
    <style:style style:name="ce5" style:family="table-cell" style:parent-style-name="Default">
      <style:table-cell-properties fo:border-bottom="none" fo:border-left="none" fo:border-right="0.99pt solid #000000" fo:border-top="none"/>
    </style:style>
    <style:style style:name="ce6" style:family="table-cell" style:parent-style-name="Default" style:data-style-name="N120">
      <style:table-cell-properties fo:border-bottom="none" fo:border-left="none" fo:border-right="0.99pt solid #000000" fo:border-top="none"/>
      <style:text-properties fo:color="#579d1c"/>
    </style:style>
    <style:style style:name="ce7" style:family="table-cell" style:parent-style-name="Default" style:data-style-name="N120">
      <style:text-properties fo:color="#800000" fo:font-weight="normal" style:font-weight-asian="normal" style:font-weight-complex="normal"/>
    </style:style>
    <style:style style:name="ce8" style:family="table-cell" style:parent-style-name="Default" style:data-style-name="N121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121">
      <style:text-properties fo:color="#ff3333" fo:font-weight="bold" style:font-weight-asian="bold" style:font-weight-complex="bold"/>
    </style:style>
    <style:style style:name="ce10" style:family="table-cell" style:parent-style-name="Default" style:data-style-name="N121">
      <style:text-properties fo:color="#729fcf" fo:font-weight="bold" style:font-weight-asian="bold" style:font-weight-complex="bold"/>
    </style:style>
    <style:style style:name="ce11" style:family="table-cell" style:parent-style-name="Default" style:data-style-name="N121">
      <style:text-properties fo:color="#0066cc" fo:font-weight="bold" style:font-weight-asian="bold" style:font-weight-complex="bold"/>
    </style:style>
    <style:style style:name="ce12" style:family="table-cell" style:parent-style-name="Default" style:data-style-name="N121">
      <style:text-properties fo:color="#729fcf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768in" svg:y="2.2205in">
            <draw:object draw:notify-on-update-of-ranges="Sheet1.X3:Sheet1.X3 Sheet1.X4:Sheet1.X1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6"/>
        <table:table-column table:style-name="co3" table:default-cell-style-name="ce7"/>
        <table:table-column table:style-name="co3" table:default-cell-style-name="ce4"/>
        <table:table-column table:style-name="co3" table:default-cell-style-name="ce6"/>
        <table:table-column table:style-name="co3" table:default-cell-style-name="ce3"/>
        <table:table-column table:style-name="co3" table:default-cell-style-name="ce4"/>
        <table:table-column table:style-name="co3" table:default-cell-style-name="ce6"/>
        <table:table-column table:style-name="co3" table:default-cell-style-name="ce7"/>
        <table:table-column table:style-name="co3" table:default-cell-style-name="ce4"/>
        <table:table-column table:style-name="co3" table:default-cell-style-name="ce6"/>
        <table:table-column table:style-name="co3" table:default-cell-style-name="ce3"/>
        <table:table-column table:style-name="co3" table:default-cell-style-name="ce4"/>
        <table:table-column table:style-name="co3" table:default-cell-style-name="ce6"/>
        <table:table-column table:style-name="co3" table:default-cell-style-name="ce7"/>
        <table:table-column table:style-name="co3" table:default-cell-style-name="ce4"/>
        <table:table-column table:style-name="co3" table:default-cell-style-name="ce6"/>
        <table:table-column table:style-name="co3" table:default-cell-style-name="ce3"/>
        <table:table-column table:style-name="co3" table:default-cell-style-name="ce4"/>
        <table:table-column table:style-name="co3" table:default-cell-style-name="ce6"/>
        <table:table-column table:style-name="co1" table:default-cell-style-name="ce8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W</text:p>
          </table:table-cell>
          <table:table-cell table:style-name="ce2"/>
          <table:table-cell table:style-name="Default"/>
          <table:table-cell table:style-name="ce5" office:value-type="float" office:value="30" calcext:value-type="float">
            <text:p>30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"/>
          <table:table-cell table:style-name="Default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2" calcext:value-type="float">
            <text:p>12</text:p>
          </table:table-cell>
          <table:table-cell table:style-name="ce2"/>
          <table:table-cell table:style-name="Default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ce2"/>
          <table:table-cell table:style-name="Default"/>
          <table:table-cell table:style-name="ce5" office:value-type="float" office:value="20" calcext:value-type="float">
            <text:p>2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ce2" office:value-type="float" office:value="0.1" calcext:value-type="float">
            <text:p>0.1</text:p>
          </table:table-cell>
          <table:table-cell table:style-name="Default"/>
          <table:table-cell table:style-name="ce5"/>
          <table:table-cell table:style-name="Default" office:value-type="float" office:value="0.25" calcext:value-type="float">
            <text:p>0.25</text:p>
          </table:table-cell>
          <table:table-cell table:style-name="Default" table:number-columns-repeated="2"/>
          <table:table-cell table:style-name="ce2" office:value-type="float" office:value="0.4" calcext:value-type="float">
            <text:p>0.4</text:p>
          </table:table-cell>
          <table:table-cell table:style-name="Default"/>
          <table:table-cell table:style-name="ce5"/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style-name="ce2" office:value-type="float" office:value="0.67" calcext:value-type="float">
            <text:p>0.67</text:p>
          </table:table-cell>
          <table:table-cell table:style-name="Default"/>
          <table:table-cell table:style-name="ce5"/>
          <table:table-cell table:style-name="Default" office:value-type="float" office:value="0.85" calcext:value-type="float">
            <text:p>0.85</text:p>
          </table:table-cell>
          <table:table-cell table:style-name="Default" table:number-columns-repeated="2"/>
          <table:table-cell table:style-name="ce2" office:value-type="float" office:value="0.95" calcext:value-type="float">
            <text:p>0.95</text:p>
          </table:table-cell>
          <table:table-cell table:style-name="Default"/>
          <table:table-cell table:style-name="ce5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ce2"/>
          <table:table-cell table:style-name="Default"/>
          <table:table-cell table:style-name="ce5"/>
          <table:table-cell table:style-name="Default" table:number-columns-repeated="3"/>
          <table:table-cell table:style-name="ce2"/>
          <table:table-cell table:style-name="Default"/>
          <table:table-cell table:style-name="ce5"/>
          <table:table-cell table:style-name="Default" table:number-columns-repeated="3"/>
          <table:table-cell table:style-name="ce2"/>
          <table:table-cell table:style-name="Default"/>
          <table:table-cell table:style-name="ce5"/>
          <table:table-cell table:style-name="Default" table:number-columns-repeated="3"/>
          <table:table-cell table:style-name="ce2"/>
          <table:table-cell table:style-name="Default"/>
          <table:table-cell table:style-name="ce5"/>
          <table:table-cell table:style-name="Default" office:value-type="string" calcext:value-type="string">
            <text:p>Zeta</text:p>
          </table:table-cell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" calcext:value-type="float">
            <text:p>0.00</text:p>
          </table:table-cell>
          <table:table-cell table:formula="of:=ABS([.$B4]-[.C$2])" office:value-type="float" office:value="0.1" calcext:value-type="float">
            <text:p>0.1000</text:p>
          </table:table-cell>
          <table:table-cell table:formula="of:=(1-[.C4])*(1+bigR*[.C4])" office:value-type="float" office:value="0.8325" calcext:value-type="float">
            <text:p>0.8325</text:p>
          </table:table-cell>
          <table:table-cell table:formula="of:=[.D4]*[.E$1]" office:value-type="float" office:value="24.975" calcext:value-type="float">
            <text:p>24.9750</text:p>
          </table:table-cell>
          <table:table-cell table:formula="of:=ABS([.$B4]-[.F$2])" office:value-type="float" office:value="0.25" calcext:value-type="float">
            <text:p>0.2500</text:p>
          </table:table-cell>
          <table:table-cell table:formula="of:=(1-[.F4])*(1+bigR*[.F4])" office:value-type="float" office:value="0.609375" calcext:value-type="float">
            <text:p>0.6094</text:p>
          </table:table-cell>
          <table:table-cell table:formula="of:=[.G4]*[.H$1]" office:value-type="float" office:value="30.46875" calcext:value-type="float">
            <text:p>30.4688</text:p>
          </table:table-cell>
          <table:table-cell table:formula="of:=ABS([.$B4]-[.I$2])" office:value-type="float" office:value="0.4" calcext:value-type="float">
            <text:p>0.4000</text:p>
          </table:table-cell>
          <table:table-cell table:formula="of:=(1-[.I4])*(1+bigR*[.I4])" office:value-type="float" office:value="0.42" calcext:value-type="float">
            <text:p>0.4200</text:p>
          </table:table-cell>
          <table:table-cell table:formula="of:=[.J4]*[.K$1]" office:value-type="float" office:value="1.26" calcext:value-type="float">
            <text:p>1.2600</text:p>
          </table:table-cell>
          <table:table-cell table:formula="of:=ABS([.$B4]-[.L$2])" office:value-type="float" office:value="0.5" calcext:value-type="float">
            <text:p>0.5000</text:p>
          </table:table-cell>
          <table:table-cell table:formula="of:=(1-[.L4])*(1+bigR*[.L4])" office:value-type="float" office:value="0.3125" calcext:value-type="float">
            <text:p>0.3125</text:p>
          </table:table-cell>
          <table:table-cell table:formula="of:=[.M4]*[.N$1]" office:value-type="float" office:value="3.75" calcext:value-type="float">
            <text:p>3.7500</text:p>
          </table:table-cell>
          <table:table-cell table:formula="of:=ABS([.$B4]-[.O$2])" office:value-type="float" office:value="0.67" calcext:value-type="float">
            <text:p>0.6700</text:p>
          </table:table-cell>
          <table:table-cell table:formula="of:=(1-[.O4])*(1+bigR*[.O4])" office:value-type="float" office:value="0.164175" calcext:value-type="float">
            <text:p>0.1642</text:p>
          </table:table-cell>
          <table:table-cell table:formula="of:=[.P4]*[.Q$1]" office:value-type="float" office:value="0.492525" calcext:value-type="float">
            <text:p>0.4925</text:p>
          </table:table-cell>
          <table:table-cell table:formula="of:=ABS([.$B4]-[.R$2])" office:value-type="float" office:value="0.85" calcext:value-type="float">
            <text:p>0.8500</text:p>
          </table:table-cell>
          <table:table-cell table:formula="of:=(1-[.R4])*(1+bigR*[.R4])" office:value-type="float" office:value="0.054375" calcext:value-type="float">
            <text:p>0.0544</text:p>
          </table:table-cell>
          <table:table-cell table:formula="of:=[.S4]*[.T$1]" office:value-type="float" office:value="3.2625" calcext:value-type="float">
            <text:p>3.2625</text:p>
          </table:table-cell>
          <table:table-cell table:formula="of:=ABS([.$B4]-[.U$2])" office:value-type="float" office:value="0.95" calcext:value-type="float">
            <text:p>0.9500</text:p>
          </table:table-cell>
          <table:table-cell table:formula="of:=(1-[.U4])*(1+bigR*[.U4])" office:value-type="float" office:value="0.014375" calcext:value-type="float">
            <text:p>0.0144</text:p>
          </table:table-cell>
          <table:table-cell table:formula="of:=[.V4]*[.W$1]" office:value-type="float" office:value="0.2875" calcext:value-type="float">
            <text:p>0.2875</text:p>
          </table:table-cell>
          <table:table-cell table:formula="of:=[.W4]+[.T4]+[.Q4]+[.N4]+[.K4]+[.H4]+[.E4]" office:value-type="float" office:value="64.496275" calcext:value-type="float">
            <text:p>64.49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dx+[.B4]" office:value-type="float" office:value="0.01" calcext:value-type="float">
            <text:p>0.01</text:p>
          </table:table-cell>
          <table:table-cell table:formula="of:=ABS([.$B5]-[.C$2])" office:value-type="float" office:value="0.09" calcext:value-type="float">
            <text:p>0.0900</text:p>
          </table:table-cell>
          <table:table-cell table:formula="of:=(1-[.C5])*(1+bigR*[.C5])" office:value-type="float" office:value="0.848575" calcext:value-type="float">
            <text:p>0.8486</text:p>
          </table:table-cell>
          <table:table-cell table:formula="of:=[.D5]*[.E$1]" office:value-type="float" office:value="25.45725" calcext:value-type="float">
            <text:p>25.4573</text:p>
          </table:table-cell>
          <table:table-cell table:formula="of:=ABS([.$B5]-[.F$2])" office:value-type="float" office:value="0.24" calcext:value-type="float">
            <text:p>0.2400</text:p>
          </table:table-cell>
          <table:table-cell table:formula="of:=(1-[.F5])*(1+bigR*[.F5])" office:value-type="float" office:value="0.6232" calcext:value-type="float">
            <text:p>0.6232</text:p>
          </table:table-cell>
          <table:table-cell table:formula="of:=[.G5]*[.H$1]" office:value-type="float" office:value="31.16" calcext:value-type="float">
            <text:p>31.1600</text:p>
          </table:table-cell>
          <table:table-cell table:formula="of:=ABS([.$B5]-[.I$2])" office:value-type="float" office:value="0.39" calcext:value-type="float">
            <text:p>0.3900</text:p>
          </table:table-cell>
          <table:table-cell table:formula="of:=(1-[.I5])*(1+bigR*[.I5])" office:value-type="float" office:value="0.431575" calcext:value-type="float">
            <text:p>0.4316</text:p>
          </table:table-cell>
          <table:table-cell table:formula="of:=[.J5]*[.K$1]" office:value-type="float" office:value="1.294725" calcext:value-type="float">
            <text:p>1.2947</text:p>
          </table:table-cell>
          <table:table-cell table:formula="of:=ABS([.$B5]-[.L$2])" office:value-type="float" office:value="0.49" calcext:value-type="float">
            <text:p>0.4900</text:p>
          </table:table-cell>
          <table:table-cell table:formula="of:=(1-[.L5])*(1+bigR*[.L5])" office:value-type="float" office:value="0.322575" calcext:value-type="float">
            <text:p>0.3226</text:p>
          </table:table-cell>
          <table:table-cell table:formula="of:=[.M5]*[.N$1]" office:value-type="float" office:value="3.8709" calcext:value-type="float">
            <text:p>3.8709</text:p>
          </table:table-cell>
          <table:table-cell table:formula="of:=ABS([.$B5]-[.O$2])" office:value-type="float" office:value="0.66" calcext:value-type="float">
            <text:p>0.6600</text:p>
          </table:table-cell>
          <table:table-cell table:formula="of:=(1-[.O5])*(1+bigR*[.O5])" office:value-type="float" office:value="0.1717" calcext:value-type="float">
            <text:p>0.1717</text:p>
          </table:table-cell>
          <table:table-cell table:formula="of:=[.P5]*[.Q$1]" office:value-type="float" office:value="0.5151" calcext:value-type="float">
            <text:p>0.5151</text:p>
          </table:table-cell>
          <table:table-cell table:formula="of:=ABS([.$B5]-[.R$2])" office:value-type="float" office:value="0.84" calcext:value-type="float">
            <text:p>0.8400</text:p>
          </table:table-cell>
          <table:table-cell table:formula="of:=(1-[.R5])*(1+bigR*[.R5])" office:value-type="float" office:value="0.0592" calcext:value-type="float">
            <text:p>0.0592</text:p>
          </table:table-cell>
          <table:table-cell table:formula="of:=[.S5]*[.T$1]" office:value-type="float" office:value="3.552" calcext:value-type="float">
            <text:p>3.5520</text:p>
          </table:table-cell>
          <table:table-cell table:formula="of:=ABS([.$B5]-[.U$2])" office:value-type="float" office:value="0.94" calcext:value-type="float">
            <text:p>0.9400</text:p>
          </table:table-cell>
          <table:table-cell table:formula="of:=(1-[.U5])*(1+bigR*[.U5])" office:value-type="float" office:value="0.0177" calcext:value-type="float">
            <text:p>0.0177</text:p>
          </table:table-cell>
          <table:table-cell table:formula="of:=[.V5]*[.W$1]" office:value-type="float" office:value="0.354" calcext:value-type="float">
            <text:p>0.3540</text:p>
          </table:table-cell>
          <table:table-cell table:formula="of:=[.W5]+[.T5]+[.Q5]+[.N5]+[.K5]+[.H5]+[.E5]" office:value-type="float" office:value="66.203975" calcext:value-type="float">
            <text:p>66.204</text:p>
          </table:table-cell>
          <table:table-cell/>
        </table:table-row>
        <table:table-row table:style-name="ro1">
          <table:table-cell/>
          <table:table-cell table:formula="of:=dx+[.B5]" office:value-type="float" office:value="0.02" calcext:value-type="float">
            <text:p>0.02</text:p>
          </table:table-cell>
          <table:table-cell table:formula="of:=ABS([.$B6]-[.C$2])" office:value-type="float" office:value="0.08" calcext:value-type="float">
            <text:p>0.0800</text:p>
          </table:table-cell>
          <table:table-cell table:formula="of:=(1-[.C6])*(1+bigR*[.C6])" office:value-type="float" office:value="0.8648" calcext:value-type="float">
            <text:p>0.8648</text:p>
          </table:table-cell>
          <table:table-cell table:formula="of:=[.D6]*[.E$1]" office:value-type="float" office:value="25.944" calcext:value-type="float">
            <text:p>25.9440</text:p>
          </table:table-cell>
          <table:table-cell table:formula="of:=ABS([.$B6]-[.F$2])" office:value-type="float" office:value="0.23" calcext:value-type="float">
            <text:p>0.2300</text:p>
          </table:table-cell>
          <table:table-cell table:formula="of:=(1-[.F6])*(1+bigR*[.F6])" office:value-type="float" office:value="0.637175" calcext:value-type="float">
            <text:p>0.6372</text:p>
          </table:table-cell>
          <table:table-cell table:formula="of:=[.G6]*[.H$1]" office:value-type="float" office:value="31.85875" calcext:value-type="float">
            <text:p>31.8588</text:p>
          </table:table-cell>
          <table:table-cell table:formula="of:=ABS([.$B6]-[.I$2])" office:value-type="float" office:value="0.38" calcext:value-type="float">
            <text:p>0.3800</text:p>
          </table:table-cell>
          <table:table-cell table:formula="of:=(1-[.I6])*(1+bigR*[.I6])" office:value-type="float" office:value="0.4433" calcext:value-type="float">
            <text:p>0.4433</text:p>
          </table:table-cell>
          <table:table-cell table:formula="of:=[.J6]*[.K$1]" office:value-type="float" office:value="1.3299" calcext:value-type="float">
            <text:p>1.3299</text:p>
          </table:table-cell>
          <table:table-cell table:formula="of:=ABS([.$B6]-[.L$2])" office:value-type="float" office:value="0.48" calcext:value-type="float">
            <text:p>0.4800</text:p>
          </table:table-cell>
          <table:table-cell table:formula="of:=(1-[.L6])*(1+bigR*[.L6])" office:value-type="float" office:value="0.3328" calcext:value-type="float">
            <text:p>0.3328</text:p>
          </table:table-cell>
          <table:table-cell table:formula="of:=[.M6]*[.N$1]" office:value-type="float" office:value="3.9936" calcext:value-type="float">
            <text:p>3.9936</text:p>
          </table:table-cell>
          <table:table-cell table:formula="of:=ABS([.$B6]-[.O$2])" office:value-type="float" office:value="0.65" calcext:value-type="float">
            <text:p>0.6500</text:p>
          </table:table-cell>
          <table:table-cell table:formula="of:=(1-[.O6])*(1+bigR*[.O6])" office:value-type="float" office:value="0.179375" calcext:value-type="float">
            <text:p>0.1794</text:p>
          </table:table-cell>
          <table:table-cell table:formula="of:=[.P6]*[.Q$1]" office:value-type="float" office:value="0.538125" calcext:value-type="float">
            <text:p>0.5381</text:p>
          </table:table-cell>
          <table:table-cell table:formula="of:=ABS([.$B6]-[.R$2])" office:value-type="float" office:value="0.83" calcext:value-type="float">
            <text:p>0.8300</text:p>
          </table:table-cell>
          <table:table-cell table:formula="of:=(1-[.R6])*(1+bigR*[.R6])" office:value-type="float" office:value="0.064175" calcext:value-type="float">
            <text:p>0.0642</text:p>
          </table:table-cell>
          <table:table-cell table:formula="of:=[.S6]*[.T$1]" office:value-type="float" office:value="3.8505" calcext:value-type="float">
            <text:p>3.8505</text:p>
          </table:table-cell>
          <table:table-cell table:formula="of:=ABS([.$B6]-[.U$2])" office:value-type="float" office:value="0.93" calcext:value-type="float">
            <text:p>0.9300</text:p>
          </table:table-cell>
          <table:table-cell table:formula="of:=(1-[.U6])*(1+bigR*[.U6])" office:value-type="float" office:value="0.021175" calcext:value-type="float">
            <text:p>0.0212</text:p>
          </table:table-cell>
          <table:table-cell table:formula="of:=[.V6]*[.W$1]" office:value-type="float" office:value="0.4235" calcext:value-type="float">
            <text:p>0.4235</text:p>
          </table:table-cell>
          <table:table-cell table:formula="of:=[.W6]+[.T6]+[.Q6]+[.N6]+[.K6]+[.H6]+[.E6]" office:value-type="float" office:value="67.938375" calcext:value-type="float">
            <text:p>67.938</text:p>
          </table:table-cell>
          <table:table-cell/>
        </table:table-row>
        <table:table-row table:style-name="ro1">
          <table:table-cell office:value-type="string" calcext:value-type="string">
            <text:p>bigR</text:p>
          </table:table-cell>
          <table:table-cell table:formula="of:=dx+[.B6]" office:value-type="float" office:value="0.03" calcext:value-type="float">
            <text:p>0.03</text:p>
          </table:table-cell>
          <table:table-cell table:formula="of:=ABS([.$B7]-[.C$2])" office:value-type="float" office:value="0.07" calcext:value-type="float">
            <text:p>0.0700</text:p>
          </table:table-cell>
          <table:table-cell table:formula="of:=(1-[.C7])*(1+bigR*[.C7])" office:value-type="float" office:value="0.881175" calcext:value-type="float">
            <text:p>0.8812</text:p>
          </table:table-cell>
          <table:table-cell table:formula="of:=[.D7]*[.E$1]" office:value-type="float" office:value="26.43525" calcext:value-type="float">
            <text:p>26.4353</text:p>
          </table:table-cell>
          <table:table-cell table:formula="of:=ABS([.$B7]-[.F$2])" office:value-type="float" office:value="0.22" calcext:value-type="float">
            <text:p>0.2200</text:p>
          </table:table-cell>
          <table:table-cell table:formula="of:=(1-[.F7])*(1+bigR*[.F7])" office:value-type="float" office:value="0.6513" calcext:value-type="float">
            <text:p>0.6513</text:p>
          </table:table-cell>
          <table:table-cell table:formula="of:=[.G7]*[.H$1]" office:value-type="float" office:value="32.565" calcext:value-type="float">
            <text:p>32.5650</text:p>
          </table:table-cell>
          <table:table-cell table:formula="of:=ABS([.$B7]-[.I$2])" office:value-type="float" office:value="0.37" calcext:value-type="float">
            <text:p>0.3700</text:p>
          </table:table-cell>
          <table:table-cell table:formula="of:=(1-[.I7])*(1+bigR*[.I7])" office:value-type="float" office:value="0.455175" calcext:value-type="float">
            <text:p>0.4552</text:p>
          </table:table-cell>
          <table:table-cell table:formula="of:=[.J7]*[.K$1]" office:value-type="float" office:value="1.365525" calcext:value-type="float">
            <text:p>1.3655</text:p>
          </table:table-cell>
          <table:table-cell table:formula="of:=ABS([.$B7]-[.L$2])" office:value-type="float" office:value="0.47" calcext:value-type="float">
            <text:p>0.4700</text:p>
          </table:table-cell>
          <table:table-cell table:formula="of:=(1-[.L7])*(1+bigR*[.L7])" office:value-type="float" office:value="0.343175" calcext:value-type="float">
            <text:p>0.3432</text:p>
          </table:table-cell>
          <table:table-cell table:formula="of:=[.M7]*[.N$1]" office:value-type="float" office:value="4.1181" calcext:value-type="float">
            <text:p>4.1181</text:p>
          </table:table-cell>
          <table:table-cell table:formula="of:=ABS([.$B7]-[.O$2])" office:value-type="float" office:value="0.64" calcext:value-type="float">
            <text:p>0.6400</text:p>
          </table:table-cell>
          <table:table-cell table:formula="of:=(1-[.O7])*(1+bigR*[.O7])" office:value-type="float" office:value="0.1872" calcext:value-type="float">
            <text:p>0.1872</text:p>
          </table:table-cell>
          <table:table-cell table:formula="of:=[.P7]*[.Q$1]" office:value-type="float" office:value="0.5616" calcext:value-type="float">
            <text:p>0.5616</text:p>
          </table:table-cell>
          <table:table-cell table:formula="of:=ABS([.$B7]-[.R$2])" office:value-type="float" office:value="0.82" calcext:value-type="float">
            <text:p>0.8200</text:p>
          </table:table-cell>
          <table:table-cell table:formula="of:=(1-[.R7])*(1+bigR*[.R7])" office:value-type="float" office:value="0.0693" calcext:value-type="float">
            <text:p>0.0693</text:p>
          </table:table-cell>
          <table:table-cell table:formula="of:=[.S7]*[.T$1]" office:value-type="float" office:value="4.158" calcext:value-type="float">
            <text:p>4.1580</text:p>
          </table:table-cell>
          <table:table-cell table:formula="of:=ABS([.$B7]-[.U$2])" office:value-type="float" office:value="0.92" calcext:value-type="float">
            <text:p>0.9200</text:p>
          </table:table-cell>
          <table:table-cell table:formula="of:=(1-[.U7])*(1+bigR*[.U7])" office:value-type="float" office:value="0.0248" calcext:value-type="float">
            <text:p>0.0248</text:p>
          </table:table-cell>
          <table:table-cell table:formula="of:=[.V7]*[.W$1]" office:value-type="float" office:value="0.496" calcext:value-type="float">
            <text:p>0.4960</text:p>
          </table:table-cell>
          <table:table-cell table:formula="of:=[.W7]+[.T7]+[.Q7]+[.N7]+[.K7]+[.H7]+[.E7]" office:value-type="float" office:value="69.699475" calcext:value-type="float">
            <text:p>69.699</text:p>
          </table:table-cell>
          <table:table-cell/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formula="of:=dx+[.B7]" office:value-type="float" office:value="0.04" calcext:value-type="float">
            <text:p>0.04</text:p>
          </table:table-cell>
          <table:table-cell table:formula="of:=ABS([.$B8]-[.C$2])" office:value-type="float" office:value="0.06" calcext:value-type="float">
            <text:p>0.0600</text:p>
          </table:table-cell>
          <table:table-cell table:formula="of:=(1-[.C8])*(1+bigR*[.C8])" office:value-type="float" office:value="0.8977" calcext:value-type="float">
            <text:p>0.8977</text:p>
          </table:table-cell>
          <table:table-cell table:formula="of:=[.D8]*[.E$1]" office:value-type="float" office:value="26.931" calcext:value-type="float">
            <text:p>26.9310</text:p>
          </table:table-cell>
          <table:table-cell table:formula="of:=ABS([.$B8]-[.F$2])" office:value-type="float" office:value="0.21" calcext:value-type="float">
            <text:p>0.2100</text:p>
          </table:table-cell>
          <table:table-cell table:formula="of:=(1-[.F8])*(1+bigR*[.F8])" office:value-type="float" office:value="0.665575" calcext:value-type="float">
            <text:p>0.6656</text:p>
          </table:table-cell>
          <table:table-cell table:formula="of:=[.G8]*[.H$1]" office:value-type="float" office:value="33.27875" calcext:value-type="float">
            <text:p>33.2788</text:p>
          </table:table-cell>
          <table:table-cell table:formula="of:=ABS([.$B8]-[.I$2])" office:value-type="float" office:value="0.36" calcext:value-type="float">
            <text:p>0.3600</text:p>
          </table:table-cell>
          <table:table-cell table:formula="of:=(1-[.I8])*(1+bigR*[.I8])" office:value-type="float" office:value="0.4672" calcext:value-type="float">
            <text:p>0.4672</text:p>
          </table:table-cell>
          <table:table-cell table:formula="of:=[.J8]*[.K$1]" office:value-type="float" office:value="1.4016" calcext:value-type="float">
            <text:p>1.4016</text:p>
          </table:table-cell>
          <table:table-cell table:formula="of:=ABS([.$B8]-[.L$2])" office:value-type="float" office:value="0.46" calcext:value-type="float">
            <text:p>0.4600</text:p>
          </table:table-cell>
          <table:table-cell table:formula="of:=(1-[.L8])*(1+bigR*[.L8])" office:value-type="float" office:value="0.3537" calcext:value-type="float">
            <text:p>0.3537</text:p>
          </table:table-cell>
          <table:table-cell table:formula="of:=[.M8]*[.N$1]" office:value-type="float" office:value="4.2444" calcext:value-type="float">
            <text:p>4.2444</text:p>
          </table:table-cell>
          <table:table-cell table:formula="of:=ABS([.$B8]-[.O$2])" office:value-type="float" office:value="0.63" calcext:value-type="float">
            <text:p>0.6300</text:p>
          </table:table-cell>
          <table:table-cell table:formula="of:=(1-[.O8])*(1+bigR*[.O8])" office:value-type="float" office:value="0.195175" calcext:value-type="float">
            <text:p>0.1952</text:p>
          </table:table-cell>
          <table:table-cell table:formula="of:=[.P8]*[.Q$1]" office:value-type="float" office:value="0.585525" calcext:value-type="float">
            <text:p>0.5855</text:p>
          </table:table-cell>
          <table:table-cell table:formula="of:=ABS([.$B8]-[.R$2])" office:value-type="float" office:value="0.81" calcext:value-type="float">
            <text:p>0.8100</text:p>
          </table:table-cell>
          <table:table-cell table:formula="of:=(1-[.R8])*(1+bigR*[.R8])" office:value-type="float" office:value="0.074575" calcext:value-type="float">
            <text:p>0.0746</text:p>
          </table:table-cell>
          <table:table-cell table:formula="of:=[.S8]*[.T$1]" office:value-type="float" office:value="4.4745" calcext:value-type="float">
            <text:p>4.4745</text:p>
          </table:table-cell>
          <table:table-cell table:formula="of:=ABS([.$B8]-[.U$2])" office:value-type="float" office:value="0.91" calcext:value-type="float">
            <text:p>0.9100</text:p>
          </table:table-cell>
          <table:table-cell table:formula="of:=(1-[.U8])*(1+bigR*[.U8])" office:value-type="float" office:value="0.028575" calcext:value-type="float">
            <text:p>0.0286</text:p>
          </table:table-cell>
          <table:table-cell table:formula="of:=[.V8]*[.W$1]" office:value-type="float" office:value="0.5715" calcext:value-type="float">
            <text:p>0.5715</text:p>
          </table:table-cell>
          <table:table-cell table:formula="of:=[.W8]+[.T8]+[.Q8]+[.N8]+[.K8]+[.H8]+[.E8]" office:value-type="float" office:value="71.487275" calcext:value-type="float">
            <text:p>71.487</text:p>
          </table:table-cell>
          <table:table-cell/>
        </table:table-row>
        <table:table-row table:style-name="ro1">
          <table:table-cell/>
          <table:table-cell table:formula="of:=dx+[.B8]" office:value-type="float" office:value="0.05" calcext:value-type="float">
            <text:p>0.05</text:p>
          </table:table-cell>
          <table:table-cell table:formula="of:=ABS([.$B9]-[.C$2])" office:value-type="float" office:value="0.05" calcext:value-type="float">
            <text:p>0.0500</text:p>
          </table:table-cell>
          <table:table-cell table:formula="of:=(1-[.C9])*(1+bigR*[.C9])" office:value-type="float" office:value="0.914375" calcext:value-type="float">
            <text:p>0.9144</text:p>
          </table:table-cell>
          <table:table-cell table:formula="of:=[.D9]*[.E$1]" office:value-type="float" office:value="27.43125" calcext:value-type="float">
            <text:p>27.4313</text:p>
          </table:table-cell>
          <table:table-cell table:formula="of:=ABS([.$B9]-[.F$2])" office:value-type="float" office:value="0.2" calcext:value-type="float">
            <text:p>0.2000</text:p>
          </table:table-cell>
          <table:table-cell table:formula="of:=(1-[.F9])*(1+bigR*[.F9])" office:value-type="float" office:value="0.68" calcext:value-type="float">
            <text:p>0.6800</text:p>
          </table:table-cell>
          <table:table-cell table:formula="of:=[.G9]*[.H$1]" office:value-type="float" office:value="34" calcext:value-type="float">
            <text:p>34.0000</text:p>
          </table:table-cell>
          <table:table-cell table:formula="of:=ABS([.$B9]-[.I$2])" office:value-type="float" office:value="0.35" calcext:value-type="float">
            <text:p>0.3500</text:p>
          </table:table-cell>
          <table:table-cell table:formula="of:=(1-[.I9])*(1+bigR*[.I9])" office:value-type="float" office:value="0.479375" calcext:value-type="float">
            <text:p>0.4794</text:p>
          </table:table-cell>
          <table:table-cell table:formula="of:=[.J9]*[.K$1]" office:value-type="float" office:value="1.438125" calcext:value-type="float">
            <text:p>1.4381</text:p>
          </table:table-cell>
          <table:table-cell table:formula="of:=ABS([.$B9]-[.L$2])" office:value-type="float" office:value="0.45" calcext:value-type="float">
            <text:p>0.4500</text:p>
          </table:table-cell>
          <table:table-cell table:formula="of:=(1-[.L9])*(1+bigR*[.L9])" office:value-type="float" office:value="0.364375" calcext:value-type="float">
            <text:p>0.3644</text:p>
          </table:table-cell>
          <table:table-cell table:formula="of:=[.M9]*[.N$1]" office:value-type="float" office:value="4.3725" calcext:value-type="float">
            <text:p>4.3725</text:p>
          </table:table-cell>
          <table:table-cell table:formula="of:=ABS([.$B9]-[.O$2])" office:value-type="float" office:value="0.62" calcext:value-type="float">
            <text:p>0.6200</text:p>
          </table:table-cell>
          <table:table-cell table:formula="of:=(1-[.O9])*(1+bigR*[.O9])" office:value-type="float" office:value="0.2033" calcext:value-type="float">
            <text:p>0.2033</text:p>
          </table:table-cell>
          <table:table-cell table:formula="of:=[.P9]*[.Q$1]" office:value-type="float" office:value="0.6099" calcext:value-type="float">
            <text:p>0.6099</text:p>
          </table:table-cell>
          <table:table-cell table:formula="of:=ABS([.$B9]-[.R$2])" office:value-type="float" office:value="0.8" calcext:value-type="float">
            <text:p>0.8000</text:p>
          </table:table-cell>
          <table:table-cell table:formula="of:=(1-[.R9])*(1+bigR*[.R9])" office:value-type="float" office:value="0.08" calcext:value-type="float">
            <text:p>0.0800</text:p>
          </table:table-cell>
          <table:table-cell table:formula="of:=[.S9]*[.T$1]" office:value-type="float" office:value="4.8" calcext:value-type="float">
            <text:p>4.8000</text:p>
          </table:table-cell>
          <table:table-cell table:formula="of:=ABS([.$B9]-[.U$2])" office:value-type="float" office:value="0.9" calcext:value-type="float">
            <text:p>0.9000</text:p>
          </table:table-cell>
          <table:table-cell table:formula="of:=(1-[.U9])*(1+bigR*[.U9])" office:value-type="float" office:value="0.0325" calcext:value-type="float">
            <text:p>0.0325</text:p>
          </table:table-cell>
          <table:table-cell table:formula="of:=[.V9]*[.W$1]" office:value-type="float" office:value="0.65" calcext:value-type="float">
            <text:p>0.6500</text:p>
          </table:table-cell>
          <table:table-cell table:formula="of:=[.W9]+[.T9]+[.Q9]+[.N9]+[.K9]+[.H9]+[.E9]" office:value-type="float" office:value="73.301775" calcext:value-type="float">
            <text:p>73.302</text:p>
          </table:table-cell>
          <table:table-cell/>
        </table:table-row>
        <table:table-row table:style-name="ro1">
          <table:table-cell/>
          <table:table-cell table:formula="of:=dx+[.B9]" office:value-type="float" office:value="0.06" calcext:value-type="float">
            <text:p>0.06</text:p>
          </table:table-cell>
          <table:table-cell table:formula="of:=ABS([.$B10]-[.C$2])" office:value-type="float" office:value="0.04" calcext:value-type="float">
            <text:p>0.0400</text:p>
          </table:table-cell>
          <table:table-cell table:formula="of:=(1-[.C10])*(1+bigR*[.C10])" office:value-type="float" office:value="0.9312" calcext:value-type="float">
            <text:p>0.9312</text:p>
          </table:table-cell>
          <table:table-cell table:formula="of:=[.D10]*[.E$1]" office:value-type="float" office:value="27.936" calcext:value-type="float">
            <text:p>27.9360</text:p>
          </table:table-cell>
          <table:table-cell table:formula="of:=ABS([.$B10]-[.F$2])" office:value-type="float" office:value="0.19" calcext:value-type="float">
            <text:p>0.1900</text:p>
          </table:table-cell>
          <table:table-cell table:formula="of:=(1-[.F10])*(1+bigR*[.F10])" office:value-type="float" office:value="0.694575" calcext:value-type="float">
            <text:p>0.6946</text:p>
          </table:table-cell>
          <table:table-cell table:formula="of:=[.G10]*[.H$1]" office:value-type="float" office:value="34.72875" calcext:value-type="float">
            <text:p>34.7288</text:p>
          </table:table-cell>
          <table:table-cell table:formula="of:=ABS([.$B10]-[.I$2])" office:value-type="float" office:value="0.34" calcext:value-type="float">
            <text:p>0.3400</text:p>
          </table:table-cell>
          <table:table-cell table:formula="of:=(1-[.I10])*(1+bigR*[.I10])" office:value-type="float" office:value="0.4917" calcext:value-type="float">
            <text:p>0.4917</text:p>
          </table:table-cell>
          <table:table-cell table:formula="of:=[.J10]*[.K$1]" office:value-type="float" office:value="1.4751" calcext:value-type="float">
            <text:p>1.4751</text:p>
          </table:table-cell>
          <table:table-cell table:formula="of:=ABS([.$B10]-[.L$2])" office:value-type="float" office:value="0.44" calcext:value-type="float">
            <text:p>0.4400</text:p>
          </table:table-cell>
          <table:table-cell table:formula="of:=(1-[.L10])*(1+bigR*[.L10])" office:value-type="float" office:value="0.3752" calcext:value-type="float">
            <text:p>0.3752</text:p>
          </table:table-cell>
          <table:table-cell table:formula="of:=[.M10]*[.N$1]" office:value-type="float" office:value="4.5024" calcext:value-type="float">
            <text:p>4.5024</text:p>
          </table:table-cell>
          <table:table-cell table:formula="of:=ABS([.$B10]-[.O$2])" office:value-type="float" office:value="0.61" calcext:value-type="float">
            <text:p>0.6100</text:p>
          </table:table-cell>
          <table:table-cell table:formula="of:=(1-[.O10])*(1+bigR*[.O10])" office:value-type="float" office:value="0.211575" calcext:value-type="float">
            <text:p>0.2116</text:p>
          </table:table-cell>
          <table:table-cell table:formula="of:=[.P10]*[.Q$1]" office:value-type="float" office:value="0.634725" calcext:value-type="float">
            <text:p>0.6347</text:p>
          </table:table-cell>
          <table:table-cell table:formula="of:=ABS([.$B10]-[.R$2])" office:value-type="float" office:value="0.79" calcext:value-type="float">
            <text:p>0.7900</text:p>
          </table:table-cell>
          <table:table-cell table:formula="of:=(1-[.R10])*(1+bigR*[.R10])" office:value-type="float" office:value="0.085575" calcext:value-type="float">
            <text:p>0.0856</text:p>
          </table:table-cell>
          <table:table-cell table:formula="of:=[.S10]*[.T$1]" office:value-type="float" office:value="5.1345" calcext:value-type="float">
            <text:p>5.1345</text:p>
          </table:table-cell>
          <table:table-cell table:formula="of:=ABS([.$B10]-[.U$2])" office:value-type="float" office:value="0.89" calcext:value-type="float">
            <text:p>0.8900</text:p>
          </table:table-cell>
          <table:table-cell table:formula="of:=(1-[.U10])*(1+bigR*[.U10])" office:value-type="float" office:value="0.036575" calcext:value-type="float">
            <text:p>0.0366</text:p>
          </table:table-cell>
          <table:table-cell table:formula="of:=[.V10]*[.W$1]" office:value-type="float" office:value="0.7315" calcext:value-type="float">
            <text:p>0.7315</text:p>
          </table:table-cell>
          <table:table-cell table:formula="of:=[.W10]+[.T10]+[.Q10]+[.N10]+[.K10]+[.H10]+[.E10]" office:value-type="float" office:value="75.142975" calcext:value-type="float">
            <text:p>75.143</text:p>
          </table:table-cell>
          <table:table-cell/>
        </table:table-row>
        <table:table-row table:style-name="ro1">
          <table:table-cell/>
          <table:table-cell table:formula="of:=dx+[.B10]" office:value-type="float" office:value="0.07" calcext:value-type="float">
            <text:p>0.07</text:p>
          </table:table-cell>
          <table:table-cell table:formula="of:=ABS([.$B11]-[.C$2])" office:value-type="float" office:value="0.03" calcext:value-type="float">
            <text:p>0.0300</text:p>
          </table:table-cell>
          <table:table-cell table:formula="of:=(1-[.C11])*(1+bigR*[.C11])" office:value-type="float" office:value="0.948175" calcext:value-type="float">
            <text:p>0.9482</text:p>
          </table:table-cell>
          <table:table-cell table:formula="of:=[.D11]*[.E$1]" office:value-type="float" office:value="28.44525" calcext:value-type="float">
            <text:p>28.4453</text:p>
          </table:table-cell>
          <table:table-cell table:formula="of:=ABS([.$B11]-[.F$2])" office:value-type="float" office:value="0.18" calcext:value-type="float">
            <text:p>0.1800</text:p>
          </table:table-cell>
          <table:table-cell table:formula="of:=(1-[.F11])*(1+bigR*[.F11])" office:value-type="float" office:value="0.7093" calcext:value-type="float">
            <text:p>0.7093</text:p>
          </table:table-cell>
          <table:table-cell table:formula="of:=[.G11]*[.H$1]" office:value-type="float" office:value="35.465" calcext:value-type="float">
            <text:p>35.4650</text:p>
          </table:table-cell>
          <table:table-cell table:formula="of:=ABS([.$B11]-[.I$2])" office:value-type="float" office:value="0.33" calcext:value-type="float">
            <text:p>0.3300</text:p>
          </table:table-cell>
          <table:table-cell table:formula="of:=(1-[.I11])*(1+bigR*[.I11])" office:value-type="float" office:value="0.504175" calcext:value-type="float">
            <text:p>0.5042</text:p>
          </table:table-cell>
          <table:table-cell table:formula="of:=[.J11]*[.K$1]" office:value-type="float" office:value="1.512525" calcext:value-type="float">
            <text:p>1.5125</text:p>
          </table:table-cell>
          <table:table-cell table:formula="of:=ABS([.$B11]-[.L$2])" office:value-type="float" office:value="0.43" calcext:value-type="float">
            <text:p>0.4300</text:p>
          </table:table-cell>
          <table:table-cell table:formula="of:=(1-[.L11])*(1+bigR*[.L11])" office:value-type="float" office:value="0.386175" calcext:value-type="float">
            <text:p>0.3862</text:p>
          </table:table-cell>
          <table:table-cell table:formula="of:=[.M11]*[.N$1]" office:value-type="float" office:value="4.6341" calcext:value-type="float">
            <text:p>4.6341</text:p>
          </table:table-cell>
          <table:table-cell table:formula="of:=ABS([.$B11]-[.O$2])" office:value-type="float" office:value="0.6" calcext:value-type="float">
            <text:p>0.6000</text:p>
          </table:table-cell>
          <table:table-cell table:formula="of:=(1-[.O11])*(1+bigR*[.O11])" office:value-type="float" office:value="0.22" calcext:value-type="float">
            <text:p>0.2200</text:p>
          </table:table-cell>
          <table:table-cell table:formula="of:=[.P11]*[.Q$1]" office:value-type="float" office:value="0.66" calcext:value-type="float">
            <text:p>0.6600</text:p>
          </table:table-cell>
          <table:table-cell table:formula="of:=ABS([.$B11]-[.R$2])" office:value-type="float" office:value="0.78" calcext:value-type="float">
            <text:p>0.7800</text:p>
          </table:table-cell>
          <table:table-cell table:formula="of:=(1-[.R11])*(1+bigR*[.R11])" office:value-type="float" office:value="0.0913" calcext:value-type="float">
            <text:p>0.0913</text:p>
          </table:table-cell>
          <table:table-cell table:formula="of:=[.S11]*[.T$1]" office:value-type="float" office:value="5.478" calcext:value-type="float">
            <text:p>5.4780</text:p>
          </table:table-cell>
          <table:table-cell table:formula="of:=ABS([.$B11]-[.U$2])" office:value-type="float" office:value="0.88" calcext:value-type="float">
            <text:p>0.8800</text:p>
          </table:table-cell>
          <table:table-cell table:formula="of:=(1-[.U11])*(1+bigR*[.U11])" office:value-type="float" office:value="0.0407999999999999" calcext:value-type="float">
            <text:p>0.0408</text:p>
          </table:table-cell>
          <table:table-cell table:formula="of:=[.V11]*[.W$1]" office:value-type="float" office:value="0.815999999999999" calcext:value-type="float">
            <text:p>0.8160</text:p>
          </table:table-cell>
          <table:table-cell table:formula="of:=[.W11]+[.T11]+[.Q11]+[.N11]+[.K11]+[.H11]+[.E11]" office:value-type="float" office:value="77.010875" calcext:value-type="float">
            <text:p>77.011</text:p>
          </table:table-cell>
          <table:table-cell/>
        </table:table-row>
        <table:table-row table:style-name="ro1">
          <table:table-cell/>
          <table:table-cell table:formula="of:=dx+[.B11]" office:value-type="float" office:value="0.08" calcext:value-type="float">
            <text:p>0.08</text:p>
          </table:table-cell>
          <table:table-cell table:formula="of:=ABS([.$B12]-[.C$2])" office:value-type="float" office:value="0.02" calcext:value-type="float">
            <text:p>0.0200</text:p>
          </table:table-cell>
          <table:table-cell table:formula="of:=(1-[.C12])*(1+bigR*[.C12])" office:value-type="float" office:value="0.9653" calcext:value-type="float">
            <text:p>0.9653</text:p>
          </table:table-cell>
          <table:table-cell table:formula="of:=[.D12]*[.E$1]" office:value-type="float" office:value="28.959" calcext:value-type="float">
            <text:p>28.9590</text:p>
          </table:table-cell>
          <table:table-cell table:formula="of:=ABS([.$B12]-[.F$2])" office:value-type="float" office:value="0.17" calcext:value-type="float">
            <text:p>0.1700</text:p>
          </table:table-cell>
          <table:table-cell table:formula="of:=(1-[.F12])*(1+bigR*[.F12])" office:value-type="float" office:value="0.724175" calcext:value-type="float">
            <text:p>0.7242</text:p>
          </table:table-cell>
          <table:table-cell table:formula="of:=[.G12]*[.H$1]" office:value-type="float" office:value="36.20875" calcext:value-type="float">
            <text:p>36.2088</text:p>
          </table:table-cell>
          <table:table-cell table:formula="of:=ABS([.$B12]-[.I$2])" office:value-type="float" office:value="0.32" calcext:value-type="float">
            <text:p>0.3200</text:p>
          </table:table-cell>
          <table:table-cell table:formula="of:=(1-[.I12])*(1+bigR*[.I12])" office:value-type="float" office:value="0.5168" calcext:value-type="float">
            <text:p>0.5168</text:p>
          </table:table-cell>
          <table:table-cell table:formula="of:=[.J12]*[.K$1]" office:value-type="float" office:value="1.5504" calcext:value-type="float">
            <text:p>1.5504</text:p>
          </table:table-cell>
          <table:table-cell table:formula="of:=ABS([.$B12]-[.L$2])" office:value-type="float" office:value="0.42" calcext:value-type="float">
            <text:p>0.4200</text:p>
          </table:table-cell>
          <table:table-cell table:formula="of:=(1-[.L12])*(1+bigR*[.L12])" office:value-type="float" office:value="0.3973" calcext:value-type="float">
            <text:p>0.3973</text:p>
          </table:table-cell>
          <table:table-cell table:formula="of:=[.M12]*[.N$1]" office:value-type="float" office:value="4.7676" calcext:value-type="float">
            <text:p>4.7676</text:p>
          </table:table-cell>
          <table:table-cell table:formula="of:=ABS([.$B12]-[.O$2])" office:value-type="float" office:value="0.59" calcext:value-type="float">
            <text:p>0.5900</text:p>
          </table:table-cell>
          <table:table-cell table:formula="of:=(1-[.O12])*(1+bigR*[.O12])" office:value-type="float" office:value="0.228575" calcext:value-type="float">
            <text:p>0.2286</text:p>
          </table:table-cell>
          <table:table-cell table:formula="of:=[.P12]*[.Q$1]" office:value-type="float" office:value="0.685725" calcext:value-type="float">
            <text:p>0.6857</text:p>
          </table:table-cell>
          <table:table-cell table:formula="of:=ABS([.$B12]-[.R$2])" office:value-type="float" office:value="0.77" calcext:value-type="float">
            <text:p>0.7700</text:p>
          </table:table-cell>
          <table:table-cell table:formula="of:=(1-[.R12])*(1+bigR*[.R12])" office:value-type="float" office:value="0.097175" calcext:value-type="float">
            <text:p>0.0972</text:p>
          </table:table-cell>
          <table:table-cell table:formula="of:=[.S12]*[.T$1]" office:value-type="float" office:value="5.8305" calcext:value-type="float">
            <text:p>5.8305</text:p>
          </table:table-cell>
          <table:table-cell table:formula="of:=ABS([.$B12]-[.U$2])" office:value-type="float" office:value="0.87" calcext:value-type="float">
            <text:p>0.8700</text:p>
          </table:table-cell>
          <table:table-cell table:formula="of:=(1-[.U12])*(1+bigR*[.U12])" office:value-type="float" office:value="0.045175" calcext:value-type="float">
            <text:p>0.0452</text:p>
          </table:table-cell>
          <table:table-cell table:formula="of:=[.V12]*[.W$1]" office:value-type="float" office:value="0.903499999999999" calcext:value-type="float">
            <text:p>0.9035</text:p>
          </table:table-cell>
          <table:table-cell table:formula="of:=[.W12]+[.T12]+[.Q12]+[.N12]+[.K12]+[.H12]+[.E12]" office:value-type="float" office:value="78.905475" calcext:value-type="float">
            <text:p>78.905</text:p>
          </table:table-cell>
          <table:table-cell/>
        </table:table-row>
        <table:table-row table:style-name="ro1">
          <table:table-cell/>
          <table:table-cell table:formula="of:=dx+[.B12]" office:value-type="float" office:value="0.09" calcext:value-type="float">
            <text:p>0.09</text:p>
          </table:table-cell>
          <table:table-cell table:formula="of:=ABS([.$B13]-[.C$2])" office:value-type="float" office:value="0.01" calcext:value-type="float">
            <text:p>0.0100</text:p>
          </table:table-cell>
          <table:table-cell table:formula="of:=(1-[.C13])*(1+bigR*[.C13])" office:value-type="float" office:value="0.982575" calcext:value-type="float">
            <text:p>0.9826</text:p>
          </table:table-cell>
          <table:table-cell table:formula="of:=[.D13]*[.E$1]" office:value-type="float" office:value="29.47725" calcext:value-type="float">
            <text:p>29.4773</text:p>
          </table:table-cell>
          <table:table-cell table:formula="of:=ABS([.$B13]-[.F$2])" office:value-type="float" office:value="0.16" calcext:value-type="float">
            <text:p>0.1600</text:p>
          </table:table-cell>
          <table:table-cell table:formula="of:=(1-[.F13])*(1+bigR*[.F13])" office:value-type="float" office:value="0.7392" calcext:value-type="float">
            <text:p>0.7392</text:p>
          </table:table-cell>
          <table:table-cell table:formula="of:=[.G13]*[.H$1]" office:value-type="float" office:value="36.96" calcext:value-type="float">
            <text:p>36.9600</text:p>
          </table:table-cell>
          <table:table-cell table:formula="of:=ABS([.$B13]-[.I$2])" office:value-type="float" office:value="0.31" calcext:value-type="float">
            <text:p>0.3100</text:p>
          </table:table-cell>
          <table:table-cell table:formula="of:=(1-[.I13])*(1+bigR*[.I13])" office:value-type="float" office:value="0.529575" calcext:value-type="float">
            <text:p>0.5296</text:p>
          </table:table-cell>
          <table:table-cell table:formula="of:=[.J13]*[.K$1]" office:value-type="float" office:value="1.588725" calcext:value-type="float">
            <text:p>1.5887</text:p>
          </table:table-cell>
          <table:table-cell table:formula="of:=ABS([.$B13]-[.L$2])" office:value-type="float" office:value="0.41" calcext:value-type="float">
            <text:p>0.4100</text:p>
          </table:table-cell>
          <table:table-cell table:formula="of:=(1-[.L13])*(1+bigR*[.L13])" office:value-type="float" office:value="0.408575" calcext:value-type="float">
            <text:p>0.4086</text:p>
          </table:table-cell>
          <table:table-cell table:formula="of:=[.M13]*[.N$1]" office:value-type="float" office:value="4.9029" calcext:value-type="float">
            <text:p>4.9029</text:p>
          </table:table-cell>
          <table:table-cell table:formula="of:=ABS([.$B13]-[.O$2])" office:value-type="float" office:value="0.58" calcext:value-type="float">
            <text:p>0.5800</text:p>
          </table:table-cell>
          <table:table-cell table:formula="of:=(1-[.O13])*(1+bigR*[.O13])" office:value-type="float" office:value="0.2373" calcext:value-type="float">
            <text:p>0.2373</text:p>
          </table:table-cell>
          <table:table-cell table:formula="of:=[.P13]*[.Q$1]" office:value-type="float" office:value="0.7119" calcext:value-type="float">
            <text:p>0.7119</text:p>
          </table:table-cell>
          <table:table-cell table:formula="of:=ABS([.$B13]-[.R$2])" office:value-type="float" office:value="0.76" calcext:value-type="float">
            <text:p>0.7600</text:p>
          </table:table-cell>
          <table:table-cell table:formula="of:=(1-[.R13])*(1+bigR*[.R13])" office:value-type="float" office:value="0.1032" calcext:value-type="float">
            <text:p>0.1032</text:p>
          </table:table-cell>
          <table:table-cell table:formula="of:=[.S13]*[.T$1]" office:value-type="float" office:value="6.192" calcext:value-type="float">
            <text:p>6.1920</text:p>
          </table:table-cell>
          <table:table-cell table:formula="of:=ABS([.$B13]-[.U$2])" office:value-type="float" office:value="0.86" calcext:value-type="float">
            <text:p>0.8600</text:p>
          </table:table-cell>
          <table:table-cell table:formula="of:=(1-[.U13])*(1+bigR*[.U13])" office:value-type="float" office:value="0.0497" calcext:value-type="float">
            <text:p>0.0497</text:p>
          </table:table-cell>
          <table:table-cell table:formula="of:=[.V13]*[.W$1]" office:value-type="float" office:value="0.993999999999999" calcext:value-type="float">
            <text:p>0.9940</text:p>
          </table:table-cell>
          <table:table-cell table:formula="of:=[.W13]+[.T13]+[.Q13]+[.N13]+[.K13]+[.H13]+[.E13]" office:value-type="float" office:value="80.826775" calcext:value-type="float">
            <text:p>80.827</text:p>
          </table:table-cell>
          <table:table-cell/>
        </table:table-row>
        <table:table-row table:style-name="ro1">
          <table:table-cell/>
          <table:table-cell table:formula="of:=dx+[.B13]" office:value-type="float" office:value="0.1" calcext:value-type="float">
            <text:p>0.10</text:p>
          </table:table-cell>
          <table:table-cell table:formula="of:=ABS([.$B14]-[.C$2])" office:value-type="float" office:value="0" calcext:value-type="float">
            <text:p>0.0000</text:p>
          </table:table-cell>
          <table:table-cell table:formula="of:=(1-[.C14])*(1+bigR*[.C14])" office:value-type="float" office:value="1" calcext:value-type="float">
            <text:p>1.0000</text:p>
          </table:table-cell>
          <table:table-cell table:formula="of:=[.D14]*[.E$1]" office:value-type="float" office:value="30" calcext:value-type="float">
            <text:p>30.0000</text:p>
          </table:table-cell>
          <table:table-cell table:formula="of:=ABS([.$B14]-[.F$2])" office:value-type="float" office:value="0.15" calcext:value-type="float">
            <text:p>0.1500</text:p>
          </table:table-cell>
          <table:table-cell table:formula="of:=(1-[.F14])*(1+bigR*[.F14])" office:value-type="float" office:value="0.754375" calcext:value-type="float">
            <text:p>0.7544</text:p>
          </table:table-cell>
          <table:table-cell table:formula="of:=[.G14]*[.H$1]" office:value-type="float" office:value="37.71875" calcext:value-type="float">
            <text:p>37.7188</text:p>
          </table:table-cell>
          <table:table-cell table:formula="of:=ABS([.$B14]-[.I$2])" office:value-type="float" office:value="0.3" calcext:value-type="float">
            <text:p>0.3000</text:p>
          </table:table-cell>
          <table:table-cell table:formula="of:=(1-[.I14])*(1+bigR*[.I14])" office:value-type="float" office:value="0.5425" calcext:value-type="float">
            <text:p>0.5425</text:p>
          </table:table-cell>
          <table:table-cell table:formula="of:=[.J14]*[.K$1]" office:value-type="float" office:value="1.6275" calcext:value-type="float">
            <text:p>1.6275</text:p>
          </table:table-cell>
          <table:table-cell table:formula="of:=ABS([.$B14]-[.L$2])" office:value-type="float" office:value="0.4" calcext:value-type="float">
            <text:p>0.4000</text:p>
          </table:table-cell>
          <table:table-cell table:formula="of:=(1-[.L14])*(1+bigR*[.L14])" office:value-type="float" office:value="0.42" calcext:value-type="float">
            <text:p>0.4200</text:p>
          </table:table-cell>
          <table:table-cell table:formula="of:=[.M14]*[.N$1]" office:value-type="float" office:value="5.04" calcext:value-type="float">
            <text:p>5.0400</text:p>
          </table:table-cell>
          <table:table-cell table:formula="of:=ABS([.$B14]-[.O$2])" office:value-type="float" office:value="0.57" calcext:value-type="float">
            <text:p>0.5700</text:p>
          </table:table-cell>
          <table:table-cell table:formula="of:=(1-[.O14])*(1+bigR*[.O14])" office:value-type="float" office:value="0.246175" calcext:value-type="float">
            <text:p>0.2462</text:p>
          </table:table-cell>
          <table:table-cell table:formula="of:=[.P14]*[.Q$1]" office:value-type="float" office:value="0.738525" calcext:value-type="float">
            <text:p>0.7385</text:p>
          </table:table-cell>
          <table:table-cell table:formula="of:=ABS([.$B14]-[.R$2])" office:value-type="float" office:value="0.75" calcext:value-type="float">
            <text:p>0.7500</text:p>
          </table:table-cell>
          <table:table-cell table:formula="of:=(1-[.R14])*(1+bigR*[.R14])" office:value-type="float" office:value="0.109375" calcext:value-type="float">
            <text:p>0.1094</text:p>
          </table:table-cell>
          <table:table-cell table:formula="of:=[.S14]*[.T$1]" office:value-type="float" office:value="6.5625" calcext:value-type="float">
            <text:p>6.5625</text:p>
          </table:table-cell>
          <table:table-cell table:formula="of:=ABS([.$B14]-[.U$2])" office:value-type="float" office:value="0.85" calcext:value-type="float">
            <text:p>0.8500</text:p>
          </table:table-cell>
          <table:table-cell table:formula="of:=(1-[.U14])*(1+bigR*[.U14])" office:value-type="float" office:value="0.054375" calcext:value-type="float">
            <text:p>0.0544</text:p>
          </table:table-cell>
          <table:table-cell table:formula="of:=[.V14]*[.W$1]" office:value-type="float" office:value="1.0875" calcext:value-type="float">
            <text:p>1.0875</text:p>
          </table:table-cell>
          <table:table-cell table:formula="of:=[.W14]+[.T14]+[.Q14]+[.N14]+[.K14]+[.H14]+[.E14]" office:value-type="float" office:value="82.774775" calcext:value-type="float">
            <text:p>82.775</text:p>
          </table:table-cell>
          <table:table-cell/>
        </table:table-row>
        <table:table-row table:style-name="ro1">
          <table:table-cell/>
          <table:table-cell table:formula="of:=dx+[.B14]" office:value-type="float" office:value="0.11" calcext:value-type="float">
            <text:p>0.11</text:p>
          </table:table-cell>
          <table:table-cell table:formula="of:=ABS([.$B15]-[.C$2])" office:value-type="float" office:value="0.00999999999999998" calcext:value-type="float">
            <text:p>0.0100</text:p>
          </table:table-cell>
          <table:table-cell table:formula="of:=(1-[.C15])*(1+bigR*[.C15])" office:value-type="float" office:value="0.982575" calcext:value-type="float">
            <text:p>0.9826</text:p>
          </table:table-cell>
          <table:table-cell table:formula="of:=[.D15]*[.E$1]" office:value-type="float" office:value="29.47725" calcext:value-type="float">
            <text:p>29.4773</text:p>
          </table:table-cell>
          <table:table-cell table:formula="of:=ABS([.$B15]-[.F$2])" office:value-type="float" office:value="0.14" calcext:value-type="float">
            <text:p>0.1400</text:p>
          </table:table-cell>
          <table:table-cell table:formula="of:=(1-[.F15])*(1+bigR*[.F15])" office:value-type="float" office:value="0.7697" calcext:value-type="float">
            <text:p>0.7697</text:p>
          </table:table-cell>
          <table:table-cell table:formula="of:=[.G15]*[.H$1]" office:value-type="float" office:value="38.485" calcext:value-type="float">
            <text:p>38.4850</text:p>
          </table:table-cell>
          <table:table-cell table:formula="of:=ABS([.$B15]-[.I$2])" office:value-type="float" office:value="0.29" calcext:value-type="float">
            <text:p>0.2900</text:p>
          </table:table-cell>
          <table:table-cell table:formula="of:=(1-[.I15])*(1+bigR*[.I15])" office:value-type="float" office:value="0.555575" calcext:value-type="float">
            <text:p>0.5556</text:p>
          </table:table-cell>
          <table:table-cell table:formula="of:=[.J15]*[.K$1]" office:value-type="float" office:value="1.666725" calcext:value-type="float">
            <text:p>1.6667</text:p>
          </table:table-cell>
          <table:table-cell table:formula="of:=ABS([.$B15]-[.L$2])" office:value-type="float" office:value="0.39" calcext:value-type="float">
            <text:p>0.3900</text:p>
          </table:table-cell>
          <table:table-cell table:formula="of:=(1-[.L15])*(1+bigR*[.L15])" office:value-type="float" office:value="0.431575" calcext:value-type="float">
            <text:p>0.4316</text:p>
          </table:table-cell>
          <table:table-cell table:formula="of:=[.M15]*[.N$1]" office:value-type="float" office:value="5.1789" calcext:value-type="float">
            <text:p>5.1789</text:p>
          </table:table-cell>
          <table:table-cell table:formula="of:=ABS([.$B15]-[.O$2])" office:value-type="float" office:value="0.56" calcext:value-type="float">
            <text:p>0.5600</text:p>
          </table:table-cell>
          <table:table-cell table:formula="of:=(1-[.O15])*(1+bigR*[.O15])" office:value-type="float" office:value="0.2552" calcext:value-type="float">
            <text:p>0.2552</text:p>
          </table:table-cell>
          <table:table-cell table:formula="of:=[.P15]*[.Q$1]" office:value-type="float" office:value="0.7656" calcext:value-type="float">
            <text:p>0.7656</text:p>
          </table:table-cell>
          <table:table-cell table:formula="of:=ABS([.$B15]-[.R$2])" office:value-type="float" office:value="0.74" calcext:value-type="float">
            <text:p>0.7400</text:p>
          </table:table-cell>
          <table:table-cell table:formula="of:=(1-[.R15])*(1+bigR*[.R15])" office:value-type="float" office:value="0.1157" calcext:value-type="float">
            <text:p>0.1157</text:p>
          </table:table-cell>
          <table:table-cell table:formula="of:=[.S15]*[.T$1]" office:value-type="float" office:value="6.942" calcext:value-type="float">
            <text:p>6.9420</text:p>
          </table:table-cell>
          <table:table-cell table:formula="of:=ABS([.$B15]-[.U$2])" office:value-type="float" office:value="0.84" calcext:value-type="float">
            <text:p>0.8400</text:p>
          </table:table-cell>
          <table:table-cell table:formula="of:=(1-[.U15])*(1+bigR*[.U15])" office:value-type="float" office:value="0.0592" calcext:value-type="float">
            <text:p>0.0592</text:p>
          </table:table-cell>
          <table:table-cell table:formula="of:=[.V15]*[.W$1]" office:value-type="float" office:value="1.184" calcext:value-type="float">
            <text:p>1.1840</text:p>
          </table:table-cell>
          <table:table-cell table:formula="of:=[.W15]+[.T15]+[.Q15]+[.N15]+[.K15]+[.H15]+[.E15]" office:value-type="float" office:value="83.699475" calcext:value-type="float">
            <text:p>83.699</text:p>
          </table:table-cell>
          <table:table-cell/>
        </table:table-row>
        <table:table-row table:style-name="ro1">
          <table:table-cell/>
          <table:table-cell table:formula="of:=dx+[.B15]" office:value-type="float" office:value="0.12" calcext:value-type="float">
            <text:p>0.12</text:p>
          </table:table-cell>
          <table:table-cell table:formula="of:=ABS([.$B16]-[.C$2])" office:value-type="float" office:value="0.02" calcext:value-type="float">
            <text:p>0.0200</text:p>
          </table:table-cell>
          <table:table-cell table:formula="of:=(1-[.C16])*(1+bigR*[.C16])" office:value-type="float" office:value="0.9653" calcext:value-type="float">
            <text:p>0.9653</text:p>
          </table:table-cell>
          <table:table-cell table:formula="of:=[.D16]*[.E$1]" office:value-type="float" office:value="28.959" calcext:value-type="float">
            <text:p>28.9590</text:p>
          </table:table-cell>
          <table:table-cell table:formula="of:=ABS([.$B16]-[.F$2])" office:value-type="float" office:value="0.13" calcext:value-type="float">
            <text:p>0.1300</text:p>
          </table:table-cell>
          <table:table-cell table:formula="of:=(1-[.F16])*(1+bigR*[.F16])" office:value-type="float" office:value="0.785175" calcext:value-type="float">
            <text:p>0.7852</text:p>
          </table:table-cell>
          <table:table-cell table:formula="of:=[.G16]*[.H$1]" office:value-type="float" office:value="39.25875" calcext:value-type="float">
            <text:p>39.2588</text:p>
          </table:table-cell>
          <table:table-cell table:formula="of:=ABS([.$B16]-[.I$2])" office:value-type="float" office:value="0.28" calcext:value-type="float">
            <text:p>0.2800</text:p>
          </table:table-cell>
          <table:table-cell table:formula="of:=(1-[.I16])*(1+bigR*[.I16])" office:value-type="float" office:value="0.5688" calcext:value-type="float">
            <text:p>0.5688</text:p>
          </table:table-cell>
          <table:table-cell table:formula="of:=[.J16]*[.K$1]" office:value-type="float" office:value="1.7064" calcext:value-type="float">
            <text:p>1.7064</text:p>
          </table:table-cell>
          <table:table-cell table:formula="of:=ABS([.$B16]-[.L$2])" office:value-type="float" office:value="0.38" calcext:value-type="float">
            <text:p>0.3800</text:p>
          </table:table-cell>
          <table:table-cell table:formula="of:=(1-[.L16])*(1+bigR*[.L16])" office:value-type="float" office:value="0.4433" calcext:value-type="float">
            <text:p>0.4433</text:p>
          </table:table-cell>
          <table:table-cell table:formula="of:=[.M16]*[.N$1]" office:value-type="float" office:value="5.3196" calcext:value-type="float">
            <text:p>5.3196</text:p>
          </table:table-cell>
          <table:table-cell table:formula="of:=ABS([.$B16]-[.O$2])" office:value-type="float" office:value="0.55" calcext:value-type="float">
            <text:p>0.5500</text:p>
          </table:table-cell>
          <table:table-cell table:formula="of:=(1-[.O16])*(1+bigR*[.O16])" office:value-type="float" office:value="0.264375" calcext:value-type="float">
            <text:p>0.2644</text:p>
          </table:table-cell>
          <table:table-cell table:formula="of:=[.P16]*[.Q$1]" office:value-type="float" office:value="0.793125" calcext:value-type="float">
            <text:p>0.7931</text:p>
          </table:table-cell>
          <table:table-cell table:formula="of:=ABS([.$B16]-[.R$2])" office:value-type="float" office:value="0.73" calcext:value-type="float">
            <text:p>0.7300</text:p>
          </table:table-cell>
          <table:table-cell table:formula="of:=(1-[.R16])*(1+bigR*[.R16])" office:value-type="float" office:value="0.122175" calcext:value-type="float">
            <text:p>0.1222</text:p>
          </table:table-cell>
          <table:table-cell table:formula="of:=[.S16]*[.T$1]" office:value-type="float" office:value="7.3305" calcext:value-type="float">
            <text:p>7.3305</text:p>
          </table:table-cell>
          <table:table-cell table:formula="of:=ABS([.$B16]-[.U$2])" office:value-type="float" office:value="0.83" calcext:value-type="float">
            <text:p>0.8300</text:p>
          </table:table-cell>
          <table:table-cell table:formula="of:=(1-[.U16])*(1+bigR*[.U16])" office:value-type="float" office:value="0.064175" calcext:value-type="float">
            <text:p>0.0642</text:p>
          </table:table-cell>
          <table:table-cell table:formula="of:=[.V16]*[.W$1]" office:value-type="float" office:value="1.2835" calcext:value-type="float">
            <text:p>1.2835</text:p>
          </table:table-cell>
          <table:table-cell table:formula="of:=[.W16]+[.T16]+[.Q16]+[.N16]+[.K16]+[.H16]+[.E16]" office:value-type="float" office:value="84.650875" calcext:value-type="float">
            <text:p>84.651</text:p>
          </table:table-cell>
          <table:table-cell/>
        </table:table-row>
        <table:table-row table:style-name="ro1">
          <table:table-cell/>
          <table:table-cell table:formula="of:=dx+[.B16]" office:value-type="float" office:value="0.13" calcext:value-type="float">
            <text:p>0.13</text:p>
          </table:table-cell>
          <table:table-cell table:formula="of:=ABS([.$B17]-[.C$2])" office:value-type="float" office:value="0.03" calcext:value-type="float">
            <text:p>0.0300</text:p>
          </table:table-cell>
          <table:table-cell table:formula="of:=(1-[.C17])*(1+bigR*[.C17])" office:value-type="float" office:value="0.948175" calcext:value-type="float">
            <text:p>0.9482</text:p>
          </table:table-cell>
          <table:table-cell table:formula="of:=[.D17]*[.E$1]" office:value-type="float" office:value="28.44525" calcext:value-type="float">
            <text:p>28.4453</text:p>
          </table:table-cell>
          <table:table-cell table:formula="of:=ABS([.$B17]-[.F$2])" office:value-type="float" office:value="0.12" calcext:value-type="float">
            <text:p>0.1200</text:p>
          </table:table-cell>
          <table:table-cell table:formula="of:=(1-[.F17])*(1+bigR*[.F17])" office:value-type="float" office:value="0.8008" calcext:value-type="float">
            <text:p>0.8008</text:p>
          </table:table-cell>
          <table:table-cell table:formula="of:=[.G17]*[.H$1]" office:value-type="float" office:value="40.04" calcext:value-type="float">
            <text:p>40.0400</text:p>
          </table:table-cell>
          <table:table-cell table:formula="of:=ABS([.$B17]-[.I$2])" office:value-type="float" office:value="0.27" calcext:value-type="float">
            <text:p>0.2700</text:p>
          </table:table-cell>
          <table:table-cell table:formula="of:=(1-[.I17])*(1+bigR*[.I17])" office:value-type="float" office:value="0.582175" calcext:value-type="float">
            <text:p>0.5822</text:p>
          </table:table-cell>
          <table:table-cell table:formula="of:=[.J17]*[.K$1]" office:value-type="float" office:value="1.746525" calcext:value-type="float">
            <text:p>1.7465</text:p>
          </table:table-cell>
          <table:table-cell table:formula="of:=ABS([.$B17]-[.L$2])" office:value-type="float" office:value="0.37" calcext:value-type="float">
            <text:p>0.3700</text:p>
          </table:table-cell>
          <table:table-cell table:formula="of:=(1-[.L17])*(1+bigR*[.L17])" office:value-type="float" office:value="0.455175" calcext:value-type="float">
            <text:p>0.4552</text:p>
          </table:table-cell>
          <table:table-cell table:formula="of:=[.M17]*[.N$1]" office:value-type="float" office:value="5.4621" calcext:value-type="float">
            <text:p>5.4621</text:p>
          </table:table-cell>
          <table:table-cell table:formula="of:=ABS([.$B17]-[.O$2])" office:value-type="float" office:value="0.54" calcext:value-type="float">
            <text:p>0.5400</text:p>
          </table:table-cell>
          <table:table-cell table:formula="of:=(1-[.O17])*(1+bigR*[.O17])" office:value-type="float" office:value="0.2737" calcext:value-type="float">
            <text:p>0.2737</text:p>
          </table:table-cell>
          <table:table-cell table:formula="of:=[.P17]*[.Q$1]" office:value-type="float" office:value="0.8211" calcext:value-type="float">
            <text:p>0.8211</text:p>
          </table:table-cell>
          <table:table-cell table:formula="of:=ABS([.$B17]-[.R$2])" office:value-type="float" office:value="0.72" calcext:value-type="float">
            <text:p>0.7200</text:p>
          </table:table-cell>
          <table:table-cell table:formula="of:=(1-[.R17])*(1+bigR*[.R17])" office:value-type="float" office:value="0.1288" calcext:value-type="float">
            <text:p>0.1288</text:p>
          </table:table-cell>
          <table:table-cell table:formula="of:=[.S17]*[.T$1]" office:value-type="float" office:value="7.728" calcext:value-type="float">
            <text:p>7.7280</text:p>
          </table:table-cell>
          <table:table-cell table:formula="of:=ABS([.$B17]-[.U$2])" office:value-type="float" office:value="0.82" calcext:value-type="float">
            <text:p>0.8200</text:p>
          </table:table-cell>
          <table:table-cell table:formula="of:=(1-[.U17])*(1+bigR*[.U17])" office:value-type="float" office:value="0.0693" calcext:value-type="float">
            <text:p>0.0693</text:p>
          </table:table-cell>
          <table:table-cell table:formula="of:=[.V17]*[.W$1]" office:value-type="float" office:value="1.386" calcext:value-type="float">
            <text:p>1.3860</text:p>
          </table:table-cell>
          <table:table-cell table:formula="of:=[.W17]+[.T17]+[.Q17]+[.N17]+[.K17]+[.H17]+[.E17]" office:value-type="float" office:value="85.628975" calcext:value-type="float">
            <text:p>85.629</text:p>
          </table:table-cell>
          <table:table-cell/>
        </table:table-row>
        <table:table-row table:style-name="ro1">
          <table:table-cell/>
          <table:table-cell table:formula="of:=dx+[.B17]" office:value-type="float" office:value="0.14" calcext:value-type="float">
            <text:p>0.14</text:p>
          </table:table-cell>
          <table:table-cell table:formula="of:=ABS([.$B18]-[.C$2])" office:value-type="float" office:value="0.04" calcext:value-type="float">
            <text:p>0.0400</text:p>
          </table:table-cell>
          <table:table-cell table:formula="of:=(1-[.C18])*(1+bigR*[.C18])" office:value-type="float" office:value="0.9312" calcext:value-type="float">
            <text:p>0.9312</text:p>
          </table:table-cell>
          <table:table-cell table:formula="of:=[.D18]*[.E$1]" office:value-type="float" office:value="27.936" calcext:value-type="float">
            <text:p>27.9360</text:p>
          </table:table-cell>
          <table:table-cell table:formula="of:=ABS([.$B18]-[.F$2])" office:value-type="float" office:value="0.11" calcext:value-type="float">
            <text:p>0.1100</text:p>
          </table:table-cell>
          <table:table-cell table:formula="of:=(1-[.F18])*(1+bigR*[.F18])" office:value-type="float" office:value="0.816575" calcext:value-type="float">
            <text:p>0.8166</text:p>
          </table:table-cell>
          <table:table-cell table:formula="of:=[.G18]*[.H$1]" office:value-type="float" office:value="40.82875" calcext:value-type="float">
            <text:p>40.8288</text:p>
          </table:table-cell>
          <table:table-cell table:formula="of:=ABS([.$B18]-[.I$2])" office:value-type="float" office:value="0.26" calcext:value-type="float">
            <text:p>0.2600</text:p>
          </table:table-cell>
          <table:table-cell table:formula="of:=(1-[.I18])*(1+bigR*[.I18])" office:value-type="float" office:value="0.5957" calcext:value-type="float">
            <text:p>0.5957</text:p>
          </table:table-cell>
          <table:table-cell table:formula="of:=[.J18]*[.K$1]" office:value-type="float" office:value="1.7871" calcext:value-type="float">
            <text:p>1.7871</text:p>
          </table:table-cell>
          <table:table-cell table:formula="of:=ABS([.$B18]-[.L$2])" office:value-type="float" office:value="0.36" calcext:value-type="float">
            <text:p>0.3600</text:p>
          </table:table-cell>
          <table:table-cell table:formula="of:=(1-[.L18])*(1+bigR*[.L18])" office:value-type="float" office:value="0.4672" calcext:value-type="float">
            <text:p>0.4672</text:p>
          </table:table-cell>
          <table:table-cell table:formula="of:=[.M18]*[.N$1]" office:value-type="float" office:value="5.6064" calcext:value-type="float">
            <text:p>5.6064</text:p>
          </table:table-cell>
          <table:table-cell table:formula="of:=ABS([.$B18]-[.O$2])" office:value-type="float" office:value="0.53" calcext:value-type="float">
            <text:p>0.5300</text:p>
          </table:table-cell>
          <table:table-cell table:formula="of:=(1-[.O18])*(1+bigR*[.O18])" office:value-type="float" office:value="0.283175" calcext:value-type="float">
            <text:p>0.2832</text:p>
          </table:table-cell>
          <table:table-cell table:formula="of:=[.P18]*[.Q$1]" office:value-type="float" office:value="0.849525" calcext:value-type="float">
            <text:p>0.8495</text:p>
          </table:table-cell>
          <table:table-cell table:formula="of:=ABS([.$B18]-[.R$2])" office:value-type="float" office:value="0.71" calcext:value-type="float">
            <text:p>0.7100</text:p>
          </table:table-cell>
          <table:table-cell table:formula="of:=(1-[.R18])*(1+bigR*[.R18])" office:value-type="float" office:value="0.135575" calcext:value-type="float">
            <text:p>0.1356</text:p>
          </table:table-cell>
          <table:table-cell table:formula="of:=[.S18]*[.T$1]" office:value-type="float" office:value="8.1345" calcext:value-type="float">
            <text:p>8.1345</text:p>
          </table:table-cell>
          <table:table-cell table:formula="of:=ABS([.$B18]-[.U$2])" office:value-type="float" office:value="0.81" calcext:value-type="float">
            <text:p>0.8100</text:p>
          </table:table-cell>
          <table:table-cell table:formula="of:=(1-[.U18])*(1+bigR*[.U18])" office:value-type="float" office:value="0.074575" calcext:value-type="float">
            <text:p>0.0746</text:p>
          </table:table-cell>
          <table:table-cell table:formula="of:=[.V18]*[.W$1]" office:value-type="float" office:value="1.4915" calcext:value-type="float">
            <text:p>1.4915</text:p>
          </table:table-cell>
          <table:table-cell table:formula="of:=[.W18]+[.T18]+[.Q18]+[.N18]+[.K18]+[.H18]+[.E18]" office:value-type="float" office:value="86.633775" calcext:value-type="float">
            <text:p>86.634</text:p>
          </table:table-cell>
          <table:table-cell/>
        </table:table-row>
        <table:table-row table:style-name="ro1">
          <table:table-cell/>
          <table:table-cell table:formula="of:=dx+[.B18]" office:value-type="float" office:value="0.15" calcext:value-type="float">
            <text:p>0.15</text:p>
          </table:table-cell>
          <table:table-cell table:formula="of:=ABS([.$B19]-[.C$2])" office:value-type="float" office:value="0.05" calcext:value-type="float">
            <text:p>0.0500</text:p>
          </table:table-cell>
          <table:table-cell table:formula="of:=(1-[.C19])*(1+bigR*[.C19])" office:value-type="float" office:value="0.914375" calcext:value-type="float">
            <text:p>0.9144</text:p>
          </table:table-cell>
          <table:table-cell table:formula="of:=[.D19]*[.E$1]" office:value-type="float" office:value="27.43125" calcext:value-type="float">
            <text:p>27.4313</text:p>
          </table:table-cell>
          <table:table-cell table:formula="of:=ABS([.$B19]-[.F$2])" office:value-type="float" office:value="0.1" calcext:value-type="float">
            <text:p>0.1000</text:p>
          </table:table-cell>
          <table:table-cell table:formula="of:=(1-[.F19])*(1+bigR*[.F19])" office:value-type="float" office:value="0.8325" calcext:value-type="float">
            <text:p>0.8325</text:p>
          </table:table-cell>
          <table:table-cell table:formula="of:=[.G19]*[.H$1]" office:value-type="float" office:value="41.625" calcext:value-type="float">
            <text:p>41.6250</text:p>
          </table:table-cell>
          <table:table-cell table:formula="of:=ABS([.$B19]-[.I$2])" office:value-type="float" office:value="0.25" calcext:value-type="float">
            <text:p>0.2500</text:p>
          </table:table-cell>
          <table:table-cell table:formula="of:=(1-[.I19])*(1+bigR*[.I19])" office:value-type="float" office:value="0.609375" calcext:value-type="float">
            <text:p>0.6094</text:p>
          </table:table-cell>
          <table:table-cell table:formula="of:=[.J19]*[.K$1]" office:value-type="float" office:value="1.828125" calcext:value-type="float">
            <text:p>1.8281</text:p>
          </table:table-cell>
          <table:table-cell table:formula="of:=ABS([.$B19]-[.L$2])" office:value-type="float" office:value="0.35" calcext:value-type="float">
            <text:p>0.3500</text:p>
          </table:table-cell>
          <table:table-cell table:formula="of:=(1-[.L19])*(1+bigR*[.L19])" office:value-type="float" office:value="0.479375" calcext:value-type="float">
            <text:p>0.4794</text:p>
          </table:table-cell>
          <table:table-cell table:formula="of:=[.M19]*[.N$1]" office:value-type="float" office:value="5.7525" calcext:value-type="float">
            <text:p>5.7525</text:p>
          </table:table-cell>
          <table:table-cell table:formula="of:=ABS([.$B19]-[.O$2])" office:value-type="float" office:value="0.52" calcext:value-type="float">
            <text:p>0.5200</text:p>
          </table:table-cell>
          <table:table-cell table:formula="of:=(1-[.O19])*(1+bigR*[.O19])" office:value-type="float" office:value="0.2928" calcext:value-type="float">
            <text:p>0.2928</text:p>
          </table:table-cell>
          <table:table-cell table:formula="of:=[.P19]*[.Q$1]" office:value-type="float" office:value="0.8784" calcext:value-type="float">
            <text:p>0.8784</text:p>
          </table:table-cell>
          <table:table-cell table:formula="of:=ABS([.$B19]-[.R$2])" office:value-type="float" office:value="0.7" calcext:value-type="float">
            <text:p>0.7000</text:p>
          </table:table-cell>
          <table:table-cell table:formula="of:=(1-[.R19])*(1+bigR*[.R19])" office:value-type="float" office:value="0.1425" calcext:value-type="float">
            <text:p>0.1425</text:p>
          </table:table-cell>
          <table:table-cell table:formula="of:=[.S19]*[.T$1]" office:value-type="float" office:value="8.55" calcext:value-type="float">
            <text:p>8.5500</text:p>
          </table:table-cell>
          <table:table-cell table:formula="of:=ABS([.$B19]-[.U$2])" office:value-type="float" office:value="0.8" calcext:value-type="float">
            <text:p>0.8000</text:p>
          </table:table-cell>
          <table:table-cell table:formula="of:=(1-[.U19])*(1+bigR*[.U19])" office:value-type="float" office:value="0.08" calcext:value-type="float">
            <text:p>0.0800</text:p>
          </table:table-cell>
          <table:table-cell table:formula="of:=[.V19]*[.W$1]" office:value-type="float" office:value="1.6" calcext:value-type="float">
            <text:p>1.6000</text:p>
          </table:table-cell>
          <table:table-cell table:formula="of:=[.W19]+[.T19]+[.Q19]+[.N19]+[.K19]+[.H19]+[.E19]" office:value-type="float" office:value="87.665275" calcext:value-type="float">
            <text:p>87.665</text:p>
          </table:table-cell>
          <table:table-cell/>
        </table:table-row>
        <table:table-row table:style-name="ro1">
          <table:table-cell/>
          <table:table-cell table:formula="of:=dx+[.B19]" office:value-type="float" office:value="0.16" calcext:value-type="float">
            <text:p>0.16</text:p>
          </table:table-cell>
          <table:table-cell table:formula="of:=ABS([.$B20]-[.C$2])" office:value-type="float" office:value="0.06" calcext:value-type="float">
            <text:p>0.0600</text:p>
          </table:table-cell>
          <table:table-cell table:formula="of:=(1-[.C20])*(1+bigR*[.C20])" office:value-type="float" office:value="0.8977" calcext:value-type="float">
            <text:p>0.8977</text:p>
          </table:table-cell>
          <table:table-cell table:formula="of:=[.D20]*[.E$1]" office:value-type="float" office:value="26.931" calcext:value-type="float">
            <text:p>26.9310</text:p>
          </table:table-cell>
          <table:table-cell table:formula="of:=ABS([.$B20]-[.F$2])" office:value-type="float" office:value="0.09" calcext:value-type="float">
            <text:p>0.0900</text:p>
          </table:table-cell>
          <table:table-cell table:formula="of:=(1-[.F20])*(1+bigR*[.F20])" office:value-type="float" office:value="0.848575" calcext:value-type="float">
            <text:p>0.8486</text:p>
          </table:table-cell>
          <table:table-cell table:formula="of:=[.G20]*[.H$1]" office:value-type="float" office:value="42.42875" calcext:value-type="float">
            <text:p>42.4288</text:p>
          </table:table-cell>
          <table:table-cell table:formula="of:=ABS([.$B20]-[.I$2])" office:value-type="float" office:value="0.24" calcext:value-type="float">
            <text:p>0.2400</text:p>
          </table:table-cell>
          <table:table-cell table:formula="of:=(1-[.I20])*(1+bigR*[.I20])" office:value-type="float" office:value="0.6232" calcext:value-type="float">
            <text:p>0.6232</text:p>
          </table:table-cell>
          <table:table-cell table:formula="of:=[.J20]*[.K$1]" office:value-type="float" office:value="1.8696" calcext:value-type="float">
            <text:p>1.8696</text:p>
          </table:table-cell>
          <table:table-cell table:formula="of:=ABS([.$B20]-[.L$2])" office:value-type="float" office:value="0.34" calcext:value-type="float">
            <text:p>0.3400</text:p>
          </table:table-cell>
          <table:table-cell table:formula="of:=(1-[.L20])*(1+bigR*[.L20])" office:value-type="float" office:value="0.4917" calcext:value-type="float">
            <text:p>0.4917</text:p>
          </table:table-cell>
          <table:table-cell table:formula="of:=[.M20]*[.N$1]" office:value-type="float" office:value="5.9004" calcext:value-type="float">
            <text:p>5.9004</text:p>
          </table:table-cell>
          <table:table-cell table:formula="of:=ABS([.$B20]-[.O$2])" office:value-type="float" office:value="0.51" calcext:value-type="float">
            <text:p>0.5100</text:p>
          </table:table-cell>
          <table:table-cell table:formula="of:=(1-[.O20])*(1+bigR*[.O20])" office:value-type="float" office:value="0.302575" calcext:value-type="float">
            <text:p>0.3026</text:p>
          </table:table-cell>
          <table:table-cell table:formula="of:=[.P20]*[.Q$1]" office:value-type="float" office:value="0.907725" calcext:value-type="float">
            <text:p>0.9077</text:p>
          </table:table-cell>
          <table:table-cell table:formula="of:=ABS([.$B20]-[.R$2])" office:value-type="float" office:value="0.69" calcext:value-type="float">
            <text:p>0.6900</text:p>
          </table:table-cell>
          <table:table-cell table:formula="of:=(1-[.R20])*(1+bigR*[.R20])" office:value-type="float" office:value="0.149575" calcext:value-type="float">
            <text:p>0.1496</text:p>
          </table:table-cell>
          <table:table-cell table:formula="of:=[.S20]*[.T$1]" office:value-type="float" office:value="8.9745" calcext:value-type="float">
            <text:p>8.9745</text:p>
          </table:table-cell>
          <table:table-cell table:formula="of:=ABS([.$B20]-[.U$2])" office:value-type="float" office:value="0.79" calcext:value-type="float">
            <text:p>0.7900</text:p>
          </table:table-cell>
          <table:table-cell table:formula="of:=(1-[.U20])*(1+bigR*[.U20])" office:value-type="float" office:value="0.085575" calcext:value-type="float">
            <text:p>0.0856</text:p>
          </table:table-cell>
          <table:table-cell table:formula="of:=[.V20]*[.W$1]" office:value-type="float" office:value="1.7115" calcext:value-type="float">
            <text:p>1.7115</text:p>
          </table:table-cell>
          <table:table-cell table:formula="of:=[.W20]+[.T20]+[.Q20]+[.N20]+[.K20]+[.H20]+[.E20]" office:value-type="float" office:value="88.723475" calcext:value-type="float">
            <text:p>88.723</text:p>
          </table:table-cell>
          <table:table-cell/>
        </table:table-row>
        <table:table-row table:style-name="ro1">
          <table:table-cell/>
          <table:table-cell table:formula="of:=dx+[.B20]" office:value-type="float" office:value="0.17" calcext:value-type="float">
            <text:p>0.17</text:p>
          </table:table-cell>
          <table:table-cell table:formula="of:=ABS([.$B21]-[.C$2])" office:value-type="float" office:value="0.07" calcext:value-type="float">
            <text:p>0.0700</text:p>
          </table:table-cell>
          <table:table-cell table:formula="of:=(1-[.C21])*(1+bigR*[.C21])" office:value-type="float" office:value="0.881175" calcext:value-type="float">
            <text:p>0.8812</text:p>
          </table:table-cell>
          <table:table-cell table:formula="of:=[.D21]*[.E$1]" office:value-type="float" office:value="26.43525" calcext:value-type="float">
            <text:p>26.4353</text:p>
          </table:table-cell>
          <table:table-cell table:formula="of:=ABS([.$B21]-[.F$2])" office:value-type="float" office:value="0.08" calcext:value-type="float">
            <text:p>0.0800</text:p>
          </table:table-cell>
          <table:table-cell table:formula="of:=(1-[.F21])*(1+bigR*[.F21])" office:value-type="float" office:value="0.8648" calcext:value-type="float">
            <text:p>0.8648</text:p>
          </table:table-cell>
          <table:table-cell table:formula="of:=[.G21]*[.H$1]" office:value-type="float" office:value="43.24" calcext:value-type="float">
            <text:p>43.2400</text:p>
          </table:table-cell>
          <table:table-cell table:formula="of:=ABS([.$B21]-[.I$2])" office:value-type="float" office:value="0.23" calcext:value-type="float">
            <text:p>0.2300</text:p>
          </table:table-cell>
          <table:table-cell table:formula="of:=(1-[.I21])*(1+bigR*[.I21])" office:value-type="float" office:value="0.637175" calcext:value-type="float">
            <text:p>0.6372</text:p>
          </table:table-cell>
          <table:table-cell table:formula="of:=[.J21]*[.K$1]" office:value-type="float" office:value="1.911525" calcext:value-type="float">
            <text:p>1.9115</text:p>
          </table:table-cell>
          <table:table-cell table:formula="of:=ABS([.$B21]-[.L$2])" office:value-type="float" office:value="0.33" calcext:value-type="float">
            <text:p>0.3300</text:p>
          </table:table-cell>
          <table:table-cell table:formula="of:=(1-[.L21])*(1+bigR*[.L21])" office:value-type="float" office:value="0.504175" calcext:value-type="float">
            <text:p>0.5042</text:p>
          </table:table-cell>
          <table:table-cell table:formula="of:=[.M21]*[.N$1]" office:value-type="float" office:value="6.0501" calcext:value-type="float">
            <text:p>6.0501</text:p>
          </table:table-cell>
          <table:table-cell table:formula="of:=ABS([.$B21]-[.O$2])" office:value-type="float" office:value="0.5" calcext:value-type="float">
            <text:p>0.5000</text:p>
          </table:table-cell>
          <table:table-cell table:formula="of:=(1-[.O21])*(1+bigR*[.O21])" office:value-type="float" office:value="0.3125" calcext:value-type="float">
            <text:p>0.3125</text:p>
          </table:table-cell>
          <table:table-cell table:formula="of:=[.P21]*[.Q$1]" office:value-type="float" office:value="0.9375" calcext:value-type="float">
            <text:p>0.9375</text:p>
          </table:table-cell>
          <table:table-cell table:formula="of:=ABS([.$B21]-[.R$2])" office:value-type="float" office:value="0.68" calcext:value-type="float">
            <text:p>0.6800</text:p>
          </table:table-cell>
          <table:table-cell table:formula="of:=(1-[.R21])*(1+bigR*[.R21])" office:value-type="float" office:value="0.1568" calcext:value-type="float">
            <text:p>0.1568</text:p>
          </table:table-cell>
          <table:table-cell table:formula="of:=[.S21]*[.T$1]" office:value-type="float" office:value="9.408" calcext:value-type="float">
            <text:p>9.4080</text:p>
          </table:table-cell>
          <table:table-cell table:formula="of:=ABS([.$B21]-[.U$2])" office:value-type="float" office:value="0.78" calcext:value-type="float">
            <text:p>0.7800</text:p>
          </table:table-cell>
          <table:table-cell table:formula="of:=(1-[.U21])*(1+bigR*[.U21])" office:value-type="float" office:value="0.0913" calcext:value-type="float">
            <text:p>0.0913</text:p>
          </table:table-cell>
          <table:table-cell table:formula="of:=[.V21]*[.W$1]" office:value-type="float" office:value="1.826" calcext:value-type="float">
            <text:p>1.8260</text:p>
          </table:table-cell>
          <table:table-cell table:formula="of:=[.W21]+[.T21]+[.Q21]+[.N21]+[.K21]+[.H21]+[.E21]" office:value-type="float" office:value="89.808375" calcext:value-type="float">
            <text:p>89.808</text:p>
          </table:table-cell>
          <table:table-cell/>
        </table:table-row>
        <table:table-row table:style-name="ro1">
          <table:table-cell/>
          <table:table-cell table:formula="of:=dx+[.B21]" office:value-type="float" office:value="0.18" calcext:value-type="float">
            <text:p>0.18</text:p>
          </table:table-cell>
          <table:table-cell table:formula="of:=ABS([.$B22]-[.C$2])" office:value-type="float" office:value="0.08" calcext:value-type="float">
            <text:p>0.0800</text:p>
          </table:table-cell>
          <table:table-cell table:formula="of:=(1-[.C22])*(1+bigR*[.C22])" office:value-type="float" office:value="0.8648" calcext:value-type="float">
            <text:p>0.8648</text:p>
          </table:table-cell>
          <table:table-cell table:formula="of:=[.D22]*[.E$1]" office:value-type="float" office:value="25.944" calcext:value-type="float">
            <text:p>25.9440</text:p>
          </table:table-cell>
          <table:table-cell table:formula="of:=ABS([.$B22]-[.F$2])" office:value-type="float" office:value="0.07" calcext:value-type="float">
            <text:p>0.0700</text:p>
          </table:table-cell>
          <table:table-cell table:formula="of:=(1-[.F22])*(1+bigR*[.F22])" office:value-type="float" office:value="0.881175" calcext:value-type="float">
            <text:p>0.8812</text:p>
          </table:table-cell>
          <table:table-cell table:formula="of:=[.G22]*[.H$1]" office:value-type="float" office:value="44.05875" calcext:value-type="float">
            <text:p>44.0588</text:p>
          </table:table-cell>
          <table:table-cell table:formula="of:=ABS([.$B22]-[.I$2])" office:value-type="float" office:value="0.22" calcext:value-type="float">
            <text:p>0.2200</text:p>
          </table:table-cell>
          <table:table-cell table:formula="of:=(1-[.I22])*(1+bigR*[.I22])" office:value-type="float" office:value="0.6513" calcext:value-type="float">
            <text:p>0.6513</text:p>
          </table:table-cell>
          <table:table-cell table:formula="of:=[.J22]*[.K$1]" office:value-type="float" office:value="1.9539" calcext:value-type="float">
            <text:p>1.9539</text:p>
          </table:table-cell>
          <table:table-cell table:formula="of:=ABS([.$B22]-[.L$2])" office:value-type="float" office:value="0.32" calcext:value-type="float">
            <text:p>0.3200</text:p>
          </table:table-cell>
          <table:table-cell table:formula="of:=(1-[.L22])*(1+bigR*[.L22])" office:value-type="float" office:value="0.5168" calcext:value-type="float">
            <text:p>0.5168</text:p>
          </table:table-cell>
          <table:table-cell table:formula="of:=[.M22]*[.N$1]" office:value-type="float" office:value="6.2016" calcext:value-type="float">
            <text:p>6.2016</text:p>
          </table:table-cell>
          <table:table-cell table:formula="of:=ABS([.$B22]-[.O$2])" office:value-type="float" office:value="0.49" calcext:value-type="float">
            <text:p>0.4900</text:p>
          </table:table-cell>
          <table:table-cell table:formula="of:=(1-[.O22])*(1+bigR*[.O22])" office:value-type="float" office:value="0.322575" calcext:value-type="float">
            <text:p>0.3226</text:p>
          </table:table-cell>
          <table:table-cell table:formula="of:=[.P22]*[.Q$1]" office:value-type="float" office:value="0.967725" calcext:value-type="float">
            <text:p>0.9677</text:p>
          </table:table-cell>
          <table:table-cell table:formula="of:=ABS([.$B22]-[.R$2])" office:value-type="float" office:value="0.67" calcext:value-type="float">
            <text:p>0.6700</text:p>
          </table:table-cell>
          <table:table-cell table:formula="of:=(1-[.R22])*(1+bigR*[.R22])" office:value-type="float" office:value="0.164175" calcext:value-type="float">
            <text:p>0.1642</text:p>
          </table:table-cell>
          <table:table-cell table:formula="of:=[.S22]*[.T$1]" office:value-type="float" office:value="9.8505" calcext:value-type="float">
            <text:p>9.8505</text:p>
          </table:table-cell>
          <table:table-cell table:formula="of:=ABS([.$B22]-[.U$2])" office:value-type="float" office:value="0.77" calcext:value-type="float">
            <text:p>0.7700</text:p>
          </table:table-cell>
          <table:table-cell table:formula="of:=(1-[.U22])*(1+bigR*[.U22])" office:value-type="float" office:value="0.097175" calcext:value-type="float">
            <text:p>0.0972</text:p>
          </table:table-cell>
          <table:table-cell table:formula="of:=[.V22]*[.W$1]" office:value-type="float" office:value="1.9435" calcext:value-type="float">
            <text:p>1.9435</text:p>
          </table:table-cell>
          <table:table-cell table:formula="of:=[.W22]+[.T22]+[.Q22]+[.N22]+[.K22]+[.H22]+[.E22]" office:value-type="float" office:value="90.919975" calcext:value-type="float">
            <text:p>90.920</text:p>
          </table:table-cell>
          <table:table-cell/>
        </table:table-row>
        <table:table-row table:style-name="ro1">
          <table:table-cell/>
          <table:table-cell table:formula="of:=dx+[.B22]" office:value-type="float" office:value="0.19" calcext:value-type="float">
            <text:p>0.19</text:p>
          </table:table-cell>
          <table:table-cell table:formula="of:=ABS([.$B23]-[.C$2])" office:value-type="float" office:value="0.09" calcext:value-type="float">
            <text:p>0.0900</text:p>
          </table:table-cell>
          <table:table-cell table:formula="of:=(1-[.C23])*(1+bigR*[.C23])" office:value-type="float" office:value="0.848575" calcext:value-type="float">
            <text:p>0.8486</text:p>
          </table:table-cell>
          <table:table-cell table:formula="of:=[.D23]*[.E$1]" office:value-type="float" office:value="25.45725" calcext:value-type="float">
            <text:p>25.4573</text:p>
          </table:table-cell>
          <table:table-cell table:formula="of:=ABS([.$B23]-[.F$2])" office:value-type="float" office:value="0.06" calcext:value-type="float">
            <text:p>0.0600</text:p>
          </table:table-cell>
          <table:table-cell table:formula="of:=(1-[.F23])*(1+bigR*[.F23])" office:value-type="float" office:value="0.8977" calcext:value-type="float">
            <text:p>0.8977</text:p>
          </table:table-cell>
          <table:table-cell table:formula="of:=[.G23]*[.H$1]" office:value-type="float" office:value="44.885" calcext:value-type="float">
            <text:p>44.8850</text:p>
          </table:table-cell>
          <table:table-cell table:formula="of:=ABS([.$B23]-[.I$2])" office:value-type="float" office:value="0.21" calcext:value-type="float">
            <text:p>0.2100</text:p>
          </table:table-cell>
          <table:table-cell table:formula="of:=(1-[.I23])*(1+bigR*[.I23])" office:value-type="float" office:value="0.665575" calcext:value-type="float">
            <text:p>0.6656</text:p>
          </table:table-cell>
          <table:table-cell table:formula="of:=[.J23]*[.K$1]" office:value-type="float" office:value="1.996725" calcext:value-type="float">
            <text:p>1.9967</text:p>
          </table:table-cell>
          <table:table-cell table:formula="of:=ABS([.$B23]-[.L$2])" office:value-type="float" office:value="0.31" calcext:value-type="float">
            <text:p>0.3100</text:p>
          </table:table-cell>
          <table:table-cell table:formula="of:=(1-[.L23])*(1+bigR*[.L23])" office:value-type="float" office:value="0.529575" calcext:value-type="float">
            <text:p>0.5296</text:p>
          </table:table-cell>
          <table:table-cell table:formula="of:=[.M23]*[.N$1]" office:value-type="float" office:value="6.3549" calcext:value-type="float">
            <text:p>6.3549</text:p>
          </table:table-cell>
          <table:table-cell table:formula="of:=ABS([.$B23]-[.O$2])" office:value-type="float" office:value="0.48" calcext:value-type="float">
            <text:p>0.4800</text:p>
          </table:table-cell>
          <table:table-cell table:formula="of:=(1-[.O23])*(1+bigR*[.O23])" office:value-type="float" office:value="0.3328" calcext:value-type="float">
            <text:p>0.3328</text:p>
          </table:table-cell>
          <table:table-cell table:formula="of:=[.P23]*[.Q$1]" office:value-type="float" office:value="0.9984" calcext:value-type="float">
            <text:p>0.9984</text:p>
          </table:table-cell>
          <table:table-cell table:formula="of:=ABS([.$B23]-[.R$2])" office:value-type="float" office:value="0.66" calcext:value-type="float">
            <text:p>0.6600</text:p>
          </table:table-cell>
          <table:table-cell table:formula="of:=(1-[.R23])*(1+bigR*[.R23])" office:value-type="float" office:value="0.1717" calcext:value-type="float">
            <text:p>0.1717</text:p>
          </table:table-cell>
          <table:table-cell table:formula="of:=[.S23]*[.T$1]" office:value-type="float" office:value="10.302" calcext:value-type="float">
            <text:p>10.3020</text:p>
          </table:table-cell>
          <table:table-cell table:formula="of:=ABS([.$B23]-[.U$2])" office:value-type="float" office:value="0.76" calcext:value-type="float">
            <text:p>0.7600</text:p>
          </table:table-cell>
          <table:table-cell table:formula="of:=(1-[.U23])*(1+bigR*[.U23])" office:value-type="float" office:value="0.1032" calcext:value-type="float">
            <text:p>0.1032</text:p>
          </table:table-cell>
          <table:table-cell table:formula="of:=[.V23]*[.W$1]" office:value-type="float" office:value="2.064" calcext:value-type="float">
            <text:p>2.0640</text:p>
          </table:table-cell>
          <table:table-cell table:formula="of:=[.W23]+[.T23]+[.Q23]+[.N23]+[.K23]+[.H23]+[.E23]" office:value-type="float" office:value="92.058275" calcext:value-type="float">
            <text:p>92.058</text:p>
          </table:table-cell>
          <table:table-cell/>
        </table:table-row>
        <table:table-row table:style-name="ro1">
          <table:table-cell/>
          <table:table-cell table:formula="of:=dx+[.B23]" office:value-type="float" office:value="0.2" calcext:value-type="float">
            <text:p>0.20</text:p>
          </table:table-cell>
          <table:table-cell table:formula="of:=ABS([.$B24]-[.C$2])" office:value-type="float" office:value="0.1" calcext:value-type="float">
            <text:p>0.1000</text:p>
          </table:table-cell>
          <table:table-cell table:formula="of:=(1-[.C24])*(1+bigR*[.C24])" office:value-type="float" office:value="0.8325" calcext:value-type="float">
            <text:p>0.8325</text:p>
          </table:table-cell>
          <table:table-cell table:formula="of:=[.D24]*[.E$1]" office:value-type="float" office:value="24.975" calcext:value-type="float">
            <text:p>24.9750</text:p>
          </table:table-cell>
          <table:table-cell table:formula="of:=ABS([.$B24]-[.F$2])" office:value-type="float" office:value="0.05" calcext:value-type="float">
            <text:p>0.0500</text:p>
          </table:table-cell>
          <table:table-cell table:formula="of:=(1-[.F24])*(1+bigR*[.F24])" office:value-type="float" office:value="0.914375" calcext:value-type="float">
            <text:p>0.9144</text:p>
          </table:table-cell>
          <table:table-cell table:formula="of:=[.G24]*[.H$1]" office:value-type="float" office:value="45.71875" calcext:value-type="float">
            <text:p>45.7188</text:p>
          </table:table-cell>
          <table:table-cell table:formula="of:=ABS([.$B24]-[.I$2])" office:value-type="float" office:value="0.2" calcext:value-type="float">
            <text:p>0.2000</text:p>
          </table:table-cell>
          <table:table-cell table:formula="of:=(1-[.I24])*(1+bigR*[.I24])" office:value-type="float" office:value="0.68" calcext:value-type="float">
            <text:p>0.6800</text:p>
          </table:table-cell>
          <table:table-cell table:formula="of:=[.J24]*[.K$1]" office:value-type="float" office:value="2.04" calcext:value-type="float">
            <text:p>2.0400</text:p>
          </table:table-cell>
          <table:table-cell table:formula="of:=ABS([.$B24]-[.L$2])" office:value-type="float" office:value="0.3" calcext:value-type="float">
            <text:p>0.3000</text:p>
          </table:table-cell>
          <table:table-cell table:formula="of:=(1-[.L24])*(1+bigR*[.L24])" office:value-type="float" office:value="0.5425" calcext:value-type="float">
            <text:p>0.5425</text:p>
          </table:table-cell>
          <table:table-cell table:formula="of:=[.M24]*[.N$1]" office:value-type="float" office:value="6.51" calcext:value-type="float">
            <text:p>6.5100</text:p>
          </table:table-cell>
          <table:table-cell table:formula="of:=ABS([.$B24]-[.O$2])" office:value-type="float" office:value="0.47" calcext:value-type="float">
            <text:p>0.4700</text:p>
          </table:table-cell>
          <table:table-cell table:formula="of:=(1-[.O24])*(1+bigR*[.O24])" office:value-type="float" office:value="0.343175" calcext:value-type="float">
            <text:p>0.3432</text:p>
          </table:table-cell>
          <table:table-cell table:formula="of:=[.P24]*[.Q$1]" office:value-type="float" office:value="1.029525" calcext:value-type="float">
            <text:p>1.0295</text:p>
          </table:table-cell>
          <table:table-cell table:formula="of:=ABS([.$B24]-[.R$2])" office:value-type="float" office:value="0.65" calcext:value-type="float">
            <text:p>0.6500</text:p>
          </table:table-cell>
          <table:table-cell table:formula="of:=(1-[.R24])*(1+bigR*[.R24])" office:value-type="float" office:value="0.179375" calcext:value-type="float">
            <text:p>0.1794</text:p>
          </table:table-cell>
          <table:table-cell table:formula="of:=[.S24]*[.T$1]" office:value-type="float" office:value="10.7625" calcext:value-type="float">
            <text:p>10.7625</text:p>
          </table:table-cell>
          <table:table-cell table:formula="of:=ABS([.$B24]-[.U$2])" office:value-type="float" office:value="0.75" calcext:value-type="float">
            <text:p>0.7500</text:p>
          </table:table-cell>
          <table:table-cell table:formula="of:=(1-[.U24])*(1+bigR*[.U24])" office:value-type="float" office:value="0.109375" calcext:value-type="float">
            <text:p>0.1094</text:p>
          </table:table-cell>
          <table:table-cell table:formula="of:=[.V24]*[.W$1]" office:value-type="float" office:value="2.1875" calcext:value-type="float">
            <text:p>2.1875</text:p>
          </table:table-cell>
          <table:table-cell table:formula="of:=[.W24]+[.T24]+[.Q24]+[.N24]+[.K24]+[.H24]+[.E24]" office:value-type="float" office:value="93.223275" calcext:value-type="float">
            <text:p>93.223</text:p>
          </table:table-cell>
          <table:table-cell/>
        </table:table-row>
        <table:table-row table:style-name="ro1">
          <table:table-cell/>
          <table:table-cell table:formula="of:=dx+[.B24]" office:value-type="float" office:value="0.21" calcext:value-type="float">
            <text:p>0.21</text:p>
          </table:table-cell>
          <table:table-cell table:formula="of:=ABS([.$B25]-[.C$2])" office:value-type="float" office:value="0.11" calcext:value-type="float">
            <text:p>0.1100</text:p>
          </table:table-cell>
          <table:table-cell table:formula="of:=(1-[.C25])*(1+bigR*[.C25])" office:value-type="float" office:value="0.816575" calcext:value-type="float">
            <text:p>0.8166</text:p>
          </table:table-cell>
          <table:table-cell table:formula="of:=[.D25]*[.E$1]" office:value-type="float" office:value="24.49725" calcext:value-type="float">
            <text:p>24.4973</text:p>
          </table:table-cell>
          <table:table-cell table:formula="of:=ABS([.$B25]-[.F$2])" office:value-type="float" office:value="0.04" calcext:value-type="float">
            <text:p>0.0400</text:p>
          </table:table-cell>
          <table:table-cell table:formula="of:=(1-[.F25])*(1+bigR*[.F25])" office:value-type="float" office:value="0.9312" calcext:value-type="float">
            <text:p>0.9312</text:p>
          </table:table-cell>
          <table:table-cell table:formula="of:=[.G25]*[.H$1]" office:value-type="float" office:value="46.56" calcext:value-type="float">
            <text:p>46.5600</text:p>
          </table:table-cell>
          <table:table-cell table:formula="of:=ABS([.$B25]-[.I$2])" office:value-type="float" office:value="0.19" calcext:value-type="float">
            <text:p>0.1900</text:p>
          </table:table-cell>
          <table:table-cell table:formula="of:=(1-[.I25])*(1+bigR*[.I25])" office:value-type="float" office:value="0.694575" calcext:value-type="float">
            <text:p>0.6946</text:p>
          </table:table-cell>
          <table:table-cell table:formula="of:=[.J25]*[.K$1]" office:value-type="float" office:value="2.083725" calcext:value-type="float">
            <text:p>2.0837</text:p>
          </table:table-cell>
          <table:table-cell table:formula="of:=ABS([.$B25]-[.L$2])" office:value-type="float" office:value="0.29" calcext:value-type="float">
            <text:p>0.2900</text:p>
          </table:table-cell>
          <table:table-cell table:formula="of:=(1-[.L25])*(1+bigR*[.L25])" office:value-type="float" office:value="0.555575" calcext:value-type="float">
            <text:p>0.5556</text:p>
          </table:table-cell>
          <table:table-cell table:formula="of:=[.M25]*[.N$1]" office:value-type="float" office:value="6.6669" calcext:value-type="float">
            <text:p>6.6669</text:p>
          </table:table-cell>
          <table:table-cell table:formula="of:=ABS([.$B25]-[.O$2])" office:value-type="float" office:value="0.46" calcext:value-type="float">
            <text:p>0.4600</text:p>
          </table:table-cell>
          <table:table-cell table:formula="of:=(1-[.O25])*(1+bigR*[.O25])" office:value-type="float" office:value="0.3537" calcext:value-type="float">
            <text:p>0.3537</text:p>
          </table:table-cell>
          <table:table-cell table:formula="of:=[.P25]*[.Q$1]" office:value-type="float" office:value="1.0611" calcext:value-type="float">
            <text:p>1.0611</text:p>
          </table:table-cell>
          <table:table-cell table:formula="of:=ABS([.$B25]-[.R$2])" office:value-type="float" office:value="0.64" calcext:value-type="float">
            <text:p>0.6400</text:p>
          </table:table-cell>
          <table:table-cell table:formula="of:=(1-[.R25])*(1+bigR*[.R25])" office:value-type="float" office:value="0.1872" calcext:value-type="float">
            <text:p>0.1872</text:p>
          </table:table-cell>
          <table:table-cell table:formula="of:=[.S25]*[.T$1]" office:value-type="float" office:value="11.232" calcext:value-type="float">
            <text:p>11.2320</text:p>
          </table:table-cell>
          <table:table-cell table:formula="of:=ABS([.$B25]-[.U$2])" office:value-type="float" office:value="0.74" calcext:value-type="float">
            <text:p>0.7400</text:p>
          </table:table-cell>
          <table:table-cell table:formula="of:=(1-[.U25])*(1+bigR*[.U25])" office:value-type="float" office:value="0.1157" calcext:value-type="float">
            <text:p>0.1157</text:p>
          </table:table-cell>
          <table:table-cell table:formula="of:=[.V25]*[.W$1]" office:value-type="float" office:value="2.314" calcext:value-type="float">
            <text:p>2.3140</text:p>
          </table:table-cell>
          <table:table-cell table:formula="of:=[.W25]+[.T25]+[.Q25]+[.N25]+[.K25]+[.H25]+[.E25]" office:value-type="float" office:value="94.414975" calcext:value-type="float">
            <text:p>94.415</text:p>
          </table:table-cell>
          <table:table-cell/>
        </table:table-row>
        <table:table-row table:style-name="ro1">
          <table:table-cell/>
          <table:table-cell table:formula="of:=dx+[.B25]" office:value-type="float" office:value="0.22" calcext:value-type="float">
            <text:p>0.22</text:p>
          </table:table-cell>
          <table:table-cell table:formula="of:=ABS([.$B26]-[.C$2])" office:value-type="float" office:value="0.12" calcext:value-type="float">
            <text:p>0.1200</text:p>
          </table:table-cell>
          <table:table-cell table:formula="of:=(1-[.C26])*(1+bigR*[.C26])" office:value-type="float" office:value="0.8008" calcext:value-type="float">
            <text:p>0.8008</text:p>
          </table:table-cell>
          <table:table-cell table:formula="of:=[.D26]*[.E$1]" office:value-type="float" office:value="24.024" calcext:value-type="float">
            <text:p>24.0240</text:p>
          </table:table-cell>
          <table:table-cell table:formula="of:=ABS([.$B26]-[.F$2])" office:value-type="float" office:value="0.03" calcext:value-type="float">
            <text:p>0.0300</text:p>
          </table:table-cell>
          <table:table-cell table:formula="of:=(1-[.F26])*(1+bigR*[.F26])" office:value-type="float" office:value="0.948175" calcext:value-type="float">
            <text:p>0.9482</text:p>
          </table:table-cell>
          <table:table-cell table:formula="of:=[.G26]*[.H$1]" office:value-type="float" office:value="47.40875" calcext:value-type="float">
            <text:p>47.4088</text:p>
          </table:table-cell>
          <table:table-cell table:formula="of:=ABS([.$B26]-[.I$2])" office:value-type="float" office:value="0.18" calcext:value-type="float">
            <text:p>0.1800</text:p>
          </table:table-cell>
          <table:table-cell table:formula="of:=(1-[.I26])*(1+bigR*[.I26])" office:value-type="float" office:value="0.7093" calcext:value-type="float">
            <text:p>0.7093</text:p>
          </table:table-cell>
          <table:table-cell table:formula="of:=[.J26]*[.K$1]" office:value-type="float" office:value="2.1279" calcext:value-type="float">
            <text:p>2.1279</text:p>
          </table:table-cell>
          <table:table-cell table:formula="of:=ABS([.$B26]-[.L$2])" office:value-type="float" office:value="0.28" calcext:value-type="float">
            <text:p>0.2800</text:p>
          </table:table-cell>
          <table:table-cell table:formula="of:=(1-[.L26])*(1+bigR*[.L26])" office:value-type="float" office:value="0.5688" calcext:value-type="float">
            <text:p>0.5688</text:p>
          </table:table-cell>
          <table:table-cell table:formula="of:=[.M26]*[.N$1]" office:value-type="float" office:value="6.8256" calcext:value-type="float">
            <text:p>6.8256</text:p>
          </table:table-cell>
          <table:table-cell table:formula="of:=ABS([.$B26]-[.O$2])" office:value-type="float" office:value="0.45" calcext:value-type="float">
            <text:p>0.4500</text:p>
          </table:table-cell>
          <table:table-cell table:formula="of:=(1-[.O26])*(1+bigR*[.O26])" office:value-type="float" office:value="0.364375" calcext:value-type="float">
            <text:p>0.3644</text:p>
          </table:table-cell>
          <table:table-cell table:formula="of:=[.P26]*[.Q$1]" office:value-type="float" office:value="1.093125" calcext:value-type="float">
            <text:p>1.0931</text:p>
          </table:table-cell>
          <table:table-cell table:formula="of:=ABS([.$B26]-[.R$2])" office:value-type="float" office:value="0.63" calcext:value-type="float">
            <text:p>0.6300</text:p>
          </table:table-cell>
          <table:table-cell table:formula="of:=(1-[.R26])*(1+bigR*[.R26])" office:value-type="float" office:value="0.195175" calcext:value-type="float">
            <text:p>0.1952</text:p>
          </table:table-cell>
          <table:table-cell table:formula="of:=[.S26]*[.T$1]" office:value-type="float" office:value="11.7105" calcext:value-type="float">
            <text:p>11.7105</text:p>
          </table:table-cell>
          <table:table-cell table:formula="of:=ABS([.$B26]-[.U$2])" office:value-type="float" office:value="0.73" calcext:value-type="float">
            <text:p>0.7300</text:p>
          </table:table-cell>
          <table:table-cell table:formula="of:=(1-[.U26])*(1+bigR*[.U26])" office:value-type="float" office:value="0.122175" calcext:value-type="float">
            <text:p>0.1222</text:p>
          </table:table-cell>
          <table:table-cell table:formula="of:=[.V26]*[.W$1]" office:value-type="float" office:value="2.4435" calcext:value-type="float">
            <text:p>2.4435</text:p>
          </table:table-cell>
          <table:table-cell table:formula="of:=[.W26]+[.T26]+[.Q26]+[.N26]+[.K26]+[.H26]+[.E26]" office:value-type="float" office:value="95.633375" calcext:value-type="float">
            <text:p>95.633</text:p>
          </table:table-cell>
          <table:table-cell/>
        </table:table-row>
        <table:table-row table:style-name="ro1">
          <table:table-cell/>
          <table:table-cell table:formula="of:=dx+[.B26]" office:value-type="float" office:value="0.23" calcext:value-type="float">
            <text:p>0.23</text:p>
          </table:table-cell>
          <table:table-cell table:formula="of:=ABS([.$B27]-[.C$2])" office:value-type="float" office:value="0.13" calcext:value-type="float">
            <text:p>0.1300</text:p>
          </table:table-cell>
          <table:table-cell table:formula="of:=(1-[.C27])*(1+bigR*[.C27])" office:value-type="float" office:value="0.785175" calcext:value-type="float">
            <text:p>0.7852</text:p>
          </table:table-cell>
          <table:table-cell table:formula="of:=[.D27]*[.E$1]" office:value-type="float" office:value="23.55525" calcext:value-type="float">
            <text:p>23.5553</text:p>
          </table:table-cell>
          <table:table-cell table:formula="of:=ABS([.$B27]-[.F$2])" office:value-type="float" office:value="0.0199999999999999" calcext:value-type="float">
            <text:p>0.0200</text:p>
          </table:table-cell>
          <table:table-cell table:formula="of:=(1-[.F27])*(1+bigR*[.F27])" office:value-type="float" office:value="0.9653" calcext:value-type="float">
            <text:p>0.9653</text:p>
          </table:table-cell>
          <table:table-cell table:formula="of:=[.G27]*[.H$1]" office:value-type="float" office:value="48.265" calcext:value-type="float">
            <text:p>48.2650</text:p>
          </table:table-cell>
          <table:table-cell table:formula="of:=ABS([.$B27]-[.I$2])" office:value-type="float" office:value="0.17" calcext:value-type="float">
            <text:p>0.1700</text:p>
          </table:table-cell>
          <table:table-cell table:formula="of:=(1-[.I27])*(1+bigR*[.I27])" office:value-type="float" office:value="0.724175" calcext:value-type="float">
            <text:p>0.7242</text:p>
          </table:table-cell>
          <table:table-cell table:formula="of:=[.J27]*[.K$1]" office:value-type="float" office:value="2.172525" calcext:value-type="float">
            <text:p>2.1725</text:p>
          </table:table-cell>
          <table:table-cell table:formula="of:=ABS([.$B27]-[.L$2])" office:value-type="float" office:value="0.27" calcext:value-type="float">
            <text:p>0.2700</text:p>
          </table:table-cell>
          <table:table-cell table:formula="of:=(1-[.L27])*(1+bigR*[.L27])" office:value-type="float" office:value="0.582175" calcext:value-type="float">
            <text:p>0.5822</text:p>
          </table:table-cell>
          <table:table-cell table:formula="of:=[.M27]*[.N$1]" office:value-type="float" office:value="6.9861" calcext:value-type="float">
            <text:p>6.9861</text:p>
          </table:table-cell>
          <table:table-cell table:formula="of:=ABS([.$B27]-[.O$2])" office:value-type="float" office:value="0.44" calcext:value-type="float">
            <text:p>0.4400</text:p>
          </table:table-cell>
          <table:table-cell table:formula="of:=(1-[.O27])*(1+bigR*[.O27])" office:value-type="float" office:value="0.3752" calcext:value-type="float">
            <text:p>0.3752</text:p>
          </table:table-cell>
          <table:table-cell table:formula="of:=[.P27]*[.Q$1]" office:value-type="float" office:value="1.1256" calcext:value-type="float">
            <text:p>1.1256</text:p>
          </table:table-cell>
          <table:table-cell table:formula="of:=ABS([.$B27]-[.R$2])" office:value-type="float" office:value="0.62" calcext:value-type="float">
            <text:p>0.6200</text:p>
          </table:table-cell>
          <table:table-cell table:formula="of:=(1-[.R27])*(1+bigR*[.R27])" office:value-type="float" office:value="0.2033" calcext:value-type="float">
            <text:p>0.2033</text:p>
          </table:table-cell>
          <table:table-cell table:formula="of:=[.S27]*[.T$1]" office:value-type="float" office:value="12.198" calcext:value-type="float">
            <text:p>12.1980</text:p>
          </table:table-cell>
          <table:table-cell table:formula="of:=ABS([.$B27]-[.U$2])" office:value-type="float" office:value="0.72" calcext:value-type="float">
            <text:p>0.7200</text:p>
          </table:table-cell>
          <table:table-cell table:formula="of:=(1-[.U27])*(1+bigR*[.U27])" office:value-type="float" office:value="0.1288" calcext:value-type="float">
            <text:p>0.1288</text:p>
          </table:table-cell>
          <table:table-cell table:formula="of:=[.V27]*[.W$1]" office:value-type="float" office:value="2.576" calcext:value-type="float">
            <text:p>2.5760</text:p>
          </table:table-cell>
          <table:table-cell table:formula="of:=[.W27]+[.T27]+[.Q27]+[.N27]+[.K27]+[.H27]+[.E27]" office:value-type="float" office:value="96.878475" calcext:value-type="float">
            <text:p>96.878</text:p>
          </table:table-cell>
          <table:table-cell/>
        </table:table-row>
        <table:table-row table:style-name="ro1">
          <table:table-cell/>
          <table:table-cell table:formula="of:=dx+[.B27]" office:value-type="float" office:value="0.24" calcext:value-type="float">
            <text:p>0.24</text:p>
          </table:table-cell>
          <table:table-cell table:formula="of:=ABS([.$B28]-[.C$2])" office:value-type="float" office:value="0.14" calcext:value-type="float">
            <text:p>0.1400</text:p>
          </table:table-cell>
          <table:table-cell table:formula="of:=(1-[.C28])*(1+bigR*[.C28])" office:value-type="float" office:value="0.7697" calcext:value-type="float">
            <text:p>0.7697</text:p>
          </table:table-cell>
          <table:table-cell table:formula="of:=[.D28]*[.E$1]" office:value-type="float" office:value="23.091" calcext:value-type="float">
            <text:p>23.0910</text:p>
          </table:table-cell>
          <table:table-cell table:formula="of:=ABS([.$B28]-[.F$2])" office:value-type="float" office:value="0.00999999999999993" calcext:value-type="float">
            <text:p>0.0100</text:p>
          </table:table-cell>
          <table:table-cell table:formula="of:=(1-[.F28])*(1+bigR*[.F28])" office:value-type="float" office:value="0.982575" calcext:value-type="float">
            <text:p>0.9826</text:p>
          </table:table-cell>
          <table:table-cell table:formula="of:=[.G28]*[.H$1]" office:value-type="float" office:value="49.12875" calcext:value-type="float">
            <text:p>49.1288</text:p>
          </table:table-cell>
          <table:table-cell table:formula="of:=ABS([.$B28]-[.I$2])" office:value-type="float" office:value="0.16" calcext:value-type="float">
            <text:p>0.1600</text:p>
          </table:table-cell>
          <table:table-cell table:formula="of:=(1-[.I28])*(1+bigR*[.I28])" office:value-type="float" office:value="0.7392" calcext:value-type="float">
            <text:p>0.7392</text:p>
          </table:table-cell>
          <table:table-cell table:formula="of:=[.J28]*[.K$1]" office:value-type="float" office:value="2.2176" calcext:value-type="float">
            <text:p>2.2176</text:p>
          </table:table-cell>
          <table:table-cell table:formula="of:=ABS([.$B28]-[.L$2])" office:value-type="float" office:value="0.26" calcext:value-type="float">
            <text:p>0.2600</text:p>
          </table:table-cell>
          <table:table-cell table:formula="of:=(1-[.L28])*(1+bigR*[.L28])" office:value-type="float" office:value="0.5957" calcext:value-type="float">
            <text:p>0.5957</text:p>
          </table:table-cell>
          <table:table-cell table:formula="of:=[.M28]*[.N$1]" office:value-type="float" office:value="7.1484" calcext:value-type="float">
            <text:p>7.1484</text:p>
          </table:table-cell>
          <table:table-cell table:formula="of:=ABS([.$B28]-[.O$2])" office:value-type="float" office:value="0.43" calcext:value-type="float">
            <text:p>0.4300</text:p>
          </table:table-cell>
          <table:table-cell table:formula="of:=(1-[.O28])*(1+bigR*[.O28])" office:value-type="float" office:value="0.386175" calcext:value-type="float">
            <text:p>0.3862</text:p>
          </table:table-cell>
          <table:table-cell table:formula="of:=[.P28]*[.Q$1]" office:value-type="float" office:value="1.158525" calcext:value-type="float">
            <text:p>1.1585</text:p>
          </table:table-cell>
          <table:table-cell table:formula="of:=ABS([.$B28]-[.R$2])" office:value-type="float" office:value="0.61" calcext:value-type="float">
            <text:p>0.6100</text:p>
          </table:table-cell>
          <table:table-cell table:formula="of:=(1-[.R28])*(1+bigR*[.R28])" office:value-type="float" office:value="0.211575" calcext:value-type="float">
            <text:p>0.2116</text:p>
          </table:table-cell>
          <table:table-cell table:formula="of:=[.S28]*[.T$1]" office:value-type="float" office:value="12.6945" calcext:value-type="float">
            <text:p>12.6945</text:p>
          </table:table-cell>
          <table:table-cell table:formula="of:=ABS([.$B28]-[.U$2])" office:value-type="float" office:value="0.71" calcext:value-type="float">
            <text:p>0.7100</text:p>
          </table:table-cell>
          <table:table-cell table:formula="of:=(1-[.U28])*(1+bigR*[.U28])" office:value-type="float" office:value="0.135575" calcext:value-type="float">
            <text:p>0.1356</text:p>
          </table:table-cell>
          <table:table-cell table:formula="of:=[.V28]*[.W$1]" office:value-type="float" office:value="2.7115" calcext:value-type="float">
            <text:p>2.7115</text:p>
          </table:table-cell>
          <table:table-cell table:formula="of:=[.W28]+[.T28]+[.Q28]+[.N28]+[.K28]+[.H28]+[.E28]" office:value-type="float" office:value="98.150275" calcext:value-type="float">
            <text:p>98.150</text:p>
          </table:table-cell>
          <table:table-cell/>
        </table:table-row>
        <table:table-row table:style-name="ro1">
          <table:table-cell/>
          <table:table-cell table:formula="of:=dx+[.B28]" office:value-type="float" office:value="0.25" calcext:value-type="float">
            <text:p>0.25</text:p>
          </table:table-cell>
          <table:table-cell table:formula="of:=ABS([.$B29]-[.C$2])" office:value-type="float" office:value="0.15" calcext:value-type="float">
            <text:p>0.1500</text:p>
          </table:table-cell>
          <table:table-cell table:formula="of:=(1-[.C29])*(1+bigR*[.C29])" office:value-type="float" office:value="0.754375" calcext:value-type="float">
            <text:p>0.7544</text:p>
          </table:table-cell>
          <table:table-cell table:formula="of:=[.D29]*[.E$1]" office:value-type="float" office:value="22.63125" calcext:value-type="float">
            <text:p>22.6313</text:p>
          </table:table-cell>
          <table:table-cell table:formula="of:=ABS([.$B29]-[.F$2])" office:value-type="float" office:value="0" calcext:value-type="float">
            <text:p>0.0000</text:p>
          </table:table-cell>
          <table:table-cell table:formula="of:=(1-[.F29])*(1+bigR*[.F29])" office:value-type="float" office:value="1" calcext:value-type="float">
            <text:p>1.0000</text:p>
          </table:table-cell>
          <table:table-cell table:formula="of:=[.G29]*[.H$1]" office:value-type="float" office:value="50" calcext:value-type="float">
            <text:p>50.0000</text:p>
          </table:table-cell>
          <table:table-cell table:formula="of:=ABS([.$B29]-[.I$2])" office:value-type="float" office:value="0.15" calcext:value-type="float">
            <text:p>0.1500</text:p>
          </table:table-cell>
          <table:table-cell table:formula="of:=(1-[.I29])*(1+bigR*[.I29])" office:value-type="float" office:value="0.754375" calcext:value-type="float">
            <text:p>0.7544</text:p>
          </table:table-cell>
          <table:table-cell table:formula="of:=[.J29]*[.K$1]" office:value-type="float" office:value="2.263125" calcext:value-type="float">
            <text:p>2.2631</text:p>
          </table:table-cell>
          <table:table-cell table:formula="of:=ABS([.$B29]-[.L$2])" office:value-type="float" office:value="0.25" calcext:value-type="float">
            <text:p>0.2500</text:p>
          </table:table-cell>
          <table:table-cell table:formula="of:=(1-[.L29])*(1+bigR*[.L29])" office:value-type="float" office:value="0.609375" calcext:value-type="float">
            <text:p>0.6094</text:p>
          </table:table-cell>
          <table:table-cell table:formula="of:=[.M29]*[.N$1]" office:value-type="float" office:value="7.3125" calcext:value-type="float">
            <text:p>7.3125</text:p>
          </table:table-cell>
          <table:table-cell table:formula="of:=ABS([.$B29]-[.O$2])" office:value-type="float" office:value="0.42" calcext:value-type="float">
            <text:p>0.4200</text:p>
          </table:table-cell>
          <table:table-cell table:formula="of:=(1-[.O29])*(1+bigR*[.O29])" office:value-type="float" office:value="0.3973" calcext:value-type="float">
            <text:p>0.3973</text:p>
          </table:table-cell>
          <table:table-cell table:formula="of:=[.P29]*[.Q$1]" office:value-type="float" office:value="1.1919" calcext:value-type="float">
            <text:p>1.1919</text:p>
          </table:table-cell>
          <table:table-cell table:formula="of:=ABS([.$B29]-[.R$2])" office:value-type="float" office:value="0.6" calcext:value-type="float">
            <text:p>0.6000</text:p>
          </table:table-cell>
          <table:table-cell table:formula="of:=(1-[.R29])*(1+bigR*[.R29])" office:value-type="float" office:value="0.22" calcext:value-type="float">
            <text:p>0.2200</text:p>
          </table:table-cell>
          <table:table-cell table:formula="of:=[.S29]*[.T$1]" office:value-type="float" office:value="13.2" calcext:value-type="float">
            <text:p>13.2000</text:p>
          </table:table-cell>
          <table:table-cell table:formula="of:=ABS([.$B29]-[.U$2])" office:value-type="float" office:value="0.7" calcext:value-type="float">
            <text:p>0.7000</text:p>
          </table:table-cell>
          <table:table-cell table:formula="of:=(1-[.U29])*(1+bigR*[.U29])" office:value-type="float" office:value="0.1425" calcext:value-type="float">
            <text:p>0.1425</text:p>
          </table:table-cell>
          <table:table-cell table:formula="of:=[.V29]*[.W$1]" office:value-type="float" office:value="2.85" calcext:value-type="float">
            <text:p>2.8500</text:p>
          </table:table-cell>
          <table:table-cell table:style-name="ce9" table:formula="of:=[.W29]+[.T29]+[.Q29]+[.N29]+[.K29]+[.H29]+[.E29]" office:value-type="float" office:value="99.448775" calcext:value-type="float">
            <text:p>99.449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/>
          <table:table-cell table:formula="of:=dx+[.B29]" office:value-type="float" office:value="0.26" calcext:value-type="float">
            <text:p>0.26</text:p>
          </table:table-cell>
          <table:table-cell table:formula="of:=ABS([.$B30]-[.C$2])" office:value-type="float" office:value="0.16" calcext:value-type="float">
            <text:p>0.1600</text:p>
          </table:table-cell>
          <table:table-cell table:formula="of:=(1-[.C30])*(1+bigR*[.C30])" office:value-type="float" office:value="0.7392" calcext:value-type="float">
            <text:p>0.7392</text:p>
          </table:table-cell>
          <table:table-cell table:formula="of:=[.D30]*[.E$1]" office:value-type="float" office:value="22.176" calcext:value-type="float">
            <text:p>22.1760</text:p>
          </table:table-cell>
          <table:table-cell table:formula="of:=ABS([.$B30]-[.F$2])" office:value-type="float" office:value="0.0100000000000001" calcext:value-type="float">
            <text:p>0.0100</text:p>
          </table:table-cell>
          <table:table-cell table:formula="of:=(1-[.F30])*(1+bigR*[.F30])" office:value-type="float" office:value="0.982575" calcext:value-type="float">
            <text:p>0.9826</text:p>
          </table:table-cell>
          <table:table-cell table:formula="of:=[.G30]*[.H$1]" office:value-type="float" office:value="49.12875" calcext:value-type="float">
            <text:p>49.1288</text:p>
          </table:table-cell>
          <table:table-cell table:formula="of:=ABS([.$B30]-[.I$2])" office:value-type="float" office:value="0.14" calcext:value-type="float">
            <text:p>0.1400</text:p>
          </table:table-cell>
          <table:table-cell table:formula="of:=(1-[.I30])*(1+bigR*[.I30])" office:value-type="float" office:value="0.7697" calcext:value-type="float">
            <text:p>0.7697</text:p>
          </table:table-cell>
          <table:table-cell table:formula="of:=[.J30]*[.K$1]" office:value-type="float" office:value="2.3091" calcext:value-type="float">
            <text:p>2.3091</text:p>
          </table:table-cell>
          <table:table-cell table:formula="of:=ABS([.$B30]-[.L$2])" office:value-type="float" office:value="0.24" calcext:value-type="float">
            <text:p>0.2400</text:p>
          </table:table-cell>
          <table:table-cell table:formula="of:=(1-[.L30])*(1+bigR*[.L30])" office:value-type="float" office:value="0.6232" calcext:value-type="float">
            <text:p>0.6232</text:p>
          </table:table-cell>
          <table:table-cell table:formula="of:=[.M30]*[.N$1]" office:value-type="float" office:value="7.4784" calcext:value-type="float">
            <text:p>7.4784</text:p>
          </table:table-cell>
          <table:table-cell table:formula="of:=ABS([.$B30]-[.O$2])" office:value-type="float" office:value="0.41" calcext:value-type="float">
            <text:p>0.4100</text:p>
          </table:table-cell>
          <table:table-cell table:formula="of:=(1-[.O30])*(1+bigR*[.O30])" office:value-type="float" office:value="0.408575" calcext:value-type="float">
            <text:p>0.4086</text:p>
          </table:table-cell>
          <table:table-cell table:formula="of:=[.P30]*[.Q$1]" office:value-type="float" office:value="1.225725" calcext:value-type="float">
            <text:p>1.2257</text:p>
          </table:table-cell>
          <table:table-cell table:formula="of:=ABS([.$B30]-[.R$2])" office:value-type="float" office:value="0.59" calcext:value-type="float">
            <text:p>0.5900</text:p>
          </table:table-cell>
          <table:table-cell table:formula="of:=(1-[.R30])*(1+bigR*[.R30])" office:value-type="float" office:value="0.228575" calcext:value-type="float">
            <text:p>0.2286</text:p>
          </table:table-cell>
          <table:table-cell table:formula="of:=[.S30]*[.T$1]" office:value-type="float" office:value="13.7145" calcext:value-type="float">
            <text:p>13.7145</text:p>
          </table:table-cell>
          <table:table-cell table:formula="of:=ABS([.$B30]-[.U$2])" office:value-type="float" office:value="0.69" calcext:value-type="float">
            <text:p>0.6900</text:p>
          </table:table-cell>
          <table:table-cell table:formula="of:=(1-[.U30])*(1+bigR*[.U30])" office:value-type="float" office:value="0.149575" calcext:value-type="float">
            <text:p>0.1496</text:p>
          </table:table-cell>
          <table:table-cell table:formula="of:=[.V30]*[.W$1]" office:value-type="float" office:value="2.9915" calcext:value-type="float">
            <text:p>2.9915</text:p>
          </table:table-cell>
          <table:table-cell table:formula="of:=[.W30]+[.T30]+[.Q30]+[.N30]+[.K30]+[.H30]+[.E30]" office:value-type="float" office:value="99.023975" calcext:value-type="float">
            <text:p>99.024</text:p>
          </table:table-cell>
          <table:table-cell/>
        </table:table-row>
        <table:table-row table:style-name="ro1">
          <table:table-cell/>
          <table:table-cell table:formula="of:=dx+[.B30]" office:value-type="float" office:value="0.27" calcext:value-type="float">
            <text:p>0.27</text:p>
          </table:table-cell>
          <table:table-cell table:formula="of:=ABS([.$B31]-[.C$2])" office:value-type="float" office:value="0.17" calcext:value-type="float">
            <text:p>0.1700</text:p>
          </table:table-cell>
          <table:table-cell table:formula="of:=(1-[.C31])*(1+bigR*[.C31])" office:value-type="float" office:value="0.724175" calcext:value-type="float">
            <text:p>0.7242</text:p>
          </table:table-cell>
          <table:table-cell table:formula="of:=[.D31]*[.E$1]" office:value-type="float" office:value="21.72525" calcext:value-type="float">
            <text:p>21.7253</text:p>
          </table:table-cell>
          <table:table-cell table:formula="of:=ABS([.$B31]-[.F$2])" office:value-type="float" office:value="0.0200000000000001" calcext:value-type="float">
            <text:p>0.0200</text:p>
          </table:table-cell>
          <table:table-cell table:formula="of:=(1-[.F31])*(1+bigR*[.F31])" office:value-type="float" office:value="0.9653" calcext:value-type="float">
            <text:p>0.9653</text:p>
          </table:table-cell>
          <table:table-cell table:formula="of:=[.G31]*[.H$1]" office:value-type="float" office:value="48.265" calcext:value-type="float">
            <text:p>48.2650</text:p>
          </table:table-cell>
          <table:table-cell table:formula="of:=ABS([.$B31]-[.I$2])" office:value-type="float" office:value="0.13" calcext:value-type="float">
            <text:p>0.1300</text:p>
          </table:table-cell>
          <table:table-cell table:formula="of:=(1-[.I31])*(1+bigR*[.I31])" office:value-type="float" office:value="0.785175" calcext:value-type="float">
            <text:p>0.7852</text:p>
          </table:table-cell>
          <table:table-cell table:formula="of:=[.J31]*[.K$1]" office:value-type="float" office:value="2.355525" calcext:value-type="float">
            <text:p>2.3555</text:p>
          </table:table-cell>
          <table:table-cell table:formula="of:=ABS([.$B31]-[.L$2])" office:value-type="float" office:value="0.23" calcext:value-type="float">
            <text:p>0.2300</text:p>
          </table:table-cell>
          <table:table-cell table:formula="of:=(1-[.L31])*(1+bigR*[.L31])" office:value-type="float" office:value="0.637175" calcext:value-type="float">
            <text:p>0.6372</text:p>
          </table:table-cell>
          <table:table-cell table:formula="of:=[.M31]*[.N$1]" office:value-type="float" office:value="7.6461" calcext:value-type="float">
            <text:p>7.6461</text:p>
          </table:table-cell>
          <table:table-cell table:formula="of:=ABS([.$B31]-[.O$2])" office:value-type="float" office:value="0.4" calcext:value-type="float">
            <text:p>0.4000</text:p>
          </table:table-cell>
          <table:table-cell table:formula="of:=(1-[.O31])*(1+bigR*[.O31])" office:value-type="float" office:value="0.42" calcext:value-type="float">
            <text:p>0.4200</text:p>
          </table:table-cell>
          <table:table-cell table:formula="of:=[.P31]*[.Q$1]" office:value-type="float" office:value="1.26" calcext:value-type="float">
            <text:p>1.2600</text:p>
          </table:table-cell>
          <table:table-cell table:formula="of:=ABS([.$B31]-[.R$2])" office:value-type="float" office:value="0.58" calcext:value-type="float">
            <text:p>0.5800</text:p>
          </table:table-cell>
          <table:table-cell table:formula="of:=(1-[.R31])*(1+bigR*[.R31])" office:value-type="float" office:value="0.2373" calcext:value-type="float">
            <text:p>0.2373</text:p>
          </table:table-cell>
          <table:table-cell table:formula="of:=[.S31]*[.T$1]" office:value-type="float" office:value="14.238" calcext:value-type="float">
            <text:p>14.2380</text:p>
          </table:table-cell>
          <table:table-cell table:formula="of:=ABS([.$B31]-[.U$2])" office:value-type="float" office:value="0.68" calcext:value-type="float">
            <text:p>0.6800</text:p>
          </table:table-cell>
          <table:table-cell table:formula="of:=(1-[.U31])*(1+bigR*[.U31])" office:value-type="float" office:value="0.1568" calcext:value-type="float">
            <text:p>0.1568</text:p>
          </table:table-cell>
          <table:table-cell table:formula="of:=[.V31]*[.W$1]" office:value-type="float" office:value="3.136" calcext:value-type="float">
            <text:p>3.1360</text:p>
          </table:table-cell>
          <table:table-cell table:formula="of:=[.W31]+[.T31]+[.Q31]+[.N31]+[.K31]+[.H31]+[.E31]" office:value-type="float" office:value="98.625875" calcext:value-type="float">
            <text:p>98.626</text:p>
          </table:table-cell>
          <table:table-cell/>
        </table:table-row>
        <table:table-row table:style-name="ro1">
          <table:table-cell/>
          <table:table-cell table:formula="of:=dx+[.B31]" office:value-type="float" office:value="0.28" calcext:value-type="float">
            <text:p>0.28</text:p>
          </table:table-cell>
          <table:table-cell table:formula="of:=ABS([.$B32]-[.C$2])" office:value-type="float" office:value="0.18" calcext:value-type="float">
            <text:p>0.1800</text:p>
          </table:table-cell>
          <table:table-cell table:formula="of:=(1-[.C32])*(1+bigR*[.C32])" office:value-type="float" office:value="0.7093" calcext:value-type="float">
            <text:p>0.7093</text:p>
          </table:table-cell>
          <table:table-cell table:formula="of:=[.D32]*[.E$1]" office:value-type="float" office:value="21.279" calcext:value-type="float">
            <text:p>21.2790</text:p>
          </table:table-cell>
          <table:table-cell table:formula="of:=ABS([.$B32]-[.F$2])" office:value-type="float" office:value="0.0300000000000001" calcext:value-type="float">
            <text:p>0.0300</text:p>
          </table:table-cell>
          <table:table-cell table:formula="of:=(1-[.F32])*(1+bigR*[.F32])" office:value-type="float" office:value="0.948175" calcext:value-type="float">
            <text:p>0.9482</text:p>
          </table:table-cell>
          <table:table-cell table:formula="of:=[.G32]*[.H$1]" office:value-type="float" office:value="47.40875" calcext:value-type="float">
            <text:p>47.4088</text:p>
          </table:table-cell>
          <table:table-cell table:formula="of:=ABS([.$B32]-[.I$2])" office:value-type="float" office:value="0.12" calcext:value-type="float">
            <text:p>0.1200</text:p>
          </table:table-cell>
          <table:table-cell table:formula="of:=(1-[.I32])*(1+bigR*[.I32])" office:value-type="float" office:value="0.8008" calcext:value-type="float">
            <text:p>0.8008</text:p>
          </table:table-cell>
          <table:table-cell table:formula="of:=[.J32]*[.K$1]" office:value-type="float" office:value="2.4024" calcext:value-type="float">
            <text:p>2.4024</text:p>
          </table:table-cell>
          <table:table-cell table:formula="of:=ABS([.$B32]-[.L$2])" office:value-type="float" office:value="0.22" calcext:value-type="float">
            <text:p>0.2200</text:p>
          </table:table-cell>
          <table:table-cell table:formula="of:=(1-[.L32])*(1+bigR*[.L32])" office:value-type="float" office:value="0.6513" calcext:value-type="float">
            <text:p>0.6513</text:p>
          </table:table-cell>
          <table:table-cell table:formula="of:=[.M32]*[.N$1]" office:value-type="float" office:value="7.8156" calcext:value-type="float">
            <text:p>7.8156</text:p>
          </table:table-cell>
          <table:table-cell table:formula="of:=ABS([.$B32]-[.O$2])" office:value-type="float" office:value="0.39" calcext:value-type="float">
            <text:p>0.3900</text:p>
          </table:table-cell>
          <table:table-cell table:formula="of:=(1-[.O32])*(1+bigR*[.O32])" office:value-type="float" office:value="0.431575" calcext:value-type="float">
            <text:p>0.4316</text:p>
          </table:table-cell>
          <table:table-cell table:formula="of:=[.P32]*[.Q$1]" office:value-type="float" office:value="1.294725" calcext:value-type="float">
            <text:p>1.2947</text:p>
          </table:table-cell>
          <table:table-cell table:formula="of:=ABS([.$B32]-[.R$2])" office:value-type="float" office:value="0.57" calcext:value-type="float">
            <text:p>0.5700</text:p>
          </table:table-cell>
          <table:table-cell table:formula="of:=(1-[.R32])*(1+bigR*[.R32])" office:value-type="float" office:value="0.246175" calcext:value-type="float">
            <text:p>0.2462</text:p>
          </table:table-cell>
          <table:table-cell table:formula="of:=[.S32]*[.T$1]" office:value-type="float" office:value="14.7705" calcext:value-type="float">
            <text:p>14.7705</text:p>
          </table:table-cell>
          <table:table-cell table:formula="of:=ABS([.$B32]-[.U$2])" office:value-type="float" office:value="0.67" calcext:value-type="float">
            <text:p>0.6700</text:p>
          </table:table-cell>
          <table:table-cell table:formula="of:=(1-[.U32])*(1+bigR*[.U32])" office:value-type="float" office:value="0.164175" calcext:value-type="float">
            <text:p>0.1642</text:p>
          </table:table-cell>
          <table:table-cell table:formula="of:=[.V32]*[.W$1]" office:value-type="float" office:value="3.2835" calcext:value-type="float">
            <text:p>3.2835</text:p>
          </table:table-cell>
          <table:table-cell table:formula="of:=[.W32]+[.T32]+[.Q32]+[.N32]+[.K32]+[.H32]+[.E32]" office:value-type="float" office:value="98.254475" calcext:value-type="float">
            <text:p>98.254</text:p>
          </table:table-cell>
          <table:table-cell/>
        </table:table-row>
        <table:table-row table:style-name="ro1">
          <table:table-cell/>
          <table:table-cell table:formula="of:=dx+[.B32]" office:value-type="float" office:value="0.29" calcext:value-type="float">
            <text:p>0.29</text:p>
          </table:table-cell>
          <table:table-cell table:formula="of:=ABS([.$B33]-[.C$2])" office:value-type="float" office:value="0.19" calcext:value-type="float">
            <text:p>0.1900</text:p>
          </table:table-cell>
          <table:table-cell table:formula="of:=(1-[.C33])*(1+bigR*[.C33])" office:value-type="float" office:value="0.694575" calcext:value-type="float">
            <text:p>0.6946</text:p>
          </table:table-cell>
          <table:table-cell table:formula="of:=[.D33]*[.E$1]" office:value-type="float" office:value="20.83725" calcext:value-type="float">
            <text:p>20.8373</text:p>
          </table:table-cell>
          <table:table-cell table:formula="of:=ABS([.$B33]-[.F$2])" office:value-type="float" office:value="0.0400000000000001" calcext:value-type="float">
            <text:p>0.0400</text:p>
          </table:table-cell>
          <table:table-cell table:formula="of:=(1-[.F33])*(1+bigR*[.F33])" office:value-type="float" office:value="0.9312" calcext:value-type="float">
            <text:p>0.9312</text:p>
          </table:table-cell>
          <table:table-cell table:formula="of:=[.G33]*[.H$1]" office:value-type="float" office:value="46.56" calcext:value-type="float">
            <text:p>46.5600</text:p>
          </table:table-cell>
          <table:table-cell table:formula="of:=ABS([.$B33]-[.I$2])" office:value-type="float" office:value="0.11" calcext:value-type="float">
            <text:p>0.1100</text:p>
          </table:table-cell>
          <table:table-cell table:formula="of:=(1-[.I33])*(1+bigR*[.I33])" office:value-type="float" office:value="0.816575" calcext:value-type="float">
            <text:p>0.8166</text:p>
          </table:table-cell>
          <table:table-cell table:formula="of:=[.J33]*[.K$1]" office:value-type="float" office:value="2.449725" calcext:value-type="float">
            <text:p>2.4497</text:p>
          </table:table-cell>
          <table:table-cell table:formula="of:=ABS([.$B33]-[.L$2])" office:value-type="float" office:value="0.21" calcext:value-type="float">
            <text:p>0.2100</text:p>
          </table:table-cell>
          <table:table-cell table:formula="of:=(1-[.L33])*(1+bigR*[.L33])" office:value-type="float" office:value="0.665575" calcext:value-type="float">
            <text:p>0.6656</text:p>
          </table:table-cell>
          <table:table-cell table:formula="of:=[.M33]*[.N$1]" office:value-type="float" office:value="7.9869" calcext:value-type="float">
            <text:p>7.9869</text:p>
          </table:table-cell>
          <table:table-cell table:formula="of:=ABS([.$B33]-[.O$2])" office:value-type="float" office:value="0.38" calcext:value-type="float">
            <text:p>0.3800</text:p>
          </table:table-cell>
          <table:table-cell table:formula="of:=(1-[.O33])*(1+bigR*[.O33])" office:value-type="float" office:value="0.4433" calcext:value-type="float">
            <text:p>0.4433</text:p>
          </table:table-cell>
          <table:table-cell table:formula="of:=[.P33]*[.Q$1]" office:value-type="float" office:value="1.3299" calcext:value-type="float">
            <text:p>1.3299</text:p>
          </table:table-cell>
          <table:table-cell table:formula="of:=ABS([.$B33]-[.R$2])" office:value-type="float" office:value="0.56" calcext:value-type="float">
            <text:p>0.5600</text:p>
          </table:table-cell>
          <table:table-cell table:formula="of:=(1-[.R33])*(1+bigR*[.R33])" office:value-type="float" office:value="0.2552" calcext:value-type="float">
            <text:p>0.2552</text:p>
          </table:table-cell>
          <table:table-cell table:formula="of:=[.S33]*[.T$1]" office:value-type="float" office:value="15.312" calcext:value-type="float">
            <text:p>15.3120</text:p>
          </table:table-cell>
          <table:table-cell table:formula="of:=ABS([.$B33]-[.U$2])" office:value-type="float" office:value="0.66" calcext:value-type="float">
            <text:p>0.6600</text:p>
          </table:table-cell>
          <table:table-cell table:formula="of:=(1-[.U33])*(1+bigR*[.U33])" office:value-type="float" office:value="0.1717" calcext:value-type="float">
            <text:p>0.1717</text:p>
          </table:table-cell>
          <table:table-cell table:formula="of:=[.V33]*[.W$1]" office:value-type="float" office:value="3.434" calcext:value-type="float">
            <text:p>3.4340</text:p>
          </table:table-cell>
          <table:table-cell table:formula="of:=[.W33]+[.T33]+[.Q33]+[.N33]+[.K33]+[.H33]+[.E33]" office:value-type="float" office:value="97.909775" calcext:value-type="float">
            <text:p>97.910</text:p>
          </table:table-cell>
          <table:table-cell/>
        </table:table-row>
        <table:table-row table:style-name="ro1">
          <table:table-cell/>
          <table:table-cell table:formula="of:=dx+[.B33]" office:value-type="float" office:value="0.3" calcext:value-type="float">
            <text:p>0.30</text:p>
          </table:table-cell>
          <table:table-cell table:formula="of:=ABS([.$B34]-[.C$2])" office:value-type="float" office:value="0.2" calcext:value-type="float">
            <text:p>0.2000</text:p>
          </table:table-cell>
          <table:table-cell table:formula="of:=(1-[.C34])*(1+bigR*[.C34])" office:value-type="float" office:value="0.68" calcext:value-type="float">
            <text:p>0.6800</text:p>
          </table:table-cell>
          <table:table-cell table:formula="of:=[.D34]*[.E$1]" office:value-type="float" office:value="20.4" calcext:value-type="float">
            <text:p>20.4000</text:p>
          </table:table-cell>
          <table:table-cell table:formula="of:=ABS([.$B34]-[.F$2])" office:value-type="float" office:value="0.0500000000000001" calcext:value-type="float">
            <text:p>0.0500</text:p>
          </table:table-cell>
          <table:table-cell table:formula="of:=(1-[.F34])*(1+bigR*[.F34])" office:value-type="float" office:value="0.914375" calcext:value-type="float">
            <text:p>0.9144</text:p>
          </table:table-cell>
          <table:table-cell table:formula="of:=[.G34]*[.H$1]" office:value-type="float" office:value="45.71875" calcext:value-type="float">
            <text:p>45.7188</text:p>
          </table:table-cell>
          <table:table-cell table:formula="of:=ABS([.$B34]-[.I$2])" office:value-type="float" office:value="0.1" calcext:value-type="float">
            <text:p>0.1000</text:p>
          </table:table-cell>
          <table:table-cell table:formula="of:=(1-[.I34])*(1+bigR*[.I34])" office:value-type="float" office:value="0.8325" calcext:value-type="float">
            <text:p>0.8325</text:p>
          </table:table-cell>
          <table:table-cell table:formula="of:=[.J34]*[.K$1]" office:value-type="float" office:value="2.4975" calcext:value-type="float">
            <text:p>2.4975</text:p>
          </table:table-cell>
          <table:table-cell table:formula="of:=ABS([.$B34]-[.L$2])" office:value-type="float" office:value="0.2" calcext:value-type="float">
            <text:p>0.2000</text:p>
          </table:table-cell>
          <table:table-cell table:formula="of:=(1-[.L34])*(1+bigR*[.L34])" office:value-type="float" office:value="0.68" calcext:value-type="float">
            <text:p>0.6800</text:p>
          </table:table-cell>
          <table:table-cell table:formula="of:=[.M34]*[.N$1]" office:value-type="float" office:value="8.16" calcext:value-type="float">
            <text:p>8.1600</text:p>
          </table:table-cell>
          <table:table-cell table:formula="of:=ABS([.$B34]-[.O$2])" office:value-type="float" office:value="0.37" calcext:value-type="float">
            <text:p>0.3700</text:p>
          </table:table-cell>
          <table:table-cell table:formula="of:=(1-[.O34])*(1+bigR*[.O34])" office:value-type="float" office:value="0.455175" calcext:value-type="float">
            <text:p>0.4552</text:p>
          </table:table-cell>
          <table:table-cell table:formula="of:=[.P34]*[.Q$1]" office:value-type="float" office:value="1.365525" calcext:value-type="float">
            <text:p>1.3655</text:p>
          </table:table-cell>
          <table:table-cell table:formula="of:=ABS([.$B34]-[.R$2])" office:value-type="float" office:value="0.55" calcext:value-type="float">
            <text:p>0.5500</text:p>
          </table:table-cell>
          <table:table-cell table:formula="of:=(1-[.R34])*(1+bigR*[.R34])" office:value-type="float" office:value="0.264375" calcext:value-type="float">
            <text:p>0.2644</text:p>
          </table:table-cell>
          <table:table-cell table:formula="of:=[.S34]*[.T$1]" office:value-type="float" office:value="15.8625" calcext:value-type="float">
            <text:p>15.8625</text:p>
          </table:table-cell>
          <table:table-cell table:formula="of:=ABS([.$B34]-[.U$2])" office:value-type="float" office:value="0.65" calcext:value-type="float">
            <text:p>0.6500</text:p>
          </table:table-cell>
          <table:table-cell table:formula="of:=(1-[.U34])*(1+bigR*[.U34])" office:value-type="float" office:value="0.179375" calcext:value-type="float">
            <text:p>0.1794</text:p>
          </table:table-cell>
          <table:table-cell table:formula="of:=[.V34]*[.W$1]" office:value-type="float" office:value="3.5875" calcext:value-type="float">
            <text:p>3.5875</text:p>
          </table:table-cell>
          <table:table-cell table:formula="of:=[.W34]+[.T34]+[.Q34]+[.N34]+[.K34]+[.H34]+[.E34]" office:value-type="float" office:value="97.591775" calcext:value-type="float">
            <text:p>97.592</text:p>
          </table:table-cell>
          <table:table-cell/>
        </table:table-row>
        <table:table-row table:style-name="ro1">
          <table:table-cell/>
          <table:table-cell table:formula="of:=dx+[.B34]" office:value-type="float" office:value="0.31" calcext:value-type="float">
            <text:p>0.31</text:p>
          </table:table-cell>
          <table:table-cell table:formula="of:=ABS([.$B35]-[.C$2])" office:value-type="float" office:value="0.21" calcext:value-type="float">
            <text:p>0.2100</text:p>
          </table:table-cell>
          <table:table-cell table:formula="of:=(1-[.C35])*(1+bigR*[.C35])" office:value-type="float" office:value="0.665575" calcext:value-type="float">
            <text:p>0.6656</text:p>
          </table:table-cell>
          <table:table-cell table:formula="of:=[.D35]*[.E$1]" office:value-type="float" office:value="19.96725" calcext:value-type="float">
            <text:p>19.9673</text:p>
          </table:table-cell>
          <table:table-cell table:formula="of:=ABS([.$B35]-[.F$2])" office:value-type="float" office:value="0.0600000000000001" calcext:value-type="float">
            <text:p>0.0600</text:p>
          </table:table-cell>
          <table:table-cell table:formula="of:=(1-[.F35])*(1+bigR*[.F35])" office:value-type="float" office:value="0.8977" calcext:value-type="float">
            <text:p>0.8977</text:p>
          </table:table-cell>
          <table:table-cell table:formula="of:=[.G35]*[.H$1]" office:value-type="float" office:value="44.885" calcext:value-type="float">
            <text:p>44.8850</text:p>
          </table:table-cell>
          <table:table-cell table:formula="of:=ABS([.$B35]-[.I$2])" office:value-type="float" office:value="0.0899999999999999" calcext:value-type="float">
            <text:p>0.0900</text:p>
          </table:table-cell>
          <table:table-cell table:formula="of:=(1-[.I35])*(1+bigR*[.I35])" office:value-type="float" office:value="0.848575" calcext:value-type="float">
            <text:p>0.8486</text:p>
          </table:table-cell>
          <table:table-cell table:formula="of:=[.J35]*[.K$1]" office:value-type="float" office:value="2.545725" calcext:value-type="float">
            <text:p>2.5457</text:p>
          </table:table-cell>
          <table:table-cell table:formula="of:=ABS([.$B35]-[.L$2])" office:value-type="float" office:value="0.19" calcext:value-type="float">
            <text:p>0.1900</text:p>
          </table:table-cell>
          <table:table-cell table:formula="of:=(1-[.L35])*(1+bigR*[.L35])" office:value-type="float" office:value="0.694575" calcext:value-type="float">
            <text:p>0.6946</text:p>
          </table:table-cell>
          <table:table-cell table:formula="of:=[.M35]*[.N$1]" office:value-type="float" office:value="8.3349" calcext:value-type="float">
            <text:p>8.3349</text:p>
          </table:table-cell>
          <table:table-cell table:formula="of:=ABS([.$B35]-[.O$2])" office:value-type="float" office:value="0.36" calcext:value-type="float">
            <text:p>0.3600</text:p>
          </table:table-cell>
          <table:table-cell table:formula="of:=(1-[.O35])*(1+bigR*[.O35])" office:value-type="float" office:value="0.4672" calcext:value-type="float">
            <text:p>0.4672</text:p>
          </table:table-cell>
          <table:table-cell table:formula="of:=[.P35]*[.Q$1]" office:value-type="float" office:value="1.4016" calcext:value-type="float">
            <text:p>1.4016</text:p>
          </table:table-cell>
          <table:table-cell table:formula="of:=ABS([.$B35]-[.R$2])" office:value-type="float" office:value="0.54" calcext:value-type="float">
            <text:p>0.5400</text:p>
          </table:table-cell>
          <table:table-cell table:formula="of:=(1-[.R35])*(1+bigR*[.R35])" office:value-type="float" office:value="0.2737" calcext:value-type="float">
            <text:p>0.2737</text:p>
          </table:table-cell>
          <table:table-cell table:formula="of:=[.S35]*[.T$1]" office:value-type="float" office:value="16.422" calcext:value-type="float">
            <text:p>16.4220</text:p>
          </table:table-cell>
          <table:table-cell table:formula="of:=ABS([.$B35]-[.U$2])" office:value-type="float" office:value="0.64" calcext:value-type="float">
            <text:p>0.6400</text:p>
          </table:table-cell>
          <table:table-cell table:formula="of:=(1-[.U35])*(1+bigR*[.U35])" office:value-type="float" office:value="0.1872" calcext:value-type="float">
            <text:p>0.1872</text:p>
          </table:table-cell>
          <table:table-cell table:formula="of:=[.V35]*[.W$1]" office:value-type="float" office:value="3.744" calcext:value-type="float">
            <text:p>3.7440</text:p>
          </table:table-cell>
          <table:table-cell table:formula="of:=[.W35]+[.T35]+[.Q35]+[.N35]+[.K35]+[.H35]+[.E35]" office:value-type="float" office:value="97.300475" calcext:value-type="float">
            <text:p>97.300</text:p>
          </table:table-cell>
          <table:table-cell/>
        </table:table-row>
        <table:table-row table:style-name="ro1">
          <table:table-cell/>
          <table:table-cell table:formula="of:=dx+[.B35]" office:value-type="float" office:value="0.32" calcext:value-type="float">
            <text:p>0.32</text:p>
          </table:table-cell>
          <table:table-cell table:formula="of:=ABS([.$B36]-[.C$2])" office:value-type="float" office:value="0.22" calcext:value-type="float">
            <text:p>0.2200</text:p>
          </table:table-cell>
          <table:table-cell table:formula="of:=(1-[.C36])*(1+bigR*[.C36])" office:value-type="float" office:value="0.6513" calcext:value-type="float">
            <text:p>0.6513</text:p>
          </table:table-cell>
          <table:table-cell table:formula="of:=[.D36]*[.E$1]" office:value-type="float" office:value="19.539" calcext:value-type="float">
            <text:p>19.5390</text:p>
          </table:table-cell>
          <table:table-cell table:formula="of:=ABS([.$B36]-[.F$2])" office:value-type="float" office:value="0.0700000000000001" calcext:value-type="float">
            <text:p>0.0700</text:p>
          </table:table-cell>
          <table:table-cell table:formula="of:=(1-[.F36])*(1+bigR*[.F36])" office:value-type="float" office:value="0.881175" calcext:value-type="float">
            <text:p>0.8812</text:p>
          </table:table-cell>
          <table:table-cell table:formula="of:=[.G36]*[.H$1]" office:value-type="float" office:value="44.05875" calcext:value-type="float">
            <text:p>44.0588</text:p>
          </table:table-cell>
          <table:table-cell table:formula="of:=ABS([.$B36]-[.I$2])" office:value-type="float" office:value="0.0799999999999999" calcext:value-type="float">
            <text:p>0.0800</text:p>
          </table:table-cell>
          <table:table-cell table:formula="of:=(1-[.I36])*(1+bigR*[.I36])" office:value-type="float" office:value="0.8648" calcext:value-type="float">
            <text:p>0.8648</text:p>
          </table:table-cell>
          <table:table-cell table:formula="of:=[.J36]*[.K$1]" office:value-type="float" office:value="2.5944" calcext:value-type="float">
            <text:p>2.5944</text:p>
          </table:table-cell>
          <table:table-cell table:formula="of:=ABS([.$B36]-[.L$2])" office:value-type="float" office:value="0.18" calcext:value-type="float">
            <text:p>0.1800</text:p>
          </table:table-cell>
          <table:table-cell table:formula="of:=(1-[.L36])*(1+bigR*[.L36])" office:value-type="float" office:value="0.7093" calcext:value-type="float">
            <text:p>0.7093</text:p>
          </table:table-cell>
          <table:table-cell table:formula="of:=[.M36]*[.N$1]" office:value-type="float" office:value="8.5116" calcext:value-type="float">
            <text:p>8.5116</text:p>
          </table:table-cell>
          <table:table-cell table:formula="of:=ABS([.$B36]-[.O$2])" office:value-type="float" office:value="0.35" calcext:value-type="float">
            <text:p>0.3500</text:p>
          </table:table-cell>
          <table:table-cell table:formula="of:=(1-[.O36])*(1+bigR*[.O36])" office:value-type="float" office:value="0.479375" calcext:value-type="float">
            <text:p>0.4794</text:p>
          </table:table-cell>
          <table:table-cell table:formula="of:=[.P36]*[.Q$1]" office:value-type="float" office:value="1.438125" calcext:value-type="float">
            <text:p>1.4381</text:p>
          </table:table-cell>
          <table:table-cell table:formula="of:=ABS([.$B36]-[.R$2])" office:value-type="float" office:value="0.53" calcext:value-type="float">
            <text:p>0.5300</text:p>
          </table:table-cell>
          <table:table-cell table:formula="of:=(1-[.R36])*(1+bigR*[.R36])" office:value-type="float" office:value="0.283175" calcext:value-type="float">
            <text:p>0.2832</text:p>
          </table:table-cell>
          <table:table-cell table:formula="of:=[.S36]*[.T$1]" office:value-type="float" office:value="16.9905" calcext:value-type="float">
            <text:p>16.9905</text:p>
          </table:table-cell>
          <table:table-cell table:formula="of:=ABS([.$B36]-[.U$2])" office:value-type="float" office:value="0.63" calcext:value-type="float">
            <text:p>0.6300</text:p>
          </table:table-cell>
          <table:table-cell table:formula="of:=(1-[.U36])*(1+bigR*[.U36])" office:value-type="float" office:value="0.195175" calcext:value-type="float">
            <text:p>0.1952</text:p>
          </table:table-cell>
          <table:table-cell table:formula="of:=[.V36]*[.W$1]" office:value-type="float" office:value="3.9035" calcext:value-type="float">
            <text:p>3.9035</text:p>
          </table:table-cell>
          <table:table-cell table:formula="of:=[.W36]+[.T36]+[.Q36]+[.N36]+[.K36]+[.H36]+[.E36]" office:value-type="float" office:value="97.035875" calcext:value-type="float">
            <text:p>97.036</text:p>
          </table:table-cell>
          <table:table-cell/>
        </table:table-row>
        <table:table-row table:style-name="ro1">
          <table:table-cell/>
          <table:table-cell table:formula="of:=dx+[.B36]" office:value-type="float" office:value="0.33" calcext:value-type="float">
            <text:p>0.33</text:p>
          </table:table-cell>
          <table:table-cell table:formula="of:=ABS([.$B37]-[.C$2])" office:value-type="float" office:value="0.23" calcext:value-type="float">
            <text:p>0.2300</text:p>
          </table:table-cell>
          <table:table-cell table:formula="of:=(1-[.C37])*(1+bigR*[.C37])" office:value-type="float" office:value="0.637175" calcext:value-type="float">
            <text:p>0.6372</text:p>
          </table:table-cell>
          <table:table-cell table:formula="of:=[.D37]*[.E$1]" office:value-type="float" office:value="19.11525" calcext:value-type="float">
            <text:p>19.1153</text:p>
          </table:table-cell>
          <table:table-cell table:formula="of:=ABS([.$B37]-[.F$2])" office:value-type="float" office:value="0.0800000000000001" calcext:value-type="float">
            <text:p>0.0800</text:p>
          </table:table-cell>
          <table:table-cell table:formula="of:=(1-[.F37])*(1+bigR*[.F37])" office:value-type="float" office:value="0.8648" calcext:value-type="float">
            <text:p>0.8648</text:p>
          </table:table-cell>
          <table:table-cell table:formula="of:=[.G37]*[.H$1]" office:value-type="float" office:value="43.24" calcext:value-type="float">
            <text:p>43.2400</text:p>
          </table:table-cell>
          <table:table-cell table:formula="of:=ABS([.$B37]-[.I$2])" office:value-type="float" office:value="0.0699999999999999" calcext:value-type="float">
            <text:p>0.0700</text:p>
          </table:table-cell>
          <table:table-cell table:formula="of:=(1-[.I37])*(1+bigR*[.I37])" office:value-type="float" office:value="0.881175" calcext:value-type="float">
            <text:p>0.8812</text:p>
          </table:table-cell>
          <table:table-cell table:formula="of:=[.J37]*[.K$1]" office:value-type="float" office:value="2.643525" calcext:value-type="float">
            <text:p>2.6435</text:p>
          </table:table-cell>
          <table:table-cell table:formula="of:=ABS([.$B37]-[.L$2])" office:value-type="float" office:value="0.17" calcext:value-type="float">
            <text:p>0.1700</text:p>
          </table:table-cell>
          <table:table-cell table:formula="of:=(1-[.L37])*(1+bigR*[.L37])" office:value-type="float" office:value="0.724175" calcext:value-type="float">
            <text:p>0.7242</text:p>
          </table:table-cell>
          <table:table-cell table:formula="of:=[.M37]*[.N$1]" office:value-type="float" office:value="8.6901" calcext:value-type="float">
            <text:p>8.6901</text:p>
          </table:table-cell>
          <table:table-cell table:formula="of:=ABS([.$B37]-[.O$2])" office:value-type="float" office:value="0.34" calcext:value-type="float">
            <text:p>0.3400</text:p>
          </table:table-cell>
          <table:table-cell table:formula="of:=(1-[.O37])*(1+bigR*[.O37])" office:value-type="float" office:value="0.4917" calcext:value-type="float">
            <text:p>0.4917</text:p>
          </table:table-cell>
          <table:table-cell table:formula="of:=[.P37]*[.Q$1]" office:value-type="float" office:value="1.4751" calcext:value-type="float">
            <text:p>1.4751</text:p>
          </table:table-cell>
          <table:table-cell table:formula="of:=ABS([.$B37]-[.R$2])" office:value-type="float" office:value="0.52" calcext:value-type="float">
            <text:p>0.5200</text:p>
          </table:table-cell>
          <table:table-cell table:formula="of:=(1-[.R37])*(1+bigR*[.R37])" office:value-type="float" office:value="0.2928" calcext:value-type="float">
            <text:p>0.2928</text:p>
          </table:table-cell>
          <table:table-cell table:formula="of:=[.S37]*[.T$1]" office:value-type="float" office:value="17.568" calcext:value-type="float">
            <text:p>17.5680</text:p>
          </table:table-cell>
          <table:table-cell table:formula="of:=ABS([.$B37]-[.U$2])" office:value-type="float" office:value="0.62" calcext:value-type="float">
            <text:p>0.6200</text:p>
          </table:table-cell>
          <table:table-cell table:formula="of:=(1-[.U37])*(1+bigR*[.U37])" office:value-type="float" office:value="0.2033" calcext:value-type="float">
            <text:p>0.2033</text:p>
          </table:table-cell>
          <table:table-cell table:formula="of:=[.V37]*[.W$1]" office:value-type="float" office:value="4.066" calcext:value-type="float">
            <text:p>4.0660</text:p>
          </table:table-cell>
          <table:table-cell table:formula="of:=[.W37]+[.T37]+[.Q37]+[.N37]+[.K37]+[.H37]+[.E37]" office:value-type="float" office:value="96.797975" calcext:value-type="float">
            <text:p>96.798</text:p>
          </table:table-cell>
          <table:table-cell/>
        </table:table-row>
        <table:table-row table:style-name="ro1">
          <table:table-cell/>
          <table:table-cell table:formula="of:=dx+[.B37]" office:value-type="float" office:value="0.34" calcext:value-type="float">
            <text:p>0.34</text:p>
          </table:table-cell>
          <table:table-cell table:formula="of:=ABS([.$B38]-[.C$2])" office:value-type="float" office:value="0.24" calcext:value-type="float">
            <text:p>0.2400</text:p>
          </table:table-cell>
          <table:table-cell table:formula="of:=(1-[.C38])*(1+bigR*[.C38])" office:value-type="float" office:value="0.6232" calcext:value-type="float">
            <text:p>0.6232</text:p>
          </table:table-cell>
          <table:table-cell table:formula="of:=[.D38]*[.E$1]" office:value-type="float" office:value="18.696" calcext:value-type="float">
            <text:p>18.6960</text:p>
          </table:table-cell>
          <table:table-cell table:formula="of:=ABS([.$B38]-[.F$2])" office:value-type="float" office:value="0.0900000000000001" calcext:value-type="float">
            <text:p>0.0900</text:p>
          </table:table-cell>
          <table:table-cell table:formula="of:=(1-[.F38])*(1+bigR*[.F38])" office:value-type="float" office:value="0.848575" calcext:value-type="float">
            <text:p>0.8486</text:p>
          </table:table-cell>
          <table:table-cell table:formula="of:=[.G38]*[.H$1]" office:value-type="float" office:value="42.42875" calcext:value-type="float">
            <text:p>42.4288</text:p>
          </table:table-cell>
          <table:table-cell table:formula="of:=ABS([.$B38]-[.I$2])" office:value-type="float" office:value="0.0599999999999999" calcext:value-type="float">
            <text:p>0.0600</text:p>
          </table:table-cell>
          <table:table-cell table:formula="of:=(1-[.I38])*(1+bigR*[.I38])" office:value-type="float" office:value="0.8977" calcext:value-type="float">
            <text:p>0.8977</text:p>
          </table:table-cell>
          <table:table-cell table:formula="of:=[.J38]*[.K$1]" office:value-type="float" office:value="2.6931" calcext:value-type="float">
            <text:p>2.6931</text:p>
          </table:table-cell>
          <table:table-cell table:formula="of:=ABS([.$B38]-[.L$2])" office:value-type="float" office:value="0.16" calcext:value-type="float">
            <text:p>0.1600</text:p>
          </table:table-cell>
          <table:table-cell table:formula="of:=(1-[.L38])*(1+bigR*[.L38])" office:value-type="float" office:value="0.7392" calcext:value-type="float">
            <text:p>0.7392</text:p>
          </table:table-cell>
          <table:table-cell table:formula="of:=[.M38]*[.N$1]" office:value-type="float" office:value="8.8704" calcext:value-type="float">
            <text:p>8.8704</text:p>
          </table:table-cell>
          <table:table-cell table:formula="of:=ABS([.$B38]-[.O$2])" office:value-type="float" office:value="0.33" calcext:value-type="float">
            <text:p>0.3300</text:p>
          </table:table-cell>
          <table:table-cell table:formula="of:=(1-[.O38])*(1+bigR*[.O38])" office:value-type="float" office:value="0.504175" calcext:value-type="float">
            <text:p>0.5042</text:p>
          </table:table-cell>
          <table:table-cell table:formula="of:=[.P38]*[.Q$1]" office:value-type="float" office:value="1.512525" calcext:value-type="float">
            <text:p>1.5125</text:p>
          </table:table-cell>
          <table:table-cell table:formula="of:=ABS([.$B38]-[.R$2])" office:value-type="float" office:value="0.51" calcext:value-type="float">
            <text:p>0.5100</text:p>
          </table:table-cell>
          <table:table-cell table:formula="of:=(1-[.R38])*(1+bigR*[.R38])" office:value-type="float" office:value="0.302575" calcext:value-type="float">
            <text:p>0.3026</text:p>
          </table:table-cell>
          <table:table-cell table:formula="of:=[.S38]*[.T$1]" office:value-type="float" office:value="18.1545" calcext:value-type="float">
            <text:p>18.1545</text:p>
          </table:table-cell>
          <table:table-cell table:formula="of:=ABS([.$B38]-[.U$2])" office:value-type="float" office:value="0.61" calcext:value-type="float">
            <text:p>0.6100</text:p>
          </table:table-cell>
          <table:table-cell table:formula="of:=(1-[.U38])*(1+bigR*[.U38])" office:value-type="float" office:value="0.211575" calcext:value-type="float">
            <text:p>0.2116</text:p>
          </table:table-cell>
          <table:table-cell table:formula="of:=[.V38]*[.W$1]" office:value-type="float" office:value="4.2315" calcext:value-type="float">
            <text:p>4.2315</text:p>
          </table:table-cell>
          <table:table-cell table:formula="of:=[.W38]+[.T38]+[.Q38]+[.N38]+[.K38]+[.H38]+[.E38]" office:value-type="float" office:value="96.586775" calcext:value-type="float">
            <text:p>96.587</text:p>
          </table:table-cell>
          <table:table-cell/>
        </table:table-row>
        <table:table-row table:style-name="ro1">
          <table:table-cell/>
          <table:table-cell table:formula="of:=dx+[.B38]" office:value-type="float" office:value="0.35" calcext:value-type="float">
            <text:p>0.35</text:p>
          </table:table-cell>
          <table:table-cell table:formula="of:=ABS([.$B39]-[.C$2])" office:value-type="float" office:value="0.25" calcext:value-type="float">
            <text:p>0.2500</text:p>
          </table:table-cell>
          <table:table-cell table:formula="of:=(1-[.C39])*(1+bigR*[.C39])" office:value-type="float" office:value="0.609375" calcext:value-type="float">
            <text:p>0.6094</text:p>
          </table:table-cell>
          <table:table-cell table:formula="of:=[.D39]*[.E$1]" office:value-type="float" office:value="18.28125" calcext:value-type="float">
            <text:p>18.2813</text:p>
          </table:table-cell>
          <table:table-cell table:formula="of:=ABS([.$B39]-[.F$2])" office:value-type="float" office:value="0.1" calcext:value-type="float">
            <text:p>0.1000</text:p>
          </table:table-cell>
          <table:table-cell table:formula="of:=(1-[.F39])*(1+bigR*[.F39])" office:value-type="float" office:value="0.8325" calcext:value-type="float">
            <text:p>0.8325</text:p>
          </table:table-cell>
          <table:table-cell table:formula="of:=[.G39]*[.H$1]" office:value-type="float" office:value="41.625" calcext:value-type="float">
            <text:p>41.6250</text:p>
          </table:table-cell>
          <table:table-cell table:formula="of:=ABS([.$B39]-[.I$2])" office:value-type="float" office:value="0.0499999999999999" calcext:value-type="float">
            <text:p>0.0500</text:p>
          </table:table-cell>
          <table:table-cell table:formula="of:=(1-[.I39])*(1+bigR*[.I39])" office:value-type="float" office:value="0.914375" calcext:value-type="float">
            <text:p>0.9144</text:p>
          </table:table-cell>
          <table:table-cell table:formula="of:=[.J39]*[.K$1]" office:value-type="float" office:value="2.743125" calcext:value-type="float">
            <text:p>2.7431</text:p>
          </table:table-cell>
          <table:table-cell table:formula="of:=ABS([.$B39]-[.L$2])" office:value-type="float" office:value="0.15" calcext:value-type="float">
            <text:p>0.1500</text:p>
          </table:table-cell>
          <table:table-cell table:formula="of:=(1-[.L39])*(1+bigR*[.L39])" office:value-type="float" office:value="0.754375" calcext:value-type="float">
            <text:p>0.7544</text:p>
          </table:table-cell>
          <table:table-cell table:formula="of:=[.M39]*[.N$1]" office:value-type="float" office:value="9.0525" calcext:value-type="float">
            <text:p>9.0525</text:p>
          </table:table-cell>
          <table:table-cell table:formula="of:=ABS([.$B39]-[.O$2])" office:value-type="float" office:value="0.32" calcext:value-type="float">
            <text:p>0.3200</text:p>
          </table:table-cell>
          <table:table-cell table:formula="of:=(1-[.O39])*(1+bigR*[.O39])" office:value-type="float" office:value="0.5168" calcext:value-type="float">
            <text:p>0.5168</text:p>
          </table:table-cell>
          <table:table-cell table:formula="of:=[.P39]*[.Q$1]" office:value-type="float" office:value="1.5504" calcext:value-type="float">
            <text:p>1.5504</text:p>
          </table:table-cell>
          <table:table-cell table:formula="of:=ABS([.$B39]-[.R$2])" office:value-type="float" office:value="0.5" calcext:value-type="float">
            <text:p>0.5000</text:p>
          </table:table-cell>
          <table:table-cell table:formula="of:=(1-[.R39])*(1+bigR*[.R39])" office:value-type="float" office:value="0.3125" calcext:value-type="float">
            <text:p>0.3125</text:p>
          </table:table-cell>
          <table:table-cell table:formula="of:=[.S39]*[.T$1]" office:value-type="float" office:value="18.75" calcext:value-type="float">
            <text:p>18.7500</text:p>
          </table:table-cell>
          <table:table-cell table:formula="of:=ABS([.$B39]-[.U$2])" office:value-type="float" office:value="0.6" calcext:value-type="float">
            <text:p>0.6000</text:p>
          </table:table-cell>
          <table:table-cell table:formula="of:=(1-[.U39])*(1+bigR*[.U39])" office:value-type="float" office:value="0.22" calcext:value-type="float">
            <text:p>0.2200</text:p>
          </table:table-cell>
          <table:table-cell table:formula="of:=[.V39]*[.W$1]" office:value-type="float" office:value="4.4" calcext:value-type="float">
            <text:p>4.4000</text:p>
          </table:table-cell>
          <table:table-cell table:formula="of:=[.W39]+[.T39]+[.Q39]+[.N39]+[.K39]+[.H39]+[.E39]" office:value-type="float" office:value="96.402275" calcext:value-type="float">
            <text:p>96.402</text:p>
          </table:table-cell>
          <table:table-cell/>
        </table:table-row>
        <table:table-row table:style-name="ro1">
          <table:table-cell/>
          <table:table-cell table:formula="of:=dx+[.B39]" office:value-type="float" office:value="0.36" calcext:value-type="float">
            <text:p>0.36</text:p>
          </table:table-cell>
          <table:table-cell table:formula="of:=ABS([.$B40]-[.C$2])" office:value-type="float" office:value="0.26" calcext:value-type="float">
            <text:p>0.2600</text:p>
          </table:table-cell>
          <table:table-cell table:formula="of:=(1-[.C40])*(1+bigR*[.C40])" office:value-type="float" office:value="0.5957" calcext:value-type="float">
            <text:p>0.5957</text:p>
          </table:table-cell>
          <table:table-cell table:formula="of:=[.D40]*[.E$1]" office:value-type="float" office:value="17.871" calcext:value-type="float">
            <text:p>17.8710</text:p>
          </table:table-cell>
          <table:table-cell table:formula="of:=ABS([.$B40]-[.F$2])" office:value-type="float" office:value="0.11" calcext:value-type="float">
            <text:p>0.1100</text:p>
          </table:table-cell>
          <table:table-cell table:formula="of:=(1-[.F40])*(1+bigR*[.F40])" office:value-type="float" office:value="0.816575" calcext:value-type="float">
            <text:p>0.8166</text:p>
          </table:table-cell>
          <table:table-cell table:formula="of:=[.G40]*[.H$1]" office:value-type="float" office:value="40.82875" calcext:value-type="float">
            <text:p>40.8288</text:p>
          </table:table-cell>
          <table:table-cell table:formula="of:=ABS([.$B40]-[.I$2])" office:value-type="float" office:value="0.0399999999999999" calcext:value-type="float">
            <text:p>0.0400</text:p>
          </table:table-cell>
          <table:table-cell table:formula="of:=(1-[.I40])*(1+bigR*[.I40])" office:value-type="float" office:value="0.9312" calcext:value-type="float">
            <text:p>0.9312</text:p>
          </table:table-cell>
          <table:table-cell table:formula="of:=[.J40]*[.K$1]" office:value-type="float" office:value="2.7936" calcext:value-type="float">
            <text:p>2.7936</text:p>
          </table:table-cell>
          <table:table-cell table:formula="of:=ABS([.$B40]-[.L$2])" office:value-type="float" office:value="0.14" calcext:value-type="float">
            <text:p>0.1400</text:p>
          </table:table-cell>
          <table:table-cell table:formula="of:=(1-[.L40])*(1+bigR*[.L40])" office:value-type="float" office:value="0.7697" calcext:value-type="float">
            <text:p>0.7697</text:p>
          </table:table-cell>
          <table:table-cell table:formula="of:=[.M40]*[.N$1]" office:value-type="float" office:value="9.2364" calcext:value-type="float">
            <text:p>9.2364</text:p>
          </table:table-cell>
          <table:table-cell table:formula="of:=ABS([.$B40]-[.O$2])" office:value-type="float" office:value="0.31" calcext:value-type="float">
            <text:p>0.3100</text:p>
          </table:table-cell>
          <table:table-cell table:formula="of:=(1-[.O40])*(1+bigR*[.O40])" office:value-type="float" office:value="0.529575" calcext:value-type="float">
            <text:p>0.5296</text:p>
          </table:table-cell>
          <table:table-cell table:formula="of:=[.P40]*[.Q$1]" office:value-type="float" office:value="1.588725" calcext:value-type="float">
            <text:p>1.5887</text:p>
          </table:table-cell>
          <table:table-cell table:formula="of:=ABS([.$B40]-[.R$2])" office:value-type="float" office:value="0.49" calcext:value-type="float">
            <text:p>0.4900</text:p>
          </table:table-cell>
          <table:table-cell table:formula="of:=(1-[.R40])*(1+bigR*[.R40])" office:value-type="float" office:value="0.322575" calcext:value-type="float">
            <text:p>0.3226</text:p>
          </table:table-cell>
          <table:table-cell table:formula="of:=[.S40]*[.T$1]" office:value-type="float" office:value="19.3545" calcext:value-type="float">
            <text:p>19.3545</text:p>
          </table:table-cell>
          <table:table-cell table:formula="of:=ABS([.$B40]-[.U$2])" office:value-type="float" office:value="0.59" calcext:value-type="float">
            <text:p>0.5900</text:p>
          </table:table-cell>
          <table:table-cell table:formula="of:=(1-[.U40])*(1+bigR*[.U40])" office:value-type="float" office:value="0.228575" calcext:value-type="float">
            <text:p>0.2286</text:p>
          </table:table-cell>
          <table:table-cell table:formula="of:=[.V40]*[.W$1]" office:value-type="float" office:value="4.5715" calcext:value-type="float">
            <text:p>4.5715</text:p>
          </table:table-cell>
          <table:table-cell table:formula="of:=[.W40]+[.T40]+[.Q40]+[.N40]+[.K40]+[.H40]+[.E40]" office:value-type="float" office:value="96.244475" calcext:value-type="float">
            <text:p>96.244</text:p>
          </table:table-cell>
          <table:table-cell/>
        </table:table-row>
        <table:table-row table:style-name="ro1">
          <table:table-cell/>
          <table:table-cell table:formula="of:=dx+[.B40]" office:value-type="float" office:value="0.37" calcext:value-type="float">
            <text:p>0.37</text:p>
          </table:table-cell>
          <table:table-cell table:formula="of:=ABS([.$B41]-[.C$2])" office:value-type="float" office:value="0.27" calcext:value-type="float">
            <text:p>0.2700</text:p>
          </table:table-cell>
          <table:table-cell table:formula="of:=(1-[.C41])*(1+bigR*[.C41])" office:value-type="float" office:value="0.582175" calcext:value-type="float">
            <text:p>0.5822</text:p>
          </table:table-cell>
          <table:table-cell table:formula="of:=[.D41]*[.E$1]" office:value-type="float" office:value="17.46525" calcext:value-type="float">
            <text:p>17.4653</text:p>
          </table:table-cell>
          <table:table-cell table:formula="of:=ABS([.$B41]-[.F$2])" office:value-type="float" office:value="0.12" calcext:value-type="float">
            <text:p>0.1200</text:p>
          </table:table-cell>
          <table:table-cell table:formula="of:=(1-[.F41])*(1+bigR*[.F41])" office:value-type="float" office:value="0.8008" calcext:value-type="float">
            <text:p>0.8008</text:p>
          </table:table-cell>
          <table:table-cell table:formula="of:=[.G41]*[.H$1]" office:value-type="float" office:value="40.04" calcext:value-type="float">
            <text:p>40.0400</text:p>
          </table:table-cell>
          <table:table-cell table:formula="of:=ABS([.$B41]-[.I$2])" office:value-type="float" office:value="0.0299999999999999" calcext:value-type="float">
            <text:p>0.0300</text:p>
          </table:table-cell>
          <table:table-cell table:formula="of:=(1-[.I41])*(1+bigR*[.I41])" office:value-type="float" office:value="0.948175" calcext:value-type="float">
            <text:p>0.9482</text:p>
          </table:table-cell>
          <table:table-cell table:formula="of:=[.J41]*[.K$1]" office:value-type="float" office:value="2.844525" calcext:value-type="float">
            <text:p>2.8445</text:p>
          </table:table-cell>
          <table:table-cell table:formula="of:=ABS([.$B41]-[.L$2])" office:value-type="float" office:value="0.13" calcext:value-type="float">
            <text:p>0.1300</text:p>
          </table:table-cell>
          <table:table-cell table:formula="of:=(1-[.L41])*(1+bigR*[.L41])" office:value-type="float" office:value="0.785175" calcext:value-type="float">
            <text:p>0.7852</text:p>
          </table:table-cell>
          <table:table-cell table:formula="of:=[.M41]*[.N$1]" office:value-type="float" office:value="9.4221" calcext:value-type="float">
            <text:p>9.4221</text:p>
          </table:table-cell>
          <table:table-cell table:formula="of:=ABS([.$B41]-[.O$2])" office:value-type="float" office:value="0.3" calcext:value-type="float">
            <text:p>0.3000</text:p>
          </table:table-cell>
          <table:table-cell table:formula="of:=(1-[.O41])*(1+bigR*[.O41])" office:value-type="float" office:value="0.5425" calcext:value-type="float">
            <text:p>0.5425</text:p>
          </table:table-cell>
          <table:table-cell table:formula="of:=[.P41]*[.Q$1]" office:value-type="float" office:value="1.6275" calcext:value-type="float">
            <text:p>1.6275</text:p>
          </table:table-cell>
          <table:table-cell table:formula="of:=ABS([.$B41]-[.R$2])" office:value-type="float" office:value="0.48" calcext:value-type="float">
            <text:p>0.4800</text:p>
          </table:table-cell>
          <table:table-cell table:formula="of:=(1-[.R41])*(1+bigR*[.R41])" office:value-type="float" office:value="0.3328" calcext:value-type="float">
            <text:p>0.3328</text:p>
          </table:table-cell>
          <table:table-cell table:formula="of:=[.S41]*[.T$1]" office:value-type="float" office:value="19.968" calcext:value-type="float">
            <text:p>19.9680</text:p>
          </table:table-cell>
          <table:table-cell table:formula="of:=ABS([.$B41]-[.U$2])" office:value-type="float" office:value="0.58" calcext:value-type="float">
            <text:p>0.5800</text:p>
          </table:table-cell>
          <table:table-cell table:formula="of:=(1-[.U41])*(1+bigR*[.U41])" office:value-type="float" office:value="0.2373" calcext:value-type="float">
            <text:p>0.2373</text:p>
          </table:table-cell>
          <table:table-cell table:formula="of:=[.V41]*[.W$1]" office:value-type="float" office:value="4.746" calcext:value-type="float">
            <text:p>4.7460</text:p>
          </table:table-cell>
          <table:table-cell table:formula="of:=[.W41]+[.T41]+[.Q41]+[.N41]+[.K41]+[.H41]+[.E41]" office:value-type="float" office:value="96.113375" calcext:value-type="float">
            <text:p>96.113</text:p>
          </table:table-cell>
          <table:table-cell/>
        </table:table-row>
        <table:table-row table:style-name="ro1">
          <table:table-cell/>
          <table:table-cell table:formula="of:=dx+[.B41]" office:value-type="float" office:value="0.38" calcext:value-type="float">
            <text:p>0.38</text:p>
          </table:table-cell>
          <table:table-cell table:formula="of:=ABS([.$B42]-[.C$2])" office:value-type="float" office:value="0.28" calcext:value-type="float">
            <text:p>0.2800</text:p>
          </table:table-cell>
          <table:table-cell table:formula="of:=(1-[.C42])*(1+bigR*[.C42])" office:value-type="float" office:value="0.5688" calcext:value-type="float">
            <text:p>0.5688</text:p>
          </table:table-cell>
          <table:table-cell table:formula="of:=[.D42]*[.E$1]" office:value-type="float" office:value="17.064" calcext:value-type="float">
            <text:p>17.0640</text:p>
          </table:table-cell>
          <table:table-cell table:formula="of:=ABS([.$B42]-[.F$2])" office:value-type="float" office:value="0.13" calcext:value-type="float">
            <text:p>0.1300</text:p>
          </table:table-cell>
          <table:table-cell table:formula="of:=(1-[.F42])*(1+bigR*[.F42])" office:value-type="float" office:value="0.785175" calcext:value-type="float">
            <text:p>0.7852</text:p>
          </table:table-cell>
          <table:table-cell table:formula="of:=[.G42]*[.H$1]" office:value-type="float" office:value="39.25875" calcext:value-type="float">
            <text:p>39.2588</text:p>
          </table:table-cell>
          <table:table-cell table:formula="of:=ABS([.$B42]-[.I$2])" office:value-type="float" office:value="0.0199999999999999" calcext:value-type="float">
            <text:p>0.0200</text:p>
          </table:table-cell>
          <table:table-cell table:formula="of:=(1-[.I42])*(1+bigR*[.I42])" office:value-type="float" office:value="0.9653" calcext:value-type="float">
            <text:p>0.9653</text:p>
          </table:table-cell>
          <table:table-cell table:formula="of:=[.J42]*[.K$1]" office:value-type="float" office:value="2.8959" calcext:value-type="float">
            <text:p>2.8959</text:p>
          </table:table-cell>
          <table:table-cell table:formula="of:=ABS([.$B42]-[.L$2])" office:value-type="float" office:value="0.12" calcext:value-type="float">
            <text:p>0.1200</text:p>
          </table:table-cell>
          <table:table-cell table:formula="of:=(1-[.L42])*(1+bigR*[.L42])" office:value-type="float" office:value="0.8008" calcext:value-type="float">
            <text:p>0.8008</text:p>
          </table:table-cell>
          <table:table-cell table:formula="of:=[.M42]*[.N$1]" office:value-type="float" office:value="9.6096" calcext:value-type="float">
            <text:p>9.6096</text:p>
          </table:table-cell>
          <table:table-cell table:formula="of:=ABS([.$B42]-[.O$2])" office:value-type="float" office:value="0.29" calcext:value-type="float">
            <text:p>0.2900</text:p>
          </table:table-cell>
          <table:table-cell table:formula="of:=(1-[.O42])*(1+bigR*[.O42])" office:value-type="float" office:value="0.555575" calcext:value-type="float">
            <text:p>0.5556</text:p>
          </table:table-cell>
          <table:table-cell table:formula="of:=[.P42]*[.Q$1]" office:value-type="float" office:value="1.666725" calcext:value-type="float">
            <text:p>1.6667</text:p>
          </table:table-cell>
          <table:table-cell table:formula="of:=ABS([.$B42]-[.R$2])" office:value-type="float" office:value="0.47" calcext:value-type="float">
            <text:p>0.4700</text:p>
          </table:table-cell>
          <table:table-cell table:formula="of:=(1-[.R42])*(1+bigR*[.R42])" office:value-type="float" office:value="0.343175" calcext:value-type="float">
            <text:p>0.3432</text:p>
          </table:table-cell>
          <table:table-cell table:formula="of:=[.S42]*[.T$1]" office:value-type="float" office:value="20.5905" calcext:value-type="float">
            <text:p>20.5905</text:p>
          </table:table-cell>
          <table:table-cell table:formula="of:=ABS([.$B42]-[.U$2])" office:value-type="float" office:value="0.57" calcext:value-type="float">
            <text:p>0.5700</text:p>
          </table:table-cell>
          <table:table-cell table:formula="of:=(1-[.U42])*(1+bigR*[.U42])" office:value-type="float" office:value="0.246175" calcext:value-type="float">
            <text:p>0.2462</text:p>
          </table:table-cell>
          <table:table-cell table:formula="of:=[.V42]*[.W$1]" office:value-type="float" office:value="4.9235" calcext:value-type="float">
            <text:p>4.9235</text:p>
          </table:table-cell>
          <table:table-cell table:formula="of:=[.W42]+[.T42]+[.Q42]+[.N42]+[.K42]+[.H42]+[.E42]" office:value-type="float" office:value="96.008975" calcext:value-type="float">
            <text:p>96.009</text:p>
          </table:table-cell>
          <table:table-cell/>
        </table:table-row>
        <table:table-row table:style-name="ro1">
          <table:table-cell/>
          <table:table-cell table:formula="of:=dx+[.B42]" office:value-type="float" office:value="0.39" calcext:value-type="float">
            <text:p>0.39</text:p>
          </table:table-cell>
          <table:table-cell table:formula="of:=ABS([.$B43]-[.C$2])" office:value-type="float" office:value="0.29" calcext:value-type="float">
            <text:p>0.2900</text:p>
          </table:table-cell>
          <table:table-cell table:formula="of:=(1-[.C43])*(1+bigR*[.C43])" office:value-type="float" office:value="0.555575" calcext:value-type="float">
            <text:p>0.5556</text:p>
          </table:table-cell>
          <table:table-cell table:formula="of:=[.D43]*[.E$1]" office:value-type="float" office:value="16.66725" calcext:value-type="float">
            <text:p>16.6673</text:p>
          </table:table-cell>
          <table:table-cell table:formula="of:=ABS([.$B43]-[.F$2])" office:value-type="float" office:value="0.14" calcext:value-type="float">
            <text:p>0.1400</text:p>
          </table:table-cell>
          <table:table-cell table:formula="of:=(1-[.F43])*(1+bigR*[.F43])" office:value-type="float" office:value="0.7697" calcext:value-type="float">
            <text:p>0.7697</text:p>
          </table:table-cell>
          <table:table-cell table:formula="of:=[.G43]*[.H$1]" office:value-type="float" office:value="38.485" calcext:value-type="float">
            <text:p>38.4850</text:p>
          </table:table-cell>
          <table:table-cell table:formula="of:=ABS([.$B43]-[.I$2])" office:value-type="float" office:value="0.00999999999999984" calcext:value-type="float">
            <text:p>0.0100</text:p>
          </table:table-cell>
          <table:table-cell table:formula="of:=(1-[.I43])*(1+bigR*[.I43])" office:value-type="float" office:value="0.982575" calcext:value-type="float">
            <text:p>0.9826</text:p>
          </table:table-cell>
          <table:table-cell table:formula="of:=[.J43]*[.K$1]" office:value-type="float" office:value="2.947725" calcext:value-type="float">
            <text:p>2.9477</text:p>
          </table:table-cell>
          <table:table-cell table:formula="of:=ABS([.$B43]-[.L$2])" office:value-type="float" office:value="0.11" calcext:value-type="float">
            <text:p>0.1100</text:p>
          </table:table-cell>
          <table:table-cell table:formula="of:=(1-[.L43])*(1+bigR*[.L43])" office:value-type="float" office:value="0.816575" calcext:value-type="float">
            <text:p>0.8166</text:p>
          </table:table-cell>
          <table:table-cell table:formula="of:=[.M43]*[.N$1]" office:value-type="float" office:value="9.7989" calcext:value-type="float">
            <text:p>9.7989</text:p>
          </table:table-cell>
          <table:table-cell table:formula="of:=ABS([.$B43]-[.O$2])" office:value-type="float" office:value="0.28" calcext:value-type="float">
            <text:p>0.2800</text:p>
          </table:table-cell>
          <table:table-cell table:formula="of:=(1-[.O43])*(1+bigR*[.O43])" office:value-type="float" office:value="0.5688" calcext:value-type="float">
            <text:p>0.5688</text:p>
          </table:table-cell>
          <table:table-cell table:formula="of:=[.P43]*[.Q$1]" office:value-type="float" office:value="1.7064" calcext:value-type="float">
            <text:p>1.7064</text:p>
          </table:table-cell>
          <table:table-cell table:formula="of:=ABS([.$B43]-[.R$2])" office:value-type="float" office:value="0.46" calcext:value-type="float">
            <text:p>0.4600</text:p>
          </table:table-cell>
          <table:table-cell table:formula="of:=(1-[.R43])*(1+bigR*[.R43])" office:value-type="float" office:value="0.3537" calcext:value-type="float">
            <text:p>0.3537</text:p>
          </table:table-cell>
          <table:table-cell table:formula="of:=[.S43]*[.T$1]" office:value-type="float" office:value="21.222" calcext:value-type="float">
            <text:p>21.2220</text:p>
          </table:table-cell>
          <table:table-cell table:formula="of:=ABS([.$B43]-[.U$2])" office:value-type="float" office:value="0.56" calcext:value-type="float">
            <text:p>0.5600</text:p>
          </table:table-cell>
          <table:table-cell table:formula="of:=(1-[.U43])*(1+bigR*[.U43])" office:value-type="float" office:value="0.2552" calcext:value-type="float">
            <text:p>0.2552</text:p>
          </table:table-cell>
          <table:table-cell table:formula="of:=[.V43]*[.W$1]" office:value-type="float" office:value="5.104" calcext:value-type="float">
            <text:p>5.1040</text:p>
          </table:table-cell>
          <table:table-cell table:formula="of:=[.W43]+[.T43]+[.Q43]+[.N43]+[.K43]+[.H43]+[.E43]" office:value-type="float" office:value="95.931275" calcext:value-type="float">
            <text:p>95.931</text:p>
          </table:table-cell>
          <table:table-cell/>
        </table:table-row>
        <table:table-row table:style-name="ro1">
          <table:table-cell/>
          <table:table-cell table:formula="of:=dx+[.B43]" office:value-type="float" office:value="0.4" calcext:value-type="float">
            <text:p>0.40</text:p>
          </table:table-cell>
          <table:table-cell table:formula="of:=ABS([.$B44]-[.C$2])" office:value-type="float" office:value="0.3" calcext:value-type="float">
            <text:p>0.3000</text:p>
          </table:table-cell>
          <table:table-cell table:formula="of:=(1-[.C44])*(1+bigR*[.C44])" office:value-type="float" office:value="0.5425" calcext:value-type="float">
            <text:p>0.5425</text:p>
          </table:table-cell>
          <table:table-cell table:formula="of:=[.D44]*[.E$1]" office:value-type="float" office:value="16.275" calcext:value-type="float">
            <text:p>16.2750</text:p>
          </table:table-cell>
          <table:table-cell table:formula="of:=ABS([.$B44]-[.F$2])" office:value-type="float" office:value="0.15" calcext:value-type="float">
            <text:p>0.1500</text:p>
          </table:table-cell>
          <table:table-cell table:formula="of:=(1-[.F44])*(1+bigR*[.F44])" office:value-type="float" office:value="0.754375" calcext:value-type="float">
            <text:p>0.7544</text:p>
          </table:table-cell>
          <table:table-cell table:formula="of:=[.G44]*[.H$1]" office:value-type="float" office:value="37.71875" calcext:value-type="float">
            <text:p>37.7188</text:p>
          </table:table-cell>
          <table:table-cell table:formula="of:=ABS([.$B44]-[.I$2])" office:value-type="float" office:value="0" calcext:value-type="float">
            <text:p>0.0000</text:p>
          </table:table-cell>
          <table:table-cell table:formula="of:=(1-[.I44])*(1+bigR*[.I44])" office:value-type="float" office:value="1" calcext:value-type="float">
            <text:p>1.0000</text:p>
          </table:table-cell>
          <table:table-cell table:formula="of:=[.J44]*[.K$1]" office:value-type="float" office:value="3" calcext:value-type="float">
            <text:p>3.0000</text:p>
          </table:table-cell>
          <table:table-cell table:formula="of:=ABS([.$B44]-[.L$2])" office:value-type="float" office:value="0.0999999999999998" calcext:value-type="float">
            <text:p>0.1000</text:p>
          </table:table-cell>
          <table:table-cell table:formula="of:=(1-[.L44])*(1+bigR*[.L44])" office:value-type="float" office:value="0.8325" calcext:value-type="float">
            <text:p>0.8325</text:p>
          </table:table-cell>
          <table:table-cell table:formula="of:=[.M44]*[.N$1]" office:value-type="float" office:value="9.99" calcext:value-type="float">
            <text:p>9.9900</text:p>
          </table:table-cell>
          <table:table-cell table:formula="of:=ABS([.$B44]-[.O$2])" office:value-type="float" office:value="0.27" calcext:value-type="float">
            <text:p>0.2700</text:p>
          </table:table-cell>
          <table:table-cell table:formula="of:=(1-[.O44])*(1+bigR*[.O44])" office:value-type="float" office:value="0.582175" calcext:value-type="float">
            <text:p>0.5822</text:p>
          </table:table-cell>
          <table:table-cell table:formula="of:=[.P44]*[.Q$1]" office:value-type="float" office:value="1.746525" calcext:value-type="float">
            <text:p>1.7465</text:p>
          </table:table-cell>
          <table:table-cell table:formula="of:=ABS([.$B44]-[.R$2])" office:value-type="float" office:value="0.45" calcext:value-type="float">
            <text:p>0.4500</text:p>
          </table:table-cell>
          <table:table-cell table:formula="of:=(1-[.R44])*(1+bigR*[.R44])" office:value-type="float" office:value="0.364375" calcext:value-type="float">
            <text:p>0.3644</text:p>
          </table:table-cell>
          <table:table-cell table:formula="of:=[.S44]*[.T$1]" office:value-type="float" office:value="21.8625" calcext:value-type="float">
            <text:p>21.8625</text:p>
          </table:table-cell>
          <table:table-cell table:formula="of:=ABS([.$B44]-[.U$2])" office:value-type="float" office:value="0.55" calcext:value-type="float">
            <text:p>0.5500</text:p>
          </table:table-cell>
          <table:table-cell table:formula="of:=(1-[.U44])*(1+bigR*[.U44])" office:value-type="float" office:value="0.264375" calcext:value-type="float">
            <text:p>0.2644</text:p>
          </table:table-cell>
          <table:table-cell table:formula="of:=[.V44]*[.W$1]" office:value-type="float" office:value="5.2875" calcext:value-type="float">
            <text:p>5.2875</text:p>
          </table:table-cell>
          <table:table-cell table:formula="of:=[.W44]+[.T44]+[.Q44]+[.N44]+[.K44]+[.H44]+[.E44]" office:value-type="float" office:value="95.880275" calcext:value-type="float">
            <text:p>95.880</text:p>
          </table:table-cell>
          <table:table-cell/>
        </table:table-row>
        <table:table-row table:style-name="ro1">
          <table:table-cell/>
          <table:table-cell table:formula="of:=dx+[.B44]" office:value-type="float" office:value="0.41" calcext:value-type="float">
            <text:p>0.41</text:p>
          </table:table-cell>
          <table:table-cell table:formula="of:=ABS([.$B45]-[.C$2])" office:value-type="float" office:value="0.31" calcext:value-type="float">
            <text:p>0.3100</text:p>
          </table:table-cell>
          <table:table-cell table:formula="of:=(1-[.C45])*(1+bigR*[.C45])" office:value-type="float" office:value="0.529575" calcext:value-type="float">
            <text:p>0.5296</text:p>
          </table:table-cell>
          <table:table-cell table:formula="of:=[.D45]*[.E$1]" office:value-type="float" office:value="15.88725" calcext:value-type="float">
            <text:p>15.8873</text:p>
          </table:table-cell>
          <table:table-cell table:formula="of:=ABS([.$B45]-[.F$2])" office:value-type="float" office:value="0.16" calcext:value-type="float">
            <text:p>0.1600</text:p>
          </table:table-cell>
          <table:table-cell table:formula="of:=(1-[.F45])*(1+bigR*[.F45])" office:value-type="float" office:value="0.7392" calcext:value-type="float">
            <text:p>0.7392</text:p>
          </table:table-cell>
          <table:table-cell table:formula="of:=[.G45]*[.H$1]" office:value-type="float" office:value="36.96" calcext:value-type="float">
            <text:p>36.9600</text:p>
          </table:table-cell>
          <table:table-cell table:formula="of:=ABS([.$B45]-[.I$2])" office:value-type="float" office:value="0.0100000000000002" calcext:value-type="float">
            <text:p>0.0100</text:p>
          </table:table-cell>
          <table:table-cell table:formula="of:=(1-[.I45])*(1+bigR*[.I45])" office:value-type="float" office:value="0.982575" calcext:value-type="float">
            <text:p>0.9826</text:p>
          </table:table-cell>
          <table:table-cell table:formula="of:=[.J45]*[.K$1]" office:value-type="float" office:value="2.947725" calcext:value-type="float">
            <text:p>2.9477</text:p>
          </table:table-cell>
          <table:table-cell table:formula="of:=ABS([.$B45]-[.L$2])" office:value-type="float" office:value="0.0899999999999998" calcext:value-type="float">
            <text:p>0.0900</text:p>
          </table:table-cell>
          <table:table-cell table:formula="of:=(1-[.L45])*(1+bigR*[.L45])" office:value-type="float" office:value="0.848575" calcext:value-type="float">
            <text:p>0.8486</text:p>
          </table:table-cell>
          <table:table-cell table:formula="of:=[.M45]*[.N$1]" office:value-type="float" office:value="10.1829" calcext:value-type="float">
            <text:p>10.1829</text:p>
          </table:table-cell>
          <table:table-cell table:formula="of:=ABS([.$B45]-[.O$2])" office:value-type="float" office:value="0.26" calcext:value-type="float">
            <text:p>0.2600</text:p>
          </table:table-cell>
          <table:table-cell table:formula="of:=(1-[.O45])*(1+bigR*[.O45])" office:value-type="float" office:value="0.5957" calcext:value-type="float">
            <text:p>0.5957</text:p>
          </table:table-cell>
          <table:table-cell table:formula="of:=[.P45]*[.Q$1]" office:value-type="float" office:value="1.7871" calcext:value-type="float">
            <text:p>1.7871</text:p>
          </table:table-cell>
          <table:table-cell table:formula="of:=ABS([.$B45]-[.R$2])" office:value-type="float" office:value="0.44" calcext:value-type="float">
            <text:p>0.4400</text:p>
          </table:table-cell>
          <table:table-cell table:formula="of:=(1-[.R45])*(1+bigR*[.R45])" office:value-type="float" office:value="0.3752" calcext:value-type="float">
            <text:p>0.3752</text:p>
          </table:table-cell>
          <table:table-cell table:formula="of:=[.S45]*[.T$1]" office:value-type="float" office:value="22.512" calcext:value-type="float">
            <text:p>22.5120</text:p>
          </table:table-cell>
          <table:table-cell table:formula="of:=ABS([.$B45]-[.U$2])" office:value-type="float" office:value="0.54" calcext:value-type="float">
            <text:p>0.5400</text:p>
          </table:table-cell>
          <table:table-cell table:formula="of:=(1-[.U45])*(1+bigR*[.U45])" office:value-type="float" office:value="0.2737" calcext:value-type="float">
            <text:p>0.2737</text:p>
          </table:table-cell>
          <table:table-cell table:formula="of:=[.V45]*[.W$1]" office:value-type="float" office:value="5.474" calcext:value-type="float">
            <text:p>5.4740</text:p>
          </table:table-cell>
          <table:table-cell table:formula="of:=[.W45]+[.T45]+[.Q45]+[.N45]+[.K45]+[.H45]+[.E45]" office:value-type="float" office:value="95.750975" calcext:value-type="float">
            <text:p>95.751</text:p>
          </table:table-cell>
          <table:table-cell/>
        </table:table-row>
        <table:table-row table:style-name="ro1">
          <table:table-cell/>
          <table:table-cell table:formula="of:=dx+[.B45]" office:value-type="float" office:value="0.42" calcext:value-type="float">
            <text:p>0.42</text:p>
          </table:table-cell>
          <table:table-cell table:formula="of:=ABS([.$B46]-[.C$2])" office:value-type="float" office:value="0.32" calcext:value-type="float">
            <text:p>0.3200</text:p>
          </table:table-cell>
          <table:table-cell table:formula="of:=(1-[.C46])*(1+bigR*[.C46])" office:value-type="float" office:value="0.5168" calcext:value-type="float">
            <text:p>0.5168</text:p>
          </table:table-cell>
          <table:table-cell table:formula="of:=[.D46]*[.E$1]" office:value-type="float" office:value="15.504" calcext:value-type="float">
            <text:p>15.5040</text:p>
          </table:table-cell>
          <table:table-cell table:formula="of:=ABS([.$B46]-[.F$2])" office:value-type="float" office:value="0.17" calcext:value-type="float">
            <text:p>0.1700</text:p>
          </table:table-cell>
          <table:table-cell table:formula="of:=(1-[.F46])*(1+bigR*[.F46])" office:value-type="float" office:value="0.724175" calcext:value-type="float">
            <text:p>0.7242</text:p>
          </table:table-cell>
          <table:table-cell table:formula="of:=[.G46]*[.H$1]" office:value-type="float" office:value="36.20875" calcext:value-type="float">
            <text:p>36.2088</text:p>
          </table:table-cell>
          <table:table-cell table:formula="of:=ABS([.$B46]-[.I$2])" office:value-type="float" office:value="0.0200000000000002" calcext:value-type="float">
            <text:p>0.0200</text:p>
          </table:table-cell>
          <table:table-cell table:formula="of:=(1-[.I46])*(1+bigR*[.I46])" office:value-type="float" office:value="0.9653" calcext:value-type="float">
            <text:p>0.9653</text:p>
          </table:table-cell>
          <table:table-cell table:formula="of:=[.J46]*[.K$1]" office:value-type="float" office:value="2.8959" calcext:value-type="float">
            <text:p>2.8959</text:p>
          </table:table-cell>
          <table:table-cell table:formula="of:=ABS([.$B46]-[.L$2])" office:value-type="float" office:value="0.0799999999999998" calcext:value-type="float">
            <text:p>0.0800</text:p>
          </table:table-cell>
          <table:table-cell table:formula="of:=(1-[.L46])*(1+bigR*[.L46])" office:value-type="float" office:value="0.8648" calcext:value-type="float">
            <text:p>0.8648</text:p>
          </table:table-cell>
          <table:table-cell table:formula="of:=[.M46]*[.N$1]" office:value-type="float" office:value="10.3776" calcext:value-type="float">
            <text:p>10.3776</text:p>
          </table:table-cell>
          <table:table-cell table:formula="of:=ABS([.$B46]-[.O$2])" office:value-type="float" office:value="0.25" calcext:value-type="float">
            <text:p>0.2500</text:p>
          </table:table-cell>
          <table:table-cell table:formula="of:=(1-[.O46])*(1+bigR*[.O46])" office:value-type="float" office:value="0.609375" calcext:value-type="float">
            <text:p>0.6094</text:p>
          </table:table-cell>
          <table:table-cell table:formula="of:=[.P46]*[.Q$1]" office:value-type="float" office:value="1.828125" calcext:value-type="float">
            <text:p>1.8281</text:p>
          </table:table-cell>
          <table:table-cell table:formula="of:=ABS([.$B46]-[.R$2])" office:value-type="float" office:value="0.43" calcext:value-type="float">
            <text:p>0.4300</text:p>
          </table:table-cell>
          <table:table-cell table:formula="of:=(1-[.R46])*(1+bigR*[.R46])" office:value-type="float" office:value="0.386175" calcext:value-type="float">
            <text:p>0.3862</text:p>
          </table:table-cell>
          <table:table-cell table:formula="of:=[.S46]*[.T$1]" office:value-type="float" office:value="23.1705" calcext:value-type="float">
            <text:p>23.1705</text:p>
          </table:table-cell>
          <table:table-cell table:formula="of:=ABS([.$B46]-[.U$2])" office:value-type="float" office:value="0.53" calcext:value-type="float">
            <text:p>0.5300</text:p>
          </table:table-cell>
          <table:table-cell table:formula="of:=(1-[.U46])*(1+bigR*[.U46])" office:value-type="float" office:value="0.283175" calcext:value-type="float">
            <text:p>0.2832</text:p>
          </table:table-cell>
          <table:table-cell table:formula="of:=[.V46]*[.W$1]" office:value-type="float" office:value="5.6635" calcext:value-type="float">
            <text:p>5.6635</text:p>
          </table:table-cell>
          <table:table-cell table:formula="of:=[.W46]+[.T46]+[.Q46]+[.N46]+[.K46]+[.H46]+[.E46]" office:value-type="float" office:value="95.648375" calcext:value-type="float">
            <text:p>95.648</text:p>
          </table:table-cell>
          <table:table-cell/>
        </table:table-row>
        <table:table-row table:style-name="ro1">
          <table:table-cell/>
          <table:table-cell table:formula="of:=dx+[.B46]" office:value-type="float" office:value="0.43" calcext:value-type="float">
            <text:p>0.43</text:p>
          </table:table-cell>
          <table:table-cell table:formula="of:=ABS([.$B47]-[.C$2])" office:value-type="float" office:value="0.33" calcext:value-type="float">
            <text:p>0.3300</text:p>
          </table:table-cell>
          <table:table-cell table:formula="of:=(1-[.C47])*(1+bigR*[.C47])" office:value-type="float" office:value="0.504175" calcext:value-type="float">
            <text:p>0.5042</text:p>
          </table:table-cell>
          <table:table-cell table:formula="of:=[.D47]*[.E$1]" office:value-type="float" office:value="15.12525" calcext:value-type="float">
            <text:p>15.1253</text:p>
          </table:table-cell>
          <table:table-cell table:formula="of:=ABS([.$B47]-[.F$2])" office:value-type="float" office:value="0.18" calcext:value-type="float">
            <text:p>0.1800</text:p>
          </table:table-cell>
          <table:table-cell table:formula="of:=(1-[.F47])*(1+bigR*[.F47])" office:value-type="float" office:value="0.7093" calcext:value-type="float">
            <text:p>0.7093</text:p>
          </table:table-cell>
          <table:table-cell table:formula="of:=[.G47]*[.H$1]" office:value-type="float" office:value="35.465" calcext:value-type="float">
            <text:p>35.4650</text:p>
          </table:table-cell>
          <table:table-cell table:formula="of:=ABS([.$B47]-[.I$2])" office:value-type="float" office:value="0.0300000000000002" calcext:value-type="float">
            <text:p>0.0300</text:p>
          </table:table-cell>
          <table:table-cell table:formula="of:=(1-[.I47])*(1+bigR*[.I47])" office:value-type="float" office:value="0.948174999999999" calcext:value-type="float">
            <text:p>0.9482</text:p>
          </table:table-cell>
          <table:table-cell table:formula="of:=[.J47]*[.K$1]" office:value-type="float" office:value="2.844525" calcext:value-type="float">
            <text:p>2.8445</text:p>
          </table:table-cell>
          <table:table-cell table:formula="of:=ABS([.$B47]-[.L$2])" office:value-type="float" office:value="0.0699999999999998" calcext:value-type="float">
            <text:p>0.0700</text:p>
          </table:table-cell>
          <table:table-cell table:formula="of:=(1-[.L47])*(1+bigR*[.L47])" office:value-type="float" office:value="0.881175" calcext:value-type="float">
            <text:p>0.8812</text:p>
          </table:table-cell>
          <table:table-cell table:formula="of:=[.M47]*[.N$1]" office:value-type="float" office:value="10.5741" calcext:value-type="float">
            <text:p>10.5741</text:p>
          </table:table-cell>
          <table:table-cell table:formula="of:=ABS([.$B47]-[.O$2])" office:value-type="float" office:value="0.24" calcext:value-type="float">
            <text:p>0.2400</text:p>
          </table:table-cell>
          <table:table-cell table:formula="of:=(1-[.O47])*(1+bigR*[.O47])" office:value-type="float" office:value="0.6232" calcext:value-type="float">
            <text:p>0.6232</text:p>
          </table:table-cell>
          <table:table-cell table:formula="of:=[.P47]*[.Q$1]" office:value-type="float" office:value="1.8696" calcext:value-type="float">
            <text:p>1.8696</text:p>
          </table:table-cell>
          <table:table-cell table:formula="of:=ABS([.$B47]-[.R$2])" office:value-type="float" office:value="0.42" calcext:value-type="float">
            <text:p>0.4200</text:p>
          </table:table-cell>
          <table:table-cell table:formula="of:=(1-[.R47])*(1+bigR*[.R47])" office:value-type="float" office:value="0.3973" calcext:value-type="float">
            <text:p>0.3973</text:p>
          </table:table-cell>
          <table:table-cell table:formula="of:=[.S47]*[.T$1]" office:value-type="float" office:value="23.838" calcext:value-type="float">
            <text:p>23.8380</text:p>
          </table:table-cell>
          <table:table-cell table:formula="of:=ABS([.$B47]-[.U$2])" office:value-type="float" office:value="0.52" calcext:value-type="float">
            <text:p>0.5200</text:p>
          </table:table-cell>
          <table:table-cell table:formula="of:=(1-[.U47])*(1+bigR*[.U47])" office:value-type="float" office:value="0.2928" calcext:value-type="float">
            <text:p>0.2928</text:p>
          </table:table-cell>
          <table:table-cell table:formula="of:=[.V47]*[.W$1]" office:value-type="float" office:value="5.856" calcext:value-type="float">
            <text:p>5.8560</text:p>
          </table:table-cell>
          <table:table-cell table:formula="of:=[.W47]+[.T47]+[.Q47]+[.N47]+[.K47]+[.H47]+[.E47]" office:value-type="float" office:value="95.572475" calcext:value-type="float">
            <text:p>95.572</text:p>
          </table:table-cell>
          <table:table-cell/>
        </table:table-row>
        <table:table-row table:style-name="ro1">
          <table:table-cell/>
          <table:table-cell table:formula="of:=dx+[.B47]" office:value-type="float" office:value="0.44" calcext:value-type="float">
            <text:p>0.44</text:p>
          </table:table-cell>
          <table:table-cell table:formula="of:=ABS([.$B48]-[.C$2])" office:value-type="float" office:value="0.34" calcext:value-type="float">
            <text:p>0.3400</text:p>
          </table:table-cell>
          <table:table-cell table:formula="of:=(1-[.C48])*(1+bigR*[.C48])" office:value-type="float" office:value="0.4917" calcext:value-type="float">
            <text:p>0.4917</text:p>
          </table:table-cell>
          <table:table-cell table:formula="of:=[.D48]*[.E$1]" office:value-type="float" office:value="14.751" calcext:value-type="float">
            <text:p>14.7510</text:p>
          </table:table-cell>
          <table:table-cell table:formula="of:=ABS([.$B48]-[.F$2])" office:value-type="float" office:value="0.19" calcext:value-type="float">
            <text:p>0.1900</text:p>
          </table:table-cell>
          <table:table-cell table:formula="of:=(1-[.F48])*(1+bigR*[.F48])" office:value-type="float" office:value="0.694575" calcext:value-type="float">
            <text:p>0.6946</text:p>
          </table:table-cell>
          <table:table-cell table:formula="of:=[.G48]*[.H$1]" office:value-type="float" office:value="34.72875" calcext:value-type="float">
            <text:p>34.7288</text:p>
          </table:table-cell>
          <table:table-cell table:formula="of:=ABS([.$B48]-[.I$2])" office:value-type="float" office:value="0.0400000000000002" calcext:value-type="float">
            <text:p>0.0400</text:p>
          </table:table-cell>
          <table:table-cell table:formula="of:=(1-[.I48])*(1+bigR*[.I48])" office:value-type="float" office:value="0.9312" calcext:value-type="float">
            <text:p>0.9312</text:p>
          </table:table-cell>
          <table:table-cell table:formula="of:=[.J48]*[.K$1]" office:value-type="float" office:value="2.7936" calcext:value-type="float">
            <text:p>2.7936</text:p>
          </table:table-cell>
          <table:table-cell table:formula="of:=ABS([.$B48]-[.L$2])" office:value-type="float" office:value="0.0599999999999998" calcext:value-type="float">
            <text:p>0.0600</text:p>
          </table:table-cell>
          <table:table-cell table:formula="of:=(1-[.L48])*(1+bigR*[.L48])" office:value-type="float" office:value="0.8977" calcext:value-type="float">
            <text:p>0.8977</text:p>
          </table:table-cell>
          <table:table-cell table:formula="of:=[.M48]*[.N$1]" office:value-type="float" office:value="10.7724" calcext:value-type="float">
            <text:p>10.7724</text:p>
          </table:table-cell>
          <table:table-cell table:formula="of:=ABS([.$B48]-[.O$2])" office:value-type="float" office:value="0.23" calcext:value-type="float">
            <text:p>0.2300</text:p>
          </table:table-cell>
          <table:table-cell table:formula="of:=(1-[.O48])*(1+bigR*[.O48])" office:value-type="float" office:value="0.637175" calcext:value-type="float">
            <text:p>0.6372</text:p>
          </table:table-cell>
          <table:table-cell table:formula="of:=[.P48]*[.Q$1]" office:value-type="float" office:value="1.911525" calcext:value-type="float">
            <text:p>1.9115</text:p>
          </table:table-cell>
          <table:table-cell table:formula="of:=ABS([.$B48]-[.R$2])" office:value-type="float" office:value="0.41" calcext:value-type="float">
            <text:p>0.4100</text:p>
          </table:table-cell>
          <table:table-cell table:formula="of:=(1-[.R48])*(1+bigR*[.R48])" office:value-type="float" office:value="0.408575" calcext:value-type="float">
            <text:p>0.4086</text:p>
          </table:table-cell>
          <table:table-cell table:formula="of:=[.S48]*[.T$1]" office:value-type="float" office:value="24.5145" calcext:value-type="float">
            <text:p>24.5145</text:p>
          </table:table-cell>
          <table:table-cell table:formula="of:=ABS([.$B48]-[.U$2])" office:value-type="float" office:value="0.51" calcext:value-type="float">
            <text:p>0.5100</text:p>
          </table:table-cell>
          <table:table-cell table:formula="of:=(1-[.U48])*(1+bigR*[.U48])" office:value-type="float" office:value="0.302575" calcext:value-type="float">
            <text:p>0.3026</text:p>
          </table:table-cell>
          <table:table-cell table:formula="of:=[.V48]*[.W$1]" office:value-type="float" office:value="6.0515" calcext:value-type="float">
            <text:p>6.0515</text:p>
          </table:table-cell>
          <table:table-cell table:formula="of:=[.W48]+[.T48]+[.Q48]+[.N48]+[.K48]+[.H48]+[.E48]" office:value-type="float" office:value="95.523275" calcext:value-type="float">
            <text:p>95.523</text:p>
          </table:table-cell>
          <table:table-cell/>
        </table:table-row>
        <table:table-row table:style-name="ro1">
          <table:table-cell/>
          <table:table-cell table:formula="of:=dx+[.B48]" office:value-type="float" office:value="0.45" calcext:value-type="float">
            <text:p>0.45</text:p>
          </table:table-cell>
          <table:table-cell table:formula="of:=ABS([.$B49]-[.C$2])" office:value-type="float" office:value="0.35" calcext:value-type="float">
            <text:p>0.3500</text:p>
          </table:table-cell>
          <table:table-cell table:formula="of:=(1-[.C49])*(1+bigR*[.C49])" office:value-type="float" office:value="0.479375" calcext:value-type="float">
            <text:p>0.4794</text:p>
          </table:table-cell>
          <table:table-cell table:formula="of:=[.D49]*[.E$1]" office:value-type="float" office:value="14.38125" calcext:value-type="float">
            <text:p>14.3813</text:p>
          </table:table-cell>
          <table:table-cell table:formula="of:=ABS([.$B49]-[.F$2])" office:value-type="float" office:value="0.2" calcext:value-type="float">
            <text:p>0.2000</text:p>
          </table:table-cell>
          <table:table-cell table:formula="of:=(1-[.F49])*(1+bigR*[.F49])" office:value-type="float" office:value="0.68" calcext:value-type="float">
            <text:p>0.6800</text:p>
          </table:table-cell>
          <table:table-cell table:formula="of:=[.G49]*[.H$1]" office:value-type="float" office:value="34" calcext:value-type="float">
            <text:p>34.0000</text:p>
          </table:table-cell>
          <table:table-cell table:formula="of:=ABS([.$B49]-[.I$2])" office:value-type="float" office:value="0.0500000000000002" calcext:value-type="float">
            <text:p>0.0500</text:p>
          </table:table-cell>
          <table:table-cell table:formula="of:=(1-[.I49])*(1+bigR*[.I49])" office:value-type="float" office:value="0.914375" calcext:value-type="float">
            <text:p>0.9144</text:p>
          </table:table-cell>
          <table:table-cell table:formula="of:=[.J49]*[.K$1]" office:value-type="float" office:value="2.743125" calcext:value-type="float">
            <text:p>2.7431</text:p>
          </table:table-cell>
          <table:table-cell table:formula="of:=ABS([.$B49]-[.L$2])" office:value-type="float" office:value="0.0499999999999998" calcext:value-type="float">
            <text:p>0.0500</text:p>
          </table:table-cell>
          <table:table-cell table:formula="of:=(1-[.L49])*(1+bigR*[.L49])" office:value-type="float" office:value="0.914375" calcext:value-type="float">
            <text:p>0.9144</text:p>
          </table:table-cell>
          <table:table-cell table:formula="of:=[.M49]*[.N$1]" office:value-type="float" office:value="10.9725" calcext:value-type="float">
            <text:p>10.9725</text:p>
          </table:table-cell>
          <table:table-cell table:formula="of:=ABS([.$B49]-[.O$2])" office:value-type="float" office:value="0.22" calcext:value-type="float">
            <text:p>0.2200</text:p>
          </table:table-cell>
          <table:table-cell table:formula="of:=(1-[.O49])*(1+bigR*[.O49])" office:value-type="float" office:value="0.6513" calcext:value-type="float">
            <text:p>0.6513</text:p>
          </table:table-cell>
          <table:table-cell table:formula="of:=[.P49]*[.Q$1]" office:value-type="float" office:value="1.9539" calcext:value-type="float">
            <text:p>1.9539</text:p>
          </table:table-cell>
          <table:table-cell table:formula="of:=ABS([.$B49]-[.R$2])" office:value-type="float" office:value="0.4" calcext:value-type="float">
            <text:p>0.4000</text:p>
          </table:table-cell>
          <table:table-cell table:formula="of:=(1-[.R49])*(1+bigR*[.R49])" office:value-type="float" office:value="0.42" calcext:value-type="float">
            <text:p>0.4200</text:p>
          </table:table-cell>
          <table:table-cell table:formula="of:=[.S49]*[.T$1]" office:value-type="float" office:value="25.2" calcext:value-type="float">
            <text:p>25.2000</text:p>
          </table:table-cell>
          <table:table-cell table:formula="of:=ABS([.$B49]-[.U$2])" office:value-type="float" office:value="0.5" calcext:value-type="float">
            <text:p>0.5000</text:p>
          </table:table-cell>
          <table:table-cell table:formula="of:=(1-[.U49])*(1+bigR*[.U49])" office:value-type="float" office:value="0.3125" calcext:value-type="float">
            <text:p>0.3125</text:p>
          </table:table-cell>
          <table:table-cell table:formula="of:=[.V49]*[.W$1]" office:value-type="float" office:value="6.25" calcext:value-type="float">
            <text:p>6.2500</text:p>
          </table:table-cell>
          <table:table-cell table:formula="of:=[.W49]+[.T49]+[.Q49]+[.N49]+[.K49]+[.H49]+[.E49]" office:value-type="float" office:value="95.500775" calcext:value-type="float">
            <text:p>95.501</text:p>
          </table:table-cell>
          <table:table-cell/>
        </table:table-row>
        <table:table-row table:style-name="ro1">
          <table:table-cell/>
          <table:table-cell table:formula="of:=dx+[.B49]" office:value-type="float" office:value="0.46" calcext:value-type="float">
            <text:p>0.46</text:p>
          </table:table-cell>
          <table:table-cell table:formula="of:=ABS([.$B50]-[.C$2])" office:value-type="float" office:value="0.36" calcext:value-type="float">
            <text:p>0.3600</text:p>
          </table:table-cell>
          <table:table-cell table:formula="of:=(1-[.C50])*(1+bigR*[.C50])" office:value-type="float" office:value="0.4672" calcext:value-type="float">
            <text:p>0.4672</text:p>
          </table:table-cell>
          <table:table-cell table:formula="of:=[.D50]*[.E$1]" office:value-type="float" office:value="14.016" calcext:value-type="float">
            <text:p>14.0160</text:p>
          </table:table-cell>
          <table:table-cell table:formula="of:=ABS([.$B50]-[.F$2])" office:value-type="float" office:value="0.21" calcext:value-type="float">
            <text:p>0.2100</text:p>
          </table:table-cell>
          <table:table-cell table:formula="of:=(1-[.F50])*(1+bigR*[.F50])" office:value-type="float" office:value="0.665575" calcext:value-type="float">
            <text:p>0.6656</text:p>
          </table:table-cell>
          <table:table-cell table:formula="of:=[.G50]*[.H$1]" office:value-type="float" office:value="33.27875" calcext:value-type="float">
            <text:p>33.2788</text:p>
          </table:table-cell>
          <table:table-cell table:formula="of:=ABS([.$B50]-[.I$2])" office:value-type="float" office:value="0.0600000000000002" calcext:value-type="float">
            <text:p>0.0600</text:p>
          </table:table-cell>
          <table:table-cell table:formula="of:=(1-[.I50])*(1+bigR*[.I50])" office:value-type="float" office:value="0.8977" calcext:value-type="float">
            <text:p>0.8977</text:p>
          </table:table-cell>
          <table:table-cell table:formula="of:=[.J50]*[.K$1]" office:value-type="float" office:value="2.6931" calcext:value-type="float">
            <text:p>2.6931</text:p>
          </table:table-cell>
          <table:table-cell table:formula="of:=ABS([.$B50]-[.L$2])" office:value-type="float" office:value="0.0399999999999998" calcext:value-type="float">
            <text:p>0.0400</text:p>
          </table:table-cell>
          <table:table-cell table:formula="of:=(1-[.L50])*(1+bigR*[.L50])" office:value-type="float" office:value="0.9312" calcext:value-type="float">
            <text:p>0.9312</text:p>
          </table:table-cell>
          <table:table-cell table:formula="of:=[.M50]*[.N$1]" office:value-type="float" office:value="11.1744" calcext:value-type="float">
            <text:p>11.1744</text:p>
          </table:table-cell>
          <table:table-cell table:formula="of:=ABS([.$B50]-[.O$2])" office:value-type="float" office:value="0.21" calcext:value-type="float">
            <text:p>0.2100</text:p>
          </table:table-cell>
          <table:table-cell table:formula="of:=(1-[.O50])*(1+bigR*[.O50])" office:value-type="float" office:value="0.665575" calcext:value-type="float">
            <text:p>0.6656</text:p>
          </table:table-cell>
          <table:table-cell table:formula="of:=[.P50]*[.Q$1]" office:value-type="float" office:value="1.996725" calcext:value-type="float">
            <text:p>1.9967</text:p>
          </table:table-cell>
          <table:table-cell table:formula="of:=ABS([.$B50]-[.R$2])" office:value-type="float" office:value="0.39" calcext:value-type="float">
            <text:p>0.3900</text:p>
          </table:table-cell>
          <table:table-cell table:formula="of:=(1-[.R50])*(1+bigR*[.R50])" office:value-type="float" office:value="0.431575" calcext:value-type="float">
            <text:p>0.4316</text:p>
          </table:table-cell>
          <table:table-cell table:formula="of:=[.S50]*[.T$1]" office:value-type="float" office:value="25.8945" calcext:value-type="float">
            <text:p>25.8945</text:p>
          </table:table-cell>
          <table:table-cell table:formula="of:=ABS([.$B50]-[.U$2])" office:value-type="float" office:value="0.49" calcext:value-type="float">
            <text:p>0.4900</text:p>
          </table:table-cell>
          <table:table-cell table:formula="of:=(1-[.U50])*(1+bigR*[.U50])" office:value-type="float" office:value="0.322575" calcext:value-type="float">
            <text:p>0.3226</text:p>
          </table:table-cell>
          <table:table-cell table:formula="of:=[.V50]*[.W$1]" office:value-type="float" office:value="6.4515" calcext:value-type="float">
            <text:p>6.4515</text:p>
          </table:table-cell>
          <table:table-cell table:formula="of:=[.W50]+[.T50]+[.Q50]+[.N50]+[.K50]+[.H50]+[.E50]" office:value-type="float" office:value="95.504975" calcext:value-type="float">
            <text:p>95.505</text:p>
          </table:table-cell>
          <table:table-cell/>
        </table:table-row>
        <table:table-row table:style-name="ro1">
          <table:table-cell/>
          <table:table-cell table:formula="of:=dx+[.B50]" office:value-type="float" office:value="0.47" calcext:value-type="float">
            <text:p>0.47</text:p>
          </table:table-cell>
          <table:table-cell table:formula="of:=ABS([.$B51]-[.C$2])" office:value-type="float" office:value="0.37" calcext:value-type="float">
            <text:p>0.3700</text:p>
          </table:table-cell>
          <table:table-cell table:formula="of:=(1-[.C51])*(1+bigR*[.C51])" office:value-type="float" office:value="0.455175" calcext:value-type="float">
            <text:p>0.4552</text:p>
          </table:table-cell>
          <table:table-cell table:formula="of:=[.D51]*[.E$1]" office:value-type="float" office:value="13.65525" calcext:value-type="float">
            <text:p>13.6553</text:p>
          </table:table-cell>
          <table:table-cell table:formula="of:=ABS([.$B51]-[.F$2])" office:value-type="float" office:value="0.22" calcext:value-type="float">
            <text:p>0.2200</text:p>
          </table:table-cell>
          <table:table-cell table:formula="of:=(1-[.F51])*(1+bigR*[.F51])" office:value-type="float" office:value="0.6513" calcext:value-type="float">
            <text:p>0.6513</text:p>
          </table:table-cell>
          <table:table-cell table:formula="of:=[.G51]*[.H$1]" office:value-type="float" office:value="32.565" calcext:value-type="float">
            <text:p>32.5650</text:p>
          </table:table-cell>
          <table:table-cell table:formula="of:=ABS([.$B51]-[.I$2])" office:value-type="float" office:value="0.0700000000000002" calcext:value-type="float">
            <text:p>0.0700</text:p>
          </table:table-cell>
          <table:table-cell table:formula="of:=(1-[.I51])*(1+bigR*[.I51])" office:value-type="float" office:value="0.881174999999999" calcext:value-type="float">
            <text:p>0.8812</text:p>
          </table:table-cell>
          <table:table-cell table:formula="of:=[.J51]*[.K$1]" office:value-type="float" office:value="2.643525" calcext:value-type="float">
            <text:p>2.6435</text:p>
          </table:table-cell>
          <table:table-cell table:formula="of:=ABS([.$B51]-[.L$2])" office:value-type="float" office:value="0.0299999999999997" calcext:value-type="float">
            <text:p>0.0300</text:p>
          </table:table-cell>
          <table:table-cell table:formula="of:=(1-[.L51])*(1+bigR*[.L51])" office:value-type="float" office:value="0.948175" calcext:value-type="float">
            <text:p>0.9482</text:p>
          </table:table-cell>
          <table:table-cell table:formula="of:=[.M51]*[.N$1]" office:value-type="float" office:value="11.3781" calcext:value-type="float">
            <text:p>11.3781</text:p>
          </table:table-cell>
          <table:table-cell table:formula="of:=ABS([.$B51]-[.O$2])" office:value-type="float" office:value="0.2" calcext:value-type="float">
            <text:p>0.2000</text:p>
          </table:table-cell>
          <table:table-cell table:formula="of:=(1-[.O51])*(1+bigR*[.O51])" office:value-type="float" office:value="0.68" calcext:value-type="float">
            <text:p>0.6800</text:p>
          </table:table-cell>
          <table:table-cell table:formula="of:=[.P51]*[.Q$1]" office:value-type="float" office:value="2.04" calcext:value-type="float">
            <text:p>2.0400</text:p>
          </table:table-cell>
          <table:table-cell table:formula="of:=ABS([.$B51]-[.R$2])" office:value-type="float" office:value="0.38" calcext:value-type="float">
            <text:p>0.3800</text:p>
          </table:table-cell>
          <table:table-cell table:formula="of:=(1-[.R51])*(1+bigR*[.R51])" office:value-type="float" office:value="0.4433" calcext:value-type="float">
            <text:p>0.4433</text:p>
          </table:table-cell>
          <table:table-cell table:formula="of:=[.S51]*[.T$1]" office:value-type="float" office:value="26.598" calcext:value-type="float">
            <text:p>26.5980</text:p>
          </table:table-cell>
          <table:table-cell table:formula="of:=ABS([.$B51]-[.U$2])" office:value-type="float" office:value="0.48" calcext:value-type="float">
            <text:p>0.4800</text:p>
          </table:table-cell>
          <table:table-cell table:formula="of:=(1-[.U51])*(1+bigR*[.U51])" office:value-type="float" office:value="0.3328" calcext:value-type="float">
            <text:p>0.3328</text:p>
          </table:table-cell>
          <table:table-cell table:formula="of:=[.V51]*[.W$1]" office:value-type="float" office:value="6.656" calcext:value-type="float">
            <text:p>6.6560</text:p>
          </table:table-cell>
          <table:table-cell table:formula="of:=[.W51]+[.T51]+[.Q51]+[.N51]+[.K51]+[.H51]+[.E51]" office:value-type="float" office:value="95.535875" calcext:value-type="float">
            <text:p>95.536</text:p>
          </table:table-cell>
          <table:table-cell/>
        </table:table-row>
        <table:table-row table:style-name="ro1">
          <table:table-cell/>
          <table:table-cell table:formula="of:=dx+[.B51]" office:value-type="float" office:value="0.48" calcext:value-type="float">
            <text:p>0.48</text:p>
          </table:table-cell>
          <table:table-cell table:formula="of:=ABS([.$B52]-[.C$2])" office:value-type="float" office:value="0.38" calcext:value-type="float">
            <text:p>0.3800</text:p>
          </table:table-cell>
          <table:table-cell table:formula="of:=(1-[.C52])*(1+bigR*[.C52])" office:value-type="float" office:value="0.4433" calcext:value-type="float">
            <text:p>0.4433</text:p>
          </table:table-cell>
          <table:table-cell table:formula="of:=[.D52]*[.E$1]" office:value-type="float" office:value="13.299" calcext:value-type="float">
            <text:p>13.2990</text:p>
          </table:table-cell>
          <table:table-cell table:formula="of:=ABS([.$B52]-[.F$2])" office:value-type="float" office:value="0.23" calcext:value-type="float">
            <text:p>0.2300</text:p>
          </table:table-cell>
          <table:table-cell table:formula="of:=(1-[.F52])*(1+bigR*[.F52])" office:value-type="float" office:value="0.637175" calcext:value-type="float">
            <text:p>0.6372</text:p>
          </table:table-cell>
          <table:table-cell table:formula="of:=[.G52]*[.H$1]" office:value-type="float" office:value="31.85875" calcext:value-type="float">
            <text:p>31.8588</text:p>
          </table:table-cell>
          <table:table-cell table:formula="of:=ABS([.$B52]-[.I$2])" office:value-type="float" office:value="0.0800000000000002" calcext:value-type="float">
            <text:p>0.0800</text:p>
          </table:table-cell>
          <table:table-cell table:formula="of:=(1-[.I52])*(1+bigR*[.I52])" office:value-type="float" office:value="0.864799999999999" calcext:value-type="float">
            <text:p>0.8648</text:p>
          </table:table-cell>
          <table:table-cell table:formula="of:=[.J52]*[.K$1]" office:value-type="float" office:value="2.5944" calcext:value-type="float">
            <text:p>2.5944</text:p>
          </table:table-cell>
          <table:table-cell table:formula="of:=ABS([.$B52]-[.L$2])" office:value-type="float" office:value="0.0199999999999997" calcext:value-type="float">
            <text:p>0.0200</text:p>
          </table:table-cell>
          <table:table-cell table:formula="of:=(1-[.L52])*(1+bigR*[.L52])" office:value-type="float" office:value="0.9653" calcext:value-type="float">
            <text:p>0.9653</text:p>
          </table:table-cell>
          <table:table-cell table:formula="of:=[.M52]*[.N$1]" office:value-type="float" office:value="11.5836" calcext:value-type="float">
            <text:p>11.5836</text:p>
          </table:table-cell>
          <table:table-cell table:formula="of:=ABS([.$B52]-[.O$2])" office:value-type="float" office:value="0.19" calcext:value-type="float">
            <text:p>0.1900</text:p>
          </table:table-cell>
          <table:table-cell table:formula="of:=(1-[.O52])*(1+bigR*[.O52])" office:value-type="float" office:value="0.694575" calcext:value-type="float">
            <text:p>0.6946</text:p>
          </table:table-cell>
          <table:table-cell table:formula="of:=[.P52]*[.Q$1]" office:value-type="float" office:value="2.083725" calcext:value-type="float">
            <text:p>2.0837</text:p>
          </table:table-cell>
          <table:table-cell table:formula="of:=ABS([.$B52]-[.R$2])" office:value-type="float" office:value="0.37" calcext:value-type="float">
            <text:p>0.3700</text:p>
          </table:table-cell>
          <table:table-cell table:formula="of:=(1-[.R52])*(1+bigR*[.R52])" office:value-type="float" office:value="0.455175" calcext:value-type="float">
            <text:p>0.4552</text:p>
          </table:table-cell>
          <table:table-cell table:formula="of:=[.S52]*[.T$1]" office:value-type="float" office:value="27.3105" calcext:value-type="float">
            <text:p>27.3105</text:p>
          </table:table-cell>
          <table:table-cell table:formula="of:=ABS([.$B52]-[.U$2])" office:value-type="float" office:value="0.47" calcext:value-type="float">
            <text:p>0.4700</text:p>
          </table:table-cell>
          <table:table-cell table:formula="of:=(1-[.U52])*(1+bigR*[.U52])" office:value-type="float" office:value="0.343175" calcext:value-type="float">
            <text:p>0.3432</text:p>
          </table:table-cell>
          <table:table-cell table:formula="of:=[.V52]*[.W$1]" office:value-type="float" office:value="6.86350000000001" calcext:value-type="float">
            <text:p>6.8635</text:p>
          </table:table-cell>
          <table:table-cell table:formula="of:=[.W52]+[.T52]+[.Q52]+[.N52]+[.K52]+[.H52]+[.E52]" office:value-type="float" office:value="95.593475" calcext:value-type="float">
            <text:p>95.593</text:p>
          </table:table-cell>
          <table:table-cell/>
        </table:table-row>
        <table:table-row table:style-name="ro1">
          <table:table-cell/>
          <table:table-cell table:formula="of:=dx+[.B52]" office:value-type="float" office:value="0.49" calcext:value-type="float">
            <text:p>0.49</text:p>
          </table:table-cell>
          <table:table-cell table:formula="of:=ABS([.$B53]-[.C$2])" office:value-type="float" office:value="0.39" calcext:value-type="float">
            <text:p>0.3900</text:p>
          </table:table-cell>
          <table:table-cell table:formula="of:=(1-[.C53])*(1+bigR*[.C53])" office:value-type="float" office:value="0.431575" calcext:value-type="float">
            <text:p>0.4316</text:p>
          </table:table-cell>
          <table:table-cell table:formula="of:=[.D53]*[.E$1]" office:value-type="float" office:value="12.94725" calcext:value-type="float">
            <text:p>12.9473</text:p>
          </table:table-cell>
          <table:table-cell table:formula="of:=ABS([.$B53]-[.F$2])" office:value-type="float" office:value="0.24" calcext:value-type="float">
            <text:p>0.2400</text:p>
          </table:table-cell>
          <table:table-cell table:formula="of:=(1-[.F53])*(1+bigR*[.F53])" office:value-type="float" office:value="0.6232" calcext:value-type="float">
            <text:p>0.6232</text:p>
          </table:table-cell>
          <table:table-cell table:formula="of:=[.G53]*[.H$1]" office:value-type="float" office:value="31.16" calcext:value-type="float">
            <text:p>31.1600</text:p>
          </table:table-cell>
          <table:table-cell table:formula="of:=ABS([.$B53]-[.I$2])" office:value-type="float" office:value="0.0900000000000003" calcext:value-type="float">
            <text:p>0.0900</text:p>
          </table:table-cell>
          <table:table-cell table:formula="of:=(1-[.I53])*(1+bigR*[.I53])" office:value-type="float" office:value="0.848574999999999" calcext:value-type="float">
            <text:p>0.8486</text:p>
          </table:table-cell>
          <table:table-cell table:formula="of:=[.J53]*[.K$1]" office:value-type="float" office:value="2.545725" calcext:value-type="float">
            <text:p>2.5457</text:p>
          </table:table-cell>
          <table:table-cell table:formula="of:=ABS([.$B53]-[.L$2])" office:value-type="float" office:value="0.00999999999999973" calcext:value-type="float">
            <text:p>0.0100</text:p>
          </table:table-cell>
          <table:table-cell table:formula="of:=(1-[.L53])*(1+bigR*[.L53])" office:value-type="float" office:value="0.982575" calcext:value-type="float">
            <text:p>0.9826</text:p>
          </table:table-cell>
          <table:table-cell table:formula="of:=[.M53]*[.N$1]" office:value-type="float" office:value="11.7909" calcext:value-type="float">
            <text:p>11.7909</text:p>
          </table:table-cell>
          <table:table-cell table:formula="of:=ABS([.$B53]-[.O$2])" office:value-type="float" office:value="0.18" calcext:value-type="float">
            <text:p>0.1800</text:p>
          </table:table-cell>
          <table:table-cell table:formula="of:=(1-[.O53])*(1+bigR*[.O53])" office:value-type="float" office:value="0.7093" calcext:value-type="float">
            <text:p>0.7093</text:p>
          </table:table-cell>
          <table:table-cell table:formula="of:=[.P53]*[.Q$1]" office:value-type="float" office:value="2.1279" calcext:value-type="float">
            <text:p>2.1279</text:p>
          </table:table-cell>
          <table:table-cell table:formula="of:=ABS([.$B53]-[.R$2])" office:value-type="float" office:value="0.36" calcext:value-type="float">
            <text:p>0.3600</text:p>
          </table:table-cell>
          <table:table-cell table:formula="of:=(1-[.R53])*(1+bigR*[.R53])" office:value-type="float" office:value="0.4672" calcext:value-type="float">
            <text:p>0.4672</text:p>
          </table:table-cell>
          <table:table-cell table:formula="of:=[.S53]*[.T$1]" office:value-type="float" office:value="28.032" calcext:value-type="float">
            <text:p>28.0320</text:p>
          </table:table-cell>
          <table:table-cell table:formula="of:=ABS([.$B53]-[.U$2])" office:value-type="float" office:value="0.46" calcext:value-type="float">
            <text:p>0.4600</text:p>
          </table:table-cell>
          <table:table-cell table:formula="of:=(1-[.U53])*(1+bigR*[.U53])" office:value-type="float" office:value="0.3537" calcext:value-type="float">
            <text:p>0.3537</text:p>
          </table:table-cell>
          <table:table-cell table:formula="of:=[.V53]*[.W$1]" office:value-type="float" office:value="7.07400000000001" calcext:value-type="float">
            <text:p>7.0740</text:p>
          </table:table-cell>
          <table:table-cell table:formula="of:=[.W53]+[.T53]+[.Q53]+[.N53]+[.K53]+[.H53]+[.E53]" office:value-type="float" office:value="95.677775" calcext:value-type="float">
            <text:p>95.678</text:p>
          </table:table-cell>
          <table:table-cell/>
        </table:table-row>
        <table:table-row table:style-name="ro1">
          <table:table-cell/>
          <table:table-cell table:formula="of:=dx+[.B53]" office:value-type="float" office:value="0.5" calcext:value-type="float">
            <text:p>0.50</text:p>
          </table:table-cell>
          <table:table-cell table:formula="of:=ABS([.$B54]-[.C$2])" office:value-type="float" office:value="0.4" calcext:value-type="float">
            <text:p>0.4000</text:p>
          </table:table-cell>
          <table:table-cell table:formula="of:=(1-[.C54])*(1+bigR*[.C54])" office:value-type="float" office:value="0.42" calcext:value-type="float">
            <text:p>0.4200</text:p>
          </table:table-cell>
          <table:table-cell table:formula="of:=[.D54]*[.E$1]" office:value-type="float" office:value="12.6" calcext:value-type="float">
            <text:p>12.6000</text:p>
          </table:table-cell>
          <table:table-cell table:formula="of:=ABS([.$B54]-[.F$2])" office:value-type="float" office:value="0.25" calcext:value-type="float">
            <text:p>0.2500</text:p>
          </table:table-cell>
          <table:table-cell table:formula="of:=(1-[.F54])*(1+bigR*[.F54])" office:value-type="float" office:value="0.609375" calcext:value-type="float">
            <text:p>0.6094</text:p>
          </table:table-cell>
          <table:table-cell table:formula="of:=[.G54]*[.H$1]" office:value-type="float" office:value="30.46875" calcext:value-type="float">
            <text:p>30.4688</text:p>
          </table:table-cell>
          <table:table-cell table:formula="of:=ABS([.$B54]-[.I$2])" office:value-type="float" office:value="0.1" calcext:value-type="float">
            <text:p>0.1000</text:p>
          </table:table-cell>
          <table:table-cell table:formula="of:=(1-[.I54])*(1+bigR*[.I54])" office:value-type="float" office:value="0.8325" calcext:value-type="float">
            <text:p>0.8325</text:p>
          </table:table-cell>
          <table:table-cell table:formula="of:=[.J54]*[.K$1]" office:value-type="float" office:value="2.4975" calcext:value-type="float">
            <text:p>2.4975</text:p>
          </table:table-cell>
          <table:table-cell table:formula="of:=ABS([.$B54]-[.L$2])" office:value-type="float" office:value="0" calcext:value-type="float">
            <text:p>0.0000</text:p>
          </table:table-cell>
          <table:table-cell table:formula="of:=(1-[.L54])*(1+bigR*[.L54])" office:value-type="float" office:value="1" calcext:value-type="float">
            <text:p>1.0000</text:p>
          </table:table-cell>
          <table:table-cell table:formula="of:=[.M54]*[.N$1]" office:value-type="float" office:value="12" calcext:value-type="float">
            <text:p>12.0000</text:p>
          </table:table-cell>
          <table:table-cell table:formula="of:=ABS([.$B54]-[.O$2])" office:value-type="float" office:value="0.17" calcext:value-type="float">
            <text:p>0.1700</text:p>
          </table:table-cell>
          <table:table-cell table:formula="of:=(1-[.O54])*(1+bigR*[.O54])" office:value-type="float" office:value="0.724175" calcext:value-type="float">
            <text:p>0.7242</text:p>
          </table:table-cell>
          <table:table-cell table:formula="of:=[.P54]*[.Q$1]" office:value-type="float" office:value="2.172525" calcext:value-type="float">
            <text:p>2.1725</text:p>
          </table:table-cell>
          <table:table-cell table:formula="of:=ABS([.$B54]-[.R$2])" office:value-type="float" office:value="0.35" calcext:value-type="float">
            <text:p>0.3500</text:p>
          </table:table-cell>
          <table:table-cell table:formula="of:=(1-[.R54])*(1+bigR*[.R54])" office:value-type="float" office:value="0.479375" calcext:value-type="float">
            <text:p>0.4794</text:p>
          </table:table-cell>
          <table:table-cell table:formula="of:=[.S54]*[.T$1]" office:value-type="float" office:value="28.7625" calcext:value-type="float">
            <text:p>28.7625</text:p>
          </table:table-cell>
          <table:table-cell table:formula="of:=ABS([.$B54]-[.U$2])" office:value-type="float" office:value="0.45" calcext:value-type="float">
            <text:p>0.4500</text:p>
          </table:table-cell>
          <table:table-cell table:formula="of:=(1-[.U54])*(1+bigR*[.U54])" office:value-type="float" office:value="0.364375" calcext:value-type="float">
            <text:p>0.3644</text:p>
          </table:table-cell>
          <table:table-cell table:formula="of:=[.V54]*[.W$1]" office:value-type="float" office:value="7.2875" calcext:value-type="float">
            <text:p>7.2875</text:p>
          </table:table-cell>
          <table:table-cell table:style-name="ce10" table:formula="of:=[.W54]+[.T54]+[.Q54]+[.N54]+[.K54]+[.H54]+[.E54]" office:value-type="float" office:value="95.788775" calcext:value-type="float">
            <text:p>95.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dx+[.B54]" office:value-type="float" office:value="0.51" calcext:value-type="float">
            <text:p>0.51</text:p>
          </table:table-cell>
          <table:table-cell table:formula="of:=ABS([.$B55]-[.C$2])" office:value-type="float" office:value="0.41" calcext:value-type="float">
            <text:p>0.4100</text:p>
          </table:table-cell>
          <table:table-cell table:formula="of:=(1-[.C55])*(1+bigR*[.C55])" office:value-type="float" office:value="0.408575" calcext:value-type="float">
            <text:p>0.4086</text:p>
          </table:table-cell>
          <table:table-cell table:formula="of:=[.D55]*[.E$1]" office:value-type="float" office:value="12.25725" calcext:value-type="float">
            <text:p>12.2573</text:p>
          </table:table-cell>
          <table:table-cell table:formula="of:=ABS([.$B55]-[.F$2])" office:value-type="float" office:value="0.26" calcext:value-type="float">
            <text:p>0.2600</text:p>
          </table:table-cell>
          <table:table-cell table:formula="of:=(1-[.F55])*(1+bigR*[.F55])" office:value-type="float" office:value="0.5957" calcext:value-type="float">
            <text:p>0.5957</text:p>
          </table:table-cell>
          <table:table-cell table:formula="of:=[.G55]*[.H$1]" office:value-type="float" office:value="29.785" calcext:value-type="float">
            <text:p>29.7850</text:p>
          </table:table-cell>
          <table:table-cell table:formula="of:=ABS([.$B55]-[.I$2])" office:value-type="float" office:value="0.11" calcext:value-type="float">
            <text:p>0.1100</text:p>
          </table:table-cell>
          <table:table-cell table:formula="of:=(1-[.I55])*(1+bigR*[.I55])" office:value-type="float" office:value="0.816575" calcext:value-type="float">
            <text:p>0.8166</text:p>
          </table:table-cell>
          <table:table-cell table:formula="of:=[.J55]*[.K$1]" office:value-type="float" office:value="2.449725" calcext:value-type="float">
            <text:p>2.4497</text:p>
          </table:table-cell>
          <table:table-cell table:formula="of:=ABS([.$B55]-[.L$2])" office:value-type="float" office:value="0.0100000000000002" calcext:value-type="float">
            <text:p>0.0100</text:p>
          </table:table-cell>
          <table:table-cell table:formula="of:=(1-[.L55])*(1+bigR*[.L55])" office:value-type="float" office:value="0.982575" calcext:value-type="float">
            <text:p>0.9826</text:p>
          </table:table-cell>
          <table:table-cell table:formula="of:=[.M55]*[.N$1]" office:value-type="float" office:value="11.7909" calcext:value-type="float">
            <text:p>11.7909</text:p>
          </table:table-cell>
          <table:table-cell table:formula="of:=ABS([.$B55]-[.O$2])" office:value-type="float" office:value="0.16" calcext:value-type="float">
            <text:p>0.1600</text:p>
          </table:table-cell>
          <table:table-cell table:formula="of:=(1-[.O55])*(1+bigR*[.O55])" office:value-type="float" office:value="0.7392" calcext:value-type="float">
            <text:p>0.7392</text:p>
          </table:table-cell>
          <table:table-cell table:formula="of:=[.P55]*[.Q$1]" office:value-type="float" office:value="2.2176" calcext:value-type="float">
            <text:p>2.2176</text:p>
          </table:table-cell>
          <table:table-cell table:formula="of:=ABS([.$B55]-[.R$2])" office:value-type="float" office:value="0.34" calcext:value-type="float">
            <text:p>0.3400</text:p>
          </table:table-cell>
          <table:table-cell table:formula="of:=(1-[.R55])*(1+bigR*[.R55])" office:value-type="float" office:value="0.4917" calcext:value-type="float">
            <text:p>0.4917</text:p>
          </table:table-cell>
          <table:table-cell table:formula="of:=[.S55]*[.T$1]" office:value-type="float" office:value="29.502" calcext:value-type="float">
            <text:p>29.5020</text:p>
          </table:table-cell>
          <table:table-cell table:formula="of:=ABS([.$B55]-[.U$2])" office:value-type="float" office:value="0.44" calcext:value-type="float">
            <text:p>0.4400</text:p>
          </table:table-cell>
          <table:table-cell table:formula="of:=(1-[.U55])*(1+bigR*[.U55])" office:value-type="float" office:value="0.3752" calcext:value-type="float">
            <text:p>0.3752</text:p>
          </table:table-cell>
          <table:table-cell table:formula="of:=[.V55]*[.W$1]" office:value-type="float" office:value="7.504" calcext:value-type="float">
            <text:p>7.5040</text:p>
          </table:table-cell>
          <table:table-cell table:formula="of:=[.W55]+[.T55]+[.Q55]+[.N55]+[.K55]+[.H55]+[.E55]" office:value-type="float" office:value="95.506475" calcext:value-type="float">
            <text:p>95.506</text:p>
          </table:table-cell>
          <table:table-cell/>
        </table:table-row>
        <table:table-row table:style-name="ro1">
          <table:table-cell/>
          <table:table-cell table:formula="of:=dx+[.B55]" office:value-type="float" office:value="0.52" calcext:value-type="float">
            <text:p>0.52</text:p>
          </table:table-cell>
          <table:table-cell table:formula="of:=ABS([.$B56]-[.C$2])" office:value-type="float" office:value="0.42" calcext:value-type="float">
            <text:p>0.4200</text:p>
          </table:table-cell>
          <table:table-cell table:formula="of:=(1-[.C56])*(1+bigR*[.C56])" office:value-type="float" office:value="0.3973" calcext:value-type="float">
            <text:p>0.3973</text:p>
          </table:table-cell>
          <table:table-cell table:formula="of:=[.D56]*[.E$1]" office:value-type="float" office:value="11.919" calcext:value-type="float">
            <text:p>11.9190</text:p>
          </table:table-cell>
          <table:table-cell table:formula="of:=ABS([.$B56]-[.F$2])" office:value-type="float" office:value="0.27" calcext:value-type="float">
            <text:p>0.2700</text:p>
          </table:table-cell>
          <table:table-cell table:formula="of:=(1-[.F56])*(1+bigR*[.F56])" office:value-type="float" office:value="0.582175" calcext:value-type="float">
            <text:p>0.5822</text:p>
          </table:table-cell>
          <table:table-cell table:formula="of:=[.G56]*[.H$1]" office:value-type="float" office:value="29.10875" calcext:value-type="float">
            <text:p>29.1088</text:p>
          </table:table-cell>
          <table:table-cell table:formula="of:=ABS([.$B56]-[.I$2])" office:value-type="float" office:value="0.12" calcext:value-type="float">
            <text:p>0.1200</text:p>
          </table:table-cell>
          <table:table-cell table:formula="of:=(1-[.I56])*(1+bigR*[.I56])" office:value-type="float" office:value="0.8008" calcext:value-type="float">
            <text:p>0.8008</text:p>
          </table:table-cell>
          <table:table-cell table:formula="of:=[.J56]*[.K$1]" office:value-type="float" office:value="2.4024" calcext:value-type="float">
            <text:p>2.4024</text:p>
          </table:table-cell>
          <table:table-cell table:formula="of:=ABS([.$B56]-[.L$2])" office:value-type="float" office:value="0.0200000000000002" calcext:value-type="float">
            <text:p>0.0200</text:p>
          </table:table-cell>
          <table:table-cell table:formula="of:=(1-[.L56])*(1+bigR*[.L56])" office:value-type="float" office:value="0.9653" calcext:value-type="float">
            <text:p>0.9653</text:p>
          </table:table-cell>
          <table:table-cell table:formula="of:=[.M56]*[.N$1]" office:value-type="float" office:value="11.5836" calcext:value-type="float">
            <text:p>11.5836</text:p>
          </table:table-cell>
          <table:table-cell table:formula="of:=ABS([.$B56]-[.O$2])" office:value-type="float" office:value="0.15" calcext:value-type="float">
            <text:p>0.1500</text:p>
          </table:table-cell>
          <table:table-cell table:formula="of:=(1-[.O56])*(1+bigR*[.O56])" office:value-type="float" office:value="0.754375" calcext:value-type="float">
            <text:p>0.7544</text:p>
          </table:table-cell>
          <table:table-cell table:formula="of:=[.P56]*[.Q$1]" office:value-type="float" office:value="2.263125" calcext:value-type="float">
            <text:p>2.2631</text:p>
          </table:table-cell>
          <table:table-cell table:formula="of:=ABS([.$B56]-[.R$2])" office:value-type="float" office:value="0.33" calcext:value-type="float">
            <text:p>0.3300</text:p>
          </table:table-cell>
          <table:table-cell table:formula="of:=(1-[.R56])*(1+bigR*[.R56])" office:value-type="float" office:value="0.504175" calcext:value-type="float">
            <text:p>0.5042</text:p>
          </table:table-cell>
          <table:table-cell table:formula="of:=[.S56]*[.T$1]" office:value-type="float" office:value="30.2505" calcext:value-type="float">
            <text:p>30.2505</text:p>
          </table:table-cell>
          <table:table-cell table:formula="of:=ABS([.$B56]-[.U$2])" office:value-type="float" office:value="0.43" calcext:value-type="float">
            <text:p>0.4300</text:p>
          </table:table-cell>
          <table:table-cell table:formula="of:=(1-[.U56])*(1+bigR*[.U56])" office:value-type="float" office:value="0.386175" calcext:value-type="float">
            <text:p>0.3862</text:p>
          </table:table-cell>
          <table:table-cell table:formula="of:=[.V56]*[.W$1]" office:value-type="float" office:value="7.7235" calcext:value-type="float">
            <text:p>7.7235</text:p>
          </table:table-cell>
          <table:table-cell table:style-name="ce11" table:formula="of:=[.W56]+[.T56]+[.Q56]+[.N56]+[.K56]+[.H56]+[.E56]" office:value-type="float" office:value="95.250875" calcext:value-type="float">
            <text:p>95.25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formula="of:=dx+[.B56]" office:value-type="float" office:value="0.53" calcext:value-type="float">
            <text:p>0.53</text:p>
          </table:table-cell>
          <table:table-cell table:formula="of:=ABS([.$B57]-[.C$2])" office:value-type="float" office:value="0.43" calcext:value-type="float">
            <text:p>0.4300</text:p>
          </table:table-cell>
          <table:table-cell table:formula="of:=(1-[.C57])*(1+bigR*[.C57])" office:value-type="float" office:value="0.386175" calcext:value-type="float">
            <text:p>0.3862</text:p>
          </table:table-cell>
          <table:table-cell table:formula="of:=[.D57]*[.E$1]" office:value-type="float" office:value="11.58525" calcext:value-type="float">
            <text:p>11.5853</text:p>
          </table:table-cell>
          <table:table-cell table:formula="of:=ABS([.$B57]-[.F$2])" office:value-type="float" office:value="0.28" calcext:value-type="float">
            <text:p>0.2800</text:p>
          </table:table-cell>
          <table:table-cell table:formula="of:=(1-[.F57])*(1+bigR*[.F57])" office:value-type="float" office:value="0.5688" calcext:value-type="float">
            <text:p>0.5688</text:p>
          </table:table-cell>
          <table:table-cell table:formula="of:=[.G57]*[.H$1]" office:value-type="float" office:value="28.44" calcext:value-type="float">
            <text:p>28.4400</text:p>
          </table:table-cell>
          <table:table-cell table:formula="of:=ABS([.$B57]-[.I$2])" office:value-type="float" office:value="0.13" calcext:value-type="float">
            <text:p>0.1300</text:p>
          </table:table-cell>
          <table:table-cell table:formula="of:=(1-[.I57])*(1+bigR*[.I57])" office:value-type="float" office:value="0.785175" calcext:value-type="float">
            <text:p>0.7852</text:p>
          </table:table-cell>
          <table:table-cell table:formula="of:=[.J57]*[.K$1]" office:value-type="float" office:value="2.355525" calcext:value-type="float">
            <text:p>2.3555</text:p>
          </table:table-cell>
          <table:table-cell table:formula="of:=ABS([.$B57]-[.L$2])" office:value-type="float" office:value="0.0300000000000002" calcext:value-type="float">
            <text:p>0.0300</text:p>
          </table:table-cell>
          <table:table-cell table:formula="of:=(1-[.L57])*(1+bigR*[.L57])" office:value-type="float" office:value="0.948174999999999" calcext:value-type="float">
            <text:p>0.9482</text:p>
          </table:table-cell>
          <table:table-cell table:formula="of:=[.M57]*[.N$1]" office:value-type="float" office:value="11.3781" calcext:value-type="float">
            <text:p>11.3781</text:p>
          </table:table-cell>
          <table:table-cell table:formula="of:=ABS([.$B57]-[.O$2])" office:value-type="float" office:value="0.14" calcext:value-type="float">
            <text:p>0.1400</text:p>
          </table:table-cell>
          <table:table-cell table:formula="of:=(1-[.O57])*(1+bigR*[.O57])" office:value-type="float" office:value="0.7697" calcext:value-type="float">
            <text:p>0.7697</text:p>
          </table:table-cell>
          <table:table-cell table:formula="of:=[.P57]*[.Q$1]" office:value-type="float" office:value="2.3091" calcext:value-type="float">
            <text:p>2.3091</text:p>
          </table:table-cell>
          <table:table-cell table:formula="of:=ABS([.$B57]-[.R$2])" office:value-type="float" office:value="0.32" calcext:value-type="float">
            <text:p>0.3200</text:p>
          </table:table-cell>
          <table:table-cell table:formula="of:=(1-[.R57])*(1+bigR*[.R57])" office:value-type="float" office:value="0.5168" calcext:value-type="float">
            <text:p>0.5168</text:p>
          </table:table-cell>
          <table:table-cell table:formula="of:=[.S57]*[.T$1]" office:value-type="float" office:value="31.008" calcext:value-type="float">
            <text:p>31.0080</text:p>
          </table:table-cell>
          <table:table-cell table:formula="of:=ABS([.$B57]-[.U$2])" office:value-type="float" office:value="0.42" calcext:value-type="float">
            <text:p>0.4200</text:p>
          </table:table-cell>
          <table:table-cell table:formula="of:=(1-[.U57])*(1+bigR*[.U57])" office:value-type="float" office:value="0.3973" calcext:value-type="float">
            <text:p>0.3973</text:p>
          </table:table-cell>
          <table:table-cell table:formula="of:=[.V57]*[.W$1]" office:value-type="float" office:value="7.946" calcext:value-type="float">
            <text:p>7.9460</text:p>
          </table:table-cell>
          <table:table-cell table:style-name="ce12" table:formula="of:=[.W57]+[.T57]+[.Q57]+[.N57]+[.K57]+[.H57]+[.E57]" office:value-type="float" office:value="95.021975" calcext:value-type="float">
            <text:p>95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dx+[.B57]" office:value-type="float" office:value="0.54" calcext:value-type="float">
            <text:p>0.54</text:p>
          </table:table-cell>
          <table:table-cell table:formula="of:=ABS([.$B58]-[.C$2])" office:value-type="float" office:value="0.44" calcext:value-type="float">
            <text:p>0.4400</text:p>
          </table:table-cell>
          <table:table-cell table:formula="of:=(1-[.C58])*(1+bigR*[.C58])" office:value-type="float" office:value="0.3752" calcext:value-type="float">
            <text:p>0.3752</text:p>
          </table:table-cell>
          <table:table-cell table:formula="of:=[.D58]*[.E$1]" office:value-type="float" office:value="11.256" calcext:value-type="float">
            <text:p>11.2560</text:p>
          </table:table-cell>
          <table:table-cell table:formula="of:=ABS([.$B58]-[.F$2])" office:value-type="float" office:value="0.29" calcext:value-type="float">
            <text:p>0.2900</text:p>
          </table:table-cell>
          <table:table-cell table:formula="of:=(1-[.F58])*(1+bigR*[.F58])" office:value-type="float" office:value="0.555575" calcext:value-type="float">
            <text:p>0.5556</text:p>
          </table:table-cell>
          <table:table-cell table:formula="of:=[.G58]*[.H$1]" office:value-type="float" office:value="27.77875" calcext:value-type="float">
            <text:p>27.7788</text:p>
          </table:table-cell>
          <table:table-cell table:formula="of:=ABS([.$B58]-[.I$2])" office:value-type="float" office:value="0.14" calcext:value-type="float">
            <text:p>0.1400</text:p>
          </table:table-cell>
          <table:table-cell table:formula="of:=(1-[.I58])*(1+bigR*[.I58])" office:value-type="float" office:value="0.7697" calcext:value-type="float">
            <text:p>0.7697</text:p>
          </table:table-cell>
          <table:table-cell table:formula="of:=[.J58]*[.K$1]" office:value-type="float" office:value="2.3091" calcext:value-type="float">
            <text:p>2.3091</text:p>
          </table:table-cell>
          <table:table-cell table:formula="of:=ABS([.$B58]-[.L$2])" office:value-type="float" office:value="0.0400000000000003" calcext:value-type="float">
            <text:p>0.0400</text:p>
          </table:table-cell>
          <table:table-cell table:formula="of:=(1-[.L58])*(1+bigR*[.L58])" office:value-type="float" office:value="0.931199999999999" calcext:value-type="float">
            <text:p>0.9312</text:p>
          </table:table-cell>
          <table:table-cell table:formula="of:=[.M58]*[.N$1]" office:value-type="float" office:value="11.1744" calcext:value-type="float">
            <text:p>11.1744</text:p>
          </table:table-cell>
          <table:table-cell table:formula="of:=ABS([.$B58]-[.O$2])" office:value-type="float" office:value="0.13" calcext:value-type="float">
            <text:p>0.1300</text:p>
          </table:table-cell>
          <table:table-cell table:formula="of:=(1-[.O58])*(1+bigR*[.O58])" office:value-type="float" office:value="0.785175" calcext:value-type="float">
            <text:p>0.7852</text:p>
          </table:table-cell>
          <table:table-cell table:formula="of:=[.P58]*[.Q$1]" office:value-type="float" office:value="2.355525" calcext:value-type="float">
            <text:p>2.3555</text:p>
          </table:table-cell>
          <table:table-cell table:formula="of:=ABS([.$B58]-[.R$2])" office:value-type="float" office:value="0.31" calcext:value-type="float">
            <text:p>0.3100</text:p>
          </table:table-cell>
          <table:table-cell table:formula="of:=(1-[.R58])*(1+bigR*[.R58])" office:value-type="float" office:value="0.529575" calcext:value-type="float">
            <text:p>0.5296</text:p>
          </table:table-cell>
          <table:table-cell table:formula="of:=[.S58]*[.T$1]" office:value-type="float" office:value="31.7745" calcext:value-type="float">
            <text:p>31.7745</text:p>
          </table:table-cell>
          <table:table-cell table:formula="of:=ABS([.$B58]-[.U$2])" office:value-type="float" office:value="0.41" calcext:value-type="float">
            <text:p>0.4100</text:p>
          </table:table-cell>
          <table:table-cell table:formula="of:=(1-[.U58])*(1+bigR*[.U58])" office:value-type="float" office:value="0.408575" calcext:value-type="float">
            <text:p>0.4086</text:p>
          </table:table-cell>
          <table:table-cell table:formula="of:=[.V58]*[.W$1]" office:value-type="float" office:value="8.1715" calcext:value-type="float">
            <text:p>8.1715</text:p>
          </table:table-cell>
          <table:table-cell table:formula="of:=[.W58]+[.T58]+[.Q58]+[.N58]+[.K58]+[.H58]+[.E58]" office:value-type="float" office:value="94.819775" calcext:value-type="float">
            <text:p>94.820</text:p>
          </table:table-cell>
          <table:table-cell/>
        </table:table-row>
        <table:table-row table:style-name="ro1">
          <table:table-cell/>
          <table:table-cell table:formula="of:=dx+[.B58]" office:value-type="float" office:value="0.55" calcext:value-type="float">
            <text:p>0.55</text:p>
          </table:table-cell>
          <table:table-cell table:formula="of:=ABS([.$B59]-[.C$2])" office:value-type="float" office:value="0.45" calcext:value-type="float">
            <text:p>0.4500</text:p>
          </table:table-cell>
          <table:table-cell table:formula="of:=(1-[.C59])*(1+bigR*[.C59])" office:value-type="float" office:value="0.364375" calcext:value-type="float">
            <text:p>0.3644</text:p>
          </table:table-cell>
          <table:table-cell table:formula="of:=[.D59]*[.E$1]" office:value-type="float" office:value="10.93125" calcext:value-type="float">
            <text:p>10.9313</text:p>
          </table:table-cell>
          <table:table-cell table:formula="of:=ABS([.$B59]-[.F$2])" office:value-type="float" office:value="0.3" calcext:value-type="float">
            <text:p>0.3000</text:p>
          </table:table-cell>
          <table:table-cell table:formula="of:=(1-[.F59])*(1+bigR*[.F59])" office:value-type="float" office:value="0.5425" calcext:value-type="float">
            <text:p>0.5425</text:p>
          </table:table-cell>
          <table:table-cell table:formula="of:=[.G59]*[.H$1]" office:value-type="float" office:value="27.125" calcext:value-type="float">
            <text:p>27.1250</text:p>
          </table:table-cell>
          <table:table-cell table:formula="of:=ABS([.$B59]-[.I$2])" office:value-type="float" office:value="0.15" calcext:value-type="float">
            <text:p>0.1500</text:p>
          </table:table-cell>
          <table:table-cell table:formula="of:=(1-[.I59])*(1+bigR*[.I59])" office:value-type="float" office:value="0.754375" calcext:value-type="float">
            <text:p>0.7544</text:p>
          </table:table-cell>
          <table:table-cell table:formula="of:=[.J59]*[.K$1]" office:value-type="float" office:value="2.263125" calcext:value-type="float">
            <text:p>2.2631</text:p>
          </table:table-cell>
          <table:table-cell table:formula="of:=ABS([.$B59]-[.L$2])" office:value-type="float" office:value="0.0500000000000003" calcext:value-type="float">
            <text:p>0.0500</text:p>
          </table:table-cell>
          <table:table-cell table:formula="of:=(1-[.L59])*(1+bigR*[.L59])" office:value-type="float" office:value="0.914375" calcext:value-type="float">
            <text:p>0.9144</text:p>
          </table:table-cell>
          <table:table-cell table:formula="of:=[.M59]*[.N$1]" office:value-type="float" office:value="10.9725" calcext:value-type="float">
            <text:p>10.9725</text:p>
          </table:table-cell>
          <table:table-cell table:formula="of:=ABS([.$B59]-[.O$2])" office:value-type="float" office:value="0.12" calcext:value-type="float">
            <text:p>0.1200</text:p>
          </table:table-cell>
          <table:table-cell table:formula="of:=(1-[.O59])*(1+bigR*[.O59])" office:value-type="float" office:value="0.8008" calcext:value-type="float">
            <text:p>0.8008</text:p>
          </table:table-cell>
          <table:table-cell table:formula="of:=[.P59]*[.Q$1]" office:value-type="float" office:value="2.4024" calcext:value-type="float">
            <text:p>2.4024</text:p>
          </table:table-cell>
          <table:table-cell table:formula="of:=ABS([.$B59]-[.R$2])" office:value-type="float" office:value="0.3" calcext:value-type="float">
            <text:p>0.3000</text:p>
          </table:table-cell>
          <table:table-cell table:formula="of:=(1-[.R59])*(1+bigR*[.R59])" office:value-type="float" office:value="0.5425" calcext:value-type="float">
            <text:p>0.5425</text:p>
          </table:table-cell>
          <table:table-cell table:formula="of:=[.S59]*[.T$1]" office:value-type="float" office:value="32.55" calcext:value-type="float">
            <text:p>32.5500</text:p>
          </table:table-cell>
          <table:table-cell table:formula="of:=ABS([.$B59]-[.U$2])" office:value-type="float" office:value="0.4" calcext:value-type="float">
            <text:p>0.4000</text:p>
          </table:table-cell>
          <table:table-cell table:formula="of:=(1-[.U59])*(1+bigR*[.U59])" office:value-type="float" office:value="0.42" calcext:value-type="float">
            <text:p>0.4200</text:p>
          </table:table-cell>
          <table:table-cell table:formula="of:=[.V59]*[.W$1]" office:value-type="float" office:value="8.40000000000001" calcext:value-type="float">
            <text:p>8.4000</text:p>
          </table:table-cell>
          <table:table-cell table:formula="of:=[.W59]+[.T59]+[.Q59]+[.N59]+[.K59]+[.H59]+[.E59]" office:value-type="float" office:value="94.644275" calcext:value-type="float">
            <text:p>94.644</text:p>
          </table:table-cell>
          <table:table-cell/>
        </table:table-row>
        <table:table-row table:style-name="ro1">
          <table:table-cell/>
          <table:table-cell table:formula="of:=dx+[.B59]" office:value-type="float" office:value="0.56" calcext:value-type="float">
            <text:p>0.56</text:p>
          </table:table-cell>
          <table:table-cell table:formula="of:=ABS([.$B60]-[.C$2])" office:value-type="float" office:value="0.46" calcext:value-type="float">
            <text:p>0.4600</text:p>
          </table:table-cell>
          <table:table-cell table:formula="of:=(1-[.C60])*(1+bigR*[.C60])" office:value-type="float" office:value="0.3537" calcext:value-type="float">
            <text:p>0.3537</text:p>
          </table:table-cell>
          <table:table-cell table:formula="of:=[.D60]*[.E$1]" office:value-type="float" office:value="10.611" calcext:value-type="float">
            <text:p>10.6110</text:p>
          </table:table-cell>
          <table:table-cell table:formula="of:=ABS([.$B60]-[.F$2])" office:value-type="float" office:value="0.31" calcext:value-type="float">
            <text:p>0.3100</text:p>
          </table:table-cell>
          <table:table-cell table:formula="of:=(1-[.F60])*(1+bigR*[.F60])" office:value-type="float" office:value="0.529575" calcext:value-type="float">
            <text:p>0.5296</text:p>
          </table:table-cell>
          <table:table-cell table:formula="of:=[.G60]*[.H$1]" office:value-type="float" office:value="26.47875" calcext:value-type="float">
            <text:p>26.4788</text:p>
          </table:table-cell>
          <table:table-cell table:formula="of:=ABS([.$B60]-[.I$2])" office:value-type="float" office:value="0.16" calcext:value-type="float">
            <text:p>0.1600</text:p>
          </table:table-cell>
          <table:table-cell table:formula="of:=(1-[.I60])*(1+bigR*[.I60])" office:value-type="float" office:value="0.7392" calcext:value-type="float">
            <text:p>0.7392</text:p>
          </table:table-cell>
          <table:table-cell table:formula="of:=[.J60]*[.K$1]" office:value-type="float" office:value="2.2176" calcext:value-type="float">
            <text:p>2.2176</text:p>
          </table:table-cell>
          <table:table-cell table:formula="of:=ABS([.$B60]-[.L$2])" office:value-type="float" office:value="0.0600000000000003" calcext:value-type="float">
            <text:p>0.0600</text:p>
          </table:table-cell>
          <table:table-cell table:formula="of:=(1-[.L60])*(1+bigR*[.L60])" office:value-type="float" office:value="0.8977" calcext:value-type="float">
            <text:p>0.8977</text:p>
          </table:table-cell>
          <table:table-cell table:formula="of:=[.M60]*[.N$1]" office:value-type="float" office:value="10.7724" calcext:value-type="float">
            <text:p>10.7724</text:p>
          </table:table-cell>
          <table:table-cell table:formula="of:=ABS([.$B60]-[.O$2])" office:value-type="float" office:value="0.11" calcext:value-type="float">
            <text:p>0.1100</text:p>
          </table:table-cell>
          <table:table-cell table:formula="of:=(1-[.O60])*(1+bigR*[.O60])" office:value-type="float" office:value="0.816575" calcext:value-type="float">
            <text:p>0.8166</text:p>
          </table:table-cell>
          <table:table-cell table:formula="of:=[.P60]*[.Q$1]" office:value-type="float" office:value="2.449725" calcext:value-type="float">
            <text:p>2.4497</text:p>
          </table:table-cell>
          <table:table-cell table:formula="of:=ABS([.$B60]-[.R$2])" office:value-type="float" office:value="0.29" calcext:value-type="float">
            <text:p>0.2900</text:p>
          </table:table-cell>
          <table:table-cell table:formula="of:=(1-[.R60])*(1+bigR*[.R60])" office:value-type="float" office:value="0.555575" calcext:value-type="float">
            <text:p>0.5556</text:p>
          </table:table-cell>
          <table:table-cell table:formula="of:=[.S60]*[.T$1]" office:value-type="float" office:value="33.3345" calcext:value-type="float">
            <text:p>33.3345</text:p>
          </table:table-cell>
          <table:table-cell table:formula="of:=ABS([.$B60]-[.U$2])" office:value-type="float" office:value="0.39" calcext:value-type="float">
            <text:p>0.3900</text:p>
          </table:table-cell>
          <table:table-cell table:formula="of:=(1-[.U60])*(1+bigR*[.U60])" office:value-type="float" office:value="0.431575" calcext:value-type="float">
            <text:p>0.4316</text:p>
          </table:table-cell>
          <table:table-cell table:formula="of:=[.V60]*[.W$1]" office:value-type="float" office:value="8.6315" calcext:value-type="float">
            <text:p>8.6315</text:p>
          </table:table-cell>
          <table:table-cell table:formula="of:=[.W60]+[.T60]+[.Q60]+[.N60]+[.K60]+[.H60]+[.E60]" office:value-type="float" office:value="94.495475" calcext:value-type="float">
            <text:p>94.495</text:p>
          </table:table-cell>
          <table:table-cell/>
        </table:table-row>
        <table:table-row table:style-name="ro1">
          <table:table-cell/>
          <table:table-cell table:formula="of:=dx+[.B60]" office:value-type="float" office:value="0.57" calcext:value-type="float">
            <text:p>0.57</text:p>
          </table:table-cell>
          <table:table-cell table:formula="of:=ABS([.$B61]-[.C$2])" office:value-type="float" office:value="0.47" calcext:value-type="float">
            <text:p>0.4700</text:p>
          </table:table-cell>
          <table:table-cell table:formula="of:=(1-[.C61])*(1+bigR*[.C61])" office:value-type="float" office:value="0.343175" calcext:value-type="float">
            <text:p>0.3432</text:p>
          </table:table-cell>
          <table:table-cell table:formula="of:=[.D61]*[.E$1]" office:value-type="float" office:value="10.29525" calcext:value-type="float">
            <text:p>10.2953</text:p>
          </table:table-cell>
          <table:table-cell table:formula="of:=ABS([.$B61]-[.F$2])" office:value-type="float" office:value="0.32" calcext:value-type="float">
            <text:p>0.3200</text:p>
          </table:table-cell>
          <table:table-cell table:formula="of:=(1-[.F61])*(1+bigR*[.F61])" office:value-type="float" office:value="0.5168" calcext:value-type="float">
            <text:p>0.5168</text:p>
          </table:table-cell>
          <table:table-cell table:formula="of:=[.G61]*[.H$1]" office:value-type="float" office:value="25.84" calcext:value-type="float">
            <text:p>25.8400</text:p>
          </table:table-cell>
          <table:table-cell table:formula="of:=ABS([.$B61]-[.I$2])" office:value-type="float" office:value="0.17" calcext:value-type="float">
            <text:p>0.1700</text:p>
          </table:table-cell>
          <table:table-cell table:formula="of:=(1-[.I61])*(1+bigR*[.I61])" office:value-type="float" office:value="0.724175" calcext:value-type="float">
            <text:p>0.7242</text:p>
          </table:table-cell>
          <table:table-cell table:formula="of:=[.J61]*[.K$1]" office:value-type="float" office:value="2.172525" calcext:value-type="float">
            <text:p>2.1725</text:p>
          </table:table-cell>
          <table:table-cell table:formula="of:=ABS([.$B61]-[.L$2])" office:value-type="float" office:value="0.0700000000000003" calcext:value-type="float">
            <text:p>0.0700</text:p>
          </table:table-cell>
          <table:table-cell table:formula="of:=(1-[.L61])*(1+bigR*[.L61])" office:value-type="float" office:value="0.881174999999999" calcext:value-type="float">
            <text:p>0.8812</text:p>
          </table:table-cell>
          <table:table-cell table:formula="of:=[.M61]*[.N$1]" office:value-type="float" office:value="10.5741" calcext:value-type="float">
            <text:p>10.5741</text:p>
          </table:table-cell>
          <table:table-cell table:formula="of:=ABS([.$B61]-[.O$2])" office:value-type="float" office:value="0.0999999999999998" calcext:value-type="float">
            <text:p>0.1000</text:p>
          </table:table-cell>
          <table:table-cell table:formula="of:=(1-[.O61])*(1+bigR*[.O61])" office:value-type="float" office:value="0.8325" calcext:value-type="float">
            <text:p>0.8325</text:p>
          </table:table-cell>
          <table:table-cell table:formula="of:=[.P61]*[.Q$1]" office:value-type="float" office:value="2.4975" calcext:value-type="float">
            <text:p>2.4975</text:p>
          </table:table-cell>
          <table:table-cell table:formula="of:=ABS([.$B61]-[.R$2])" office:value-type="float" office:value="0.28" calcext:value-type="float">
            <text:p>0.2800</text:p>
          </table:table-cell>
          <table:table-cell table:formula="of:=(1-[.R61])*(1+bigR*[.R61])" office:value-type="float" office:value="0.5688" calcext:value-type="float">
            <text:p>0.5688</text:p>
          </table:table-cell>
          <table:table-cell table:formula="of:=[.S61]*[.T$1]" office:value-type="float" office:value="34.128" calcext:value-type="float">
            <text:p>34.1280</text:p>
          </table:table-cell>
          <table:table-cell table:formula="of:=ABS([.$B61]-[.U$2])" office:value-type="float" office:value="0.38" calcext:value-type="float">
            <text:p>0.3800</text:p>
          </table:table-cell>
          <table:table-cell table:formula="of:=(1-[.U61])*(1+bigR*[.U61])" office:value-type="float" office:value="0.4433" calcext:value-type="float">
            <text:p>0.4433</text:p>
          </table:table-cell>
          <table:table-cell table:formula="of:=[.V61]*[.W$1]" office:value-type="float" office:value="8.86600000000001" calcext:value-type="float">
            <text:p>8.8660</text:p>
          </table:table-cell>
          <table:table-cell table:formula="of:=[.W61]+[.T61]+[.Q61]+[.N61]+[.K61]+[.H61]+[.E61]" office:value-type="float" office:value="94.373375" calcext:value-type="float">
            <text:p>94.373</text:p>
          </table:table-cell>
          <table:table-cell/>
        </table:table-row>
        <table:table-row table:style-name="ro1">
          <table:table-cell/>
          <table:table-cell table:formula="of:=dx+[.B61]" office:value-type="float" office:value="0.58" calcext:value-type="float">
            <text:p>0.58</text:p>
          </table:table-cell>
          <table:table-cell table:formula="of:=ABS([.$B62]-[.C$2])" office:value-type="float" office:value="0.48" calcext:value-type="float">
            <text:p>0.4800</text:p>
          </table:table-cell>
          <table:table-cell table:formula="of:=(1-[.C62])*(1+bigR*[.C62])" office:value-type="float" office:value="0.3328" calcext:value-type="float">
            <text:p>0.3328</text:p>
          </table:table-cell>
          <table:table-cell table:formula="of:=[.D62]*[.E$1]" office:value-type="float" office:value="9.98399999999999" calcext:value-type="float">
            <text:p>9.9840</text:p>
          </table:table-cell>
          <table:table-cell table:formula="of:=ABS([.$B62]-[.F$2])" office:value-type="float" office:value="0.33" calcext:value-type="float">
            <text:p>0.3300</text:p>
          </table:table-cell>
          <table:table-cell table:formula="of:=(1-[.F62])*(1+bigR*[.F62])" office:value-type="float" office:value="0.504175" calcext:value-type="float">
            <text:p>0.5042</text:p>
          </table:table-cell>
          <table:table-cell table:formula="of:=[.G62]*[.H$1]" office:value-type="float" office:value="25.20875" calcext:value-type="float">
            <text:p>25.2088</text:p>
          </table:table-cell>
          <table:table-cell table:formula="of:=ABS([.$B62]-[.I$2])" office:value-type="float" office:value="0.18" calcext:value-type="float">
            <text:p>0.1800</text:p>
          </table:table-cell>
          <table:table-cell table:formula="of:=(1-[.I62])*(1+bigR*[.I62])" office:value-type="float" office:value="0.7093" calcext:value-type="float">
            <text:p>0.7093</text:p>
          </table:table-cell>
          <table:table-cell table:formula="of:=[.J62]*[.K$1]" office:value-type="float" office:value="2.1279" calcext:value-type="float">
            <text:p>2.1279</text:p>
          </table:table-cell>
          <table:table-cell table:formula="of:=ABS([.$B62]-[.L$2])" office:value-type="float" office:value="0.0800000000000003" calcext:value-type="float">
            <text:p>0.0800</text:p>
          </table:table-cell>
          <table:table-cell table:formula="of:=(1-[.L62])*(1+bigR*[.L62])" office:value-type="float" office:value="0.864799999999999" calcext:value-type="float">
            <text:p>0.8648</text:p>
          </table:table-cell>
          <table:table-cell table:formula="of:=[.M62]*[.N$1]" office:value-type="float" office:value="10.3776" calcext:value-type="float">
            <text:p>10.3776</text:p>
          </table:table-cell>
          <table:table-cell table:formula="of:=ABS([.$B62]-[.O$2])" office:value-type="float" office:value="0.0899999999999998" calcext:value-type="float">
            <text:p>0.0900</text:p>
          </table:table-cell>
          <table:table-cell table:formula="of:=(1-[.O62])*(1+bigR*[.O62])" office:value-type="float" office:value="0.848575" calcext:value-type="float">
            <text:p>0.8486</text:p>
          </table:table-cell>
          <table:table-cell table:formula="of:=[.P62]*[.Q$1]" office:value-type="float" office:value="2.545725" calcext:value-type="float">
            <text:p>2.5457</text:p>
          </table:table-cell>
          <table:table-cell table:formula="of:=ABS([.$B62]-[.R$2])" office:value-type="float" office:value="0.27" calcext:value-type="float">
            <text:p>0.2700</text:p>
          </table:table-cell>
          <table:table-cell table:formula="of:=(1-[.R62])*(1+bigR*[.R62])" office:value-type="float" office:value="0.582175" calcext:value-type="float">
            <text:p>0.5822</text:p>
          </table:table-cell>
          <table:table-cell table:formula="of:=[.S62]*[.T$1]" office:value-type="float" office:value="34.9305" calcext:value-type="float">
            <text:p>34.9305</text:p>
          </table:table-cell>
          <table:table-cell table:formula="of:=ABS([.$B62]-[.U$2])" office:value-type="float" office:value="0.37" calcext:value-type="float">
            <text:p>0.3700</text:p>
          </table:table-cell>
          <table:table-cell table:formula="of:=(1-[.U62])*(1+bigR*[.U62])" office:value-type="float" office:value="0.455175" calcext:value-type="float">
            <text:p>0.4552</text:p>
          </table:table-cell>
          <table:table-cell table:formula="of:=[.V62]*[.W$1]" office:value-type="float" office:value="9.10350000000001" calcext:value-type="float">
            <text:p>9.1035</text:p>
          </table:table-cell>
          <table:table-cell table:formula="of:=[.W62]+[.T62]+[.Q62]+[.N62]+[.K62]+[.H62]+[.E62]" office:value-type="float" office:value="94.277975" calcext:value-type="float">
            <text:p>94.278</text:p>
          </table:table-cell>
          <table:table-cell/>
        </table:table-row>
        <table:table-row table:style-name="ro1">
          <table:table-cell/>
          <table:table-cell table:formula="of:=dx+[.B62]" office:value-type="float" office:value="0.59" calcext:value-type="float">
            <text:p>0.59</text:p>
          </table:table-cell>
          <table:table-cell table:formula="of:=ABS([.$B63]-[.C$2])" office:value-type="float" office:value="0.49" calcext:value-type="float">
            <text:p>0.4900</text:p>
          </table:table-cell>
          <table:table-cell table:formula="of:=(1-[.C63])*(1+bigR*[.C63])" office:value-type="float" office:value="0.322575" calcext:value-type="float">
            <text:p>0.3226</text:p>
          </table:table-cell>
          <table:table-cell table:formula="of:=[.D63]*[.E$1]" office:value-type="float" office:value="9.67724999999999" calcext:value-type="float">
            <text:p>9.6772</text:p>
          </table:table-cell>
          <table:table-cell table:formula="of:=ABS([.$B63]-[.F$2])" office:value-type="float" office:value="0.34" calcext:value-type="float">
            <text:p>0.3400</text:p>
          </table:table-cell>
          <table:table-cell table:formula="of:=(1-[.F63])*(1+bigR*[.F63])" office:value-type="float" office:value="0.4917" calcext:value-type="float">
            <text:p>0.4917</text:p>
          </table:table-cell>
          <table:table-cell table:formula="of:=[.G63]*[.H$1]" office:value-type="float" office:value="24.585" calcext:value-type="float">
            <text:p>24.5850</text:p>
          </table:table-cell>
          <table:table-cell table:formula="of:=ABS([.$B63]-[.I$2])" office:value-type="float" office:value="0.19" calcext:value-type="float">
            <text:p>0.1900</text:p>
          </table:table-cell>
          <table:table-cell table:formula="of:=(1-[.I63])*(1+bigR*[.I63])" office:value-type="float" office:value="0.694575" calcext:value-type="float">
            <text:p>0.6946</text:p>
          </table:table-cell>
          <table:table-cell table:formula="of:=[.J63]*[.K$1]" office:value-type="float" office:value="2.083725" calcext:value-type="float">
            <text:p>2.0837</text:p>
          </table:table-cell>
          <table:table-cell table:formula="of:=ABS([.$B63]-[.L$2])" office:value-type="float" office:value="0.0900000000000003" calcext:value-type="float">
            <text:p>0.0900</text:p>
          </table:table-cell>
          <table:table-cell table:formula="of:=(1-[.L63])*(1+bigR*[.L63])" office:value-type="float" office:value="0.848574999999999" calcext:value-type="float">
            <text:p>0.8486</text:p>
          </table:table-cell>
          <table:table-cell table:formula="of:=[.M63]*[.N$1]" office:value-type="float" office:value="10.1829" calcext:value-type="float">
            <text:p>10.1829</text:p>
          </table:table-cell>
          <table:table-cell table:formula="of:=ABS([.$B63]-[.O$2])" office:value-type="float" office:value="0.0799999999999997" calcext:value-type="float">
            <text:p>0.0800</text:p>
          </table:table-cell>
          <table:table-cell table:formula="of:=(1-[.O63])*(1+bigR*[.O63])" office:value-type="float" office:value="0.8648" calcext:value-type="float">
            <text:p>0.8648</text:p>
          </table:table-cell>
          <table:table-cell table:formula="of:=[.P63]*[.Q$1]" office:value-type="float" office:value="2.5944" calcext:value-type="float">
            <text:p>2.5944</text:p>
          </table:table-cell>
          <table:table-cell table:formula="of:=ABS([.$B63]-[.R$2])" office:value-type="float" office:value="0.26" calcext:value-type="float">
            <text:p>0.2600</text:p>
          </table:table-cell>
          <table:table-cell table:formula="of:=(1-[.R63])*(1+bigR*[.R63])" office:value-type="float" office:value="0.5957" calcext:value-type="float">
            <text:p>0.5957</text:p>
          </table:table-cell>
          <table:table-cell table:formula="of:=[.S63]*[.T$1]" office:value-type="float" office:value="35.742" calcext:value-type="float">
            <text:p>35.7420</text:p>
          </table:table-cell>
          <table:table-cell table:formula="of:=ABS([.$B63]-[.U$2])" office:value-type="float" office:value="0.36" calcext:value-type="float">
            <text:p>0.3600</text:p>
          </table:table-cell>
          <table:table-cell table:formula="of:=(1-[.U63])*(1+bigR*[.U63])" office:value-type="float" office:value="0.4672" calcext:value-type="float">
            <text:p>0.4672</text:p>
          </table:table-cell>
          <table:table-cell table:formula="of:=[.V63]*[.W$1]" office:value-type="float" office:value="9.34400000000001" calcext:value-type="float">
            <text:p>9.3440</text:p>
          </table:table-cell>
          <table:table-cell table:formula="of:=[.W63]+[.T63]+[.Q63]+[.N63]+[.K63]+[.H63]+[.E63]" office:value-type="float" office:value="94.209275" calcext:value-type="float">
            <text:p>94.209</text:p>
          </table:table-cell>
          <table:table-cell/>
        </table:table-row>
        <table:table-row table:style-name="ro1">
          <table:table-cell/>
          <table:table-cell table:formula="of:=dx+[.B63]" office:value-type="float" office:value="0.6" calcext:value-type="float">
            <text:p>0.60</text:p>
          </table:table-cell>
          <table:table-cell table:formula="of:=ABS([.$B64]-[.C$2])" office:value-type="float" office:value="0.5" calcext:value-type="float">
            <text:p>0.5000</text:p>
          </table:table-cell>
          <table:table-cell table:formula="of:=(1-[.C64])*(1+bigR*[.C64])" office:value-type="float" office:value="0.3125" calcext:value-type="float">
            <text:p>0.3125</text:p>
          </table:table-cell>
          <table:table-cell table:formula="of:=[.D64]*[.E$1]" office:value-type="float" office:value="9.37499999999999" calcext:value-type="float">
            <text:p>9.3750</text:p>
          </table:table-cell>
          <table:table-cell table:formula="of:=ABS([.$B64]-[.F$2])" office:value-type="float" office:value="0.35" calcext:value-type="float">
            <text:p>0.3500</text:p>
          </table:table-cell>
          <table:table-cell table:formula="of:=(1-[.F64])*(1+bigR*[.F64])" office:value-type="float" office:value="0.479375" calcext:value-type="float">
            <text:p>0.4794</text:p>
          </table:table-cell>
          <table:table-cell table:formula="of:=[.G64]*[.H$1]" office:value-type="float" office:value="23.96875" calcext:value-type="float">
            <text:p>23.9688</text:p>
          </table:table-cell>
          <table:table-cell table:formula="of:=ABS([.$B64]-[.I$2])" office:value-type="float" office:value="0.2" calcext:value-type="float">
            <text:p>0.2000</text:p>
          </table:table-cell>
          <table:table-cell table:formula="of:=(1-[.I64])*(1+bigR*[.I64])" office:value-type="float" office:value="0.68" calcext:value-type="float">
            <text:p>0.6800</text:p>
          </table:table-cell>
          <table:table-cell table:formula="of:=[.J64]*[.K$1]" office:value-type="float" office:value="2.04" calcext:value-type="float">
            <text:p>2.0400</text:p>
          </table:table-cell>
          <table:table-cell table:formula="of:=ABS([.$B64]-[.L$2])" office:value-type="float" office:value="0.1" calcext:value-type="float">
            <text:p>0.1000</text:p>
          </table:table-cell>
          <table:table-cell table:formula="of:=(1-[.L64])*(1+bigR*[.L64])" office:value-type="float" office:value="0.8325" calcext:value-type="float">
            <text:p>0.8325</text:p>
          </table:table-cell>
          <table:table-cell table:formula="of:=[.M64]*[.N$1]" office:value-type="float" office:value="9.99" calcext:value-type="float">
            <text:p>9.9900</text:p>
          </table:table-cell>
          <table:table-cell table:formula="of:=ABS([.$B64]-[.O$2])" office:value-type="float" office:value="0.0699999999999997" calcext:value-type="float">
            <text:p>0.0700</text:p>
          </table:table-cell>
          <table:table-cell table:formula="of:=(1-[.O64])*(1+bigR*[.O64])" office:value-type="float" office:value="0.881175" calcext:value-type="float">
            <text:p>0.8812</text:p>
          </table:table-cell>
          <table:table-cell table:formula="of:=[.P64]*[.Q$1]" office:value-type="float" office:value="2.643525" calcext:value-type="float">
            <text:p>2.6435</text:p>
          </table:table-cell>
          <table:table-cell table:formula="of:=ABS([.$B64]-[.R$2])" office:value-type="float" office:value="0.25" calcext:value-type="float">
            <text:p>0.2500</text:p>
          </table:table-cell>
          <table:table-cell table:formula="of:=(1-[.R64])*(1+bigR*[.R64])" office:value-type="float" office:value="0.609375" calcext:value-type="float">
            <text:p>0.6094</text:p>
          </table:table-cell>
          <table:table-cell table:formula="of:=[.S64]*[.T$1]" office:value-type="float" office:value="36.5625" calcext:value-type="float">
            <text:p>36.5625</text:p>
          </table:table-cell>
          <table:table-cell table:formula="of:=ABS([.$B64]-[.U$2])" office:value-type="float" office:value="0.35" calcext:value-type="float">
            <text:p>0.3500</text:p>
          </table:table-cell>
          <table:table-cell table:formula="of:=(1-[.U64])*(1+bigR*[.U64])" office:value-type="float" office:value="0.479375" calcext:value-type="float">
            <text:p>0.4794</text:p>
          </table:table-cell>
          <table:table-cell table:formula="of:=[.V64]*[.W$1]" office:value-type="float" office:value="9.58750000000001" calcext:value-type="float">
            <text:p>9.5875</text:p>
          </table:table-cell>
          <table:table-cell table:formula="of:=[.W64]+[.T64]+[.Q64]+[.N64]+[.K64]+[.H64]+[.E64]" office:value-type="float" office:value="94.167275" calcext:value-type="float">
            <text:p>94.167</text:p>
          </table:table-cell>
          <table:table-cell/>
        </table:table-row>
        <table:table-row table:style-name="ro1">
          <table:table-cell/>
          <table:table-cell table:formula="of:=dx+[.B64]" office:value-type="float" office:value="0.61" calcext:value-type="float">
            <text:p>0.61</text:p>
          </table:table-cell>
          <table:table-cell table:formula="of:=ABS([.$B65]-[.C$2])" office:value-type="float" office:value="0.51" calcext:value-type="float">
            <text:p>0.5100</text:p>
          </table:table-cell>
          <table:table-cell table:formula="of:=(1-[.C65])*(1+bigR*[.C65])" office:value-type="float" office:value="0.302575" calcext:value-type="float">
            <text:p>0.3026</text:p>
          </table:table-cell>
          <table:table-cell table:formula="of:=[.D65]*[.E$1]" office:value-type="float" office:value="9.07724999999999" calcext:value-type="float">
            <text:p>9.0772</text:p>
          </table:table-cell>
          <table:table-cell table:formula="of:=ABS([.$B65]-[.F$2])" office:value-type="float" office:value="0.36" calcext:value-type="float">
            <text:p>0.3600</text:p>
          </table:table-cell>
          <table:table-cell table:formula="of:=(1-[.F65])*(1+bigR*[.F65])" office:value-type="float" office:value="0.4672" calcext:value-type="float">
            <text:p>0.4672</text:p>
          </table:table-cell>
          <table:table-cell table:formula="of:=[.G65]*[.H$1]" office:value-type="float" office:value="23.36" calcext:value-type="float">
            <text:p>23.3600</text:p>
          </table:table-cell>
          <table:table-cell table:formula="of:=ABS([.$B65]-[.I$2])" office:value-type="float" office:value="0.21" calcext:value-type="float">
            <text:p>0.2100</text:p>
          </table:table-cell>
          <table:table-cell table:formula="of:=(1-[.I65])*(1+bigR*[.I65])" office:value-type="float" office:value="0.665575" calcext:value-type="float">
            <text:p>0.6656</text:p>
          </table:table-cell>
          <table:table-cell table:formula="of:=[.J65]*[.K$1]" office:value-type="float" office:value="1.996725" calcext:value-type="float">
            <text:p>1.9967</text:p>
          </table:table-cell>
          <table:table-cell table:formula="of:=ABS([.$B65]-[.L$2])" office:value-type="float" office:value="0.11" calcext:value-type="float">
            <text:p>0.1100</text:p>
          </table:table-cell>
          <table:table-cell table:formula="of:=(1-[.L65])*(1+bigR*[.L65])" office:value-type="float" office:value="0.816574999999999" calcext:value-type="float">
            <text:p>0.8166</text:p>
          </table:table-cell>
          <table:table-cell table:formula="of:=[.M65]*[.N$1]" office:value-type="float" office:value="9.79889999999999" calcext:value-type="float">
            <text:p>9.7989</text:p>
          </table:table-cell>
          <table:table-cell table:formula="of:=ABS([.$B65]-[.O$2])" office:value-type="float" office:value="0.0599999999999997" calcext:value-type="float">
            <text:p>0.0600</text:p>
          </table:table-cell>
          <table:table-cell table:formula="of:=(1-[.O65])*(1+bigR*[.O65])" office:value-type="float" office:value="0.8977" calcext:value-type="float">
            <text:p>0.8977</text:p>
          </table:table-cell>
          <table:table-cell table:formula="of:=[.P65]*[.Q$1]" office:value-type="float" office:value="2.6931" calcext:value-type="float">
            <text:p>2.6931</text:p>
          </table:table-cell>
          <table:table-cell table:formula="of:=ABS([.$B65]-[.R$2])" office:value-type="float" office:value="0.24" calcext:value-type="float">
            <text:p>0.2400</text:p>
          </table:table-cell>
          <table:table-cell table:formula="of:=(1-[.R65])*(1+bigR*[.R65])" office:value-type="float" office:value="0.6232" calcext:value-type="float">
            <text:p>0.6232</text:p>
          </table:table-cell>
          <table:table-cell table:formula="of:=[.S65]*[.T$1]" office:value-type="float" office:value="37.392" calcext:value-type="float">
            <text:p>37.3920</text:p>
          </table:table-cell>
          <table:table-cell table:formula="of:=ABS([.$B65]-[.U$2])" office:value-type="float" office:value="0.34" calcext:value-type="float">
            <text:p>0.3400</text:p>
          </table:table-cell>
          <table:table-cell table:formula="of:=(1-[.U65])*(1+bigR*[.U65])" office:value-type="float" office:value="0.4917" calcext:value-type="float">
            <text:p>0.4917</text:p>
          </table:table-cell>
          <table:table-cell table:formula="of:=[.V65]*[.W$1]" office:value-type="float" office:value="9.83400000000001" calcext:value-type="float">
            <text:p>9.8340</text:p>
          </table:table-cell>
          <table:table-cell table:formula="of:=[.W65]+[.T65]+[.Q65]+[.N65]+[.K65]+[.H65]+[.E65]" office:value-type="float" office:value="94.151975" calcext:value-type="float">
            <text:p>94.152</text:p>
          </table:table-cell>
          <table:table-cell/>
        </table:table-row>
        <table:table-row table:style-name="ro1">
          <table:table-cell/>
          <table:table-cell table:formula="of:=dx+[.B65]" office:value-type="float" office:value="0.62" calcext:value-type="float">
            <text:p>0.62</text:p>
          </table:table-cell>
          <table:table-cell table:formula="of:=ABS([.$B66]-[.C$2])" office:value-type="float" office:value="0.52" calcext:value-type="float">
            <text:p>0.5200</text:p>
          </table:table-cell>
          <table:table-cell table:formula="of:=(1-[.C66])*(1+bigR*[.C66])" office:value-type="float" office:value="0.2928" calcext:value-type="float">
            <text:p>0.2928</text:p>
          </table:table-cell>
          <table:table-cell table:formula="of:=[.D66]*[.E$1]" office:value-type="float" office:value="8.78399999999999" calcext:value-type="float">
            <text:p>8.7840</text:p>
          </table:table-cell>
          <table:table-cell table:formula="of:=ABS([.$B66]-[.F$2])" office:value-type="float" office:value="0.37" calcext:value-type="float">
            <text:p>0.3700</text:p>
          </table:table-cell>
          <table:table-cell table:formula="of:=(1-[.F66])*(1+bigR*[.F66])" office:value-type="float" office:value="0.455175" calcext:value-type="float">
            <text:p>0.4552</text:p>
          </table:table-cell>
          <table:table-cell table:formula="of:=[.G66]*[.H$1]" office:value-type="float" office:value="22.75875" calcext:value-type="float">
            <text:p>22.7588</text:p>
          </table:table-cell>
          <table:table-cell table:formula="of:=ABS([.$B66]-[.I$2])" office:value-type="float" office:value="0.22" calcext:value-type="float">
            <text:p>0.2200</text:p>
          </table:table-cell>
          <table:table-cell table:formula="of:=(1-[.I66])*(1+bigR*[.I66])" office:value-type="float" office:value="0.6513" calcext:value-type="float">
            <text:p>0.6513</text:p>
          </table:table-cell>
          <table:table-cell table:formula="of:=[.J66]*[.K$1]" office:value-type="float" office:value="1.9539" calcext:value-type="float">
            <text:p>1.9539</text:p>
          </table:table-cell>
          <table:table-cell table:formula="of:=ABS([.$B66]-[.L$2])" office:value-type="float" office:value="0.12" calcext:value-type="float">
            <text:p>0.1200</text:p>
          </table:table-cell>
          <table:table-cell table:formula="of:=(1-[.L66])*(1+bigR*[.L66])" office:value-type="float" office:value="0.800799999999999" calcext:value-type="float">
            <text:p>0.8008</text:p>
          </table:table-cell>
          <table:table-cell table:formula="of:=[.M66]*[.N$1]" office:value-type="float" office:value="9.60959999999999" calcext:value-type="float">
            <text:p>9.6096</text:p>
          </table:table-cell>
          <table:table-cell table:formula="of:=ABS([.$B66]-[.O$2])" office:value-type="float" office:value="0.0499999999999997" calcext:value-type="float">
            <text:p>0.0500</text:p>
          </table:table-cell>
          <table:table-cell table:formula="of:=(1-[.O66])*(1+bigR*[.O66])" office:value-type="float" office:value="0.914375" calcext:value-type="float">
            <text:p>0.9144</text:p>
          </table:table-cell>
          <table:table-cell table:formula="of:=[.P66]*[.Q$1]" office:value-type="float" office:value="2.743125" calcext:value-type="float">
            <text:p>2.7431</text:p>
          </table:table-cell>
          <table:table-cell table:formula="of:=ABS([.$B66]-[.R$2])" office:value-type="float" office:value="0.23" calcext:value-type="float">
            <text:p>0.2300</text:p>
          </table:table-cell>
          <table:table-cell table:formula="of:=(1-[.R66])*(1+bigR*[.R66])" office:value-type="float" office:value="0.637175000000001" calcext:value-type="float">
            <text:p>0.6372</text:p>
          </table:table-cell>
          <table:table-cell table:formula="of:=[.S66]*[.T$1]" office:value-type="float" office:value="38.2305" calcext:value-type="float">
            <text:p>38.2305</text:p>
          </table:table-cell>
          <table:table-cell table:formula="of:=ABS([.$B66]-[.U$2])" office:value-type="float" office:value="0.33" calcext:value-type="float">
            <text:p>0.3300</text:p>
          </table:table-cell>
          <table:table-cell table:formula="of:=(1-[.U66])*(1+bigR*[.U66])" office:value-type="float" office:value="0.504175" calcext:value-type="float">
            <text:p>0.5042</text:p>
          </table:table-cell>
          <table:table-cell table:formula="of:=[.V66]*[.W$1]" office:value-type="float" office:value="10.0835" calcext:value-type="float">
            <text:p>10.0835</text:p>
          </table:table-cell>
          <table:table-cell table:formula="of:=[.W66]+[.T66]+[.Q66]+[.N66]+[.K66]+[.H66]+[.E66]" office:value-type="float" office:value="94.163375" calcext:value-type="float">
            <text:p>94.163</text:p>
          </table:table-cell>
          <table:table-cell/>
        </table:table-row>
        <table:table-row table:style-name="ro1">
          <table:table-cell/>
          <table:table-cell table:formula="of:=dx+[.B66]" office:value-type="float" office:value="0.63" calcext:value-type="float">
            <text:p>0.63</text:p>
          </table:table-cell>
          <table:table-cell table:formula="of:=ABS([.$B67]-[.C$2])" office:value-type="float" office:value="0.53" calcext:value-type="float">
            <text:p>0.5300</text:p>
          </table:table-cell>
          <table:table-cell table:formula="of:=(1-[.C67])*(1+bigR*[.C67])" office:value-type="float" office:value="0.283175" calcext:value-type="float">
            <text:p>0.2832</text:p>
          </table:table-cell>
          <table:table-cell table:formula="of:=[.D67]*[.E$1]" office:value-type="float" office:value="8.49524999999999" calcext:value-type="float">
            <text:p>8.4952</text:p>
          </table:table-cell>
          <table:table-cell table:formula="of:=ABS([.$B67]-[.F$2])" office:value-type="float" office:value="0.38" calcext:value-type="float">
            <text:p>0.3800</text:p>
          </table:table-cell>
          <table:table-cell table:formula="of:=(1-[.F67])*(1+bigR*[.F67])" office:value-type="float" office:value="0.4433" calcext:value-type="float">
            <text:p>0.4433</text:p>
          </table:table-cell>
          <table:table-cell table:formula="of:=[.G67]*[.H$1]" office:value-type="float" office:value="22.165" calcext:value-type="float">
            <text:p>22.1650</text:p>
          </table:table-cell>
          <table:table-cell table:formula="of:=ABS([.$B67]-[.I$2])" office:value-type="float" office:value="0.23" calcext:value-type="float">
            <text:p>0.2300</text:p>
          </table:table-cell>
          <table:table-cell table:formula="of:=(1-[.I67])*(1+bigR*[.I67])" office:value-type="float" office:value="0.637175" calcext:value-type="float">
            <text:p>0.6372</text:p>
          </table:table-cell>
          <table:table-cell table:formula="of:=[.J67]*[.K$1]" office:value-type="float" office:value="1.911525" calcext:value-type="float">
            <text:p>1.9115</text:p>
          </table:table-cell>
          <table:table-cell table:formula="of:=ABS([.$B67]-[.L$2])" office:value-type="float" office:value="0.13" calcext:value-type="float">
            <text:p>0.1300</text:p>
          </table:table-cell>
          <table:table-cell table:formula="of:=(1-[.L67])*(1+bigR*[.L67])" office:value-type="float" office:value="0.785175" calcext:value-type="float">
            <text:p>0.7852</text:p>
          </table:table-cell>
          <table:table-cell table:formula="of:=[.M67]*[.N$1]" office:value-type="float" office:value="9.42209999999999" calcext:value-type="float">
            <text:p>9.4221</text:p>
          </table:table-cell>
          <table:table-cell table:formula="of:=ABS([.$B67]-[.O$2])" office:value-type="float" office:value="0.0399999999999997" calcext:value-type="float">
            <text:p>0.0400</text:p>
          </table:table-cell>
          <table:table-cell table:formula="of:=(1-[.O67])*(1+bigR*[.O67])" office:value-type="float" office:value="0.931200000000001" calcext:value-type="float">
            <text:p>0.9312</text:p>
          </table:table-cell>
          <table:table-cell table:formula="of:=[.P67]*[.Q$1]" office:value-type="float" office:value="2.7936" calcext:value-type="float">
            <text:p>2.7936</text:p>
          </table:table-cell>
          <table:table-cell table:formula="of:=ABS([.$B67]-[.R$2])" office:value-type="float" office:value="0.22" calcext:value-type="float">
            <text:p>0.2200</text:p>
          </table:table-cell>
          <table:table-cell table:formula="of:=(1-[.R67])*(1+bigR*[.R67])" office:value-type="float" office:value="0.651300000000001" calcext:value-type="float">
            <text:p>0.6513</text:p>
          </table:table-cell>
          <table:table-cell table:formula="of:=[.S67]*[.T$1]" office:value-type="float" office:value="39.078" calcext:value-type="float">
            <text:p>39.0780</text:p>
          </table:table-cell>
          <table:table-cell table:formula="of:=ABS([.$B67]-[.U$2])" office:value-type="float" office:value="0.32" calcext:value-type="float">
            <text:p>0.3200</text:p>
          </table:table-cell>
          <table:table-cell table:formula="of:=(1-[.U67])*(1+bigR*[.U67])" office:value-type="float" office:value="0.5168" calcext:value-type="float">
            <text:p>0.5168</text:p>
          </table:table-cell>
          <table:table-cell table:formula="of:=[.V67]*[.W$1]" office:value-type="float" office:value="10.336" calcext:value-type="float">
            <text:p>10.3360</text:p>
          </table:table-cell>
          <table:table-cell table:formula="of:=[.W67]+[.T67]+[.Q67]+[.N67]+[.K67]+[.H67]+[.E67]" office:value-type="float" office:value="94.201475" calcext:value-type="float">
            <text:p>94.201</text:p>
          </table:table-cell>
          <table:table-cell/>
        </table:table-row>
        <table:table-row table:style-name="ro1">
          <table:table-cell/>
          <table:table-cell table:formula="of:=dx+[.B67]" office:value-type="float" office:value="0.64" calcext:value-type="float">
            <text:p>0.64</text:p>
          </table:table-cell>
          <table:table-cell table:formula="of:=ABS([.$B68]-[.C$2])" office:value-type="float" office:value="0.54" calcext:value-type="float">
            <text:p>0.5400</text:p>
          </table:table-cell>
          <table:table-cell table:formula="of:=(1-[.C68])*(1+bigR*[.C68])" office:value-type="float" office:value="0.2737" calcext:value-type="float">
            <text:p>0.2737</text:p>
          </table:table-cell>
          <table:table-cell table:formula="of:=[.D68]*[.E$1]" office:value-type="float" office:value="8.21099999999999" calcext:value-type="float">
            <text:p>8.2110</text:p>
          </table:table-cell>
          <table:table-cell table:formula="of:=ABS([.$B68]-[.F$2])" office:value-type="float" office:value="0.39" calcext:value-type="float">
            <text:p>0.3900</text:p>
          </table:table-cell>
          <table:table-cell table:formula="of:=(1-[.F68])*(1+bigR*[.F68])" office:value-type="float" office:value="0.431575" calcext:value-type="float">
            <text:p>0.4316</text:p>
          </table:table-cell>
          <table:table-cell table:formula="of:=[.G68]*[.H$1]" office:value-type="float" office:value="21.57875" calcext:value-type="float">
            <text:p>21.5788</text:p>
          </table:table-cell>
          <table:table-cell table:formula="of:=ABS([.$B68]-[.I$2])" office:value-type="float" office:value="0.24" calcext:value-type="float">
            <text:p>0.2400</text:p>
          </table:table-cell>
          <table:table-cell table:formula="of:=(1-[.I68])*(1+bigR*[.I68])" office:value-type="float" office:value="0.6232" calcext:value-type="float">
            <text:p>0.6232</text:p>
          </table:table-cell>
          <table:table-cell table:formula="of:=[.J68]*[.K$1]" office:value-type="float" office:value="1.8696" calcext:value-type="float">
            <text:p>1.8696</text:p>
          </table:table-cell>
          <table:table-cell table:formula="of:=ABS([.$B68]-[.L$2])" office:value-type="float" office:value="0.14" calcext:value-type="float">
            <text:p>0.1400</text:p>
          </table:table-cell>
          <table:table-cell table:formula="of:=(1-[.L68])*(1+bigR*[.L68])" office:value-type="float" office:value="0.7697" calcext:value-type="float">
            <text:p>0.7697</text:p>
          </table:table-cell>
          <table:table-cell table:formula="of:=[.M68]*[.N$1]" office:value-type="float" office:value="9.23639999999999" calcext:value-type="float">
            <text:p>9.2364</text:p>
          </table:table-cell>
          <table:table-cell table:formula="of:=ABS([.$B68]-[.O$2])" office:value-type="float" office:value="0.0299999999999997" calcext:value-type="float">
            <text:p>0.0300</text:p>
          </table:table-cell>
          <table:table-cell table:formula="of:=(1-[.O68])*(1+bigR*[.O68])" office:value-type="float" office:value="0.948175000000001" calcext:value-type="float">
            <text:p>0.9482</text:p>
          </table:table-cell>
          <table:table-cell table:formula="of:=[.P68]*[.Q$1]" office:value-type="float" office:value="2.844525" calcext:value-type="float">
            <text:p>2.8445</text:p>
          </table:table-cell>
          <table:table-cell table:formula="of:=ABS([.$B68]-[.R$2])" office:value-type="float" office:value="0.21" calcext:value-type="float">
            <text:p>0.2100</text:p>
          </table:table-cell>
          <table:table-cell table:formula="of:=(1-[.R68])*(1+bigR*[.R68])" office:value-type="float" office:value="0.665575000000001" calcext:value-type="float">
            <text:p>0.6656</text:p>
          </table:table-cell>
          <table:table-cell table:formula="of:=[.S68]*[.T$1]" office:value-type="float" office:value="39.9345" calcext:value-type="float">
            <text:p>39.9345</text:p>
          </table:table-cell>
          <table:table-cell table:formula="of:=ABS([.$B68]-[.U$2])" office:value-type="float" office:value="0.31" calcext:value-type="float">
            <text:p>0.3100</text:p>
          </table:table-cell>
          <table:table-cell table:formula="of:=(1-[.U68])*(1+bigR*[.U68])" office:value-type="float" office:value="0.529575" calcext:value-type="float">
            <text:p>0.5296</text:p>
          </table:table-cell>
          <table:table-cell table:formula="of:=[.V68]*[.W$1]" office:value-type="float" office:value="10.5915" calcext:value-type="float">
            <text:p>10.5915</text:p>
          </table:table-cell>
          <table:table-cell table:formula="of:=[.W68]+[.T68]+[.Q68]+[.N68]+[.K68]+[.H68]+[.E68]" office:value-type="float" office:value="94.266275" calcext:value-type="float">
            <text:p>94.266</text:p>
          </table:table-cell>
          <table:table-cell/>
        </table:table-row>
        <table:table-row table:style-name="ro1">
          <table:table-cell/>
          <table:table-cell table:formula="of:=dx+[.B68]" office:value-type="float" office:value="0.65" calcext:value-type="float">
            <text:p>0.65</text:p>
          </table:table-cell>
          <table:table-cell table:formula="of:=ABS([.$B69]-[.C$2])" office:value-type="float" office:value="0.55" calcext:value-type="float">
            <text:p>0.5500</text:p>
          </table:table-cell>
          <table:table-cell table:formula="of:=(1-[.C69])*(1+bigR*[.C69])" office:value-type="float" office:value="0.264375" calcext:value-type="float">
            <text:p>0.2644</text:p>
          </table:table-cell>
          <table:table-cell table:formula="of:=[.D69]*[.E$1]" office:value-type="float" office:value="7.93124999999999" calcext:value-type="float">
            <text:p>7.9312</text:p>
          </table:table-cell>
          <table:table-cell table:formula="of:=ABS([.$B69]-[.F$2])" office:value-type="float" office:value="0.4" calcext:value-type="float">
            <text:p>0.4000</text:p>
          </table:table-cell>
          <table:table-cell table:formula="of:=(1-[.F69])*(1+bigR*[.F69])" office:value-type="float" office:value="0.42" calcext:value-type="float">
            <text:p>0.4200</text:p>
          </table:table-cell>
          <table:table-cell table:formula="of:=[.G69]*[.H$1]" office:value-type="float" office:value="21" calcext:value-type="float">
            <text:p>21.0000</text:p>
          </table:table-cell>
          <table:table-cell table:formula="of:=ABS([.$B69]-[.I$2])" office:value-type="float" office:value="0.25" calcext:value-type="float">
            <text:p>0.2500</text:p>
          </table:table-cell>
          <table:table-cell table:formula="of:=(1-[.I69])*(1+bigR*[.I69])" office:value-type="float" office:value="0.609375" calcext:value-type="float">
            <text:p>0.6094</text:p>
          </table:table-cell>
          <table:table-cell table:formula="of:=[.J69]*[.K$1]" office:value-type="float" office:value="1.828125" calcext:value-type="float">
            <text:p>1.8281</text:p>
          </table:table-cell>
          <table:table-cell table:formula="of:=ABS([.$B69]-[.L$2])" office:value-type="float" office:value="0.15" calcext:value-type="float">
            <text:p>0.1500</text:p>
          </table:table-cell>
          <table:table-cell table:formula="of:=(1-[.L69])*(1+bigR*[.L69])" office:value-type="float" office:value="0.754374999999999" calcext:value-type="float">
            <text:p>0.7544</text:p>
          </table:table-cell>
          <table:table-cell table:formula="of:=[.M69]*[.N$1]" office:value-type="float" office:value="9.05249999999999" calcext:value-type="float">
            <text:p>9.0525</text:p>
          </table:table-cell>
          <table:table-cell table:formula="of:=ABS([.$B69]-[.O$2])" office:value-type="float" office:value="0.0199999999999997" calcext:value-type="float">
            <text:p>0.0200</text:p>
          </table:table-cell>
          <table:table-cell table:formula="of:=(1-[.O69])*(1+bigR*[.O69])" office:value-type="float" office:value="0.9653" calcext:value-type="float">
            <text:p>0.9653</text:p>
          </table:table-cell>
          <table:table-cell table:formula="of:=[.P69]*[.Q$1]" office:value-type="float" office:value="2.8959" calcext:value-type="float">
            <text:p>2.8959</text:p>
          </table:table-cell>
          <table:table-cell table:formula="of:=ABS([.$B69]-[.R$2])" office:value-type="float" office:value="0.2" calcext:value-type="float">
            <text:p>0.2000</text:p>
          </table:table-cell>
          <table:table-cell table:formula="of:=(1-[.R69])*(1+bigR*[.R69])" office:value-type="float" office:value="0.680000000000001" calcext:value-type="float">
            <text:p>0.6800</text:p>
          </table:table-cell>
          <table:table-cell table:formula="of:=[.S69]*[.T$1]" office:value-type="float" office:value="40.8" calcext:value-type="float">
            <text:p>40.8000</text:p>
          </table:table-cell>
          <table:table-cell table:formula="of:=ABS([.$B69]-[.U$2])" office:value-type="float" office:value="0.3" calcext:value-type="float">
            <text:p>0.3000</text:p>
          </table:table-cell>
          <table:table-cell table:formula="of:=(1-[.U69])*(1+bigR*[.U69])" office:value-type="float" office:value="0.5425" calcext:value-type="float">
            <text:p>0.5425</text:p>
          </table:table-cell>
          <table:table-cell table:formula="of:=[.V69]*[.W$1]" office:value-type="float" office:value="10.85" calcext:value-type="float">
            <text:p>10.8500</text:p>
          </table:table-cell>
          <table:table-cell table:formula="of:=[.W69]+[.T69]+[.Q69]+[.N69]+[.K69]+[.H69]+[.E69]" office:value-type="float" office:value="94.357775" calcext:value-type="float">
            <text:p>94.358</text:p>
          </table:table-cell>
          <table:table-cell/>
        </table:table-row>
        <table:table-row table:style-name="ro1">
          <table:table-cell/>
          <table:table-cell table:formula="of:=dx+[.B69]" office:value-type="float" office:value="0.66" calcext:value-type="float">
            <text:p>0.66</text:p>
          </table:table-cell>
          <table:table-cell table:formula="of:=ABS([.$B70]-[.C$2])" office:value-type="float" office:value="0.56" calcext:value-type="float">
            <text:p>0.5600</text:p>
          </table:table-cell>
          <table:table-cell table:formula="of:=(1-[.C70])*(1+bigR*[.C70])" office:value-type="float" office:value="0.2552" calcext:value-type="float">
            <text:p>0.2552</text:p>
          </table:table-cell>
          <table:table-cell table:formula="of:=[.D70]*[.E$1]" office:value-type="float" office:value="7.65599999999999" calcext:value-type="float">
            <text:p>7.6560</text:p>
          </table:table-cell>
          <table:table-cell table:formula="of:=ABS([.$B70]-[.F$2])" office:value-type="float" office:value="0.41" calcext:value-type="float">
            <text:p>0.4100</text:p>
          </table:table-cell>
          <table:table-cell table:formula="of:=(1-[.F70])*(1+bigR*[.F70])" office:value-type="float" office:value="0.408575" calcext:value-type="float">
            <text:p>0.4086</text:p>
          </table:table-cell>
          <table:table-cell table:formula="of:=[.G70]*[.H$1]" office:value-type="float" office:value="20.42875" calcext:value-type="float">
            <text:p>20.4288</text:p>
          </table:table-cell>
          <table:table-cell table:formula="of:=ABS([.$B70]-[.I$2])" office:value-type="float" office:value="0.26" calcext:value-type="float">
            <text:p>0.2600</text:p>
          </table:table-cell>
          <table:table-cell table:formula="of:=(1-[.I70])*(1+bigR*[.I70])" office:value-type="float" office:value="0.5957" calcext:value-type="float">
            <text:p>0.5957</text:p>
          </table:table-cell>
          <table:table-cell table:formula="of:=[.J70]*[.K$1]" office:value-type="float" office:value="1.7871" calcext:value-type="float">
            <text:p>1.7871</text:p>
          </table:table-cell>
          <table:table-cell table:formula="of:=ABS([.$B70]-[.L$2])" office:value-type="float" office:value="0.16" calcext:value-type="float">
            <text:p>0.1600</text:p>
          </table:table-cell>
          <table:table-cell table:formula="of:=(1-[.L70])*(1+bigR*[.L70])" office:value-type="float" office:value="0.739199999999999" calcext:value-type="float">
            <text:p>0.7392</text:p>
          </table:table-cell>
          <table:table-cell table:formula="of:=[.M70]*[.N$1]" office:value-type="float" office:value="8.87039999999999" calcext:value-type="float">
            <text:p>8.8704</text:p>
          </table:table-cell>
          <table:table-cell table:formula="of:=ABS([.$B70]-[.O$2])" office:value-type="float" office:value="0.00999999999999968" calcext:value-type="float">
            <text:p>0.0100</text:p>
          </table:table-cell>
          <table:table-cell table:formula="of:=(1-[.O70])*(1+bigR*[.O70])" office:value-type="float" office:value="0.982575000000001" calcext:value-type="float">
            <text:p>0.9826</text:p>
          </table:table-cell>
          <table:table-cell table:formula="of:=[.P70]*[.Q$1]" office:value-type="float" office:value="2.947725" calcext:value-type="float">
            <text:p>2.9477</text:p>
          </table:table-cell>
          <table:table-cell table:formula="of:=ABS([.$B70]-[.R$2])" office:value-type="float" office:value="0.19" calcext:value-type="float">
            <text:p>0.1900</text:p>
          </table:table-cell>
          <table:table-cell table:formula="of:=(1-[.R70])*(1+bigR*[.R70])" office:value-type="float" office:value="0.694575000000001" calcext:value-type="float">
            <text:p>0.6946</text:p>
          </table:table-cell>
          <table:table-cell table:formula="of:=[.S70]*[.T$1]" office:value-type="float" office:value="41.6745" calcext:value-type="float">
            <text:p>41.6745</text:p>
          </table:table-cell>
          <table:table-cell table:formula="of:=ABS([.$B70]-[.U$2])" office:value-type="float" office:value="0.29" calcext:value-type="float">
            <text:p>0.2900</text:p>
          </table:table-cell>
          <table:table-cell table:formula="of:=(1-[.U70])*(1+bigR*[.U70])" office:value-type="float" office:value="0.555575" calcext:value-type="float">
            <text:p>0.5556</text:p>
          </table:table-cell>
          <table:table-cell table:formula="of:=[.V70]*[.W$1]" office:value-type="float" office:value="11.1115" calcext:value-type="float">
            <text:p>11.1115</text:p>
          </table:table-cell>
          <table:table-cell table:formula="of:=[.W70]+[.T70]+[.Q70]+[.N70]+[.K70]+[.H70]+[.E70]" office:value-type="float" office:value="94.475975" calcext:value-type="float">
            <text:p>94.476</text:p>
          </table:table-cell>
          <table:table-cell/>
        </table:table-row>
        <table:table-row table:style-name="ro1">
          <table:table-cell/>
          <table:table-cell table:formula="of:=dx+[.B70]" office:value-type="float" office:value="0.67" calcext:value-type="float">
            <text:p>0.67</text:p>
          </table:table-cell>
          <table:table-cell table:formula="of:=ABS([.$B71]-[.C$2])" office:value-type="float" office:value="0.57" calcext:value-type="float">
            <text:p>0.5700</text:p>
          </table:table-cell>
          <table:table-cell table:formula="of:=(1-[.C71])*(1+bigR*[.C71])" office:value-type="float" office:value="0.246175" calcext:value-type="float">
            <text:p>0.2462</text:p>
          </table:table-cell>
          <table:table-cell table:formula="of:=[.D71]*[.E$1]" office:value-type="float" office:value="7.38524999999999" calcext:value-type="float">
            <text:p>7.3852</text:p>
          </table:table-cell>
          <table:table-cell table:formula="of:=ABS([.$B71]-[.F$2])" office:value-type="float" office:value="0.42" calcext:value-type="float">
            <text:p>0.4200</text:p>
          </table:table-cell>
          <table:table-cell table:formula="of:=(1-[.F71])*(1+bigR*[.F71])" office:value-type="float" office:value="0.3973" calcext:value-type="float">
            <text:p>0.3973</text:p>
          </table:table-cell>
          <table:table-cell table:formula="of:=[.G71]*[.H$1]" office:value-type="float" office:value="19.865" calcext:value-type="float">
            <text:p>19.8650</text:p>
          </table:table-cell>
          <table:table-cell table:formula="of:=ABS([.$B71]-[.I$2])" office:value-type="float" office:value="0.27" calcext:value-type="float">
            <text:p>0.2700</text:p>
          </table:table-cell>
          <table:table-cell table:formula="of:=(1-[.I71])*(1+bigR*[.I71])" office:value-type="float" office:value="0.582175" calcext:value-type="float">
            <text:p>0.5822</text:p>
          </table:table-cell>
          <table:table-cell table:formula="of:=[.J71]*[.K$1]" office:value-type="float" office:value="1.746525" calcext:value-type="float">
            <text:p>1.7465</text:p>
          </table:table-cell>
          <table:table-cell table:formula="of:=ABS([.$B71]-[.L$2])" office:value-type="float" office:value="0.17" calcext:value-type="float">
            <text:p>0.1700</text:p>
          </table:table-cell>
          <table:table-cell table:formula="of:=(1-[.L71])*(1+bigR*[.L71])" office:value-type="float" office:value="0.724174999999999" calcext:value-type="float">
            <text:p>0.7242</text:p>
          </table:table-cell>
          <table:table-cell table:formula="of:=[.M71]*[.N$1]" office:value-type="float" office:value="8.69009999999999" calcext:value-type="float">
            <text:p>8.6901</text:p>
          </table:table-cell>
          <table:table-cell table:formula="of:=ABS([.$B71]-[.O$2])" office:value-type="float" office:value="0" calcext:value-type="float">
            <text:p>0.0000</text:p>
          </table:table-cell>
          <table:table-cell table:formula="of:=(1-[.O71])*(1+bigR*[.O71])" office:value-type="float" office:value="1" calcext:value-type="float">
            <text:p>1.0000</text:p>
          </table:table-cell>
          <table:table-cell table:formula="of:=[.P71]*[.Q$1]" office:value-type="float" office:value="3" calcext:value-type="float">
            <text:p>3.0000</text:p>
          </table:table-cell>
          <table:table-cell table:formula="of:=ABS([.$B71]-[.R$2])" office:value-type="float" office:value="0.18" calcext:value-type="float">
            <text:p>0.1800</text:p>
          </table:table-cell>
          <table:table-cell table:formula="of:=(1-[.R71])*(1+bigR*[.R71])" office:value-type="float" office:value="0.709300000000001" calcext:value-type="float">
            <text:p>0.7093</text:p>
          </table:table-cell>
          <table:table-cell table:formula="of:=[.S71]*[.T$1]" office:value-type="float" office:value="42.558" calcext:value-type="float">
            <text:p>42.5580</text:p>
          </table:table-cell>
          <table:table-cell table:formula="of:=ABS([.$B71]-[.U$2])" office:value-type="float" office:value="0.28" calcext:value-type="float">
            <text:p>0.2800</text:p>
          </table:table-cell>
          <table:table-cell table:formula="of:=(1-[.U71])*(1+bigR*[.U71])" office:value-type="float" office:value="0.5688" calcext:value-type="float">
            <text:p>0.5688</text:p>
          </table:table-cell>
          <table:table-cell table:formula="of:=[.V71]*[.W$1]" office:value-type="float" office:value="11.376" calcext:value-type="float">
            <text:p>11.3760</text:p>
          </table:table-cell>
          <table:table-cell table:formula="of:=[.W71]+[.T71]+[.Q71]+[.N71]+[.K71]+[.H71]+[.E71]" office:value-type="float" office:value="94.620875" calcext:value-type="float">
            <text:p>94.621</text:p>
          </table:table-cell>
          <table:table-cell/>
        </table:table-row>
        <table:table-row table:style-name="ro1">
          <table:table-cell/>
          <table:table-cell table:formula="of:=dx+[.B71]" office:value-type="float" office:value="0.68" calcext:value-type="float">
            <text:p>0.68</text:p>
          </table:table-cell>
          <table:table-cell table:formula="of:=ABS([.$B72]-[.C$2])" office:value-type="float" office:value="0.58" calcext:value-type="float">
            <text:p>0.5800</text:p>
          </table:table-cell>
          <table:table-cell table:formula="of:=(1-[.C72])*(1+bigR*[.C72])" office:value-type="float" office:value="0.2373" calcext:value-type="float">
            <text:p>0.2373</text:p>
          </table:table-cell>
          <table:table-cell table:formula="of:=[.D72]*[.E$1]" office:value-type="float" office:value="7.11899999999999" calcext:value-type="float">
            <text:p>7.1190</text:p>
          </table:table-cell>
          <table:table-cell table:formula="of:=ABS([.$B72]-[.F$2])" office:value-type="float" office:value="0.43" calcext:value-type="float">
            <text:p>0.4300</text:p>
          </table:table-cell>
          <table:table-cell table:formula="of:=(1-[.F72])*(1+bigR*[.F72])" office:value-type="float" office:value="0.386175" calcext:value-type="float">
            <text:p>0.3862</text:p>
          </table:table-cell>
          <table:table-cell table:formula="of:=[.G72]*[.H$1]" office:value-type="float" office:value="19.30875" calcext:value-type="float">
            <text:p>19.3088</text:p>
          </table:table-cell>
          <table:table-cell table:formula="of:=ABS([.$B72]-[.I$2])" office:value-type="float" office:value="0.28" calcext:value-type="float">
            <text:p>0.2800</text:p>
          </table:table-cell>
          <table:table-cell table:formula="of:=(1-[.I72])*(1+bigR*[.I72])" office:value-type="float" office:value="0.5688" calcext:value-type="float">
            <text:p>0.5688</text:p>
          </table:table-cell>
          <table:table-cell table:formula="of:=[.J72]*[.K$1]" office:value-type="float" office:value="1.7064" calcext:value-type="float">
            <text:p>1.7064</text:p>
          </table:table-cell>
          <table:table-cell table:formula="of:=ABS([.$B72]-[.L$2])" office:value-type="float" office:value="0.18" calcext:value-type="float">
            <text:p>0.1800</text:p>
          </table:table-cell>
          <table:table-cell table:formula="of:=(1-[.L72])*(1+bigR*[.L72])" office:value-type="float" office:value="0.709299999999999" calcext:value-type="float">
            <text:p>0.7093</text:p>
          </table:table-cell>
          <table:table-cell table:formula="of:=[.M72]*[.N$1]" office:value-type="float" office:value="8.51159999999999" calcext:value-type="float">
            <text:p>8.5116</text:p>
          </table:table-cell>
          <table:table-cell table:formula="of:=ABS([.$B72]-[.O$2])" office:value-type="float" office:value="0.0100000000000003" calcext:value-type="float">
            <text:p>0.0100</text:p>
          </table:table-cell>
          <table:table-cell table:formula="of:=(1-[.O72])*(1+bigR*[.O72])" office:value-type="float" office:value="0.982574999999999" calcext:value-type="float">
            <text:p>0.9826</text:p>
          </table:table-cell>
          <table:table-cell table:formula="of:=[.P72]*[.Q$1]" office:value-type="float" office:value="2.947725" calcext:value-type="float">
            <text:p>2.9477</text:p>
          </table:table-cell>
          <table:table-cell table:formula="of:=ABS([.$B72]-[.R$2])" office:value-type="float" office:value="0.17" calcext:value-type="float">
            <text:p>0.1700</text:p>
          </table:table-cell>
          <table:table-cell table:formula="of:=(1-[.R72])*(1+bigR*[.R72])" office:value-type="float" office:value="0.724175000000001" calcext:value-type="float">
            <text:p>0.7242</text:p>
          </table:table-cell>
          <table:table-cell table:formula="of:=[.S72]*[.T$1]" office:value-type="float" office:value="43.4505" calcext:value-type="float">
            <text:p>43.4505</text:p>
          </table:table-cell>
          <table:table-cell table:formula="of:=ABS([.$B72]-[.U$2])" office:value-type="float" office:value="0.27" calcext:value-type="float">
            <text:p>0.2700</text:p>
          </table:table-cell>
          <table:table-cell table:formula="of:=(1-[.U72])*(1+bigR*[.U72])" office:value-type="float" office:value="0.582175" calcext:value-type="float">
            <text:p>0.5822</text:p>
          </table:table-cell>
          <table:table-cell table:formula="of:=[.V72]*[.W$1]" office:value-type="float" office:value="11.6435" calcext:value-type="float">
            <text:p>11.6435</text:p>
          </table:table-cell>
          <table:table-cell table:formula="of:=[.W72]+[.T72]+[.Q72]+[.N72]+[.K72]+[.H72]+[.E72]" office:value-type="float" office:value="94.687475" calcext:value-type="float">
            <text:p>94.687</text:p>
          </table:table-cell>
          <table:table-cell/>
        </table:table-row>
        <table:table-row table:style-name="ro1">
          <table:table-cell/>
          <table:table-cell table:formula="of:=dx+[.B72]" office:value-type="float" office:value="0.69" calcext:value-type="float">
            <text:p>0.69</text:p>
          </table:table-cell>
          <table:table-cell table:formula="of:=ABS([.$B73]-[.C$2])" office:value-type="float" office:value="0.59" calcext:value-type="float">
            <text:p>0.5900</text:p>
          </table:table-cell>
          <table:table-cell table:formula="of:=(1-[.C73])*(1+bigR*[.C73])" office:value-type="float" office:value="0.228575" calcext:value-type="float">
            <text:p>0.2286</text:p>
          </table:table-cell>
          <table:table-cell table:formula="of:=[.D73]*[.E$1]" office:value-type="float" office:value="6.85724999999999" calcext:value-type="float">
            <text:p>6.8572</text:p>
          </table:table-cell>
          <table:table-cell table:formula="of:=ABS([.$B73]-[.F$2])" office:value-type="float" office:value="0.44" calcext:value-type="float">
            <text:p>0.4400</text:p>
          </table:table-cell>
          <table:table-cell table:formula="of:=(1-[.F73])*(1+bigR*[.F73])" office:value-type="float" office:value="0.3752" calcext:value-type="float">
            <text:p>0.3752</text:p>
          </table:table-cell>
          <table:table-cell table:formula="of:=[.G73]*[.H$1]" office:value-type="float" office:value="18.76" calcext:value-type="float">
            <text:p>18.7600</text:p>
          </table:table-cell>
          <table:table-cell table:formula="of:=ABS([.$B73]-[.I$2])" office:value-type="float" office:value="0.29" calcext:value-type="float">
            <text:p>0.2900</text:p>
          </table:table-cell>
          <table:table-cell table:formula="of:=(1-[.I73])*(1+bigR*[.I73])" office:value-type="float" office:value="0.555574999999999" calcext:value-type="float">
            <text:p>0.5556</text:p>
          </table:table-cell>
          <table:table-cell table:formula="of:=[.J73]*[.K$1]" office:value-type="float" office:value="1.666725" calcext:value-type="float">
            <text:p>1.6667</text:p>
          </table:table-cell>
          <table:table-cell table:formula="of:=ABS([.$B73]-[.L$2])" office:value-type="float" office:value="0.19" calcext:value-type="float">
            <text:p>0.1900</text:p>
          </table:table-cell>
          <table:table-cell table:formula="of:=(1-[.L73])*(1+bigR*[.L73])" office:value-type="float" office:value="0.694574999999999" calcext:value-type="float">
            <text:p>0.6946</text:p>
          </table:table-cell>
          <table:table-cell table:formula="of:=[.M73]*[.N$1]" office:value-type="float" office:value="8.33489999999999" calcext:value-type="float">
            <text:p>8.3349</text:p>
          </table:table-cell>
          <table:table-cell table:formula="of:=ABS([.$B73]-[.O$2])" office:value-type="float" office:value="0.0200000000000003" calcext:value-type="float">
            <text:p>0.0200</text:p>
          </table:table-cell>
          <table:table-cell table:formula="of:=(1-[.O73])*(1+bigR*[.O73])" office:value-type="float" office:value="0.965299999999999" calcext:value-type="float">
            <text:p>0.9653</text:p>
          </table:table-cell>
          <table:table-cell table:formula="of:=[.P73]*[.Q$1]" office:value-type="float" office:value="2.8959" calcext:value-type="float">
            <text:p>2.8959</text:p>
          </table:table-cell>
          <table:table-cell table:formula="of:=ABS([.$B73]-[.R$2])" office:value-type="float" office:value="0.16" calcext:value-type="float">
            <text:p>0.1600</text:p>
          </table:table-cell>
          <table:table-cell table:formula="of:=(1-[.R73])*(1+bigR*[.R73])" office:value-type="float" office:value="0.739200000000001" calcext:value-type="float">
            <text:p>0.7392</text:p>
          </table:table-cell>
          <table:table-cell table:formula="of:=[.S73]*[.T$1]" office:value-type="float" office:value="44.352" calcext:value-type="float">
            <text:p>44.3520</text:p>
          </table:table-cell>
          <table:table-cell table:formula="of:=ABS([.$B73]-[.U$2])" office:value-type="float" office:value="0.26" calcext:value-type="float">
            <text:p>0.2600</text:p>
          </table:table-cell>
          <table:table-cell table:formula="of:=(1-[.U73])*(1+bigR*[.U73])" office:value-type="float" office:value="0.5957" calcext:value-type="float">
            <text:p>0.5957</text:p>
          </table:table-cell>
          <table:table-cell table:formula="of:=[.V73]*[.W$1]" office:value-type="float" office:value="11.914" calcext:value-type="float">
            <text:p>11.9140</text:p>
          </table:table-cell>
          <table:table-cell table:formula="of:=[.W73]+[.T73]+[.Q73]+[.N73]+[.K73]+[.H73]+[.E73]" office:value-type="float" office:value="94.780775" calcext:value-type="float">
            <text:p>94.781</text:p>
          </table:table-cell>
          <table:table-cell/>
        </table:table-row>
        <table:table-row table:style-name="ro1">
          <table:table-cell/>
          <table:table-cell table:formula="of:=dx+[.B73]" office:value-type="float" office:value="0.7" calcext:value-type="float">
            <text:p>0.70</text:p>
          </table:table-cell>
          <table:table-cell table:formula="of:=ABS([.$B74]-[.C$2])" office:value-type="float" office:value="0.6" calcext:value-type="float">
            <text:p>0.6000</text:p>
          </table:table-cell>
          <table:table-cell table:formula="of:=(1-[.C74])*(1+bigR*[.C74])" office:value-type="float" office:value="0.22" calcext:value-type="float">
            <text:p>0.2200</text:p>
          </table:table-cell>
          <table:table-cell table:formula="of:=[.D74]*[.E$1]" office:value-type="float" office:value="6.59999999999999" calcext:value-type="float">
            <text:p>6.6000</text:p>
          </table:table-cell>
          <table:table-cell table:formula="of:=ABS([.$B74]-[.F$2])" office:value-type="float" office:value="0.45" calcext:value-type="float">
            <text:p>0.4500</text:p>
          </table:table-cell>
          <table:table-cell table:formula="of:=(1-[.F74])*(1+bigR*[.F74])" office:value-type="float" office:value="0.364375" calcext:value-type="float">
            <text:p>0.3644</text:p>
          </table:table-cell>
          <table:table-cell table:formula="of:=[.G74]*[.H$1]" office:value-type="float" office:value="18.21875" calcext:value-type="float">
            <text:p>18.2188</text:p>
          </table:table-cell>
          <table:table-cell table:formula="of:=ABS([.$B74]-[.I$2])" office:value-type="float" office:value="0.3" calcext:value-type="float">
            <text:p>0.3000</text:p>
          </table:table-cell>
          <table:table-cell table:formula="of:=(1-[.I74])*(1+bigR*[.I74])" office:value-type="float" office:value="0.5425" calcext:value-type="float">
            <text:p>0.5425</text:p>
          </table:table-cell>
          <table:table-cell table:formula="of:=[.J74]*[.K$1]" office:value-type="float" office:value="1.6275" calcext:value-type="float">
            <text:p>1.6275</text:p>
          </table:table-cell>
          <table:table-cell table:formula="of:=ABS([.$B74]-[.L$2])" office:value-type="float" office:value="0.2" calcext:value-type="float">
            <text:p>0.2000</text:p>
          </table:table-cell>
          <table:table-cell table:formula="of:=(1-[.L74])*(1+bigR*[.L74])" office:value-type="float" office:value="0.679999999999999" calcext:value-type="float">
            <text:p>0.6800</text:p>
          </table:table-cell>
          <table:table-cell table:formula="of:=[.M74]*[.N$1]" office:value-type="float" office:value="8.15999999999999" calcext:value-type="float">
            <text:p>8.1600</text:p>
          </table:table-cell>
          <table:table-cell table:formula="of:=ABS([.$B74]-[.O$2])" office:value-type="float" office:value="0.0300000000000004" calcext:value-type="float">
            <text:p>0.0300</text:p>
          </table:table-cell>
          <table:table-cell table:formula="of:=(1-[.O74])*(1+bigR*[.O74])" office:value-type="float" office:value="0.948174999999999" calcext:value-type="float">
            <text:p>0.9482</text:p>
          </table:table-cell>
          <table:table-cell table:formula="of:=[.P74]*[.Q$1]" office:value-type="float" office:value="2.844525" calcext:value-type="float">
            <text:p>2.8445</text:p>
          </table:table-cell>
          <table:table-cell table:formula="of:=ABS([.$B74]-[.R$2])" office:value-type="float" office:value="0.15" calcext:value-type="float">
            <text:p>0.1500</text:p>
          </table:table-cell>
          <table:table-cell table:formula="of:=(1-[.R74])*(1+bigR*[.R74])" office:value-type="float" office:value="0.754375000000001" calcext:value-type="float">
            <text:p>0.7544</text:p>
          </table:table-cell>
          <table:table-cell table:formula="of:=[.S74]*[.T$1]" office:value-type="float" office:value="45.2625" calcext:value-type="float">
            <text:p>45.2625</text:p>
          </table:table-cell>
          <table:table-cell table:formula="of:=ABS([.$B74]-[.U$2])" office:value-type="float" office:value="0.25" calcext:value-type="float">
            <text:p>0.2500</text:p>
          </table:table-cell>
          <table:table-cell table:formula="of:=(1-[.U74])*(1+bigR*[.U74])" office:value-type="float" office:value="0.609375" calcext:value-type="float">
            <text:p>0.6094</text:p>
          </table:table-cell>
          <table:table-cell table:formula="of:=[.V74]*[.W$1]" office:value-type="float" office:value="12.1875" calcext:value-type="float">
            <text:p>12.1875</text:p>
          </table:table-cell>
          <table:table-cell table:formula="of:=[.W74]+[.T74]+[.Q74]+[.N74]+[.K74]+[.H74]+[.E74]" office:value-type="float" office:value="94.900775" calcext:value-type="float">
            <text:p>94.901</text:p>
          </table:table-cell>
          <table:table-cell/>
        </table:table-row>
        <table:table-row table:style-name="ro1">
          <table:table-cell/>
          <table:table-cell table:formula="of:=dx+[.B74]" office:value-type="float" office:value="0.71" calcext:value-type="float">
            <text:p>0.71</text:p>
          </table:table-cell>
          <table:table-cell table:formula="of:=ABS([.$B75]-[.C$2])" office:value-type="float" office:value="0.61" calcext:value-type="float">
            <text:p>0.6100</text:p>
          </table:table-cell>
          <table:table-cell table:formula="of:=(1-[.C75])*(1+bigR*[.C75])" office:value-type="float" office:value="0.211575" calcext:value-type="float">
            <text:p>0.2116</text:p>
          </table:table-cell>
          <table:table-cell table:formula="of:=[.D75]*[.E$1]" office:value-type="float" office:value="6.34724999999999" calcext:value-type="float">
            <text:p>6.3472</text:p>
          </table:table-cell>
          <table:table-cell table:formula="of:=ABS([.$B75]-[.F$2])" office:value-type="float" office:value="0.46" calcext:value-type="float">
            <text:p>0.4600</text:p>
          </table:table-cell>
          <table:table-cell table:formula="of:=(1-[.F75])*(1+bigR*[.F75])" office:value-type="float" office:value="0.3537" calcext:value-type="float">
            <text:p>0.3537</text:p>
          </table:table-cell>
          <table:table-cell table:formula="of:=[.G75]*[.H$1]" office:value-type="float" office:value="17.685" calcext:value-type="float">
            <text:p>17.6850</text:p>
          </table:table-cell>
          <table:table-cell table:formula="of:=ABS([.$B75]-[.I$2])" office:value-type="float" office:value="0.31" calcext:value-type="float">
            <text:p>0.3100</text:p>
          </table:table-cell>
          <table:table-cell table:formula="of:=(1-[.I75])*(1+bigR*[.I75])" office:value-type="float" office:value="0.529575" calcext:value-type="float">
            <text:p>0.5296</text:p>
          </table:table-cell>
          <table:table-cell table:formula="of:=[.J75]*[.K$1]" office:value-type="float" office:value="1.588725" calcext:value-type="float">
            <text:p>1.5887</text:p>
          </table:table-cell>
          <table:table-cell table:formula="of:=ABS([.$B75]-[.L$2])" office:value-type="float" office:value="0.21" calcext:value-type="float">
            <text:p>0.2100</text:p>
          </table:table-cell>
          <table:table-cell table:formula="of:=(1-[.L75])*(1+bigR*[.L75])" office:value-type="float" office:value="0.665574999999999" calcext:value-type="float">
            <text:p>0.6656</text:p>
          </table:table-cell>
          <table:table-cell table:formula="of:=[.M75]*[.N$1]" office:value-type="float" office:value="7.98689999999999" calcext:value-type="float">
            <text:p>7.9869</text:p>
          </table:table-cell>
          <table:table-cell table:formula="of:=ABS([.$B75]-[.O$2])" office:value-type="float" office:value="0.0400000000000004" calcext:value-type="float">
            <text:p>0.0400</text:p>
          </table:table-cell>
          <table:table-cell table:formula="of:=(1-[.O75])*(1+bigR*[.O75])" office:value-type="float" office:value="0.931199999999999" calcext:value-type="float">
            <text:p>0.9312</text:p>
          </table:table-cell>
          <table:table-cell table:formula="of:=[.P75]*[.Q$1]" office:value-type="float" office:value="2.7936" calcext:value-type="float">
            <text:p>2.7936</text:p>
          </table:table-cell>
          <table:table-cell table:formula="of:=ABS([.$B75]-[.R$2])" office:value-type="float" office:value="0.14" calcext:value-type="float">
            <text:p>0.1400</text:p>
          </table:table-cell>
          <table:table-cell table:formula="of:=(1-[.R75])*(1+bigR*[.R75])" office:value-type="float" office:value="0.769700000000001" calcext:value-type="float">
            <text:p>0.7697</text:p>
          </table:table-cell>
          <table:table-cell table:formula="of:=[.S75]*[.T$1]" office:value-type="float" office:value="46.182" calcext:value-type="float">
            <text:p>46.1820</text:p>
          </table:table-cell>
          <table:table-cell table:formula="of:=ABS([.$B75]-[.U$2])" office:value-type="float" office:value="0.24" calcext:value-type="float">
            <text:p>0.2400</text:p>
          </table:table-cell>
          <table:table-cell table:formula="of:=(1-[.U75])*(1+bigR*[.U75])" office:value-type="float" office:value="0.6232" calcext:value-type="float">
            <text:p>0.6232</text:p>
          </table:table-cell>
          <table:table-cell table:formula="of:=[.V75]*[.W$1]" office:value-type="float" office:value="12.464" calcext:value-type="float">
            <text:p>12.4640</text:p>
          </table:table-cell>
          <table:table-cell table:formula="of:=[.W75]+[.T75]+[.Q75]+[.N75]+[.K75]+[.H75]+[.E75]" office:value-type="float" office:value="95.047475" calcext:value-type="float">
            <text:p>95.047</text:p>
          </table:table-cell>
          <table:table-cell/>
        </table:table-row>
        <table:table-row table:style-name="ro1">
          <table:table-cell/>
          <table:table-cell table:formula="of:=dx+[.B75]" office:value-type="float" office:value="0.72" calcext:value-type="float">
            <text:p>0.72</text:p>
          </table:table-cell>
          <table:table-cell table:formula="of:=ABS([.$B76]-[.C$2])" office:value-type="float" office:value="0.62" calcext:value-type="float">
            <text:p>0.6200</text:p>
          </table:table-cell>
          <table:table-cell table:formula="of:=(1-[.C76])*(1+bigR*[.C76])" office:value-type="float" office:value="0.2033" calcext:value-type="float">
            <text:p>0.2033</text:p>
          </table:table-cell>
          <table:table-cell table:formula="of:=[.D76]*[.E$1]" office:value-type="float" office:value="6.09899999999999" calcext:value-type="float">
            <text:p>6.0990</text:p>
          </table:table-cell>
          <table:table-cell table:formula="of:=ABS([.$B76]-[.F$2])" office:value-type="float" office:value="0.47" calcext:value-type="float">
            <text:p>0.4700</text:p>
          </table:table-cell>
          <table:table-cell table:formula="of:=(1-[.F76])*(1+bigR*[.F76])" office:value-type="float" office:value="0.343175" calcext:value-type="float">
            <text:p>0.3432</text:p>
          </table:table-cell>
          <table:table-cell table:formula="of:=[.G76]*[.H$1]" office:value-type="float" office:value="17.15875" calcext:value-type="float">
            <text:p>17.1588</text:p>
          </table:table-cell>
          <table:table-cell table:formula="of:=ABS([.$B76]-[.I$2])" office:value-type="float" office:value="0.32" calcext:value-type="float">
            <text:p>0.3200</text:p>
          </table:table-cell>
          <table:table-cell table:formula="of:=(1-[.I76])*(1+bigR*[.I76])" office:value-type="float" office:value="0.5168" calcext:value-type="float">
            <text:p>0.5168</text:p>
          </table:table-cell>
          <table:table-cell table:formula="of:=[.J76]*[.K$1]" office:value-type="float" office:value="1.5504" calcext:value-type="float">
            <text:p>1.5504</text:p>
          </table:table-cell>
          <table:table-cell table:formula="of:=ABS([.$B76]-[.L$2])" office:value-type="float" office:value="0.22" calcext:value-type="float">
            <text:p>0.2200</text:p>
          </table:table-cell>
          <table:table-cell table:formula="of:=(1-[.L76])*(1+bigR*[.L76])" office:value-type="float" office:value="0.651299999999999" calcext:value-type="float">
            <text:p>0.6513</text:p>
          </table:table-cell>
          <table:table-cell table:formula="of:=[.M76]*[.N$1]" office:value-type="float" office:value="7.81559999999999" calcext:value-type="float">
            <text:p>7.8156</text:p>
          </table:table-cell>
          <table:table-cell table:formula="of:=ABS([.$B76]-[.O$2])" office:value-type="float" office:value="0.0500000000000004" calcext:value-type="float">
            <text:p>0.0500</text:p>
          </table:table-cell>
          <table:table-cell table:formula="of:=(1-[.O76])*(1+bigR*[.O76])" office:value-type="float" office:value="0.914374999999999" calcext:value-type="float">
            <text:p>0.9144</text:p>
          </table:table-cell>
          <table:table-cell table:formula="of:=[.P76]*[.Q$1]" office:value-type="float" office:value="2.743125" calcext:value-type="float">
            <text:p>2.7431</text:p>
          </table:table-cell>
          <table:table-cell table:formula="of:=ABS([.$B76]-[.R$2])" office:value-type="float" office:value="0.13" calcext:value-type="float">
            <text:p>0.1300</text:p>
          </table:table-cell>
          <table:table-cell table:formula="of:=(1-[.R76])*(1+bigR*[.R76])" office:value-type="float" office:value="0.785175000000001" calcext:value-type="float">
            <text:p>0.7852</text:p>
          </table:table-cell>
          <table:table-cell table:formula="of:=[.S76]*[.T$1]" office:value-type="float" office:value="47.1105" calcext:value-type="float">
            <text:p>47.1105</text:p>
          </table:table-cell>
          <table:table-cell table:formula="of:=ABS([.$B76]-[.U$2])" office:value-type="float" office:value="0.23" calcext:value-type="float">
            <text:p>0.2300</text:p>
          </table:table-cell>
          <table:table-cell table:formula="of:=(1-[.U76])*(1+bigR*[.U76])" office:value-type="float" office:value="0.637175000000001" calcext:value-type="float">
            <text:p>0.6372</text:p>
          </table:table-cell>
          <table:table-cell table:formula="of:=[.V76]*[.W$1]" office:value-type="float" office:value="12.7435" calcext:value-type="float">
            <text:p>12.7435</text:p>
          </table:table-cell>
          <table:table-cell table:formula="of:=[.W76]+[.T76]+[.Q76]+[.N76]+[.K76]+[.H76]+[.E76]" office:value-type="float" office:value="95.220875" calcext:value-type="float">
            <text:p>95.221</text:p>
          </table:table-cell>
          <table:table-cell/>
        </table:table-row>
        <table:table-row table:style-name="ro1">
          <table:table-cell/>
          <table:table-cell table:formula="of:=dx+[.B76]" office:value-type="float" office:value="0.73" calcext:value-type="float">
            <text:p>0.73</text:p>
          </table:table-cell>
          <table:table-cell table:formula="of:=ABS([.$B77]-[.C$2])" office:value-type="float" office:value="0.63" calcext:value-type="float">
            <text:p>0.6300</text:p>
          </table:table-cell>
          <table:table-cell table:formula="of:=(1-[.C77])*(1+bigR*[.C77])" office:value-type="float" office:value="0.195175" calcext:value-type="float">
            <text:p>0.1952</text:p>
          </table:table-cell>
          <table:table-cell table:formula="of:=[.D77]*[.E$1]" office:value-type="float" office:value="5.85524999999999" calcext:value-type="float">
            <text:p>5.8552</text:p>
          </table:table-cell>
          <table:table-cell table:formula="of:=ABS([.$B77]-[.F$2])" office:value-type="float" office:value="0.48" calcext:value-type="float">
            <text:p>0.4800</text:p>
          </table:table-cell>
          <table:table-cell table:formula="of:=(1-[.F77])*(1+bigR*[.F77])" office:value-type="float" office:value="0.3328" calcext:value-type="float">
            <text:p>0.3328</text:p>
          </table:table-cell>
          <table:table-cell table:formula="of:=[.G77]*[.H$1]" office:value-type="float" office:value="16.64" calcext:value-type="float">
            <text:p>16.6400</text:p>
          </table:table-cell>
          <table:table-cell table:formula="of:=ABS([.$B77]-[.I$2])" office:value-type="float" office:value="0.33" calcext:value-type="float">
            <text:p>0.3300</text:p>
          </table:table-cell>
          <table:table-cell table:formula="of:=(1-[.I77])*(1+bigR*[.I77])" office:value-type="float" office:value="0.504174999999999" calcext:value-type="float">
            <text:p>0.5042</text:p>
          </table:table-cell>
          <table:table-cell table:formula="of:=[.J77]*[.K$1]" office:value-type="float" office:value="1.512525" calcext:value-type="float">
            <text:p>1.5125</text:p>
          </table:table-cell>
          <table:table-cell table:formula="of:=ABS([.$B77]-[.L$2])" office:value-type="float" office:value="0.23" calcext:value-type="float">
            <text:p>0.2300</text:p>
          </table:table-cell>
          <table:table-cell table:formula="of:=(1-[.L77])*(1+bigR*[.L77])" office:value-type="float" office:value="0.637174999999999" calcext:value-type="float">
            <text:p>0.6372</text:p>
          </table:table-cell>
          <table:table-cell table:formula="of:=[.M77]*[.N$1]" office:value-type="float" office:value="7.64609999999999" calcext:value-type="float">
            <text:p>7.6461</text:p>
          </table:table-cell>
          <table:table-cell table:formula="of:=ABS([.$B77]-[.O$2])" office:value-type="float" office:value="0.0600000000000004" calcext:value-type="float">
            <text:p>0.0600</text:p>
          </table:table-cell>
          <table:table-cell table:formula="of:=(1-[.O77])*(1+bigR*[.O77])" office:value-type="float" office:value="0.897699999999999" calcext:value-type="float">
            <text:p>0.8977</text:p>
          </table:table-cell>
          <table:table-cell table:formula="of:=[.P77]*[.Q$1]" office:value-type="float" office:value="2.6931" calcext:value-type="float">
            <text:p>2.6931</text:p>
          </table:table-cell>
          <table:table-cell table:formula="of:=ABS([.$B77]-[.R$2])" office:value-type="float" office:value="0.12" calcext:value-type="float">
            <text:p>0.1200</text:p>
          </table:table-cell>
          <table:table-cell table:formula="of:=(1-[.R77])*(1+bigR*[.R77])" office:value-type="float" office:value="0.800800000000001" calcext:value-type="float">
            <text:p>0.8008</text:p>
          </table:table-cell>
          <table:table-cell table:formula="of:=[.S77]*[.T$1]" office:value-type="float" office:value="48.048" calcext:value-type="float">
            <text:p>48.0480</text:p>
          </table:table-cell>
          <table:table-cell table:formula="of:=ABS([.$B77]-[.U$2])" office:value-type="float" office:value="0.22" calcext:value-type="float">
            <text:p>0.2200</text:p>
          </table:table-cell>
          <table:table-cell table:formula="of:=(1-[.U77])*(1+bigR*[.U77])" office:value-type="float" office:value="0.651300000000001" calcext:value-type="float">
            <text:p>0.6513</text:p>
          </table:table-cell>
          <table:table-cell table:formula="of:=[.V77]*[.W$1]" office:value-type="float" office:value="13.026" calcext:value-type="float">
            <text:p>13.0260</text:p>
          </table:table-cell>
          <table:table-cell table:formula="of:=[.W77]+[.T77]+[.Q77]+[.N77]+[.K77]+[.H77]+[.E77]" office:value-type="float" office:value="95.420975" calcext:value-type="float">
            <text:p>95.421</text:p>
          </table:table-cell>
          <table:table-cell/>
        </table:table-row>
        <table:table-row table:style-name="ro1">
          <table:table-cell/>
          <table:table-cell table:formula="of:=dx+[.B77]" office:value-type="float" office:value="0.74" calcext:value-type="float">
            <text:p>0.74</text:p>
          </table:table-cell>
          <table:table-cell table:formula="of:=ABS([.$B78]-[.C$2])" office:value-type="float" office:value="0.64" calcext:value-type="float">
            <text:p>0.6400</text:p>
          </table:table-cell>
          <table:table-cell table:formula="of:=(1-[.C78])*(1+bigR*[.C78])" office:value-type="float" office:value="0.1872" calcext:value-type="float">
            <text:p>0.1872</text:p>
          </table:table-cell>
          <table:table-cell table:formula="of:=[.D78]*[.E$1]" office:value-type="float" office:value="5.61599999999999" calcext:value-type="float">
            <text:p>5.6160</text:p>
          </table:table-cell>
          <table:table-cell table:formula="of:=ABS([.$B78]-[.F$2])" office:value-type="float" office:value="0.49" calcext:value-type="float">
            <text:p>0.4900</text:p>
          </table:table-cell>
          <table:table-cell table:formula="of:=(1-[.F78])*(1+bigR*[.F78])" office:value-type="float" office:value="0.322575" calcext:value-type="float">
            <text:p>0.3226</text:p>
          </table:table-cell>
          <table:table-cell table:formula="of:=[.G78]*[.H$1]" office:value-type="float" office:value="16.12875" calcext:value-type="float">
            <text:p>16.1288</text:p>
          </table:table-cell>
          <table:table-cell table:formula="of:=ABS([.$B78]-[.I$2])" office:value-type="float" office:value="0.34" calcext:value-type="float">
            <text:p>0.3400</text:p>
          </table:table-cell>
          <table:table-cell table:formula="of:=(1-[.I78])*(1+bigR*[.I78])" office:value-type="float" office:value="0.491699999999999" calcext:value-type="float">
            <text:p>0.4917</text:p>
          </table:table-cell>
          <table:table-cell table:formula="of:=[.J78]*[.K$1]" office:value-type="float" office:value="1.4751" calcext:value-type="float">
            <text:p>1.4751</text:p>
          </table:table-cell>
          <table:table-cell table:formula="of:=ABS([.$B78]-[.L$2])" office:value-type="float" office:value="0.24" calcext:value-type="float">
            <text:p>0.2400</text:p>
          </table:table-cell>
          <table:table-cell table:formula="of:=(1-[.L78])*(1+bigR*[.L78])" office:value-type="float" office:value="0.623199999999999" calcext:value-type="float">
            <text:p>0.6232</text:p>
          </table:table-cell>
          <table:table-cell table:formula="of:=[.M78]*[.N$1]" office:value-type="float" office:value="7.47839999999999" calcext:value-type="float">
            <text:p>7.4784</text:p>
          </table:table-cell>
          <table:table-cell table:formula="of:=ABS([.$B78]-[.O$2])" office:value-type="float" office:value="0.0700000000000004" calcext:value-type="float">
            <text:p>0.0700</text:p>
          </table:table-cell>
          <table:table-cell table:formula="of:=(1-[.O78])*(1+bigR*[.O78])" office:value-type="float" office:value="0.881174999999999" calcext:value-type="float">
            <text:p>0.8812</text:p>
          </table:table-cell>
          <table:table-cell table:formula="of:=[.P78]*[.Q$1]" office:value-type="float" office:value="2.643525" calcext:value-type="float">
            <text:p>2.6435</text:p>
          </table:table-cell>
          <table:table-cell table:formula="of:=ABS([.$B78]-[.R$2])" office:value-type="float" office:value="0.11" calcext:value-type="float">
            <text:p>0.1100</text:p>
          </table:table-cell>
          <table:table-cell table:formula="of:=(1-[.R78])*(1+bigR*[.R78])" office:value-type="float" office:value="0.816575000000001" calcext:value-type="float">
            <text:p>0.8166</text:p>
          </table:table-cell>
          <table:table-cell table:formula="of:=[.S78]*[.T$1]" office:value-type="float" office:value="48.9945" calcext:value-type="float">
            <text:p>48.9945</text:p>
          </table:table-cell>
          <table:table-cell table:formula="of:=ABS([.$B78]-[.U$2])" office:value-type="float" office:value="0.21" calcext:value-type="float">
            <text:p>0.2100</text:p>
          </table:table-cell>
          <table:table-cell table:formula="of:=(1-[.U78])*(1+bigR*[.U78])" office:value-type="float" office:value="0.665575000000001" calcext:value-type="float">
            <text:p>0.6656</text:p>
          </table:table-cell>
          <table:table-cell table:formula="of:=[.V78]*[.W$1]" office:value-type="float" office:value="13.3115" calcext:value-type="float">
            <text:p>13.3115</text:p>
          </table:table-cell>
          <table:table-cell table:formula="of:=[.W78]+[.T78]+[.Q78]+[.N78]+[.K78]+[.H78]+[.E78]" office:value-type="float" office:value="95.647775" calcext:value-type="float">
            <text:p>95.648</text:p>
          </table:table-cell>
          <table:table-cell/>
        </table:table-row>
        <table:table-row table:style-name="ro1">
          <table:table-cell/>
          <table:table-cell table:formula="of:=dx+[.B78]" office:value-type="float" office:value="0.75" calcext:value-type="float">
            <text:p>0.75</text:p>
          </table:table-cell>
          <table:table-cell table:formula="of:=ABS([.$B79]-[.C$2])" office:value-type="float" office:value="0.65" calcext:value-type="float">
            <text:p>0.6500</text:p>
          </table:table-cell>
          <table:table-cell table:formula="of:=(1-[.C79])*(1+bigR*[.C79])" office:value-type="float" office:value="0.179375" calcext:value-type="float">
            <text:p>0.1794</text:p>
          </table:table-cell>
          <table:table-cell table:formula="of:=[.D79]*[.E$1]" office:value-type="float" office:value="5.38124999999999" calcext:value-type="float">
            <text:p>5.3812</text:p>
          </table:table-cell>
          <table:table-cell table:formula="of:=ABS([.$B79]-[.F$2])" office:value-type="float" office:value="0.5" calcext:value-type="float">
            <text:p>0.5000</text:p>
          </table:table-cell>
          <table:table-cell table:formula="of:=(1-[.F79])*(1+bigR*[.F79])" office:value-type="float" office:value="0.3125" calcext:value-type="float">
            <text:p>0.3125</text:p>
          </table:table-cell>
          <table:table-cell table:formula="of:=[.G79]*[.H$1]" office:value-type="float" office:value="15.625" calcext:value-type="float">
            <text:p>15.6250</text:p>
          </table:table-cell>
          <table:table-cell table:formula="of:=ABS([.$B79]-[.I$2])" office:value-type="float" office:value="0.35" calcext:value-type="float">
            <text:p>0.3500</text:p>
          </table:table-cell>
          <table:table-cell table:formula="of:=(1-[.I79])*(1+bigR*[.I79])" office:value-type="float" office:value="0.479375" calcext:value-type="float">
            <text:p>0.4794</text:p>
          </table:table-cell>
          <table:table-cell table:formula="of:=[.J79]*[.K$1]" office:value-type="float" office:value="1.438125" calcext:value-type="float">
            <text:p>1.4381</text:p>
          </table:table-cell>
          <table:table-cell table:formula="of:=ABS([.$B79]-[.L$2])" office:value-type="float" office:value="0.25" calcext:value-type="float">
            <text:p>0.2500</text:p>
          </table:table-cell>
          <table:table-cell table:formula="of:=(1-[.L79])*(1+bigR*[.L79])" office:value-type="float" office:value="0.609374999999999" calcext:value-type="float">
            <text:p>0.6094</text:p>
          </table:table-cell>
          <table:table-cell table:formula="of:=[.M79]*[.N$1]" office:value-type="float" office:value="7.31249999999999" calcext:value-type="float">
            <text:p>7.3125</text:p>
          </table:table-cell>
          <table:table-cell table:formula="of:=ABS([.$B79]-[.O$2])" office:value-type="float" office:value="0.0800000000000004" calcext:value-type="float">
            <text:p>0.0800</text:p>
          </table:table-cell>
          <table:table-cell table:formula="of:=(1-[.O79])*(1+bigR*[.O79])" office:value-type="float" office:value="0.864799999999999" calcext:value-type="float">
            <text:p>0.8648</text:p>
          </table:table-cell>
          <table:table-cell table:formula="of:=[.P79]*[.Q$1]" office:value-type="float" office:value="2.5944" calcext:value-type="float">
            <text:p>2.5944</text:p>
          </table:table-cell>
          <table:table-cell table:formula="of:=ABS([.$B79]-[.R$2])" office:value-type="float" office:value="0.0999999999999995" calcext:value-type="float">
            <text:p>0.1000</text:p>
          </table:table-cell>
          <table:table-cell table:formula="of:=(1-[.R79])*(1+bigR*[.R79])" office:value-type="float" office:value="0.832500000000001" calcext:value-type="float">
            <text:p>0.8325</text:p>
          </table:table-cell>
          <table:table-cell table:formula="of:=[.S79]*[.T$1]" office:value-type="float" office:value="49.95" calcext:value-type="float">
            <text:p>49.9500</text:p>
          </table:table-cell>
          <table:table-cell table:formula="of:=ABS([.$B79]-[.U$2])" office:value-type="float" office:value="0.2" calcext:value-type="float">
            <text:p>0.2000</text:p>
          </table:table-cell>
          <table:table-cell table:formula="of:=(1-[.U79])*(1+bigR*[.U79])" office:value-type="float" office:value="0.680000000000001" calcext:value-type="float">
            <text:p>0.6800</text:p>
          </table:table-cell>
          <table:table-cell table:formula="of:=[.V79]*[.W$1]" office:value-type="float" office:value="13.6" calcext:value-type="float">
            <text:p>13.6000</text:p>
          </table:table-cell>
          <table:table-cell table:formula="of:=[.W79]+[.T79]+[.Q79]+[.N79]+[.K79]+[.H79]+[.E79]" office:value-type="float" office:value="95.901275" calcext:value-type="float">
            <text:p>95.901</text:p>
          </table:table-cell>
          <table:table-cell/>
        </table:table-row>
        <table:table-row table:style-name="ro1">
          <table:table-cell/>
          <table:table-cell table:formula="of:=dx+[.B79]" office:value-type="float" office:value="0.76" calcext:value-type="float">
            <text:p>0.76</text:p>
          </table:table-cell>
          <table:table-cell table:formula="of:=ABS([.$B80]-[.C$2])" office:value-type="float" office:value="0.66" calcext:value-type="float">
            <text:p>0.6600</text:p>
          </table:table-cell>
          <table:table-cell table:formula="of:=(1-[.C80])*(1+bigR*[.C80])" office:value-type="float" office:value="0.1717" calcext:value-type="float">
            <text:p>0.1717</text:p>
          </table:table-cell>
          <table:table-cell table:formula="of:=[.D80]*[.E$1]" office:value-type="float" office:value="5.15099999999999" calcext:value-type="float">
            <text:p>5.1510</text:p>
          </table:table-cell>
          <table:table-cell table:formula="of:=ABS([.$B80]-[.F$2])" office:value-type="float" office:value="0.51" calcext:value-type="float">
            <text:p>0.5100</text:p>
          </table:table-cell>
          <table:table-cell table:formula="of:=(1-[.F80])*(1+bigR*[.F80])" office:value-type="float" office:value="0.302575" calcext:value-type="float">
            <text:p>0.3026</text:p>
          </table:table-cell>
          <table:table-cell table:formula="of:=[.G80]*[.H$1]" office:value-type="float" office:value="15.12875" calcext:value-type="float">
            <text:p>15.1288</text:p>
          </table:table-cell>
          <table:table-cell table:formula="of:=ABS([.$B80]-[.I$2])" office:value-type="float" office:value="0.36" calcext:value-type="float">
            <text:p>0.3600</text:p>
          </table:table-cell>
          <table:table-cell table:formula="of:=(1-[.I80])*(1+bigR*[.I80])" office:value-type="float" office:value="0.467199999999999" calcext:value-type="float">
            <text:p>0.4672</text:p>
          </table:table-cell>
          <table:table-cell table:formula="of:=[.J80]*[.K$1]" office:value-type="float" office:value="1.4016" calcext:value-type="float">
            <text:p>1.4016</text:p>
          </table:table-cell>
          <table:table-cell table:formula="of:=ABS([.$B80]-[.L$2])" office:value-type="float" office:value="0.26" calcext:value-type="float">
            <text:p>0.2600</text:p>
          </table:table-cell>
          <table:table-cell table:formula="of:=(1-[.L80])*(1+bigR*[.L80])" office:value-type="float" office:value="0.595699999999999" calcext:value-type="float">
            <text:p>0.5957</text:p>
          </table:table-cell>
          <table:table-cell table:formula="of:=[.M80]*[.N$1]" office:value-type="float" office:value="7.14839999999999" calcext:value-type="float">
            <text:p>7.1484</text:p>
          </table:table-cell>
          <table:table-cell table:formula="of:=ABS([.$B80]-[.O$2])" office:value-type="float" office:value="0.0900000000000004" calcext:value-type="float">
            <text:p>0.0900</text:p>
          </table:table-cell>
          <table:table-cell table:formula="of:=(1-[.O80])*(1+bigR*[.O80])" office:value-type="float" office:value="0.848574999999999" calcext:value-type="float">
            <text:p>0.8486</text:p>
          </table:table-cell>
          <table:table-cell table:formula="of:=[.P80]*[.Q$1]" office:value-type="float" office:value="2.545725" calcext:value-type="float">
            <text:p>2.5457</text:p>
          </table:table-cell>
          <table:table-cell table:formula="of:=ABS([.$B80]-[.R$2])" office:value-type="float" office:value="0.0899999999999995" calcext:value-type="float">
            <text:p>0.0900</text:p>
          </table:table-cell>
          <table:table-cell table:formula="of:=(1-[.R80])*(1+bigR*[.R80])" office:value-type="float" office:value="0.848575000000001" calcext:value-type="float">
            <text:p>0.8486</text:p>
          </table:table-cell>
          <table:table-cell table:formula="of:=[.S80]*[.T$1]" office:value-type="float" office:value="50.9145" calcext:value-type="float">
            <text:p>50.9145</text:p>
          </table:table-cell>
          <table:table-cell table:formula="of:=ABS([.$B80]-[.U$2])" office:value-type="float" office:value="0.19" calcext:value-type="float">
            <text:p>0.1900</text:p>
          </table:table-cell>
          <table:table-cell table:formula="of:=(1-[.U80])*(1+bigR*[.U80])" office:value-type="float" office:value="0.694575000000001" calcext:value-type="float">
            <text:p>0.6946</text:p>
          </table:table-cell>
          <table:table-cell table:formula="of:=[.V80]*[.W$1]" office:value-type="float" office:value="13.8915" calcext:value-type="float">
            <text:p>13.8915</text:p>
          </table:table-cell>
          <table:table-cell table:formula="of:=[.W80]+[.T80]+[.Q80]+[.N80]+[.K80]+[.H80]+[.E80]" office:value-type="float" office:value="96.181475" calcext:value-type="float">
            <text:p>96.181</text:p>
          </table:table-cell>
          <table:table-cell/>
        </table:table-row>
        <table:table-row table:style-name="ro1">
          <table:table-cell/>
          <table:table-cell table:formula="of:=dx+[.B80]" office:value-type="float" office:value="0.77" calcext:value-type="float">
            <text:p>0.77</text:p>
          </table:table-cell>
          <table:table-cell table:formula="of:=ABS([.$B81]-[.C$2])" office:value-type="float" office:value="0.67" calcext:value-type="float">
            <text:p>0.6700</text:p>
          </table:table-cell>
          <table:table-cell table:formula="of:=(1-[.C81])*(1+bigR*[.C81])" office:value-type="float" office:value="0.164175" calcext:value-type="float">
            <text:p>0.1642</text:p>
          </table:table-cell>
          <table:table-cell table:formula="of:=[.D81]*[.E$1]" office:value-type="float" office:value="4.92524999999999" calcext:value-type="float">
            <text:p>4.9252</text:p>
          </table:table-cell>
          <table:table-cell table:formula="of:=ABS([.$B81]-[.F$2])" office:value-type="float" office:value="0.52" calcext:value-type="float">
            <text:p>0.5200</text:p>
          </table:table-cell>
          <table:table-cell table:formula="of:=(1-[.F81])*(1+bigR*[.F81])" office:value-type="float" office:value="0.2928" calcext:value-type="float">
            <text:p>0.2928</text:p>
          </table:table-cell>
          <table:table-cell table:formula="of:=[.G81]*[.H$1]" office:value-type="float" office:value="14.64" calcext:value-type="float">
            <text:p>14.6400</text:p>
          </table:table-cell>
          <table:table-cell table:formula="of:=ABS([.$B81]-[.I$2])" office:value-type="float" office:value="0.37" calcext:value-type="float">
            <text:p>0.3700</text:p>
          </table:table-cell>
          <table:table-cell table:formula="of:=(1-[.I81])*(1+bigR*[.I81])" office:value-type="float" office:value="0.455175" calcext:value-type="float">
            <text:p>0.4552</text:p>
          </table:table-cell>
          <table:table-cell table:formula="of:=[.J81]*[.K$1]" office:value-type="float" office:value="1.365525" calcext:value-type="float">
            <text:p>1.3655</text:p>
          </table:table-cell>
          <table:table-cell table:formula="of:=ABS([.$B81]-[.L$2])" office:value-type="float" office:value="0.27" calcext:value-type="float">
            <text:p>0.2700</text:p>
          </table:table-cell>
          <table:table-cell table:formula="of:=(1-[.L81])*(1+bigR*[.L81])" office:value-type="float" office:value="0.582174999999999" calcext:value-type="float">
            <text:p>0.5822</text:p>
          </table:table-cell>
          <table:table-cell table:formula="of:=[.M81]*[.N$1]" office:value-type="float" office:value="6.98609999999999" calcext:value-type="float">
            <text:p>6.9861</text:p>
          </table:table-cell>
          <table:table-cell table:formula="of:=ABS([.$B81]-[.O$2])" office:value-type="float" office:value="0.1" calcext:value-type="float">
            <text:p>0.1000</text:p>
          </table:table-cell>
          <table:table-cell table:formula="of:=(1-[.O81])*(1+bigR*[.O81])" office:value-type="float" office:value="0.832499999999999" calcext:value-type="float">
            <text:p>0.8325</text:p>
          </table:table-cell>
          <table:table-cell table:formula="of:=[.P81]*[.Q$1]" office:value-type="float" office:value="2.4975" calcext:value-type="float">
            <text:p>2.4975</text:p>
          </table:table-cell>
          <table:table-cell table:formula="of:=ABS([.$B81]-[.R$2])" office:value-type="float" office:value="0.0799999999999995" calcext:value-type="float">
            <text:p>0.0800</text:p>
          </table:table-cell>
          <table:table-cell table:formula="of:=(1-[.R81])*(1+bigR*[.R81])" office:value-type="float" office:value="0.864800000000001" calcext:value-type="float">
            <text:p>0.8648</text:p>
          </table:table-cell>
          <table:table-cell table:formula="of:=[.S81]*[.T$1]" office:value-type="float" office:value="51.8880000000001" calcext:value-type="float">
            <text:p>51.8880</text:p>
          </table:table-cell>
          <table:table-cell table:formula="of:=ABS([.$B81]-[.U$2])" office:value-type="float" office:value="0.18" calcext:value-type="float">
            <text:p>0.1800</text:p>
          </table:table-cell>
          <table:table-cell table:formula="of:=(1-[.U81])*(1+bigR*[.U81])" office:value-type="float" office:value="0.709300000000001" calcext:value-type="float">
            <text:p>0.7093</text:p>
          </table:table-cell>
          <table:table-cell table:formula="of:=[.V81]*[.W$1]" office:value-type="float" office:value="14.186" calcext:value-type="float">
            <text:p>14.1860</text:p>
          </table:table-cell>
          <table:table-cell table:formula="of:=[.W81]+[.T81]+[.Q81]+[.N81]+[.K81]+[.H81]+[.E81]" office:value-type="float" office:value="96.488375" calcext:value-type="float">
            <text:p>96.488</text:p>
          </table:table-cell>
          <table:table-cell/>
        </table:table-row>
        <table:table-row table:style-name="ro1">
          <table:table-cell/>
          <table:table-cell table:formula="of:=dx+[.B81]" office:value-type="float" office:value="0.78" calcext:value-type="float">
            <text:p>0.78</text:p>
          </table:table-cell>
          <table:table-cell table:formula="of:=ABS([.$B82]-[.C$2])" office:value-type="float" office:value="0.68" calcext:value-type="float">
            <text:p>0.6800</text:p>
          </table:table-cell>
          <table:table-cell table:formula="of:=(1-[.C82])*(1+bigR*[.C82])" office:value-type="float" office:value="0.1568" calcext:value-type="float">
            <text:p>0.1568</text:p>
          </table:table-cell>
          <table:table-cell table:formula="of:=[.D82]*[.E$1]" office:value-type="float" office:value="4.70399999999999" calcext:value-type="float">
            <text:p>4.7040</text:p>
          </table:table-cell>
          <table:table-cell table:formula="of:=ABS([.$B82]-[.F$2])" office:value-type="float" office:value="0.53" calcext:value-type="float">
            <text:p>0.5300</text:p>
          </table:table-cell>
          <table:table-cell table:formula="of:=(1-[.F82])*(1+bigR*[.F82])" office:value-type="float" office:value="0.283174999999999" calcext:value-type="float">
            <text:p>0.2832</text:p>
          </table:table-cell>
          <table:table-cell table:formula="of:=[.G82]*[.H$1]" office:value-type="float" office:value="14.15875" calcext:value-type="float">
            <text:p>14.1588</text:p>
          </table:table-cell>
          <table:table-cell table:formula="of:=ABS([.$B82]-[.I$2])" office:value-type="float" office:value="0.38" calcext:value-type="float">
            <text:p>0.3800</text:p>
          </table:table-cell>
          <table:table-cell table:formula="of:=(1-[.I82])*(1+bigR*[.I82])" office:value-type="float" office:value="0.443299999999999" calcext:value-type="float">
            <text:p>0.4433</text:p>
          </table:table-cell>
          <table:table-cell table:formula="of:=[.J82]*[.K$1]" office:value-type="float" office:value="1.3299" calcext:value-type="float">
            <text:p>1.3299</text:p>
          </table:table-cell>
          <table:table-cell table:formula="of:=ABS([.$B82]-[.L$2])" office:value-type="float" office:value="0.28" calcext:value-type="float">
            <text:p>0.2800</text:p>
          </table:table-cell>
          <table:table-cell table:formula="of:=(1-[.L82])*(1+bigR*[.L82])" office:value-type="float" office:value="0.568799999999999" calcext:value-type="float">
            <text:p>0.5688</text:p>
          </table:table-cell>
          <table:table-cell table:formula="of:=[.M82]*[.N$1]" office:value-type="float" office:value="6.82559999999999" calcext:value-type="float">
            <text:p>6.8256</text:p>
          </table:table-cell>
          <table:table-cell table:formula="of:=ABS([.$B82]-[.O$2])" office:value-type="float" office:value="0.11" calcext:value-type="float">
            <text:p>0.1100</text:p>
          </table:table-cell>
          <table:table-cell table:formula="of:=(1-[.O82])*(1+bigR*[.O82])" office:value-type="float" office:value="0.816574999999999" calcext:value-type="float">
            <text:p>0.8166</text:p>
          </table:table-cell>
          <table:table-cell table:formula="of:=[.P82]*[.Q$1]" office:value-type="float" office:value="2.449725" calcext:value-type="float">
            <text:p>2.4497</text:p>
          </table:table-cell>
          <table:table-cell table:formula="of:=ABS([.$B82]-[.R$2])" office:value-type="float" office:value="0.0699999999999995" calcext:value-type="float">
            <text:p>0.0700</text:p>
          </table:table-cell>
          <table:table-cell table:formula="of:=(1-[.R82])*(1+bigR*[.R82])" office:value-type="float" office:value="0.881175000000001" calcext:value-type="float">
            <text:p>0.8812</text:p>
          </table:table-cell>
          <table:table-cell table:formula="of:=[.S82]*[.T$1]" office:value-type="float" office:value="52.8705000000001" calcext:value-type="float">
            <text:p>52.8705</text:p>
          </table:table-cell>
          <table:table-cell table:formula="of:=ABS([.$B82]-[.U$2])" office:value-type="float" office:value="0.17" calcext:value-type="float">
            <text:p>0.1700</text:p>
          </table:table-cell>
          <table:table-cell table:formula="of:=(1-[.U82])*(1+bigR*[.U82])" office:value-type="float" office:value="0.724175000000001" calcext:value-type="float">
            <text:p>0.7242</text:p>
          </table:table-cell>
          <table:table-cell table:formula="of:=[.V82]*[.W$1]" office:value-type="float" office:value="14.4835" calcext:value-type="float">
            <text:p>14.4835</text:p>
          </table:table-cell>
          <table:table-cell table:formula="of:=[.W82]+[.T82]+[.Q82]+[.N82]+[.K82]+[.H82]+[.E82]" office:value-type="float" office:value="96.821975" calcext:value-type="float">
            <text:p>96.822</text:p>
          </table:table-cell>
          <table:table-cell/>
        </table:table-row>
        <table:table-row table:style-name="ro1">
          <table:table-cell/>
          <table:table-cell table:formula="of:=dx+[.B82]" office:value-type="float" office:value="0.790000000000001" calcext:value-type="float">
            <text:p>0.79</text:p>
          </table:table-cell>
          <table:table-cell table:formula="of:=ABS([.$B83]-[.C$2])" office:value-type="float" office:value="0.690000000000001" calcext:value-type="float">
            <text:p>0.6900</text:p>
          </table:table-cell>
          <table:table-cell table:formula="of:=(1-[.C83])*(1+bigR*[.C83])" office:value-type="float" office:value="0.149575" calcext:value-type="float">
            <text:p>0.1496</text:p>
          </table:table-cell>
          <table:table-cell table:formula="of:=[.D83]*[.E$1]" office:value-type="float" office:value="4.48724999999999" calcext:value-type="float">
            <text:p>4.4872</text:p>
          </table:table-cell>
          <table:table-cell table:formula="of:=ABS([.$B83]-[.F$2])" office:value-type="float" office:value="0.540000000000001" calcext:value-type="float">
            <text:p>0.5400</text:p>
          </table:table-cell>
          <table:table-cell table:formula="of:=(1-[.F83])*(1+bigR*[.F83])" office:value-type="float" office:value="0.2737" calcext:value-type="float">
            <text:p>0.2737</text:p>
          </table:table-cell>
          <table:table-cell table:formula="of:=[.G83]*[.H$1]" office:value-type="float" office:value="13.685" calcext:value-type="float">
            <text:p>13.6850</text:p>
          </table:table-cell>
          <table:table-cell table:formula="of:=ABS([.$B83]-[.I$2])" office:value-type="float" office:value="0.39" calcext:value-type="float">
            <text:p>0.3900</text:p>
          </table:table-cell>
          <table:table-cell table:formula="of:=(1-[.I83])*(1+bigR*[.I83])" office:value-type="float" office:value="0.431574999999999" calcext:value-type="float">
            <text:p>0.4316</text:p>
          </table:table-cell>
          <table:table-cell table:formula="of:=[.J83]*[.K$1]" office:value-type="float" office:value="1.294725" calcext:value-type="float">
            <text:p>1.2947</text:p>
          </table:table-cell>
          <table:table-cell table:formula="of:=ABS([.$B83]-[.L$2])" office:value-type="float" office:value="0.29" calcext:value-type="float">
            <text:p>0.2900</text:p>
          </table:table-cell>
          <table:table-cell table:formula="of:=(1-[.L83])*(1+bigR*[.L83])" office:value-type="float" office:value="0.555574999999999" calcext:value-type="float">
            <text:p>0.5556</text:p>
          </table:table-cell>
          <table:table-cell table:formula="of:=[.M83]*[.N$1]" office:value-type="float" office:value="6.66689999999999" calcext:value-type="float">
            <text:p>6.6669</text:p>
          </table:table-cell>
          <table:table-cell table:formula="of:=ABS([.$B83]-[.O$2])" office:value-type="float" office:value="0.12" calcext:value-type="float">
            <text:p>0.1200</text:p>
          </table:table-cell>
          <table:table-cell table:formula="of:=(1-[.O83])*(1+bigR*[.O83])" office:value-type="float" office:value="0.800799999999999" calcext:value-type="float">
            <text:p>0.8008</text:p>
          </table:table-cell>
          <table:table-cell table:formula="of:=[.P83]*[.Q$1]" office:value-type="float" office:value="2.4024" calcext:value-type="float">
            <text:p>2.4024</text:p>
          </table:table-cell>
          <table:table-cell table:formula="of:=ABS([.$B83]-[.R$2])" office:value-type="float" office:value="0.0599999999999995" calcext:value-type="float">
            <text:p>0.0600</text:p>
          </table:table-cell>
          <table:table-cell table:formula="of:=(1-[.R83])*(1+bigR*[.R83])" office:value-type="float" office:value="0.897700000000001" calcext:value-type="float">
            <text:p>0.8977</text:p>
          </table:table-cell>
          <table:table-cell table:formula="of:=[.S83]*[.T$1]" office:value-type="float" office:value="53.8620000000001" calcext:value-type="float">
            <text:p>53.8620</text:p>
          </table:table-cell>
          <table:table-cell table:formula="of:=ABS([.$B83]-[.U$2])" office:value-type="float" office:value="0.16" calcext:value-type="float">
            <text:p>0.1600</text:p>
          </table:table-cell>
          <table:table-cell table:formula="of:=(1-[.U83])*(1+bigR*[.U83])" office:value-type="float" office:value="0.739200000000001" calcext:value-type="float">
            <text:p>0.7392</text:p>
          </table:table-cell>
          <table:table-cell table:formula="of:=[.V83]*[.W$1]" office:value-type="float" office:value="14.784" calcext:value-type="float">
            <text:p>14.7840</text:p>
          </table:table-cell>
          <table:table-cell table:formula="of:=[.W83]+[.T83]+[.Q83]+[.N83]+[.K83]+[.H83]+[.E83]" office:value-type="float" office:value="97.182275" calcext:value-type="float">
            <text:p>97.182</text:p>
          </table:table-cell>
          <table:table-cell/>
        </table:table-row>
        <table:table-row table:style-name="ro1">
          <table:table-cell/>
          <table:table-cell table:formula="of:=dx+[.B83]" office:value-type="float" office:value="0.8" calcext:value-type="float">
            <text:p>0.80</text:p>
          </table:table-cell>
          <table:table-cell table:formula="of:=ABS([.$B84]-[.C$2])" office:value-type="float" office:value="0.7" calcext:value-type="float">
            <text:p>0.7000</text:p>
          </table:table-cell>
          <table:table-cell table:formula="of:=(1-[.C84])*(1+bigR*[.C84])" office:value-type="float" office:value="0.1425" calcext:value-type="float">
            <text:p>0.1425</text:p>
          </table:table-cell>
          <table:table-cell table:formula="of:=[.D84]*[.E$1]" office:value-type="float" office:value="4.27499999999999" calcext:value-type="float">
            <text:p>4.2750</text:p>
          </table:table-cell>
          <table:table-cell table:formula="of:=ABS([.$B84]-[.F$2])" office:value-type="float" office:value="0.55" calcext:value-type="float">
            <text:p>0.5500</text:p>
          </table:table-cell>
          <table:table-cell table:formula="of:=(1-[.F84])*(1+bigR*[.F84])" office:value-type="float" office:value="0.264375" calcext:value-type="float">
            <text:p>0.2644</text:p>
          </table:table-cell>
          <table:table-cell table:formula="of:=[.G84]*[.H$1]" office:value-type="float" office:value="13.21875" calcext:value-type="float">
            <text:p>13.2188</text:p>
          </table:table-cell>
          <table:table-cell table:formula="of:=ABS([.$B84]-[.I$2])" office:value-type="float" office:value="0.4" calcext:value-type="float">
            <text:p>0.4000</text:p>
          </table:table-cell>
          <table:table-cell table:formula="of:=(1-[.I84])*(1+bigR*[.I84])" office:value-type="float" office:value="0.419999999999999" calcext:value-type="float">
            <text:p>0.4200</text:p>
          </table:table-cell>
          <table:table-cell table:formula="of:=[.J84]*[.K$1]" office:value-type="float" office:value="1.26" calcext:value-type="float">
            <text:p>1.2600</text:p>
          </table:table-cell>
          <table:table-cell table:formula="of:=ABS([.$B84]-[.L$2])" office:value-type="float" office:value="0.3" calcext:value-type="float">
            <text:p>0.3000</text:p>
          </table:table-cell>
          <table:table-cell table:formula="of:=(1-[.L84])*(1+bigR*[.L84])" office:value-type="float" office:value="0.542499999999999" calcext:value-type="float">
            <text:p>0.5425</text:p>
          </table:table-cell>
          <table:table-cell table:formula="of:=[.M84]*[.N$1]" office:value-type="float" office:value="6.50999999999999" calcext:value-type="float">
            <text:p>6.5100</text:p>
          </table:table-cell>
          <table:table-cell table:formula="of:=ABS([.$B84]-[.O$2])" office:value-type="float" office:value="0.13" calcext:value-type="float">
            <text:p>0.1300</text:p>
          </table:table-cell>
          <table:table-cell table:formula="of:=(1-[.O84])*(1+bigR*[.O84])" office:value-type="float" office:value="0.785174999999999" calcext:value-type="float">
            <text:p>0.7852</text:p>
          </table:table-cell>
          <table:table-cell table:formula="of:=[.P84]*[.Q$1]" office:value-type="float" office:value="2.355525" calcext:value-type="float">
            <text:p>2.3555</text:p>
          </table:table-cell>
          <table:table-cell table:formula="of:=ABS([.$B84]-[.R$2])" office:value-type="float" office:value="0.0499999999999995" calcext:value-type="float">
            <text:p>0.0500</text:p>
          </table:table-cell>
          <table:table-cell table:formula="of:=(1-[.R84])*(1+bigR*[.R84])" office:value-type="float" office:value="0.914375000000001" calcext:value-type="float">
            <text:p>0.9144</text:p>
          </table:table-cell>
          <table:table-cell table:formula="of:=[.S84]*[.T$1]" office:value-type="float" office:value="54.8625" calcext:value-type="float">
            <text:p>54.8625</text:p>
          </table:table-cell>
          <table:table-cell table:formula="of:=ABS([.$B84]-[.U$2])" office:value-type="float" office:value="0.15" calcext:value-type="float">
            <text:p>0.1500</text:p>
          </table:table-cell>
          <table:table-cell table:formula="of:=(1-[.U84])*(1+bigR*[.U84])" office:value-type="float" office:value="0.754375000000001" calcext:value-type="float">
            <text:p>0.7544</text:p>
          </table:table-cell>
          <table:table-cell table:formula="of:=[.V84]*[.W$1]" office:value-type="float" office:value="15.0875" calcext:value-type="float">
            <text:p>15.0875</text:p>
          </table:table-cell>
          <table:table-cell table:formula="of:=[.W84]+[.T84]+[.Q84]+[.N84]+[.K84]+[.H84]+[.E84]" office:value-type="float" office:value="97.569275" calcext:value-type="float">
            <text:p>97.569</text:p>
          </table:table-cell>
          <table:table-cell/>
        </table:table-row>
        <table:table-row table:style-name="ro1">
          <table:table-cell/>
          <table:table-cell table:formula="of:=dx+[.B84]" office:value-type="float" office:value="0.810000000000001" calcext:value-type="float">
            <text:p>0.81</text:p>
          </table:table-cell>
          <table:table-cell table:formula="of:=ABS([.$B85]-[.C$2])" office:value-type="float" office:value="0.710000000000001" calcext:value-type="float">
            <text:p>0.7100</text:p>
          </table:table-cell>
          <table:table-cell table:formula="of:=(1-[.C85])*(1+bigR*[.C85])" office:value-type="float" office:value="0.135575" calcext:value-type="float">
            <text:p>0.1356</text:p>
          </table:table-cell>
          <table:table-cell table:formula="of:=[.D85]*[.E$1]" office:value-type="float" office:value="4.06724999999999" calcext:value-type="float">
            <text:p>4.0672</text:p>
          </table:table-cell>
          <table:table-cell table:formula="of:=ABS([.$B85]-[.F$2])" office:value-type="float" office:value="0.560000000000001" calcext:value-type="float">
            <text:p>0.5600</text:p>
          </table:table-cell>
          <table:table-cell table:formula="of:=(1-[.F85])*(1+bigR*[.F85])" office:value-type="float" office:value="0.2552" calcext:value-type="float">
            <text:p>0.2552</text:p>
          </table:table-cell>
          <table:table-cell table:formula="of:=[.G85]*[.H$1]" office:value-type="float" office:value="12.76" calcext:value-type="float">
            <text:p>12.7600</text:p>
          </table:table-cell>
          <table:table-cell table:formula="of:=ABS([.$B85]-[.I$2])" office:value-type="float" office:value="0.41" calcext:value-type="float">
            <text:p>0.4100</text:p>
          </table:table-cell>
          <table:table-cell table:formula="of:=(1-[.I85])*(1+bigR*[.I85])" office:value-type="float" office:value="0.408574999999999" calcext:value-type="float">
            <text:p>0.4086</text:p>
          </table:table-cell>
          <table:table-cell table:formula="of:=[.J85]*[.K$1]" office:value-type="float" office:value="1.225725" calcext:value-type="float">
            <text:p>1.2257</text:p>
          </table:table-cell>
          <table:table-cell table:formula="of:=ABS([.$B85]-[.L$2])" office:value-type="float" office:value="0.31" calcext:value-type="float">
            <text:p>0.3100</text:p>
          </table:table-cell>
          <table:table-cell table:formula="of:=(1-[.L85])*(1+bigR*[.L85])" office:value-type="float" office:value="0.529574999999999" calcext:value-type="float">
            <text:p>0.5296</text:p>
          </table:table-cell>
          <table:table-cell table:formula="of:=[.M85]*[.N$1]" office:value-type="float" office:value="6.35489999999999" calcext:value-type="float">
            <text:p>6.3549</text:p>
          </table:table-cell>
          <table:table-cell table:formula="of:=ABS([.$B85]-[.O$2])" office:value-type="float" office:value="0.14" calcext:value-type="float">
            <text:p>0.1400</text:p>
          </table:table-cell>
          <table:table-cell table:formula="of:=(1-[.O85])*(1+bigR*[.O85])" office:value-type="float" office:value="0.769699999999999" calcext:value-type="float">
            <text:p>0.7697</text:p>
          </table:table-cell>
          <table:table-cell table:formula="of:=[.P85]*[.Q$1]" office:value-type="float" office:value="2.3091" calcext:value-type="float">
            <text:p>2.3091</text:p>
          </table:table-cell>
          <table:table-cell table:formula="of:=ABS([.$B85]-[.R$2])" office:value-type="float" office:value="0.0399999999999995" calcext:value-type="float">
            <text:p>0.0400</text:p>
          </table:table-cell>
          <table:table-cell table:formula="of:=(1-[.R85])*(1+bigR*[.R85])" office:value-type="float" office:value="0.931200000000001" calcext:value-type="float">
            <text:p>0.9312</text:p>
          </table:table-cell>
          <table:table-cell table:formula="of:=[.S85]*[.T$1]" office:value-type="float" office:value="55.8720000000001" calcext:value-type="float">
            <text:p>55.8720</text:p>
          </table:table-cell>
          <table:table-cell table:formula="of:=ABS([.$B85]-[.U$2])" office:value-type="float" office:value="0.14" calcext:value-type="float">
            <text:p>0.1400</text:p>
          </table:table-cell>
          <table:table-cell table:formula="of:=(1-[.U85])*(1+bigR*[.U85])" office:value-type="float" office:value="0.769700000000001" calcext:value-type="float">
            <text:p>0.7697</text:p>
          </table:table-cell>
          <table:table-cell table:formula="of:=[.V85]*[.W$1]" office:value-type="float" office:value="15.394" calcext:value-type="float">
            <text:p>15.3940</text:p>
          </table:table-cell>
          <table:table-cell table:formula="of:=[.W85]+[.T85]+[.Q85]+[.N85]+[.K85]+[.H85]+[.E85]" office:value-type="float" office:value="97.982975" calcext:value-type="float">
            <text:p>97.983</text:p>
          </table:table-cell>
          <table:table-cell/>
        </table:table-row>
        <table:table-row table:style-name="ro1">
          <table:table-cell/>
          <table:table-cell table:formula="of:=dx+[.B85]" office:value-type="float" office:value="0.82" calcext:value-type="float">
            <text:p>0.82</text:p>
          </table:table-cell>
          <table:table-cell table:formula="of:=ABS([.$B86]-[.C$2])" office:value-type="float" office:value="0.72" calcext:value-type="float">
            <text:p>0.7200</text:p>
          </table:table-cell>
          <table:table-cell table:formula="of:=(1-[.C86])*(1+bigR*[.C86])" office:value-type="float" office:value="0.1288" calcext:value-type="float">
            <text:p>0.1288</text:p>
          </table:table-cell>
          <table:table-cell table:formula="of:=[.D86]*[.E$1]" office:value-type="float" office:value="3.86399999999999" calcext:value-type="float">
            <text:p>3.8640</text:p>
          </table:table-cell>
          <table:table-cell table:formula="of:=ABS([.$B86]-[.F$2])" office:value-type="float" office:value="0.57" calcext:value-type="float">
            <text:p>0.5700</text:p>
          </table:table-cell>
          <table:table-cell table:formula="of:=(1-[.F86])*(1+bigR*[.F86])" office:value-type="float" office:value="0.246174999999999" calcext:value-type="float">
            <text:p>0.2462</text:p>
          </table:table-cell>
          <table:table-cell table:formula="of:=[.G86]*[.H$1]" office:value-type="float" office:value="12.30875" calcext:value-type="float">
            <text:p>12.3088</text:p>
          </table:table-cell>
          <table:table-cell table:formula="of:=ABS([.$B86]-[.I$2])" office:value-type="float" office:value="0.42" calcext:value-type="float">
            <text:p>0.4200</text:p>
          </table:table-cell>
          <table:table-cell table:formula="of:=(1-[.I86])*(1+bigR*[.I86])" office:value-type="float" office:value="0.397299999999999" calcext:value-type="float">
            <text:p>0.3973</text:p>
          </table:table-cell>
          <table:table-cell table:formula="of:=[.J86]*[.K$1]" office:value-type="float" office:value="1.1919" calcext:value-type="float">
            <text:p>1.1919</text:p>
          </table:table-cell>
          <table:table-cell table:formula="of:=ABS([.$B86]-[.L$2])" office:value-type="float" office:value="0.32" calcext:value-type="float">
            <text:p>0.3200</text:p>
          </table:table-cell>
          <table:table-cell table:formula="of:=(1-[.L86])*(1+bigR*[.L86])" office:value-type="float" office:value="0.516799999999999" calcext:value-type="float">
            <text:p>0.5168</text:p>
          </table:table-cell>
          <table:table-cell table:formula="of:=[.M86]*[.N$1]" office:value-type="float" office:value="6.20159999999999" calcext:value-type="float">
            <text:p>6.2016</text:p>
          </table:table-cell>
          <table:table-cell table:formula="of:=ABS([.$B86]-[.O$2])" office:value-type="float" office:value="0.15" calcext:value-type="float">
            <text:p>0.1500</text:p>
          </table:table-cell>
          <table:table-cell table:formula="of:=(1-[.O86])*(1+bigR*[.O86])" office:value-type="float" office:value="0.754374999999999" calcext:value-type="float">
            <text:p>0.7544</text:p>
          </table:table-cell>
          <table:table-cell table:formula="of:=[.P86]*[.Q$1]" office:value-type="float" office:value="2.263125" calcext:value-type="float">
            <text:p>2.2631</text:p>
          </table:table-cell>
          <table:table-cell table:formula="of:=ABS([.$B86]-[.R$2])" office:value-type="float" office:value="0.0299999999999995" calcext:value-type="float">
            <text:p>0.0300</text:p>
          </table:table-cell>
          <table:table-cell table:formula="of:=(1-[.R86])*(1+bigR*[.R86])" office:value-type="float" office:value="0.948175000000001" calcext:value-type="float">
            <text:p>0.9482</text:p>
          </table:table-cell>
          <table:table-cell table:formula="of:=[.S86]*[.T$1]" office:value-type="float" office:value="56.8905000000001" calcext:value-type="float">
            <text:p>56.8905</text:p>
          </table:table-cell>
          <table:table-cell table:formula="of:=ABS([.$B86]-[.U$2])" office:value-type="float" office:value="0.13" calcext:value-type="float">
            <text:p>0.1300</text:p>
          </table:table-cell>
          <table:table-cell table:formula="of:=(1-[.U86])*(1+bigR*[.U86])" office:value-type="float" office:value="0.785175000000001" calcext:value-type="float">
            <text:p>0.7852</text:p>
          </table:table-cell>
          <table:table-cell table:formula="of:=[.V86]*[.W$1]" office:value-type="float" office:value="15.7035" calcext:value-type="float">
            <text:p>15.7035</text:p>
          </table:table-cell>
          <table:table-cell table:formula="of:=[.W86]+[.T86]+[.Q86]+[.N86]+[.K86]+[.H86]+[.E86]" office:value-type="float" office:value="98.423375" calcext:value-type="float">
            <text:p>98.423</text:p>
          </table:table-cell>
          <table:table-cell/>
        </table:table-row>
        <table:table-row table:style-name="ro1">
          <table:table-cell/>
          <table:table-cell table:formula="of:=dx+[.B86]" office:value-type="float" office:value="0.83" calcext:value-type="float">
            <text:p>0.83</text:p>
          </table:table-cell>
          <table:table-cell table:formula="of:=ABS([.$B87]-[.C$2])" office:value-type="float" office:value="0.730000000000001" calcext:value-type="float">
            <text:p>0.7300</text:p>
          </table:table-cell>
          <table:table-cell table:formula="of:=(1-[.C87])*(1+bigR*[.C87])" office:value-type="float" office:value="0.122175" calcext:value-type="float">
            <text:p>0.1222</text:p>
          </table:table-cell>
          <table:table-cell table:formula="of:=[.D87]*[.E$1]" office:value-type="float" office:value="3.66524999999999" calcext:value-type="float">
            <text:p>3.6652</text:p>
          </table:table-cell>
          <table:table-cell table:formula="of:=ABS([.$B87]-[.F$2])" office:value-type="float" office:value="0.580000000000001" calcext:value-type="float">
            <text:p>0.5800</text:p>
          </table:table-cell>
          <table:table-cell table:formula="of:=(1-[.F87])*(1+bigR*[.F87])" office:value-type="float" office:value="0.2373" calcext:value-type="float">
            <text:p>0.2373</text:p>
          </table:table-cell>
          <table:table-cell table:formula="of:=[.G87]*[.H$1]" office:value-type="float" office:value="11.865" calcext:value-type="float">
            <text:p>11.8650</text:p>
          </table:table-cell>
          <table:table-cell table:formula="of:=ABS([.$B87]-[.I$2])" office:value-type="float" office:value="0.43" calcext:value-type="float">
            <text:p>0.4300</text:p>
          </table:table-cell>
          <table:table-cell table:formula="of:=(1-[.I87])*(1+bigR*[.I87])" office:value-type="float" office:value="0.386174999999999" calcext:value-type="float">
            <text:p>0.3862</text:p>
          </table:table-cell>
          <table:table-cell table:formula="of:=[.J87]*[.K$1]" office:value-type="float" office:value="1.158525" calcext:value-type="float">
            <text:p>1.1585</text:p>
          </table:table-cell>
          <table:table-cell table:formula="of:=ABS([.$B87]-[.L$2])" office:value-type="float" office:value="0.330000000000001" calcext:value-type="float">
            <text:p>0.3300</text:p>
          </table:table-cell>
          <table:table-cell table:formula="of:=(1-[.L87])*(1+bigR*[.L87])" office:value-type="float" office:value="0.504174999999999" calcext:value-type="float">
            <text:p>0.5042</text:p>
          </table:table-cell>
          <table:table-cell table:formula="of:=[.M87]*[.N$1]" office:value-type="float" office:value="6.05009999999999" calcext:value-type="float">
            <text:p>6.0501</text:p>
          </table:table-cell>
          <table:table-cell table:formula="of:=ABS([.$B87]-[.O$2])" office:value-type="float" office:value="0.16" calcext:value-type="float">
            <text:p>0.1600</text:p>
          </table:table-cell>
          <table:table-cell table:formula="of:=(1-[.O87])*(1+bigR*[.O87])" office:value-type="float" office:value="0.739199999999999" calcext:value-type="float">
            <text:p>0.7392</text:p>
          </table:table-cell>
          <table:table-cell table:formula="of:=[.P87]*[.Q$1]" office:value-type="float" office:value="2.2176" calcext:value-type="float">
            <text:p>2.2176</text:p>
          </table:table-cell>
          <table:table-cell table:formula="of:=ABS([.$B87]-[.R$2])" office:value-type="float" office:value="0.0199999999999995" calcext:value-type="float">
            <text:p>0.0200</text:p>
          </table:table-cell>
          <table:table-cell table:formula="of:=(1-[.R87])*(1+bigR*[.R87])" office:value-type="float" office:value="0.965300000000001" calcext:value-type="float">
            <text:p>0.9653</text:p>
          </table:table-cell>
          <table:table-cell table:formula="of:=[.S87]*[.T$1]" office:value-type="float" office:value="57.9180000000001" calcext:value-type="float">
            <text:p>57.9180</text:p>
          </table:table-cell>
          <table:table-cell table:formula="of:=ABS([.$B87]-[.U$2])" office:value-type="float" office:value="0.12" calcext:value-type="float">
            <text:p>0.1200</text:p>
          </table:table-cell>
          <table:table-cell table:formula="of:=(1-[.U87])*(1+bigR*[.U87])" office:value-type="float" office:value="0.800800000000001" calcext:value-type="float">
            <text:p>0.8008</text:p>
          </table:table-cell>
          <table:table-cell table:formula="of:=[.V87]*[.W$1]" office:value-type="float" office:value="16.016" calcext:value-type="float">
            <text:p>16.0160</text:p>
          </table:table-cell>
          <table:table-cell table:formula="of:=[.W87]+[.T87]+[.Q87]+[.N87]+[.K87]+[.H87]+[.E87]" office:value-type="float" office:value="98.890475" calcext:value-type="float">
            <text:p>98.890</text:p>
          </table:table-cell>
          <table:table-cell/>
        </table:table-row>
        <table:table-row table:style-name="ro1">
          <table:table-cell/>
          <table:table-cell table:formula="of:=dx+[.B87]" office:value-type="float" office:value="0.84" calcext:value-type="float">
            <text:p>0.84</text:p>
          </table:table-cell>
          <table:table-cell table:formula="of:=ABS([.$B88]-[.C$2])" office:value-type="float" office:value="0.740000000000001" calcext:value-type="float">
            <text:p>0.7400</text:p>
          </table:table-cell>
          <table:table-cell table:formula="of:=(1-[.C88])*(1+bigR*[.C88])" office:value-type="float" office:value="0.1157" calcext:value-type="float">
            <text:p>0.1157</text:p>
          </table:table-cell>
          <table:table-cell table:formula="of:=[.D88]*[.E$1]" office:value-type="float" office:value="3.47099999999999" calcext:value-type="float">
            <text:p>3.4710</text:p>
          </table:table-cell>
          <table:table-cell table:formula="of:=ABS([.$B88]-[.F$2])" office:value-type="float" office:value="0.590000000000001" calcext:value-type="float">
            <text:p>0.5900</text:p>
          </table:table-cell>
          <table:table-cell table:formula="of:=(1-[.F88])*(1+bigR*[.F88])" office:value-type="float" office:value="0.228575" calcext:value-type="float">
            <text:p>0.2286</text:p>
          </table:table-cell>
          <table:table-cell table:formula="of:=[.G88]*[.H$1]" office:value-type="float" office:value="11.42875" calcext:value-type="float">
            <text:p>11.4288</text:p>
          </table:table-cell>
          <table:table-cell table:formula="of:=ABS([.$B88]-[.I$2])" office:value-type="float" office:value="0.440000000000001" calcext:value-type="float">
            <text:p>0.4400</text:p>
          </table:table-cell>
          <table:table-cell table:formula="of:=(1-[.I88])*(1+bigR*[.I88])" office:value-type="float" office:value="0.375199999999999" calcext:value-type="float">
            <text:p>0.3752</text:p>
          </table:table-cell>
          <table:table-cell table:formula="of:=[.J88]*[.K$1]" office:value-type="float" office:value="1.1256" calcext:value-type="float">
            <text:p>1.1256</text:p>
          </table:table-cell>
          <table:table-cell table:formula="of:=ABS([.$B88]-[.L$2])" office:value-type="float" office:value="0.340000000000001" calcext:value-type="float">
            <text:p>0.3400</text:p>
          </table:table-cell>
          <table:table-cell table:formula="of:=(1-[.L88])*(1+bigR*[.L88])" office:value-type="float" office:value="0.491699999999999" calcext:value-type="float">
            <text:p>0.4917</text:p>
          </table:table-cell>
          <table:table-cell table:formula="of:=[.M88]*[.N$1]" office:value-type="float" office:value="5.90039999999999" calcext:value-type="float">
            <text:p>5.9004</text:p>
          </table:table-cell>
          <table:table-cell table:formula="of:=ABS([.$B88]-[.O$2])" office:value-type="float" office:value="0.17" calcext:value-type="float">
            <text:p>0.1700</text:p>
          </table:table-cell>
          <table:table-cell table:formula="of:=(1-[.O88])*(1+bigR*[.O88])" office:value-type="float" office:value="0.724174999999999" calcext:value-type="float">
            <text:p>0.7242</text:p>
          </table:table-cell>
          <table:table-cell table:formula="of:=[.P88]*[.Q$1]" office:value-type="float" office:value="2.172525" calcext:value-type="float">
            <text:p>2.1725</text:p>
          </table:table-cell>
          <table:table-cell table:formula="of:=ABS([.$B88]-[.R$2])" office:value-type="float" office:value="0.00999999999999945" calcext:value-type="float">
            <text:p>0.0100</text:p>
          </table:table-cell>
          <table:table-cell table:formula="of:=(1-[.R88])*(1+bigR*[.R88])" office:value-type="float" office:value="0.982575000000001" calcext:value-type="float">
            <text:p>0.9826</text:p>
          </table:table-cell>
          <table:table-cell table:formula="of:=[.S88]*[.T$1]" office:value-type="float" office:value="58.9545000000001" calcext:value-type="float">
            <text:p>58.9545</text:p>
          </table:table-cell>
          <table:table-cell table:formula="of:=ABS([.$B88]-[.U$2])" office:value-type="float" office:value="0.11" calcext:value-type="float">
            <text:p>0.1100</text:p>
          </table:table-cell>
          <table:table-cell table:formula="of:=(1-[.U88])*(1+bigR*[.U88])" office:value-type="float" office:value="0.816575000000001" calcext:value-type="float">
            <text:p>0.8166</text:p>
          </table:table-cell>
          <table:table-cell table:formula="of:=[.V88]*[.W$1]" office:value-type="float" office:value="16.3315" calcext:value-type="float">
            <text:p>16.3315</text:p>
          </table:table-cell>
          <table:table-cell table:formula="of:=[.W88]+[.T88]+[.Q88]+[.N88]+[.K88]+[.H88]+[.E88]" office:value-type="float" office:value="99.384275" calcext:value-type="float">
            <text:p>99.384</text:p>
          </table:table-cell>
          <table:table-cell/>
        </table:table-row>
        <table:table-row table:style-name="ro1">
          <table:table-cell/>
          <table:table-cell table:formula="of:=dx+[.B88]" office:value-type="float" office:value="0.850000000000001" calcext:value-type="float">
            <text:p>0.85</text:p>
          </table:table-cell>
          <table:table-cell table:formula="of:=ABS([.$B89]-[.C$2])" office:value-type="float" office:value="0.750000000000001" calcext:value-type="float">
            <text:p>0.7500</text:p>
          </table:table-cell>
          <table:table-cell table:formula="of:=(1-[.C89])*(1+bigR*[.C89])" office:value-type="float" office:value="0.109375" calcext:value-type="float">
            <text:p>0.1094</text:p>
          </table:table-cell>
          <table:table-cell table:formula="of:=[.D89]*[.E$1]" office:value-type="float" office:value="3.28124999999999" calcext:value-type="float">
            <text:p>3.2812</text:p>
          </table:table-cell>
          <table:table-cell table:formula="of:=ABS([.$B89]-[.F$2])" office:value-type="float" office:value="0.600000000000001" calcext:value-type="float">
            <text:p>0.6000</text:p>
          </table:table-cell>
          <table:table-cell table:formula="of:=(1-[.F89])*(1+bigR*[.F89])" office:value-type="float" office:value="0.22" calcext:value-type="float">
            <text:p>0.2200</text:p>
          </table:table-cell>
          <table:table-cell table:formula="of:=[.G89]*[.H$1]" office:value-type="float" office:value="11" calcext:value-type="float">
            <text:p>11.0000</text:p>
          </table:table-cell>
          <table:table-cell table:formula="of:=ABS([.$B89]-[.I$2])" office:value-type="float" office:value="0.45" calcext:value-type="float">
            <text:p>0.4500</text:p>
          </table:table-cell>
          <table:table-cell table:formula="of:=(1-[.I89])*(1+bigR*[.I89])" office:value-type="float" office:value="0.364374999999999" calcext:value-type="float">
            <text:p>0.3644</text:p>
          </table:table-cell>
          <table:table-cell table:formula="of:=[.J89]*[.K$1]" office:value-type="float" office:value="1.093125" calcext:value-type="float">
            <text:p>1.0931</text:p>
          </table:table-cell>
          <table:table-cell table:formula="of:=ABS([.$B89]-[.L$2])" office:value-type="float" office:value="0.350000000000001" calcext:value-type="float">
            <text:p>0.3500</text:p>
          </table:table-cell>
          <table:table-cell table:formula="of:=(1-[.L89])*(1+bigR*[.L89])" office:value-type="float" office:value="0.479374999999999" calcext:value-type="float">
            <text:p>0.4794</text:p>
          </table:table-cell>
          <table:table-cell table:formula="of:=[.M89]*[.N$1]" office:value-type="float" office:value="5.75249999999999" calcext:value-type="float">
            <text:p>5.7525</text:p>
          </table:table-cell>
          <table:table-cell table:formula="of:=ABS([.$B89]-[.O$2])" office:value-type="float" office:value="0.18" calcext:value-type="float">
            <text:p>0.1800</text:p>
          </table:table-cell>
          <table:table-cell table:formula="of:=(1-[.O89])*(1+bigR*[.O89])" office:value-type="float" office:value="0.709299999999999" calcext:value-type="float">
            <text:p>0.7093</text:p>
          </table:table-cell>
          <table:table-cell table:formula="of:=[.P89]*[.Q$1]" office:value-type="float" office:value="2.1279" calcext:value-type="float">
            <text:p>2.1279</text:p>
          </table:table-cell>
          <table:table-cell table:formula="of:=ABS([.$B89]-[.R$2])" office:value-type="float" office:value="0" calcext:value-type="float">
            <text:p>0.0000</text:p>
          </table:table-cell>
          <table:table-cell table:formula="of:=(1-[.R89])*(1+bigR*[.R89])" office:value-type="float" office:value="1" calcext:value-type="float">
            <text:p>1.0000</text:p>
          </table:table-cell>
          <table:table-cell table:formula="of:=[.S89]*[.T$1]" office:value-type="float" office:value="60" calcext:value-type="float">
            <text:p>60.0000</text:p>
          </table:table-cell>
          <table:table-cell table:formula="of:=ABS([.$B89]-[.U$2])" office:value-type="float" office:value="0.0999999999999995" calcext:value-type="float">
            <text:p>0.1000</text:p>
          </table:table-cell>
          <table:table-cell table:formula="of:=(1-[.U89])*(1+bigR*[.U89])" office:value-type="float" office:value="0.832500000000001" calcext:value-type="float">
            <text:p>0.8325</text:p>
          </table:table-cell>
          <table:table-cell table:formula="of:=[.V89]*[.W$1]" office:value-type="float" office:value="16.65" calcext:value-type="float">
            <text:p>16.6500</text:p>
          </table:table-cell>
          <table:table-cell table:style-name="ce9" table:formula="of:=[.W89]+[.T89]+[.Q89]+[.N89]+[.K89]+[.H89]+[.E89]" office:value-type="float" office:value="99.904775" calcext:value-type="float">
            <text:p>99.905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/>
          <table:table-cell table:formula="of:=dx+[.B89]" office:value-type="float" office:value="0.860000000000001" calcext:value-type="float">
            <text:p>0.86</text:p>
          </table:table-cell>
          <table:table-cell table:formula="of:=ABS([.$B90]-[.C$2])" office:value-type="float" office:value="0.760000000000001" calcext:value-type="float">
            <text:p>0.7600</text:p>
          </table:table-cell>
          <table:table-cell table:formula="of:=(1-[.C90])*(1+bigR*[.C90])" office:value-type="float" office:value="0.1032" calcext:value-type="float">
            <text:p>0.1032</text:p>
          </table:table-cell>
          <table:table-cell table:formula="of:=[.D90]*[.E$1]" office:value-type="float" office:value="3.09599999999999" calcext:value-type="float">
            <text:p>3.0960</text:p>
          </table:table-cell>
          <table:table-cell table:formula="of:=ABS([.$B90]-[.F$2])" office:value-type="float" office:value="0.610000000000001" calcext:value-type="float">
            <text:p>0.6100</text:p>
          </table:table-cell>
          <table:table-cell table:formula="of:=(1-[.F90])*(1+bigR*[.F90])" office:value-type="float" office:value="0.211574999999999" calcext:value-type="float">
            <text:p>0.2116</text:p>
          </table:table-cell>
          <table:table-cell table:formula="of:=[.G90]*[.H$1]" office:value-type="float" office:value="10.57875" calcext:value-type="float">
            <text:p>10.5788</text:p>
          </table:table-cell>
          <table:table-cell table:formula="of:=ABS([.$B90]-[.I$2])" office:value-type="float" office:value="0.460000000000001" calcext:value-type="float">
            <text:p>0.4600</text:p>
          </table:table-cell>
          <table:table-cell table:formula="of:=(1-[.I90])*(1+bigR*[.I90])" office:value-type="float" office:value="0.353699999999999" calcext:value-type="float">
            <text:p>0.3537</text:p>
          </table:table-cell>
          <table:table-cell table:formula="of:=[.J90]*[.K$1]" office:value-type="float" office:value="1.0611" calcext:value-type="float">
            <text:p>1.0611</text:p>
          </table:table-cell>
          <table:table-cell table:formula="of:=ABS([.$B90]-[.L$2])" office:value-type="float" office:value="0.360000000000001" calcext:value-type="float">
            <text:p>0.3600</text:p>
          </table:table-cell>
          <table:table-cell table:formula="of:=(1-[.L90])*(1+bigR*[.L90])" office:value-type="float" office:value="0.467199999999999" calcext:value-type="float">
            <text:p>0.4672</text:p>
          </table:table-cell>
          <table:table-cell table:formula="of:=[.M90]*[.N$1]" office:value-type="float" office:value="5.60639999999999" calcext:value-type="float">
            <text:p>5.6064</text:p>
          </table:table-cell>
          <table:table-cell table:formula="of:=ABS([.$B90]-[.O$2])" office:value-type="float" office:value="0.190000000000001" calcext:value-type="float">
            <text:p>0.1900</text:p>
          </table:table-cell>
          <table:table-cell table:formula="of:=(1-[.O90])*(1+bigR*[.O90])" office:value-type="float" office:value="0.694574999999999" calcext:value-type="float">
            <text:p>0.6946</text:p>
          </table:table-cell>
          <table:table-cell table:formula="of:=[.P90]*[.Q$1]" office:value-type="float" office:value="2.083725" calcext:value-type="float">
            <text:p>2.0837</text:p>
          </table:table-cell>
          <table:table-cell table:formula="of:=ABS([.$B90]-[.R$2])" office:value-type="float" office:value="0.0100000000000006" calcext:value-type="float">
            <text:p>0.0100</text:p>
          </table:table-cell>
          <table:table-cell table:formula="of:=(1-[.R90])*(1+bigR*[.R90])" office:value-type="float" office:value="0.982574999999999" calcext:value-type="float">
            <text:p>0.9826</text:p>
          </table:table-cell>
          <table:table-cell table:formula="of:=[.S90]*[.T$1]" office:value-type="float" office:value="58.9545" calcext:value-type="float">
            <text:p>58.9545</text:p>
          </table:table-cell>
          <table:table-cell table:formula="of:=ABS([.$B90]-[.U$2])" office:value-type="float" office:value="0.0899999999999995" calcext:value-type="float">
            <text:p>0.0900</text:p>
          </table:table-cell>
          <table:table-cell table:formula="of:=(1-[.U90])*(1+bigR*[.U90])" office:value-type="float" office:value="0.848575000000001" calcext:value-type="float">
            <text:p>0.8486</text:p>
          </table:table-cell>
          <table:table-cell table:formula="of:=[.V90]*[.W$1]" office:value-type="float" office:value="16.9715" calcext:value-type="float">
            <text:p>16.9715</text:p>
          </table:table-cell>
          <table:table-cell table:formula="of:=[.W90]+[.T90]+[.Q90]+[.N90]+[.K90]+[.H90]+[.E90]" office:value-type="float" office:value="98.3519749999999" calcext:value-type="float">
            <text:p>98.352</text:p>
          </table:table-cell>
          <table:table-cell/>
        </table:table-row>
        <table:table-row table:style-name="ro1">
          <table:table-cell/>
          <table:table-cell table:formula="of:=dx+[.B90]" office:value-type="float" office:value="0.87" calcext:value-type="float">
            <text:p>0.87</text:p>
          </table:table-cell>
          <table:table-cell table:formula="of:=ABS([.$B91]-[.C$2])" office:value-type="float" office:value="0.770000000000001" calcext:value-type="float">
            <text:p>0.7700</text:p>
          </table:table-cell>
          <table:table-cell table:formula="of:=(1-[.C91])*(1+bigR*[.C91])" office:value-type="float" office:value="0.0971749999999997" calcext:value-type="float">
            <text:p>0.0972</text:p>
          </table:table-cell>
          <table:table-cell table:formula="of:=[.D91]*[.E$1]" office:value-type="float" office:value="2.91524999999999" calcext:value-type="float">
            <text:p>2.9152</text:p>
          </table:table-cell>
          <table:table-cell table:formula="of:=ABS([.$B91]-[.F$2])" office:value-type="float" office:value="0.620000000000001" calcext:value-type="float">
            <text:p>0.6200</text:p>
          </table:table-cell>
          <table:table-cell table:formula="of:=(1-[.F91])*(1+bigR*[.F91])" office:value-type="float" office:value="0.203299999999999" calcext:value-type="float">
            <text:p>0.2033</text:p>
          </table:table-cell>
          <table:table-cell table:formula="of:=[.G91]*[.H$1]" office:value-type="float" office:value="10.165" calcext:value-type="float">
            <text:p>10.1650</text:p>
          </table:table-cell>
          <table:table-cell table:formula="of:=ABS([.$B91]-[.I$2])" office:value-type="float" office:value="0.47" calcext:value-type="float">
            <text:p>0.4700</text:p>
          </table:table-cell>
          <table:table-cell table:formula="of:=(1-[.I91])*(1+bigR*[.I91])" office:value-type="float" office:value="0.343174999999999" calcext:value-type="float">
            <text:p>0.3432</text:p>
          </table:table-cell>
          <table:table-cell table:formula="of:=[.J91]*[.K$1]" office:value-type="float" office:value="1.029525" calcext:value-type="float">
            <text:p>1.0295</text:p>
          </table:table-cell>
          <table:table-cell table:formula="of:=ABS([.$B91]-[.L$2])" office:value-type="float" office:value="0.370000000000001" calcext:value-type="float">
            <text:p>0.3700</text:p>
          </table:table-cell>
          <table:table-cell table:formula="of:=(1-[.L91])*(1+bigR*[.L91])" office:value-type="float" office:value="0.455174999999999" calcext:value-type="float">
            <text:p>0.4552</text:p>
          </table:table-cell>
          <table:table-cell table:formula="of:=[.M91]*[.N$1]" office:value-type="float" office:value="5.46209999999999" calcext:value-type="float">
            <text:p>5.4621</text:p>
          </table:table-cell>
          <table:table-cell table:formula="of:=ABS([.$B91]-[.O$2])" office:value-type="float" office:value="0.2" calcext:value-type="float">
            <text:p>0.2000</text:p>
          </table:table-cell>
          <table:table-cell table:formula="of:=(1-[.O91])*(1+bigR*[.O91])" office:value-type="float" office:value="0.679999999999999" calcext:value-type="float">
            <text:p>0.6800</text:p>
          </table:table-cell>
          <table:table-cell table:formula="of:=[.P91]*[.Q$1]" office:value-type="float" office:value="2.04" calcext:value-type="float">
            <text:p>2.0400</text:p>
          </table:table-cell>
          <table:table-cell table:formula="of:=ABS([.$B91]-[.R$2])" office:value-type="float" office:value="0.0200000000000006" calcext:value-type="float">
            <text:p>0.0200</text:p>
          </table:table-cell>
          <table:table-cell table:formula="of:=(1-[.R91])*(1+bigR*[.R91])" office:value-type="float" office:value="0.965299999999999" calcext:value-type="float">
            <text:p>0.9653</text:p>
          </table:table-cell>
          <table:table-cell table:formula="of:=[.S91]*[.T$1]" office:value-type="float" office:value="57.9179999999999" calcext:value-type="float">
            <text:p>57.9180</text:p>
          </table:table-cell>
          <table:table-cell table:formula="of:=ABS([.$B91]-[.U$2])" office:value-type="float" office:value="0.0799999999999995" calcext:value-type="float">
            <text:p>0.0800</text:p>
          </table:table-cell>
          <table:table-cell table:formula="of:=(1-[.U91])*(1+bigR*[.U91])" office:value-type="float" office:value="0.864800000000001" calcext:value-type="float">
            <text:p>0.8648</text:p>
          </table:table-cell>
          <table:table-cell table:formula="of:=[.V91]*[.W$1]" office:value-type="float" office:value="17.296" calcext:value-type="float">
            <text:p>17.2960</text:p>
          </table:table-cell>
          <table:table-cell table:formula="of:=[.W91]+[.T91]+[.Q91]+[.N91]+[.K91]+[.H91]+[.E91]" office:value-type="float" office:value="96.8258749999999" calcext:value-type="float">
            <text:p>96.826</text:p>
          </table:table-cell>
          <table:table-cell/>
        </table:table-row>
        <table:table-row table:style-name="ro1">
          <table:table-cell/>
          <table:table-cell table:formula="of:=dx+[.B91]" office:value-type="float" office:value="0.88" calcext:value-type="float">
            <text:p>0.88</text:p>
          </table:table-cell>
          <table:table-cell table:formula="of:=ABS([.$B92]-[.C$2])" office:value-type="float" office:value="0.780000000000001" calcext:value-type="float">
            <text:p>0.7800</text:p>
          </table:table-cell>
          <table:table-cell table:formula="of:=(1-[.C92])*(1+bigR*[.C92])" office:value-type="float" office:value="0.0912999999999997" calcext:value-type="float">
            <text:p>0.0913</text:p>
          </table:table-cell>
          <table:table-cell table:formula="of:=[.D92]*[.E$1]" office:value-type="float" office:value="2.73899999999999" calcext:value-type="float">
            <text:p>2.7390</text:p>
          </table:table-cell>
          <table:table-cell table:formula="of:=ABS([.$B92]-[.F$2])" office:value-type="float" office:value="0.630000000000001" calcext:value-type="float">
            <text:p>0.6300</text:p>
          </table:table-cell>
          <table:table-cell table:formula="of:=(1-[.F92])*(1+bigR*[.F92])" office:value-type="float" office:value="0.195175" calcext:value-type="float">
            <text:p>0.1952</text:p>
          </table:table-cell>
          <table:table-cell table:formula="of:=[.G92]*[.H$1]" office:value-type="float" office:value="9.75874999999998" calcext:value-type="float">
            <text:p>9.7587</text:p>
          </table:table-cell>
          <table:table-cell table:formula="of:=ABS([.$B92]-[.I$2])" office:value-type="float" office:value="0.480000000000001" calcext:value-type="float">
            <text:p>0.4800</text:p>
          </table:table-cell>
          <table:table-cell table:formula="of:=(1-[.I92])*(1+bigR*[.I92])" office:value-type="float" office:value="0.332799999999999" calcext:value-type="float">
            <text:p>0.3328</text:p>
          </table:table-cell>
          <table:table-cell table:formula="of:=[.J92]*[.K$1]" office:value-type="float" office:value="0.998399999999998" calcext:value-type="float">
            <text:p>0.9984</text:p>
          </table:table-cell>
          <table:table-cell table:formula="of:=ABS([.$B92]-[.L$2])" office:value-type="float" office:value="0.380000000000001" calcext:value-type="float">
            <text:p>0.3800</text:p>
          </table:table-cell>
          <table:table-cell table:formula="of:=(1-[.L92])*(1+bigR*[.L92])" office:value-type="float" office:value="0.443299999999999" calcext:value-type="float">
            <text:p>0.4433</text:p>
          </table:table-cell>
          <table:table-cell table:formula="of:=[.M92]*[.N$1]" office:value-type="float" office:value="5.31959999999999" calcext:value-type="float">
            <text:p>5.3196</text:p>
          </table:table-cell>
          <table:table-cell table:formula="of:=ABS([.$B92]-[.O$2])" office:value-type="float" office:value="0.21" calcext:value-type="float">
            <text:p>0.2100</text:p>
          </table:table-cell>
          <table:table-cell table:formula="of:=(1-[.O92])*(1+bigR*[.O92])" office:value-type="float" office:value="0.665574999999999" calcext:value-type="float">
            <text:p>0.6656</text:p>
          </table:table-cell>
          <table:table-cell table:formula="of:=[.P92]*[.Q$1]" office:value-type="float" office:value="1.996725" calcext:value-type="float">
            <text:p>1.9967</text:p>
          </table:table-cell>
          <table:table-cell table:formula="of:=ABS([.$B92]-[.R$2])" office:value-type="float" office:value="0.0300000000000006" calcext:value-type="float">
            <text:p>0.0300</text:p>
          </table:table-cell>
          <table:table-cell table:formula="of:=(1-[.R92])*(1+bigR*[.R92])" office:value-type="float" office:value="0.948174999999999" calcext:value-type="float">
            <text:p>0.9482</text:p>
          </table:table-cell>
          <table:table-cell table:formula="of:=[.S92]*[.T$1]" office:value-type="float" office:value="56.8904999999999" calcext:value-type="float">
            <text:p>56.8905</text:p>
          </table:table-cell>
          <table:table-cell table:formula="of:=ABS([.$B92]-[.U$2])" office:value-type="float" office:value="0.0699999999999995" calcext:value-type="float">
            <text:p>0.0700</text:p>
          </table:table-cell>
          <table:table-cell table:formula="of:=(1-[.U92])*(1+bigR*[.U92])" office:value-type="float" office:value="0.881175000000001" calcext:value-type="float">
            <text:p>0.8812</text:p>
          </table:table-cell>
          <table:table-cell table:formula="of:=[.V92]*[.W$1]" office:value-type="float" office:value="17.6235" calcext:value-type="float">
            <text:p>17.6235</text:p>
          </table:table-cell>
          <table:table-cell table:formula="of:=[.W92]+[.T92]+[.Q92]+[.N92]+[.K92]+[.H92]+[.E92]" office:value-type="float" office:value="95.3264749999999" calcext:value-type="float">
            <text:p>95.326</text:p>
          </table:table-cell>
          <table:table-cell/>
        </table:table-row>
        <table:table-row table:style-name="ro1">
          <table:table-cell/>
          <table:table-cell table:formula="of:=dx+[.B92]" office:value-type="float" office:value="0.890000000000001" calcext:value-type="float">
            <text:p>0.89</text:p>
          </table:table-cell>
          <table:table-cell table:formula="of:=ABS([.$B93]-[.C$2])" office:value-type="float" office:value="0.790000000000001" calcext:value-type="float">
            <text:p>0.7900</text:p>
          </table:table-cell>
          <table:table-cell table:formula="of:=(1-[.C93])*(1+bigR*[.C93])" office:value-type="float" office:value="0.0855749999999997" calcext:value-type="float">
            <text:p>0.0856</text:p>
          </table:table-cell>
          <table:table-cell table:formula="of:=[.D93]*[.E$1]" office:value-type="float" office:value="2.56724999999999" calcext:value-type="float">
            <text:p>2.5672</text:p>
          </table:table-cell>
          <table:table-cell table:formula="of:=ABS([.$B93]-[.F$2])" office:value-type="float" office:value="0.640000000000001" calcext:value-type="float">
            <text:p>0.6400</text:p>
          </table:table-cell>
          <table:table-cell table:formula="of:=(1-[.F93])*(1+bigR*[.F93])" office:value-type="float" office:value="0.1872" calcext:value-type="float">
            <text:p>0.1872</text:p>
          </table:table-cell>
          <table:table-cell table:formula="of:=[.G93]*[.H$1]" office:value-type="float" office:value="9.35999999999998" calcext:value-type="float">
            <text:p>9.3600</text:p>
          </table:table-cell>
          <table:table-cell table:formula="of:=ABS([.$B93]-[.I$2])" office:value-type="float" office:value="0.490000000000001" calcext:value-type="float">
            <text:p>0.4900</text:p>
          </table:table-cell>
          <table:table-cell table:formula="of:=(1-[.I93])*(1+bigR*[.I93])" office:value-type="float" office:value="0.322574999999999" calcext:value-type="float">
            <text:p>0.3226</text:p>
          </table:table-cell>
          <table:table-cell table:formula="of:=[.J93]*[.K$1]" office:value-type="float" office:value="0.967724999999998" calcext:value-type="float">
            <text:p>0.9677</text:p>
          </table:table-cell>
          <table:table-cell table:formula="of:=ABS([.$B93]-[.L$2])" office:value-type="float" office:value="0.390000000000001" calcext:value-type="float">
            <text:p>0.3900</text:p>
          </table:table-cell>
          <table:table-cell table:formula="of:=(1-[.L93])*(1+bigR*[.L93])" office:value-type="float" office:value="0.431574999999999" calcext:value-type="float">
            <text:p>0.4316</text:p>
          </table:table-cell>
          <table:table-cell table:formula="of:=[.M93]*[.N$1]" office:value-type="float" office:value="5.17889999999999" calcext:value-type="float">
            <text:p>5.1789</text:p>
          </table:table-cell>
          <table:table-cell table:formula="of:=ABS([.$B93]-[.O$2])" office:value-type="float" office:value="0.22" calcext:value-type="float">
            <text:p>0.2200</text:p>
          </table:table-cell>
          <table:table-cell table:formula="of:=(1-[.O93])*(1+bigR*[.O93])" office:value-type="float" office:value="0.651299999999999" calcext:value-type="float">
            <text:p>0.6513</text:p>
          </table:table-cell>
          <table:table-cell table:formula="of:=[.P93]*[.Q$1]" office:value-type="float" office:value="1.9539" calcext:value-type="float">
            <text:p>1.9539</text:p>
          </table:table-cell>
          <table:table-cell table:formula="of:=ABS([.$B93]-[.R$2])" office:value-type="float" office:value="0.0400000000000006" calcext:value-type="float">
            <text:p>0.0400</text:p>
          </table:table-cell>
          <table:table-cell table:formula="of:=(1-[.R93])*(1+bigR*[.R93])" office:value-type="float" office:value="0.931199999999999" calcext:value-type="float">
            <text:p>0.9312</text:p>
          </table:table-cell>
          <table:table-cell table:formula="of:=[.S93]*[.T$1]" office:value-type="float" office:value="55.8719999999999" calcext:value-type="float">
            <text:p>55.8720</text:p>
          </table:table-cell>
          <table:table-cell table:formula="of:=ABS([.$B93]-[.U$2])" office:value-type="float" office:value="0.0599999999999995" calcext:value-type="float">
            <text:p>0.0600</text:p>
          </table:table-cell>
          <table:table-cell table:formula="of:=(1-[.U93])*(1+bigR*[.U93])" office:value-type="float" office:value="0.897700000000001" calcext:value-type="float">
            <text:p>0.8977</text:p>
          </table:table-cell>
          <table:table-cell table:formula="of:=[.V93]*[.W$1]" office:value-type="float" office:value="17.954" calcext:value-type="float">
            <text:p>17.9540</text:p>
          </table:table-cell>
          <table:table-cell table:formula="of:=[.W93]+[.T93]+[.Q93]+[.N93]+[.K93]+[.H93]+[.E93]" office:value-type="float" office:value="93.8537749999999" calcext:value-type="float">
            <text:p>93.854</text:p>
          </table:table-cell>
          <table:table-cell/>
        </table:table-row>
        <table:table-row table:style-name="ro1">
          <table:table-cell/>
          <table:table-cell table:formula="of:=dx+[.B93]" office:value-type="float" office:value="0.900000000000001" calcext:value-type="float">
            <text:p>0.90</text:p>
          </table:table-cell>
          <table:table-cell table:formula="of:=ABS([.$B94]-[.C$2])" office:value-type="float" office:value="0.800000000000001" calcext:value-type="float">
            <text:p>0.8000</text:p>
          </table:table-cell>
          <table:table-cell table:formula="of:=(1-[.C94])*(1+bigR*[.C94])" office:value-type="float" office:value="0.0799999999999997" calcext:value-type="float">
            <text:p>0.0800</text:p>
          </table:table-cell>
          <table:table-cell table:formula="of:=[.D94]*[.E$1]" office:value-type="float" office:value="2.39999999999999" calcext:value-type="float">
            <text:p>2.4000</text:p>
          </table:table-cell>
          <table:table-cell table:formula="of:=ABS([.$B94]-[.F$2])" office:value-type="float" office:value="0.650000000000001" calcext:value-type="float">
            <text:p>0.6500</text:p>
          </table:table-cell>
          <table:table-cell table:formula="of:=(1-[.F94])*(1+bigR*[.F94])" office:value-type="float" office:value="0.179375" calcext:value-type="float">
            <text:p>0.1794</text:p>
          </table:table-cell>
          <table:table-cell table:formula="of:=[.G94]*[.H$1]" office:value-type="float" office:value="8.96874999999998" calcext:value-type="float">
            <text:p>8.9687</text:p>
          </table:table-cell>
          <table:table-cell table:formula="of:=ABS([.$B94]-[.I$2])" office:value-type="float" office:value="0.500000000000001" calcext:value-type="float">
            <text:p>0.5000</text:p>
          </table:table-cell>
          <table:table-cell table:formula="of:=(1-[.I94])*(1+bigR*[.I94])" office:value-type="float" office:value="0.312499999999999" calcext:value-type="float">
            <text:p>0.3125</text:p>
          </table:table-cell>
          <table:table-cell table:formula="of:=[.J94]*[.K$1]" office:value-type="float" office:value="0.937499999999998" calcext:value-type="float">
            <text:p>0.9375</text:p>
          </table:table-cell>
          <table:table-cell table:formula="of:=ABS([.$B94]-[.L$2])" office:value-type="float" office:value="0.400000000000001" calcext:value-type="float">
            <text:p>0.4000</text:p>
          </table:table-cell>
          <table:table-cell table:formula="of:=(1-[.L94])*(1+bigR*[.L94])" office:value-type="float" office:value="0.419999999999999" calcext:value-type="float">
            <text:p>0.4200</text:p>
          </table:table-cell>
          <table:table-cell table:formula="of:=[.M94]*[.N$1]" office:value-type="float" office:value="5.03999999999999" calcext:value-type="float">
            <text:p>5.0400</text:p>
          </table:table-cell>
          <table:table-cell table:formula="of:=ABS([.$B94]-[.O$2])" office:value-type="float" office:value="0.230000000000001" calcext:value-type="float">
            <text:p>0.2300</text:p>
          </table:table-cell>
          <table:table-cell table:formula="of:=(1-[.O94])*(1+bigR*[.O94])" office:value-type="float" office:value="0.637174999999999" calcext:value-type="float">
            <text:p>0.6372</text:p>
          </table:table-cell>
          <table:table-cell table:formula="of:=[.P94]*[.Q$1]" office:value-type="float" office:value="1.911525" calcext:value-type="float">
            <text:p>1.9115</text:p>
          </table:table-cell>
          <table:table-cell table:formula="of:=ABS([.$B94]-[.R$2])" office:value-type="float" office:value="0.0500000000000006" calcext:value-type="float">
            <text:p>0.0500</text:p>
          </table:table-cell>
          <table:table-cell table:formula="of:=(1-[.R94])*(1+bigR*[.R94])" office:value-type="float" office:value="0.914374999999999" calcext:value-type="float">
            <text:p>0.9144</text:p>
          </table:table-cell>
          <table:table-cell table:formula="of:=[.S94]*[.T$1]" office:value-type="float" office:value="54.8624999999999" calcext:value-type="float">
            <text:p>54.8625</text:p>
          </table:table-cell>
          <table:table-cell table:formula="of:=ABS([.$B94]-[.U$2])" office:value-type="float" office:value="0.0499999999999995" calcext:value-type="float">
            <text:p>0.0500</text:p>
          </table:table-cell>
          <table:table-cell table:formula="of:=(1-[.U94])*(1+bigR*[.U94])" office:value-type="float" office:value="0.914375000000001" calcext:value-type="float">
            <text:p>0.9144</text:p>
          </table:table-cell>
          <table:table-cell table:formula="of:=[.V94]*[.W$1]" office:value-type="float" office:value="18.2875" calcext:value-type="float">
            <text:p>18.2875</text:p>
          </table:table-cell>
          <table:table-cell table:formula="of:=[.W94]+[.T94]+[.Q94]+[.N94]+[.K94]+[.H94]+[.E94]" office:value-type="float" office:value="92.4077749999999" calcext:value-type="float">
            <text:p>92.408</text:p>
          </table:table-cell>
          <table:table-cell/>
        </table:table-row>
        <table:table-row table:style-name="ro1">
          <table:table-cell/>
          <table:table-cell table:formula="of:=dx+[.B94]" office:value-type="float" office:value="0.910000000000001" calcext:value-type="float">
            <text:p>0.91</text:p>
          </table:table-cell>
          <table:table-cell table:formula="of:=ABS([.$B95]-[.C$2])" office:value-type="float" office:value="0.810000000000001" calcext:value-type="float">
            <text:p>0.8100</text:p>
          </table:table-cell>
          <table:table-cell table:formula="of:=(1-[.C95])*(1+bigR*[.C95])" office:value-type="float" office:value="0.0745749999999997" calcext:value-type="float">
            <text:p>0.0746</text:p>
          </table:table-cell>
          <table:table-cell table:formula="of:=[.D95]*[.E$1]" office:value-type="float" office:value="2.23724999999999" calcext:value-type="float">
            <text:p>2.2372</text:p>
          </table:table-cell>
          <table:table-cell table:formula="of:=ABS([.$B95]-[.F$2])" office:value-type="float" office:value="0.660000000000001" calcext:value-type="float">
            <text:p>0.6600</text:p>
          </table:table-cell>
          <table:table-cell table:formula="of:=(1-[.F95])*(1+bigR*[.F95])" office:value-type="float" office:value="0.1717" calcext:value-type="float">
            <text:p>0.1717</text:p>
          </table:table-cell>
          <table:table-cell table:formula="of:=[.G95]*[.H$1]" office:value-type="float" office:value="8.58499999999998" calcext:value-type="float">
            <text:p>8.5850</text:p>
          </table:table-cell>
          <table:table-cell table:formula="of:=ABS([.$B95]-[.I$2])" office:value-type="float" office:value="0.510000000000001" calcext:value-type="float">
            <text:p>0.5100</text:p>
          </table:table-cell>
          <table:table-cell table:formula="of:=(1-[.I95])*(1+bigR*[.I95])" office:value-type="float" office:value="0.302574999999999" calcext:value-type="float">
            <text:p>0.3026</text:p>
          </table:table-cell>
          <table:table-cell table:formula="of:=[.J95]*[.K$1]" office:value-type="float" office:value="0.907724999999998" calcext:value-type="float">
            <text:p>0.9077</text:p>
          </table:table-cell>
          <table:table-cell table:formula="of:=ABS([.$B95]-[.L$2])" office:value-type="float" office:value="0.410000000000001" calcext:value-type="float">
            <text:p>0.4100</text:p>
          </table:table-cell>
          <table:table-cell table:formula="of:=(1-[.L95])*(1+bigR*[.L95])" office:value-type="float" office:value="0.408574999999999" calcext:value-type="float">
            <text:p>0.4086</text:p>
          </table:table-cell>
          <table:table-cell table:formula="of:=[.M95]*[.N$1]" office:value-type="float" office:value="4.90289999999999" calcext:value-type="float">
            <text:p>4.9029</text:p>
          </table:table-cell>
          <table:table-cell table:formula="of:=ABS([.$B95]-[.O$2])" office:value-type="float" office:value="0.240000000000001" calcext:value-type="float">
            <text:p>0.2400</text:p>
          </table:table-cell>
          <table:table-cell table:formula="of:=(1-[.O95])*(1+bigR*[.O95])" office:value-type="float" office:value="0.623199999999999" calcext:value-type="float">
            <text:p>0.6232</text:p>
          </table:table-cell>
          <table:table-cell table:formula="of:=[.P95]*[.Q$1]" office:value-type="float" office:value="1.8696" calcext:value-type="float">
            <text:p>1.8696</text:p>
          </table:table-cell>
          <table:table-cell table:formula="of:=ABS([.$B95]-[.R$2])" office:value-type="float" office:value="0.0600000000000006" calcext:value-type="float">
            <text:p>0.0600</text:p>
          </table:table-cell>
          <table:table-cell table:formula="of:=(1-[.R95])*(1+bigR*[.R95])" office:value-type="float" office:value="0.897699999999999" calcext:value-type="float">
            <text:p>0.8977</text:p>
          </table:table-cell>
          <table:table-cell table:formula="of:=[.S95]*[.T$1]" office:value-type="float" office:value="53.8619999999999" calcext:value-type="float">
            <text:p>53.8620</text:p>
          </table:table-cell>
          <table:table-cell table:formula="of:=ABS([.$B95]-[.U$2])" office:value-type="float" office:value="0.0399999999999995" calcext:value-type="float">
            <text:p>0.0400</text:p>
          </table:table-cell>
          <table:table-cell table:formula="of:=(1-[.U95])*(1+bigR*[.U95])" office:value-type="float" office:value="0.931200000000001" calcext:value-type="float">
            <text:p>0.9312</text:p>
          </table:table-cell>
          <table:table-cell table:formula="of:=[.V95]*[.W$1]" office:value-type="float" office:value="18.624" calcext:value-type="float">
            <text:p>18.6240</text:p>
          </table:table-cell>
          <table:table-cell table:formula="of:=[.W95]+[.T95]+[.Q95]+[.N95]+[.K95]+[.H95]+[.E95]" office:value-type="float" office:value="90.9884749999999" calcext:value-type="float">
            <text:p>90.988</text:p>
          </table:table-cell>
          <table:table-cell/>
        </table:table-row>
        <table:table-row table:style-name="ro1">
          <table:table-cell/>
          <table:table-cell table:formula="of:=dx+[.B95]" office:value-type="float" office:value="0.92" calcext:value-type="float">
            <text:p>0.92</text:p>
          </table:table-cell>
          <table:table-cell table:formula="of:=ABS([.$B96]-[.C$2])" office:value-type="float" office:value="0.820000000000001" calcext:value-type="float">
            <text:p>0.8200</text:p>
          </table:table-cell>
          <table:table-cell table:formula="of:=(1-[.C96])*(1+bigR*[.C96])" office:value-type="float" office:value="0.0692999999999997" calcext:value-type="float">
            <text:p>0.0693</text:p>
          </table:table-cell>
          <table:table-cell table:formula="of:=[.D96]*[.E$1]" office:value-type="float" office:value="2.07899999999999" calcext:value-type="float">
            <text:p>2.0790</text:p>
          </table:table-cell>
          <table:table-cell table:formula="of:=ABS([.$B96]-[.F$2])" office:value-type="float" office:value="0.670000000000001" calcext:value-type="float">
            <text:p>0.6700</text:p>
          </table:table-cell>
          <table:table-cell table:formula="of:=(1-[.F96])*(1+bigR*[.F96])" office:value-type="float" office:value="0.164175" calcext:value-type="float">
            <text:p>0.1642</text:p>
          </table:table-cell>
          <table:table-cell table:formula="of:=[.G96]*[.H$1]" office:value-type="float" office:value="8.20874999999998" calcext:value-type="float">
            <text:p>8.2087</text:p>
          </table:table-cell>
          <table:table-cell table:formula="of:=ABS([.$B96]-[.I$2])" office:value-type="float" office:value="0.520000000000001" calcext:value-type="float">
            <text:p>0.5200</text:p>
          </table:table-cell>
          <table:table-cell table:formula="of:=(1-[.I96])*(1+bigR*[.I96])" office:value-type="float" office:value="0.292799999999999" calcext:value-type="float">
            <text:p>0.2928</text:p>
          </table:table-cell>
          <table:table-cell table:formula="of:=[.J96]*[.K$1]" office:value-type="float" office:value="0.878399999999998" calcext:value-type="float">
            <text:p>0.8784</text:p>
          </table:table-cell>
          <table:table-cell table:formula="of:=ABS([.$B96]-[.L$2])" office:value-type="float" office:value="0.420000000000001" calcext:value-type="float">
            <text:p>0.4200</text:p>
          </table:table-cell>
          <table:table-cell table:formula="of:=(1-[.L96])*(1+bigR*[.L96])" office:value-type="float" office:value="0.397299999999999" calcext:value-type="float">
            <text:p>0.3973</text:p>
          </table:table-cell>
          <table:table-cell table:formula="of:=[.M96]*[.N$1]" office:value-type="float" office:value="4.76759999999999" calcext:value-type="float">
            <text:p>4.7676</text:p>
          </table:table-cell>
          <table:table-cell table:formula="of:=ABS([.$B96]-[.O$2])" office:value-type="float" office:value="0.250000000000001" calcext:value-type="float">
            <text:p>0.2500</text:p>
          </table:table-cell>
          <table:table-cell table:formula="of:=(1-[.O96])*(1+bigR*[.O96])" office:value-type="float" office:value="0.609374999999999" calcext:value-type="float">
            <text:p>0.6094</text:p>
          </table:table-cell>
          <table:table-cell table:formula="of:=[.P96]*[.Q$1]" office:value-type="float" office:value="1.828125" calcext:value-type="float">
            <text:p>1.8281</text:p>
          </table:table-cell>
          <table:table-cell table:formula="of:=ABS([.$B96]-[.R$2])" office:value-type="float" office:value="0.0700000000000006" calcext:value-type="float">
            <text:p>0.0700</text:p>
          </table:table-cell>
          <table:table-cell table:formula="of:=(1-[.R96])*(1+bigR*[.R96])" office:value-type="float" office:value="0.881174999999999" calcext:value-type="float">
            <text:p>0.8812</text:p>
          </table:table-cell>
          <table:table-cell table:formula="of:=[.S96]*[.T$1]" office:value-type="float" office:value="52.8704999999999" calcext:value-type="float">
            <text:p>52.8705</text:p>
          </table:table-cell>
          <table:table-cell table:formula="of:=ABS([.$B96]-[.U$2])" office:value-type="float" office:value="0.0299999999999995" calcext:value-type="float">
            <text:p>0.0300</text:p>
          </table:table-cell>
          <table:table-cell table:formula="of:=(1-[.U96])*(1+bigR*[.U96])" office:value-type="float" office:value="0.948175000000001" calcext:value-type="float">
            <text:p>0.9482</text:p>
          </table:table-cell>
          <table:table-cell table:formula="of:=[.V96]*[.W$1]" office:value-type="float" office:value="18.9635" calcext:value-type="float">
            <text:p>18.9635</text:p>
          </table:table-cell>
          <table:table-cell table:formula="of:=[.W96]+[.T96]+[.Q96]+[.N96]+[.K96]+[.H96]+[.E96]" office:value-type="float" office:value="89.5958749999999" calcext:value-type="float">
            <text:p>89.596</text:p>
          </table:table-cell>
          <table:table-cell/>
        </table:table-row>
        <table:table-row table:style-name="ro1">
          <table:table-cell/>
          <table:table-cell table:formula="of:=dx+[.B96]" office:value-type="float" office:value="0.930000000000001" calcext:value-type="float">
            <text:p>0.93</text:p>
          </table:table-cell>
          <table:table-cell table:formula="of:=ABS([.$B97]-[.C$2])" office:value-type="float" office:value="0.830000000000001" calcext:value-type="float">
            <text:p>0.8300</text:p>
          </table:table-cell>
          <table:table-cell table:formula="of:=(1-[.C97])*(1+bigR*[.C97])" office:value-type="float" office:value="0.0641749999999997" calcext:value-type="float">
            <text:p>0.0642</text:p>
          </table:table-cell>
          <table:table-cell table:formula="of:=[.D97]*[.E$1]" office:value-type="float" office:value="1.92524999999999" calcext:value-type="float">
            <text:p>1.9252</text:p>
          </table:table-cell>
          <table:table-cell table:formula="of:=ABS([.$B97]-[.F$2])" office:value-type="float" office:value="0.680000000000001" calcext:value-type="float">
            <text:p>0.6800</text:p>
          </table:table-cell>
          <table:table-cell table:formula="of:=(1-[.F97])*(1+bigR*[.F97])" office:value-type="float" office:value="0.1568" calcext:value-type="float">
            <text:p>0.1568</text:p>
          </table:table-cell>
          <table:table-cell table:formula="of:=[.G97]*[.H$1]" office:value-type="float" office:value="7.83999999999998" calcext:value-type="float">
            <text:p>7.8400</text:p>
          </table:table-cell>
          <table:table-cell table:formula="of:=ABS([.$B97]-[.I$2])" office:value-type="float" office:value="0.530000000000001" calcext:value-type="float">
            <text:p>0.5300</text:p>
          </table:table-cell>
          <table:table-cell table:formula="of:=(1-[.I97])*(1+bigR*[.I97])" office:value-type="float" office:value="0.283174999999999" calcext:value-type="float">
            <text:p>0.2832</text:p>
          </table:table-cell>
          <table:table-cell table:formula="of:=[.J97]*[.K$1]" office:value-type="float" office:value="0.849524999999998" calcext:value-type="float">
            <text:p>0.8495</text:p>
          </table:table-cell>
          <table:table-cell table:formula="of:=ABS([.$B97]-[.L$2])" office:value-type="float" office:value="0.430000000000001" calcext:value-type="float">
            <text:p>0.4300</text:p>
          </table:table-cell>
          <table:table-cell table:formula="of:=(1-[.L97])*(1+bigR*[.L97])" office:value-type="float" office:value="0.386174999999999" calcext:value-type="float">
            <text:p>0.3862</text:p>
          </table:table-cell>
          <table:table-cell table:formula="of:=[.M97]*[.N$1]" office:value-type="float" office:value="4.63409999999999" calcext:value-type="float">
            <text:p>4.6341</text:p>
          </table:table-cell>
          <table:table-cell table:formula="of:=ABS([.$B97]-[.O$2])" office:value-type="float" office:value="0.260000000000001" calcext:value-type="float">
            <text:p>0.2600</text:p>
          </table:table-cell>
          <table:table-cell table:formula="of:=(1-[.O97])*(1+bigR*[.O97])" office:value-type="float" office:value="0.595699999999999" calcext:value-type="float">
            <text:p>0.5957</text:p>
          </table:table-cell>
          <table:table-cell table:formula="of:=[.P97]*[.Q$1]" office:value-type="float" office:value="1.7871" calcext:value-type="float">
            <text:p>1.7871</text:p>
          </table:table-cell>
          <table:table-cell table:formula="of:=ABS([.$B97]-[.R$2])" office:value-type="float" office:value="0.0800000000000006" calcext:value-type="float">
            <text:p>0.0800</text:p>
          </table:table-cell>
          <table:table-cell table:formula="of:=(1-[.R97])*(1+bigR*[.R97])" office:value-type="float" office:value="0.864799999999999" calcext:value-type="float">
            <text:p>0.8648</text:p>
          </table:table-cell>
          <table:table-cell table:formula="of:=[.S97]*[.T$1]" office:value-type="float" office:value="51.8879999999999" calcext:value-type="float">
            <text:p>51.8880</text:p>
          </table:table-cell>
          <table:table-cell table:formula="of:=ABS([.$B97]-[.U$2])" office:value-type="float" office:value="0.0199999999999995" calcext:value-type="float">
            <text:p>0.0200</text:p>
          </table:table-cell>
          <table:table-cell table:formula="of:=(1-[.U97])*(1+bigR*[.U97])" office:value-type="float" office:value="0.965300000000001" calcext:value-type="float">
            <text:p>0.9653</text:p>
          </table:table-cell>
          <table:table-cell table:formula="of:=[.V97]*[.W$1]" office:value-type="float" office:value="19.306" calcext:value-type="float">
            <text:p>19.3060</text:p>
          </table:table-cell>
          <table:table-cell table:formula="of:=[.W97]+[.T97]+[.Q97]+[.N97]+[.K97]+[.H97]+[.E97]" office:value-type="float" office:value="88.2299749999999" calcext:value-type="float">
            <text:p>88.230</text:p>
          </table:table-cell>
          <table:table-cell/>
        </table:table-row>
        <table:table-row table:style-name="ro1">
          <table:table-cell/>
          <table:table-cell table:formula="of:=dx+[.B97]" office:value-type="float" office:value="0.940000000000001" calcext:value-type="float">
            <text:p>0.94</text:p>
          </table:table-cell>
          <table:table-cell table:formula="of:=ABS([.$B98]-[.C$2])" office:value-type="float" office:value="0.840000000000001" calcext:value-type="float">
            <text:p>0.8400</text:p>
          </table:table-cell>
          <table:table-cell table:formula="of:=(1-[.C98])*(1+bigR*[.C98])" office:value-type="float" office:value="0.0591999999999997" calcext:value-type="float">
            <text:p>0.0592</text:p>
          </table:table-cell>
          <table:table-cell table:formula="of:=[.D98]*[.E$1]" office:value-type="float" office:value="1.77599999999999" calcext:value-type="float">
            <text:p>1.7760</text:p>
          </table:table-cell>
          <table:table-cell table:formula="of:=ABS([.$B98]-[.F$2])" office:value-type="float" office:value="0.690000000000001" calcext:value-type="float">
            <text:p>0.6900</text:p>
          </table:table-cell>
          <table:table-cell table:formula="of:=(1-[.F98])*(1+bigR*[.F98])" office:value-type="float" office:value="0.149575" calcext:value-type="float">
            <text:p>0.1496</text:p>
          </table:table-cell>
          <table:table-cell table:formula="of:=[.G98]*[.H$1]" office:value-type="float" office:value="7.47874999999998" calcext:value-type="float">
            <text:p>7.4787</text:p>
          </table:table-cell>
          <table:table-cell table:formula="of:=ABS([.$B98]-[.I$2])" office:value-type="float" office:value="0.540000000000001" calcext:value-type="float">
            <text:p>0.5400</text:p>
          </table:table-cell>
          <table:table-cell table:formula="of:=(1-[.I98])*(1+bigR*[.I98])" office:value-type="float" office:value="0.273699999999999" calcext:value-type="float">
            <text:p>0.2737</text:p>
          </table:table-cell>
          <table:table-cell table:formula="of:=[.J98]*[.K$1]" office:value-type="float" office:value="0.821099999999998" calcext:value-type="float">
            <text:p>0.8211</text:p>
          </table:table-cell>
          <table:table-cell table:formula="of:=ABS([.$B98]-[.L$2])" office:value-type="float" office:value="0.440000000000001" calcext:value-type="float">
            <text:p>0.4400</text:p>
          </table:table-cell>
          <table:table-cell table:formula="of:=(1-[.L98])*(1+bigR*[.L98])" office:value-type="float" office:value="0.375199999999999" calcext:value-type="float">
            <text:p>0.3752</text:p>
          </table:table-cell>
          <table:table-cell table:formula="of:=[.M98]*[.N$1]" office:value-type="float" office:value="4.50239999999999" calcext:value-type="float">
            <text:p>4.5024</text:p>
          </table:table-cell>
          <table:table-cell table:formula="of:=ABS([.$B98]-[.O$2])" office:value-type="float" office:value="0.270000000000001" calcext:value-type="float">
            <text:p>0.2700</text:p>
          </table:table-cell>
          <table:table-cell table:formula="of:=(1-[.O98])*(1+bigR*[.O98])" office:value-type="float" office:value="0.582174999999999" calcext:value-type="float">
            <text:p>0.5822</text:p>
          </table:table-cell>
          <table:table-cell table:formula="of:=[.P98]*[.Q$1]" office:value-type="float" office:value="1.746525" calcext:value-type="float">
            <text:p>1.7465</text:p>
          </table:table-cell>
          <table:table-cell table:formula="of:=ABS([.$B98]-[.R$2])" office:value-type="float" office:value="0.0900000000000006" calcext:value-type="float">
            <text:p>0.0900</text:p>
          </table:table-cell>
          <table:table-cell table:formula="of:=(1-[.R98])*(1+bigR*[.R98])" office:value-type="float" office:value="0.848574999999999" calcext:value-type="float">
            <text:p>0.8486</text:p>
          </table:table-cell>
          <table:table-cell table:formula="of:=[.S98]*[.T$1]" office:value-type="float" office:value="50.9144999999999" calcext:value-type="float">
            <text:p>50.9145</text:p>
          </table:table-cell>
          <table:table-cell table:formula="of:=ABS([.$B98]-[.U$2])" office:value-type="float" office:value="0.00999999999999945" calcext:value-type="float">
            <text:p>0.0100</text:p>
          </table:table-cell>
          <table:table-cell table:formula="of:=(1-[.U98])*(1+bigR*[.U98])" office:value-type="float" office:value="0.982575000000001" calcext:value-type="float">
            <text:p>0.9826</text:p>
          </table:table-cell>
          <table:table-cell table:formula="of:=[.V98]*[.W$1]" office:value-type="float" office:value="19.6515" calcext:value-type="float">
            <text:p>19.6515</text:p>
          </table:table-cell>
          <table:table-cell table:formula="of:=[.W98]+[.T98]+[.Q98]+[.N98]+[.K98]+[.H98]+[.E98]" office:value-type="float" office:value="86.8907749999999" calcext:value-type="float">
            <text:p>86.891</text:p>
          </table:table-cell>
          <table:table-cell/>
        </table:table-row>
        <table:table-row table:style-name="ro1">
          <table:table-cell/>
          <table:table-cell table:formula="of:=dx+[.B98]" office:value-type="float" office:value="0.950000000000001" calcext:value-type="float">
            <text:p>0.95</text:p>
          </table:table-cell>
          <table:table-cell table:formula="of:=ABS([.$B99]-[.C$2])" office:value-type="float" office:value="0.850000000000001" calcext:value-type="float">
            <text:p>0.8500</text:p>
          </table:table-cell>
          <table:table-cell table:formula="of:=(1-[.C99])*(1+bigR*[.C99])" office:value-type="float" office:value="0.0543749999999997" calcext:value-type="float">
            <text:p>0.0544</text:p>
          </table:table-cell>
          <table:table-cell table:formula="of:=[.D99]*[.E$1]" office:value-type="float" office:value="1.63124999999999" calcext:value-type="float">
            <text:p>1.6312</text:p>
          </table:table-cell>
          <table:table-cell table:formula="of:=ABS([.$B99]-[.F$2])" office:value-type="float" office:value="0.700000000000001" calcext:value-type="float">
            <text:p>0.7000</text:p>
          </table:table-cell>
          <table:table-cell table:formula="of:=(1-[.F99])*(1+bigR*[.F99])" office:value-type="float" office:value="0.1425" calcext:value-type="float">
            <text:p>0.1425</text:p>
          </table:table-cell>
          <table:table-cell table:formula="of:=[.G99]*[.H$1]" office:value-type="float" office:value="7.12499999999998" calcext:value-type="float">
            <text:p>7.1250</text:p>
          </table:table-cell>
          <table:table-cell table:formula="of:=ABS([.$B99]-[.I$2])" office:value-type="float" office:value="0.550000000000001" calcext:value-type="float">
            <text:p>0.5500</text:p>
          </table:table-cell>
          <table:table-cell table:formula="of:=(1-[.I99])*(1+bigR*[.I99])" office:value-type="float" office:value="0.264374999999999" calcext:value-type="float">
            <text:p>0.2644</text:p>
          </table:table-cell>
          <table:table-cell table:formula="of:=[.J99]*[.K$1]" office:value-type="float" office:value="0.793124999999998" calcext:value-type="float">
            <text:p>0.7931</text:p>
          </table:table-cell>
          <table:table-cell table:formula="of:=ABS([.$B99]-[.L$2])" office:value-type="float" office:value="0.450000000000001" calcext:value-type="float">
            <text:p>0.4500</text:p>
          </table:table-cell>
          <table:table-cell table:formula="of:=(1-[.L99])*(1+bigR*[.L99])" office:value-type="float" office:value="0.364374999999999" calcext:value-type="float">
            <text:p>0.3644</text:p>
          </table:table-cell>
          <table:table-cell table:formula="of:=[.M99]*[.N$1]" office:value-type="float" office:value="4.37249999999999" calcext:value-type="float">
            <text:p>4.3725</text:p>
          </table:table-cell>
          <table:table-cell table:formula="of:=ABS([.$B99]-[.O$2])" office:value-type="float" office:value="0.280000000000001" calcext:value-type="float">
            <text:p>0.2800</text:p>
          </table:table-cell>
          <table:table-cell table:formula="of:=(1-[.O99])*(1+bigR*[.O99])" office:value-type="float" office:value="0.568799999999999" calcext:value-type="float">
            <text:p>0.5688</text:p>
          </table:table-cell>
          <table:table-cell table:formula="of:=[.P99]*[.Q$1]" office:value-type="float" office:value="1.7064" calcext:value-type="float">
            <text:p>1.7064</text:p>
          </table:table-cell>
          <table:table-cell table:formula="of:=ABS([.$B99]-[.R$2])" office:value-type="float" office:value="0.100000000000001" calcext:value-type="float">
            <text:p>0.1000</text:p>
          </table:table-cell>
          <table:table-cell table:formula="of:=(1-[.R99])*(1+bigR*[.R99])" office:value-type="float" office:value="0.832499999999999" calcext:value-type="float">
            <text:p>0.8325</text:p>
          </table:table-cell>
          <table:table-cell table:formula="of:=[.S99]*[.T$1]" office:value-type="float" office:value="49.9499999999999" calcext:value-type="float">
            <text:p>49.9500</text:p>
          </table:table-cell>
          <table:table-cell table:formula="of:=ABS([.$B99]-[.U$2])" office:value-type="float" office:value="0" calcext:value-type="float">
            <text:p>0.0000</text:p>
          </table:table-cell>
          <table:table-cell table:formula="of:=(1-[.U99])*(1+bigR*[.U99])" office:value-type="float" office:value="1" calcext:value-type="float">
            <text:p>1.0000</text:p>
          </table:table-cell>
          <table:table-cell table:formula="of:=[.V99]*[.W$1]" office:value-type="float" office:value="20" calcext:value-type="float">
            <text:p>20.0000</text:p>
          </table:table-cell>
          <table:table-cell table:formula="of:=[.W99]+[.T99]+[.Q99]+[.N99]+[.K99]+[.H99]+[.E99]" office:value-type="float" office:value="85.5782749999999" calcext:value-type="float">
            <text:p>85.578</text:p>
          </table:table-cell>
          <table:table-cell/>
        </table:table-row>
        <table:table-row table:style-name="ro1">
          <table:table-cell/>
          <table:table-cell table:formula="of:=dx+[.B99]" office:value-type="float" office:value="0.960000000000001" calcext:value-type="float">
            <text:p>0.96</text:p>
          </table:table-cell>
          <table:table-cell table:formula="of:=ABS([.$B100]-[.C$2])" office:value-type="float" office:value="0.860000000000001" calcext:value-type="float">
            <text:p>0.8600</text:p>
          </table:table-cell>
          <table:table-cell table:formula="of:=(1-[.C100])*(1+bigR*[.C100])" office:value-type="float" office:value="0.0496999999999997" calcext:value-type="float">
            <text:p>0.0497</text:p>
          </table:table-cell>
          <table:table-cell table:formula="of:=[.D100]*[.E$1]" office:value-type="float" office:value="1.49099999999999" calcext:value-type="float">
            <text:p>1.4910</text:p>
          </table:table-cell>
          <table:table-cell table:formula="of:=ABS([.$B100]-[.F$2])" office:value-type="float" office:value="0.710000000000001" calcext:value-type="float">
            <text:p>0.7100</text:p>
          </table:table-cell>
          <table:table-cell table:formula="of:=(1-[.F100])*(1+bigR*[.F100])" office:value-type="float" office:value="0.135575" calcext:value-type="float">
            <text:p>0.1356</text:p>
          </table:table-cell>
          <table:table-cell table:formula="of:=[.G100]*[.H$1]" office:value-type="float" office:value="6.77874999999998" calcext:value-type="float">
            <text:p>6.7787</text:p>
          </table:table-cell>
          <table:table-cell table:formula="of:=ABS([.$B100]-[.I$2])" office:value-type="float" office:value="0.560000000000001" calcext:value-type="float">
            <text:p>0.5600</text:p>
          </table:table-cell>
          <table:table-cell table:formula="of:=(1-[.I100])*(1+bigR*[.I100])" office:value-type="float" office:value="0.255199999999999" calcext:value-type="float">
            <text:p>0.2552</text:p>
          </table:table-cell>
          <table:table-cell table:formula="of:=[.J100]*[.K$1]" office:value-type="float" office:value="0.765599999999998" calcext:value-type="float">
            <text:p>0.7656</text:p>
          </table:table-cell>
          <table:table-cell table:formula="of:=ABS([.$B100]-[.L$2])" office:value-type="float" office:value="0.460000000000001" calcext:value-type="float">
            <text:p>0.4600</text:p>
          </table:table-cell>
          <table:table-cell table:formula="of:=(1-[.L100])*(1+bigR*[.L100])" office:value-type="float" office:value="0.353699999999999" calcext:value-type="float">
            <text:p>0.3537</text:p>
          </table:table-cell>
          <table:table-cell table:formula="of:=[.M100]*[.N$1]" office:value-type="float" office:value="4.24439999999999" calcext:value-type="float">
            <text:p>4.2444</text:p>
          </table:table-cell>
          <table:table-cell table:formula="of:=ABS([.$B100]-[.O$2])" office:value-type="float" office:value="0.290000000000001" calcext:value-type="float">
            <text:p>0.2900</text:p>
          </table:table-cell>
          <table:table-cell table:formula="of:=(1-[.O100])*(1+bigR*[.O100])" office:value-type="float" office:value="0.555574999999999" calcext:value-type="float">
            <text:p>0.5556</text:p>
          </table:table-cell>
          <table:table-cell table:formula="of:=[.P100]*[.Q$1]" office:value-type="float" office:value="1.666725" calcext:value-type="float">
            <text:p>1.6667</text:p>
          </table:table-cell>
          <table:table-cell table:formula="of:=ABS([.$B100]-[.R$2])" office:value-type="float" office:value="0.110000000000001" calcext:value-type="float">
            <text:p>0.1100</text:p>
          </table:table-cell>
          <table:table-cell table:formula="of:=(1-[.R100])*(1+bigR*[.R100])" office:value-type="float" office:value="0.816574999999999" calcext:value-type="float">
            <text:p>0.8166</text:p>
          </table:table-cell>
          <table:table-cell table:formula="of:=[.S100]*[.T$1]" office:value-type="float" office:value="48.9944999999999" calcext:value-type="float">
            <text:p>48.9945</text:p>
          </table:table-cell>
          <table:table-cell table:formula="of:=ABS([.$B100]-[.U$2])" office:value-type="float" office:value="0.0100000000000006" calcext:value-type="float">
            <text:p>0.0100</text:p>
          </table:table-cell>
          <table:table-cell table:formula="of:=(1-[.U100])*(1+bigR*[.U100])" office:value-type="float" office:value="0.982574999999999" calcext:value-type="float">
            <text:p>0.9826</text:p>
          </table:table-cell>
          <table:table-cell table:formula="of:=[.V100]*[.W$1]" office:value-type="float" office:value="19.6515" calcext:value-type="float">
            <text:p>19.6515</text:p>
          </table:table-cell>
          <table:table-cell table:formula="of:=[.W100]+[.T100]+[.Q100]+[.N100]+[.K100]+[.H100]+[.E100]" office:value-type="float" office:value="83.5924749999998" calcext:value-type="float">
            <text:p>83.592</text:p>
          </table:table-cell>
          <table:table-cell/>
        </table:table-row>
        <table:table-row table:style-name="ro1">
          <table:table-cell/>
          <table:table-cell table:formula="of:=dx+[.B100]" office:value-type="float" office:value="0.970000000000001" calcext:value-type="float">
            <text:p>0.97</text:p>
          </table:table-cell>
          <table:table-cell table:formula="of:=ABS([.$B101]-[.C$2])" office:value-type="float" office:value="0.870000000000001" calcext:value-type="float">
            <text:p>0.8700</text:p>
          </table:table-cell>
          <table:table-cell table:formula="of:=(1-[.C101])*(1+bigR*[.C101])" office:value-type="float" office:value="0.0451749999999997" calcext:value-type="float">
            <text:p>0.0452</text:p>
          </table:table-cell>
          <table:table-cell table:formula="of:=[.D101]*[.E$1]" office:value-type="float" office:value="1.35524999999999" calcext:value-type="float">
            <text:p>1.3553</text:p>
          </table:table-cell>
          <table:table-cell table:formula="of:=ABS([.$B101]-[.F$2])" office:value-type="float" office:value="0.720000000000001" calcext:value-type="float">
            <text:p>0.7200</text:p>
          </table:table-cell>
          <table:table-cell table:formula="of:=(1-[.F101])*(1+bigR*[.F101])" office:value-type="float" office:value="0.1288" calcext:value-type="float">
            <text:p>0.1288</text:p>
          </table:table-cell>
          <table:table-cell table:formula="of:=[.G101]*[.H$1]" office:value-type="float" office:value="6.43999999999998" calcext:value-type="float">
            <text:p>6.4400</text:p>
          </table:table-cell>
          <table:table-cell table:formula="of:=ABS([.$B101]-[.I$2])" office:value-type="float" office:value="0.570000000000001" calcext:value-type="float">
            <text:p>0.5700</text:p>
          </table:table-cell>
          <table:table-cell table:formula="of:=(1-[.I101])*(1+bigR*[.I101])" office:value-type="float" office:value="0.246174999999999" calcext:value-type="float">
            <text:p>0.2462</text:p>
          </table:table-cell>
          <table:table-cell table:formula="of:=[.J101]*[.K$1]" office:value-type="float" office:value="0.738524999999998" calcext:value-type="float">
            <text:p>0.7385</text:p>
          </table:table-cell>
          <table:table-cell table:formula="of:=ABS([.$B101]-[.L$2])" office:value-type="float" office:value="0.470000000000001" calcext:value-type="float">
            <text:p>0.4700</text:p>
          </table:table-cell>
          <table:table-cell table:formula="of:=(1-[.L101])*(1+bigR*[.L101])" office:value-type="float" office:value="0.343174999999999" calcext:value-type="float">
            <text:p>0.3432</text:p>
          </table:table-cell>
          <table:table-cell table:formula="of:=[.M101]*[.N$1]" office:value-type="float" office:value="4.11809999999999" calcext:value-type="float">
            <text:p>4.1181</text:p>
          </table:table-cell>
          <table:table-cell table:formula="of:=ABS([.$B101]-[.O$2])" office:value-type="float" office:value="0.300000000000001" calcext:value-type="float">
            <text:p>0.3000</text:p>
          </table:table-cell>
          <table:table-cell table:formula="of:=(1-[.O101])*(1+bigR*[.O101])" office:value-type="float" office:value="0.542499999999999" calcext:value-type="float">
            <text:p>0.5425</text:p>
          </table:table-cell>
          <table:table-cell table:formula="of:=[.P101]*[.Q$1]" office:value-type="float" office:value="1.6275" calcext:value-type="float">
            <text:p>1.6275</text:p>
          </table:table-cell>
          <table:table-cell table:formula="of:=ABS([.$B101]-[.R$2])" office:value-type="float" office:value="0.120000000000001" calcext:value-type="float">
            <text:p>0.1200</text:p>
          </table:table-cell>
          <table:table-cell table:formula="of:=(1-[.R101])*(1+bigR*[.R101])" office:value-type="float" office:value="0.800799999999999" calcext:value-type="float">
            <text:p>0.8008</text:p>
          </table:table-cell>
          <table:table-cell table:formula="of:=[.S101]*[.T$1]" office:value-type="float" office:value="48.0479999999999" calcext:value-type="float">
            <text:p>48.0480</text:p>
          </table:table-cell>
          <table:table-cell table:formula="of:=ABS([.$B101]-[.U$2])" office:value-type="float" office:value="0.0200000000000006" calcext:value-type="float">
            <text:p>0.0200</text:p>
          </table:table-cell>
          <table:table-cell table:formula="of:=(1-[.U101])*(1+bigR*[.U101])" office:value-type="float" office:value="0.965299999999999" calcext:value-type="float">
            <text:p>0.9653</text:p>
          </table:table-cell>
          <table:table-cell table:formula="of:=[.V101]*[.W$1]" office:value-type="float" office:value="19.306" calcext:value-type="float">
            <text:p>19.3060</text:p>
          </table:table-cell>
          <table:table-cell table:formula="of:=[.W101]+[.T101]+[.Q101]+[.N101]+[.K101]+[.H101]+[.E101]" office:value-type="float" office:value="81.6333749999999" calcext:value-type="float">
            <text:p>81.633</text:p>
          </table:table-cell>
          <table:table-cell/>
        </table:table-row>
        <table:table-row table:style-name="ro1">
          <table:table-cell/>
          <table:table-cell table:formula="of:=dx+[.B101]" office:value-type="float" office:value="0.980000000000001" calcext:value-type="float">
            <text:p>0.98</text:p>
          </table:table-cell>
          <table:table-cell table:formula="of:=ABS([.$B102]-[.C$2])" office:value-type="float" office:value="0.880000000000001" calcext:value-type="float">
            <text:p>0.8800</text:p>
          </table:table-cell>
          <table:table-cell table:formula="of:=(1-[.C102])*(1+bigR*[.C102])" office:value-type="float" office:value="0.0407999999999997" calcext:value-type="float">
            <text:p>0.0408</text:p>
          </table:table-cell>
          <table:table-cell table:formula="of:=[.D102]*[.E$1]" office:value-type="float" office:value="1.22399999999999" calcext:value-type="float">
            <text:p>1.2240</text:p>
          </table:table-cell>
          <table:table-cell table:formula="of:=ABS([.$B102]-[.F$2])" office:value-type="float" office:value="0.730000000000001" calcext:value-type="float">
            <text:p>0.7300</text:p>
          </table:table-cell>
          <table:table-cell table:formula="of:=(1-[.F102])*(1+bigR*[.F102])" office:value-type="float" office:value="0.122175" calcext:value-type="float">
            <text:p>0.1222</text:p>
          </table:table-cell>
          <table:table-cell table:formula="of:=[.G102]*[.H$1]" office:value-type="float" office:value="6.10874999999998" calcext:value-type="float">
            <text:p>6.1087</text:p>
          </table:table-cell>
          <table:table-cell table:formula="of:=ABS([.$B102]-[.I$2])" office:value-type="float" office:value="0.580000000000001" calcext:value-type="float">
            <text:p>0.5800</text:p>
          </table:table-cell>
          <table:table-cell table:formula="of:=(1-[.I102])*(1+bigR*[.I102])" office:value-type="float" office:value="0.237299999999999" calcext:value-type="float">
            <text:p>0.2373</text:p>
          </table:table-cell>
          <table:table-cell table:formula="of:=[.J102]*[.K$1]" office:value-type="float" office:value="0.711899999999998" calcext:value-type="float">
            <text:p>0.7119</text:p>
          </table:table-cell>
          <table:table-cell table:formula="of:=ABS([.$B102]-[.L$2])" office:value-type="float" office:value="0.480000000000001" calcext:value-type="float">
            <text:p>0.4800</text:p>
          </table:table-cell>
          <table:table-cell table:formula="of:=(1-[.L102])*(1+bigR*[.L102])" office:value-type="float" office:value="0.332799999999999" calcext:value-type="float">
            <text:p>0.3328</text:p>
          </table:table-cell>
          <table:table-cell table:formula="of:=[.M102]*[.N$1]" office:value-type="float" office:value="3.99359999999999" calcext:value-type="float">
            <text:p>3.9936</text:p>
          </table:table-cell>
          <table:table-cell table:formula="of:=ABS([.$B102]-[.O$2])" office:value-type="float" office:value="0.310000000000001" calcext:value-type="float">
            <text:p>0.3100</text:p>
          </table:table-cell>
          <table:table-cell table:formula="of:=(1-[.O102])*(1+bigR*[.O102])" office:value-type="float" office:value="0.529574999999999" calcext:value-type="float">
            <text:p>0.5296</text:p>
          </table:table-cell>
          <table:table-cell table:formula="of:=[.P102]*[.Q$1]" office:value-type="float" office:value="1.588725" calcext:value-type="float">
            <text:p>1.5887</text:p>
          </table:table-cell>
          <table:table-cell table:formula="of:=ABS([.$B102]-[.R$2])" office:value-type="float" office:value="0.130000000000001" calcext:value-type="float">
            <text:p>0.1300</text:p>
          </table:table-cell>
          <table:table-cell table:formula="of:=(1-[.R102])*(1+bigR*[.R102])" office:value-type="float" office:value="0.785174999999999" calcext:value-type="float">
            <text:p>0.7852</text:p>
          </table:table-cell>
          <table:table-cell table:formula="of:=[.S102]*[.T$1]" office:value-type="float" office:value="47.1104999999999" calcext:value-type="float">
            <text:p>47.1105</text:p>
          </table:table-cell>
          <table:table-cell table:formula="of:=ABS([.$B102]-[.U$2])" office:value-type="float" office:value="0.0300000000000006" calcext:value-type="float">
            <text:p>0.0300</text:p>
          </table:table-cell>
          <table:table-cell table:formula="of:=(1-[.U102])*(1+bigR*[.U102])" office:value-type="float" office:value="0.948174999999999" calcext:value-type="float">
            <text:p>0.9482</text:p>
          </table:table-cell>
          <table:table-cell table:formula="of:=[.V102]*[.W$1]" office:value-type="float" office:value="18.9635" calcext:value-type="float">
            <text:p>18.9635</text:p>
          </table:table-cell>
          <table:table-cell table:formula="of:=[.W102]+[.T102]+[.Q102]+[.N102]+[.K102]+[.H102]+[.E102]" office:value-type="float" office:value="79.7009749999999" calcext:value-type="float">
            <text:p>79.701</text:p>
          </table:table-cell>
          <table:table-cell/>
        </table:table-row>
        <table:table-row table:style-name="ro1">
          <table:table-cell/>
          <table:table-cell table:formula="of:=dx+[.B102]" office:value-type="float" office:value="0.990000000000001" calcext:value-type="float">
            <text:p>0.99</text:p>
          </table:table-cell>
          <table:table-cell table:formula="of:=ABS([.$B103]-[.C$2])" office:value-type="float" office:value="0.890000000000001" calcext:value-type="float">
            <text:p>0.8900</text:p>
          </table:table-cell>
          <table:table-cell table:formula="of:=(1-[.C103])*(1+bigR*[.C103])" office:value-type="float" office:value="0.0365749999999997" calcext:value-type="float">
            <text:p>0.0366</text:p>
          </table:table-cell>
          <table:table-cell table:formula="of:=[.D103]*[.E$1]" office:value-type="float" office:value="1.09724999999999" calcext:value-type="float">
            <text:p>1.0973</text:p>
          </table:table-cell>
          <table:table-cell table:formula="of:=ABS([.$B103]-[.F$2])" office:value-type="float" office:value="0.740000000000001" calcext:value-type="float">
            <text:p>0.7400</text:p>
          </table:table-cell>
          <table:table-cell table:formula="of:=(1-[.F103])*(1+bigR*[.F103])" office:value-type="float" office:value="0.1157" calcext:value-type="float">
            <text:p>0.1157</text:p>
          </table:table-cell>
          <table:table-cell table:formula="of:=[.G103]*[.H$1]" office:value-type="float" office:value="5.78499999999998" calcext:value-type="float">
            <text:p>5.7850</text:p>
          </table:table-cell>
          <table:table-cell table:formula="of:=ABS([.$B103]-[.I$2])" office:value-type="float" office:value="0.590000000000001" calcext:value-type="float">
            <text:p>0.5900</text:p>
          </table:table-cell>
          <table:table-cell table:formula="of:=(1-[.I103])*(1+bigR*[.I103])" office:value-type="float" office:value="0.228574999999999" calcext:value-type="float">
            <text:p>0.2286</text:p>
          </table:table-cell>
          <table:table-cell table:formula="of:=[.J103]*[.K$1]" office:value-type="float" office:value="0.685724999999998" calcext:value-type="float">
            <text:p>0.6857</text:p>
          </table:table-cell>
          <table:table-cell table:formula="of:=ABS([.$B103]-[.L$2])" office:value-type="float" office:value="0.490000000000001" calcext:value-type="float">
            <text:p>0.4900</text:p>
          </table:table-cell>
          <table:table-cell table:formula="of:=(1-[.L103])*(1+bigR*[.L103])" office:value-type="float" office:value="0.322574999999999" calcext:value-type="float">
            <text:p>0.3226</text:p>
          </table:table-cell>
          <table:table-cell table:formula="of:=[.M103]*[.N$1]" office:value-type="float" office:value="3.87089999999999" calcext:value-type="float">
            <text:p>3.8709</text:p>
          </table:table-cell>
          <table:table-cell table:formula="of:=ABS([.$B103]-[.O$2])" office:value-type="float" office:value="0.320000000000001" calcext:value-type="float">
            <text:p>0.3200</text:p>
          </table:table-cell>
          <table:table-cell table:formula="of:=(1-[.O103])*(1+bigR*[.O103])" office:value-type="float" office:value="0.516799999999999" calcext:value-type="float">
            <text:p>0.5168</text:p>
          </table:table-cell>
          <table:table-cell table:formula="of:=[.P103]*[.Q$1]" office:value-type="float" office:value="1.5504" calcext:value-type="float">
            <text:p>1.5504</text:p>
          </table:table-cell>
          <table:table-cell table:formula="of:=ABS([.$B103]-[.R$2])" office:value-type="float" office:value="0.140000000000001" calcext:value-type="float">
            <text:p>0.1400</text:p>
          </table:table-cell>
          <table:table-cell table:formula="of:=(1-[.R103])*(1+bigR*[.R103])" office:value-type="float" office:value="0.769699999999999" calcext:value-type="float">
            <text:p>0.7697</text:p>
          </table:table-cell>
          <table:table-cell table:formula="of:=[.S103]*[.T$1]" office:value-type="float" office:value="46.1819999999999" calcext:value-type="float">
            <text:p>46.1820</text:p>
          </table:table-cell>
          <table:table-cell table:formula="of:=ABS([.$B103]-[.U$2])" office:value-type="float" office:value="0.0400000000000006" calcext:value-type="float">
            <text:p>0.0400</text:p>
          </table:table-cell>
          <table:table-cell table:formula="of:=(1-[.U103])*(1+bigR*[.U103])" office:value-type="float" office:value="0.931199999999999" calcext:value-type="float">
            <text:p>0.9312</text:p>
          </table:table-cell>
          <table:table-cell table:formula="of:=[.V103]*[.W$1]" office:value-type="float" office:value="18.624" calcext:value-type="float">
            <text:p>18.6240</text:p>
          </table:table-cell>
          <table:table-cell table:formula="of:=[.W103]+[.T103]+[.Q103]+[.N103]+[.K103]+[.H103]+[.E103]" office:value-type="float" office:value="77.7952749999999" calcext:value-type="float">
            <text:p>77.795</text:p>
          </table:table-cell>
          <table:table-cell/>
        </table:table-row>
        <table:table-row table:style-name="ro1">
          <table:table-cell/>
          <table:table-cell table:formula="of:=dx+[.B103]" office:value-type="float" office:value="1" calcext:value-type="float">
            <text:p>1.00</text:p>
          </table:table-cell>
          <table:table-cell table:formula="of:=ABS([.$B104]-[.C$2])" office:value-type="float" office:value="0.900000000000001" calcext:value-type="float">
            <text:p>0.9000</text:p>
          </table:table-cell>
          <table:table-cell table:formula="of:=(1-[.C104])*(1+bigR*[.C104])" office:value-type="float" office:value="0.0324999999999997" calcext:value-type="float">
            <text:p>0.0325</text:p>
          </table:table-cell>
          <table:table-cell table:formula="of:=[.D104]*[.E$1]" office:value-type="float" office:value="0.974999999999992" calcext:value-type="float">
            <text:p>0.9750</text:p>
          </table:table-cell>
          <table:table-cell table:formula="of:=ABS([.$B104]-[.F$2])" office:value-type="float" office:value="0.750000000000001" calcext:value-type="float">
            <text:p>0.7500</text:p>
          </table:table-cell>
          <table:table-cell table:formula="of:=(1-[.F104])*(1+bigR*[.F104])" office:value-type="float" office:value="0.109375" calcext:value-type="float">
            <text:p>0.1094</text:p>
          </table:table-cell>
          <table:table-cell table:formula="of:=[.G104]*[.H$1]" office:value-type="float" office:value="5.46874999999998" calcext:value-type="float">
            <text:p>5.4687</text:p>
          </table:table-cell>
          <table:table-cell table:formula="of:=ABS([.$B104]-[.I$2])" office:value-type="float" office:value="0.600000000000001" calcext:value-type="float">
            <text:p>0.6000</text:p>
          </table:table-cell>
          <table:table-cell table:formula="of:=(1-[.I104])*(1+bigR*[.I104])" office:value-type="float" office:value="0.219999999999999" calcext:value-type="float">
            <text:p>0.2200</text:p>
          </table:table-cell>
          <table:table-cell table:formula="of:=[.J104]*[.K$1]" office:value-type="float" office:value="0.659999999999998" calcext:value-type="float">
            <text:p>0.6600</text:p>
          </table:table-cell>
          <table:table-cell table:formula="of:=ABS([.$B104]-[.L$2])" office:value-type="float" office:value="0.500000000000001" calcext:value-type="float">
            <text:p>0.5000</text:p>
          </table:table-cell>
          <table:table-cell table:formula="of:=(1-[.L104])*(1+bigR*[.L104])" office:value-type="float" office:value="0.312499999999999" calcext:value-type="float">
            <text:p>0.3125</text:p>
          </table:table-cell>
          <table:table-cell table:formula="of:=[.M104]*[.N$1]" office:value-type="float" office:value="3.74999999999999" calcext:value-type="float">
            <text:p>3.7500</text:p>
          </table:table-cell>
          <table:table-cell table:formula="of:=ABS([.$B104]-[.O$2])" office:value-type="float" office:value="0.330000000000001" calcext:value-type="float">
            <text:p>0.3300</text:p>
          </table:table-cell>
          <table:table-cell table:formula="of:=(1-[.O104])*(1+bigR*[.O104])" office:value-type="float" office:value="0.504174999999999" calcext:value-type="float">
            <text:p>0.5042</text:p>
          </table:table-cell>
          <table:table-cell table:formula="of:=[.P104]*[.Q$1]" office:value-type="float" office:value="1.512525" calcext:value-type="float">
            <text:p>1.5125</text:p>
          </table:table-cell>
          <table:table-cell table:formula="of:=ABS([.$B104]-[.R$2])" office:value-type="float" office:value="0.150000000000001" calcext:value-type="float">
            <text:p>0.1500</text:p>
          </table:table-cell>
          <table:table-cell table:formula="of:=(1-[.R104])*(1+bigR*[.R104])" office:value-type="float" office:value="0.754374999999999" calcext:value-type="float">
            <text:p>0.7544</text:p>
          </table:table-cell>
          <table:table-cell table:formula="of:=[.S104]*[.T$1]" office:value-type="float" office:value="45.2624999999999" calcext:value-type="float">
            <text:p>45.2625</text:p>
          </table:table-cell>
          <table:table-cell table:formula="of:=ABS([.$B104]-[.U$2])" office:value-type="float" office:value="0.0500000000000006" calcext:value-type="float">
            <text:p>0.0500</text:p>
          </table:table-cell>
          <table:table-cell table:formula="of:=(1-[.U104])*(1+bigR*[.U104])" office:value-type="float" office:value="0.914374999999999" calcext:value-type="float">
            <text:p>0.9144</text:p>
          </table:table-cell>
          <table:table-cell table:formula="of:=[.V104]*[.W$1]" office:value-type="float" office:value="18.2875" calcext:value-type="float">
            <text:p>18.2875</text:p>
          </table:table-cell>
          <table:table-cell table:formula="of:=[.W104]+[.T104]+[.Q104]+[.N104]+[.K104]+[.H104]+[.E104]" office:value-type="float" office:value="75.9162749999999" calcext:value-type="float">
            <text:p>75.916</text:p>
          </table:table-cell>
          <table:table-cell/>
        </table:table-row>
      </table:table>
      <table:named-expressions>
        <table:named-range table:name="bigR" table:base-cell-address="$Sheet1.$A$8" table:cell-range-address="$Sheet1.$A$8"/>
        <table:named-range table:name="dx" table:base-cell-address="$Sheet1.$A$4" table:cell-range-address="$Sheet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wise</meta:initial-creator>
    <meta:creation-date>2015-03-06T22:51:21.437062039</meta:creation-date>
    <dc:date>2015-03-06T23:34:46.051336542</dc:date>
    <dc:creator>ben wise</dc:creator>
    <meta:editing-duration>PT37M21S</meta:editing-duration>
    <meta:editing-cycles>9</meta:editing-cycles>
    <meta:generator>LibreOffice/4.2.7.2$Linux_X86_64 LibreOffice_project/420m0$Build-2</meta:generator>
    <meta:document-statistic meta:table-count="1" meta:cell-count="2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201cm" style:legend-expansion="high" chart:style-name="ch2"/>
        <chart:plot-area chart:style-name="ch3" table:cell-range-address="Sheet1.X3:Sheet1.X104" chart:data-source-has-labels="row" svg:x="0.32cm" svg:y="0.18cm" svg:width="13.328cm" svg:height="8.64cm">
          <chartooo:coordinate-region svg:x="1.788cm" svg:y="0.38cm" svg:width="11.719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4:Sheet1.X104" chart:label-cell-address="Sheet1.X3:Sheet1.X3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ta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496275">
                <text:p>64.496275</text:p>
                <draw:g>
                  <svg:desc>Sheet1.X4:Sheet1.X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203975">
                <text:p>66.203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938375">
                <text:p>67.938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699475">
                <text:p>69.69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487275">
                <text:p>71.487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301775">
                <text:p>73.301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142975">
                <text:p>75.142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010875">
                <text:p>77.01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05475">
                <text:p>78.905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826775">
                <text:p>80.826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774775">
                <text:p>82.774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699475">
                <text:p>83.699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.650875">
                <text:p>84.650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628975">
                <text:p>85.628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633775">
                <text:p>86.633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.665275">
                <text:p>87.665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723475">
                <text:p>88.723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808375">
                <text:p>89.808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919975">
                <text:p>90.919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058275">
                <text:p>92.058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.223275">
                <text:p>93.223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414975">
                <text:p>94.414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633375">
                <text:p>95.63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878475">
                <text:p>96.878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150275">
                <text:p>98.150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448775">
                <text:p>99.448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023975">
                <text:p>99.023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625875">
                <text:p>98.62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254475">
                <text:p>98.254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909775">
                <text:p>97.909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591775">
                <text:p>97.591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.300475">
                <text:p>97.300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.035875">
                <text:p>97.035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.797975">
                <text:p>96.7979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.586775">
                <text:p>96.58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.402275">
                <text:p>96.402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244475">
                <text:p>96.244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.113375">
                <text:p>96.113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.008975">
                <text:p>96.00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931275">
                <text:p>95.931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.880275">
                <text:p>95.880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750975">
                <text:p>95.750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.648375">
                <text:p>95.648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572475">
                <text:p>95.572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523275">
                <text:p>95.523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.500775">
                <text:p>95.500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504975">
                <text:p>95.504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.535875">
                <text:p>95.53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.593475">
                <text:p>95.593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.677775">
                <text:p>95.677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.788775">
                <text:p>95.788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.506475">
                <text:p>95.506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.250875">
                <text:p>95.250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.021975">
                <text:p>95.021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.819775">
                <text:p>94.819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644275">
                <text:p>94.644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.495475">
                <text:p>94.495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373375">
                <text:p>94.37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277975">
                <text:p>94.277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209275">
                <text:p>94.209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167275">
                <text:p>94.167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151975">
                <text:p>94.151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.163375">
                <text:p>94.163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.201475">
                <text:p>94.201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.266275">
                <text:p>94.266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357775">
                <text:p>94.357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475975">
                <text:p>94.475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620875">
                <text:p>94.620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.687475">
                <text:p>94.687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.780775">
                <text:p>94.780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900775">
                <text:p>94.9007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.047475">
                <text:p>95.047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.220875">
                <text:p>95.220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.420975">
                <text:p>95.420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.647775">
                <text:p>95.647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.901275">
                <text:p>95.901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181475">
                <text:p>96.181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488375">
                <text:p>96.488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.821975">
                <text:p>96.821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182275">
                <text:p>97.182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569275">
                <text:p>97.569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982975">
                <text:p>97.9829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423375">
                <text:p>98.423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.890475">
                <text:p>98.890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384275">
                <text:p>99.384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904775">
                <text:p>99.904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3519749999999">
                <text:p>98.351974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8258749999999">
                <text:p>96.825874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3264749999999">
                <text:p>95.326474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.8537749999999">
                <text:p>93.853774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.4077749999999">
                <text:p>92.407774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884749999999">
                <text:p>90.988474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5958749999999">
                <text:p>89.595874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2299749999999">
                <text:p>88.229974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.8907749999999">
                <text:p>86.890774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.5782749999999">
                <text:p>85.578274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.5924749999998">
                <text:p>83.59247499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.6333749999999">
                <text:p>81.633374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7009749999999">
                <text:p>79.700974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7952749999999">
                <text:p>77.795274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9162749999999">
                <text:p>75.916274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